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2.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005682"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5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5"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6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6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7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8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9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0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1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2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3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54" style:parent-style-name="Standard" style:family="paragraph">
      <style:paragraph-properties fo:margin-bottom="0.1388in" fo:line-height="115%"/>
    </style:style>
    <style:style style:name="T1455" style:parent-style-name="DefaultParagraphFont" style:family="text">
      <style:text-properties fo:font-weight="bold" style:font-weight-asian="bold" style:font-weight-complex="bold" fo:color="#005682" fo:font-size="11pt" style:font-size-asian="11pt" style:font-size-complex="11pt"/>
    </style:style>
    <style:style style:name="T1456" style:parent-style-name="DefaultParagraphFont" style:family="text">
      <style:text-properties fo:font-weight="bold" style:font-weight-asian="bold" style:font-weight-complex="bold" fo:font-size="11pt" style:font-size-asian="11pt" style:font-size-complex="11pt"/>
    </style:style>
    <style:style style:name="P14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4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5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14"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16"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18"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20"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2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24"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26"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28"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30"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3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34"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36"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38"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40"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4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44"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46"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48"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50"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5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60"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6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16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6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7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8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19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0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1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2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3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4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52" style:parent-style-name="Standard" style:family="paragraph">
      <style:paragraph-properties fo:margin-bottom="0.1388in"/>
    </style:style>
    <style:style style:name="T2553" style:parent-style-name="DefaultParagraphFont" style:family="text">
      <style:text-properties style:font-name="Calibri" style:font-name-asian="Calibri" style:font-name-complex="Calibri" fo:font-size="11pt" style:font-size-asian="11pt" style:font-size-complex="11pt"/>
    </style:style>
    <style:style style:name="P255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5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5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5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5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5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6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6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6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6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6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6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6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6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6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6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7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7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7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7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7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7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7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7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7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7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8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8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8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8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8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8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8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8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8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8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9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9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9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9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9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9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9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9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9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59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0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0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0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0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0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0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0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0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0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0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1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1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1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1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1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1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1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1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1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1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2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2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2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2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2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2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2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2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2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2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3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3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3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3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3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3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3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3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3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3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4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4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4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4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4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4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4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4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4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4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5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5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5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5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5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5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5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5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5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5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6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6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6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6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6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6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6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6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6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6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7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7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7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7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7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7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7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7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7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7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8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8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8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8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8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8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8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8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8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8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9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9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9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9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9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9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9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9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9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69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0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0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0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0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0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0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0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0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0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0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1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1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1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1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1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1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1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1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1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1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2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2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2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2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2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2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2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2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2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2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3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3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3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3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3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3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3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3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3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3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4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4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4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4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4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4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4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4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4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4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5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5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5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5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5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5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5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5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5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5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6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6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6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6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6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6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6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6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6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6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7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7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7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7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7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7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7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7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7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7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8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8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8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8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8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8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8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8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8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8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9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9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9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9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9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9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9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9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9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79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0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0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0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0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0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0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0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0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0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0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1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1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1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1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1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1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16" style:parent-style-name="Standard" style:family="paragraph">
      <style:paragraph-properties fo:margin-bottom="0.1388in"/>
    </style:style>
    <style:style style:name="T2817" style:parent-style-name="DefaultParagraphFont" style:family="text">
      <style:text-properties fo:font-weight="bold" style:font-weight-asian="bold" style:font-weight-complex="bold" fo:color="#005682" fo:font-size="11pt" style:font-size-asian="11pt" style:font-size-complex="11pt"/>
    </style:style>
    <style:style style:name="T2818"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P281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2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2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2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2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2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2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2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2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2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2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3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3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3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3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3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3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3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3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3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3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4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4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4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4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4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4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4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4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4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4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5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5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5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5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5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5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5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5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5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5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6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6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6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6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6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6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6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6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6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6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7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7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7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7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7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7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76"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77"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78"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79"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80"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81"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8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83"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84"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85"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name="P2886" style:parent-style-name="Standard" style:family="paragraph">
      <style:paragraph-properties fo:margin-bottom="0.1388in"/>
    </style:style>
    <style:style style:name="T2887" style:parent-style-name="DefaultParagraphFont" style:family="text">
      <style:text-properties fo:font-weight="bold" style:font-weight-asian="bold" style:font-weight-complex="bold" fo:color="#005682" fo:font-size="11pt" style:font-size-asian="11pt" style:font-size-complex="11pt"/>
    </style:style>
    <style:style style:name="P2888"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28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90"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28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9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28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94"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28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96"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28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898"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28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0"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29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9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0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54"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1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56"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1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58"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1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60"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1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6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1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1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4"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2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2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3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7"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4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89"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4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91"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4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93"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4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95"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4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97"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4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4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5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6"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005682" fo:font-size="11pt" style:font-size-asian="11pt" style:font-size-complex="11pt"/>
    </style:style>
    <style:style style:name="P36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62" style:parent-style-name="Standard" style:family="paragraph">
      <style:paragraph-properties fo:margin-bottom="0.1388in" fo:line-height="115%"/>
    </style:style>
    <style:style style:name="T3663" style:parent-style-name="DefaultParagraphFont" style:family="text">
      <style:text-properties fo:font-weight="bold" style:font-weight-asian="bold" style:font-weight-complex="bold" fo:color="#005682" fo:font-size="11pt" style:font-size-asian="11pt" style:font-size-complex="11pt"/>
    </style:style>
    <style:style style:name="T3664"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P36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6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30" style:parent-style-name="Standard" style:family="paragraph">
      <style:paragraph-properties fo:margin-bottom="0.1388in" fo:line-height="115%"/>
    </style:style>
    <style:style style:name="T3731" style:parent-style-name="DefaultParagraphFont" style:family="text">
      <style:text-properties fo:font-weight="bold" style:font-weight-asian="bold" style:font-weight-complex="bold" fo:color="#005682" fo:font-size="11pt" style:font-size-asian="11pt" style:font-size-complex="11pt"/>
    </style:style>
    <style:style style:name="T3732"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P37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7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19" style:parent-style-name="Standard" style:family="paragraph">
      <style:paragraph-properties fo:margin-bottom="0.1388in"/>
    </style:style>
    <style:style style:name="T3820" style:parent-style-name="DefaultParagraphFont" style:family="text">
      <style:text-properties style:font-name="Calibri" style:font-name-asian="Calibri" style:font-name-complex="Calibri" fo:font-size="11pt" style:font-size-asian="11pt" style:font-size-complex="11pt"/>
    </style:style>
    <style:style style:name="T3821" style:parent-style-name="DefaultParagraphFont" style:family="text">
      <style:text-properties fo:font-weight="bold" style:font-weight-asian="bold" style:font-weight-complex="bold" fo:color="#005682" fo:font-size="11pt" style:font-size-asian="11pt" style:font-size-complex="11pt"/>
    </style:style>
    <style:style style:name="T3822" style:parent-style-name="DefaultParagraphFont" style:family="text">
      <style:text-properties style:font-name="Calibri" style:font-name-asian="Calibri" style:font-name-complex="Calibri" fo:font-size="11pt" style:font-size-asian="11pt" style:font-size-complex="11pt"/>
    </style:style>
    <style:style style:name="P38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25" style:parent-style-name="Standard" style:family="paragraph">
      <style:paragraph-properties fo:margin-bottom="0.1388in" fo:line-height="115%"/>
    </style:style>
    <style:style style:name="T3826" style:parent-style-name="DefaultParagraphFont" style:family="text">
      <style:text-properties style:font-name="Calibri" style:font-name-asian="Calibri" style:font-name-complex="Calibri" fo:font-size="11pt" style:font-size-asian="11pt" style:font-size-complex="11pt"/>
    </style:style>
    <style:style style:name="T3827" style:parent-style-name="DefaultParagraphFont" style:family="text">
      <style:text-properties fo:font-weight="bold" style:font-weight-asian="bold" style:font-weight-complex="bold" fo:color="#005682" fo:font-size="11pt" style:font-size-asian="11pt" style:font-size-complex="11pt"/>
    </style:style>
    <style:style style:name="T3828" style:parent-style-name="DefaultParagraphFont" style:family="text">
      <style:text-properties style:font-name="Calibri" style:font-name-asian="Calibri" style:font-name-complex="Calibri" fo:font-size="11pt" style:font-size-asian="11pt" style:font-size-complex="11pt"/>
    </style:style>
    <style:style style:name="P3829" style:parent-style-name="Standard" style:family="paragraph">
      <style:paragraph-properties fo:margin-bottom="0.1388in" fo:line-height="115%"/>
    </style:style>
    <style:style style:name="T3830" style:parent-style-name="DefaultParagraphFont" style:family="text">
      <style:text-properties style:font-name="Calibri" style:font-name-asian="Calibri" style:font-name-complex="Calibri" fo:font-size="11pt" style:font-size-asian="11pt" style:font-size-complex="11pt"/>
    </style:style>
    <style:style style:name="T3831" style:parent-style-name="DefaultParagraphFont" style:family="text">
      <style:text-properties fo:font-weight="bold" style:font-weight-asian="bold" style:font-weight-complex="bold" fo:color="#005682" fo:font-size="11pt" style:font-size-asian="11pt" style:font-size-complex="11pt"/>
    </style:style>
    <style:style style:name="T3832" style:parent-style-name="DefaultParagraphFont" style:family="text">
      <style:text-properties style:font-name="Calibri" style:font-name-asian="Calibri" style:font-name-complex="Calibri" fo:font-size="11pt" style:font-size-asian="11pt" style:font-size-complex="11pt"/>
    </style:style>
    <style:style style:name="P3833" style:parent-style-name="Standard" style:family="paragraph">
      <style:paragraph-properties fo:margin-bottom="0.1388in" fo:line-height="115%"/>
    </style:style>
    <style:style style:name="T3834" style:parent-style-name="DefaultParagraphFont" style:family="text">
      <style:text-properties style:font-name="Calibri" style:font-name-asian="Calibri" style:font-name-complex="Calibri" fo:font-size="11pt" style:font-size-asian="11pt" style:font-size-complex="11pt"/>
    </style:style>
    <style:style style:name="T3835" style:parent-style-name="DefaultParagraphFont" style:family="text">
      <style:text-properties fo:font-weight="bold" style:font-weight-asian="bold" style:font-weight-complex="bold" fo:color="#005682" fo:font-size="11pt" style:font-size-asian="11pt" style:font-size-complex="11pt"/>
    </style:style>
    <style:style style:name="T3836" style:parent-style-name="DefaultParagraphFont" style:family="text">
      <style:text-properties style:font-name="Calibri" style:font-name-asian="Calibri" style:font-name-complex="Calibri" fo:font-size="11pt" style:font-size-asian="11pt" style:font-size-complex="11pt"/>
    </style:style>
    <style:style style:name="P3837" style:parent-style-name="Standard" style:family="paragraph">
      <style:paragraph-properties fo:margin-bottom="0.1388in" fo:line-height="115%"/>
    </style:style>
    <style:style style:name="T3838" style:parent-style-name="DefaultParagraphFont" style:family="text">
      <style:text-properties style:font-name="Calibri" style:font-name-asian="Calibri" style:font-name-complex="Calibri" fo:font-size="11pt" style:font-size-asian="11pt" style:font-size-complex="11pt"/>
    </style:style>
    <style:style style:name="T3839" style:parent-style-name="DefaultParagraphFont" style:family="text">
      <style:text-properties fo:font-weight="bold" style:font-weight-asian="bold" style:font-weight-complex="bold" fo:color="#005682" fo:font-size="11pt" style:font-size-asian="11pt" style:font-size-complex="11pt"/>
    </style:style>
    <style:style style:name="T3840" style:parent-style-name="DefaultParagraphFont" style:family="text">
      <style:text-properties style:font-name="Calibri" style:font-name-asian="Calibri" style:font-name-complex="Calibri" fo:font-size="11pt" style:font-size-asian="11pt" style:font-size-complex="11pt"/>
    </style:style>
    <style:style style:name="P3841" style:parent-style-name="Standard" style:family="paragraph">
      <style:paragraph-properties fo:margin-bottom="0.1388in" fo:line-height="115%"/>
    </style:style>
    <style:style style:name="T3842" style:parent-style-name="DefaultParagraphFont" style:family="text">
      <style:text-properties style:font-name="Calibri" style:font-name-asian="Calibri" style:font-name-complex="Calibri" fo:font-size="11pt" style:font-size-asian="11pt" style:font-size-complex="11pt"/>
    </style:style>
    <style:style style:name="T3843" style:parent-style-name="DefaultParagraphFont" style:family="text">
      <style:text-properties fo:font-weight="bold" style:font-weight-asian="bold" style:font-weight-complex="bold" fo:color="#005682" fo:font-size="11pt" style:font-size-asian="11pt" style:font-size-complex="11pt"/>
    </style:style>
    <style:style style:name="T3844" style:parent-style-name="DefaultParagraphFont" style:family="text">
      <style:text-properties style:font-name="Calibri" style:font-name-asian="Calibri" style:font-name-complex="Calibri" fo:font-size="11pt" style:font-size-asian="11pt" style:font-size-complex="11pt"/>
    </style:style>
    <style:style style:name="P3845" style:parent-style-name="Standard" style:family="paragraph">
      <style:paragraph-properties fo:margin-bottom="0.1388in" fo:line-height="115%"/>
    </style:style>
    <style:style style:name="T3846" style:parent-style-name="DefaultParagraphFont" style:family="text">
      <style:text-properties style:font-name="Calibri" style:font-name-asian="Calibri" style:font-name-complex="Calibri" fo:font-size="11pt" style:font-size-asian="11pt" style:font-size-complex="11pt"/>
    </style:style>
    <style:style style:name="T3847" style:parent-style-name="DefaultParagraphFont" style:family="text">
      <style:text-properties fo:font-weight="bold" style:font-weight-asian="bold" style:font-weight-complex="bold" fo:color="#005682" fo:font-size="11pt" style:font-size-asian="11pt" style:font-size-complex="11pt"/>
    </style:style>
    <style:style style:name="T3848" style:parent-style-name="DefaultParagraphFont" style:family="text">
      <style:text-properties style:font-name="Calibri" style:font-name-asian="Calibri" style:font-name-complex="Calibri" fo:font-size="11pt" style:font-size-asian="11pt" style:font-size-complex="11pt"/>
    </style:style>
    <style:style style:name="P3849" style:parent-style-name="Standard" style:family="paragraph">
      <style:paragraph-properties fo:margin-bottom="0.1388in" fo:line-height="115%"/>
    </style:style>
    <style:style style:name="T3850" style:parent-style-name="DefaultParagraphFont" style:family="text">
      <style:text-properties style:font-name="Calibri" style:font-name-asian="Calibri" style:font-name-complex="Calibri" fo:font-size="11pt" style:font-size-asian="11pt" style:font-size-complex="11pt"/>
    </style:style>
    <style:style style:name="T3851" style:parent-style-name="DefaultParagraphFont" style:family="text">
      <style:text-properties fo:font-weight="bold" style:font-weight-asian="bold" style:font-weight-complex="bold" fo:color="#005682" fo:font-size="11pt" style:font-size-asian="11pt" style:font-size-complex="11pt"/>
    </style:style>
    <style:style style:name="T3852" style:parent-style-name="DefaultParagraphFont" style:family="text">
      <style:text-properties style:font-name="Calibri" style:font-name-asian="Calibri" style:font-name-complex="Calibri" fo:font-size="11pt" style:font-size-asian="11pt" style:font-size-complex="11pt"/>
    </style:style>
    <style:style style:name="P3853" style:parent-style-name="Standard" style:family="paragraph">
      <style:paragraph-properties fo:margin-bottom="0.1388in" fo:line-height="115%"/>
    </style:style>
    <style:style style:name="T3854" style:parent-style-name="DefaultParagraphFont" style:family="text">
      <style:text-properties style:font-name="Calibri" style:font-name-asian="Calibri" style:font-name-complex="Calibri" fo:font-size="11pt" style:font-size-asian="11pt" style:font-size-complex="11pt"/>
    </style:style>
    <style:style style:name="T3855" style:parent-style-name="DefaultParagraphFont" style:family="text">
      <style:text-properties fo:font-weight="bold" style:font-weight-asian="bold" style:font-weight-complex="bold" fo:color="#005682" fo:font-size="11pt" style:font-size-asian="11pt" style:font-size-complex="11pt"/>
    </style:style>
    <style:style style:name="T3856" style:parent-style-name="DefaultParagraphFont" style:family="text">
      <style:text-properties style:font-name="Calibri" style:font-name-asian="Calibri" style:font-name-complex="Calibri" fo:font-size="11pt" style:font-size-asian="11pt" style:font-size-complex="11pt"/>
    </style:style>
    <style:style style:name="P3857" style:parent-style-name="Standard" style:family="paragraph">
      <style:paragraph-properties fo:margin-bottom="0.1388in" fo:line-height="115%"/>
    </style:style>
    <style:style style:name="T3858" style:parent-style-name="DefaultParagraphFont" style:family="text">
      <style:text-properties style:font-name="Calibri" style:font-name-asian="Calibri" style:font-name-complex="Calibri" fo:font-size="11pt" style:font-size-asian="11pt" style:font-size-complex="11pt"/>
    </style:style>
    <style:style style:name="T3859" style:parent-style-name="DefaultParagraphFont" style:family="text">
      <style:text-properties fo:font-weight="bold" style:font-weight-asian="bold" style:font-weight-complex="bold" fo:color="#005682" fo:font-size="11pt" style:font-size-asian="11pt" style:font-size-complex="11pt"/>
    </style:style>
    <style:style style:name="T3860" style:parent-style-name="DefaultParagraphFont" style:family="text">
      <style:text-properties style:font-name="Calibri" style:font-name-asian="Calibri" style:font-name-complex="Calibri" fo:font-size="11pt" style:font-size-asian="11pt" style:font-size-complex="11pt"/>
    </style:style>
    <style:style style:name="P38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65" style:parent-style-name="Standard" style:family="paragraph">
      <style:paragraph-properties fo:margin-bottom="0.1388in" fo:line-height="115%"/>
    </style:style>
    <style:style style:name="T3866" style:parent-style-name="DefaultParagraphFont" style:family="text">
      <style:text-properties fo:font-weight="bold" style:font-weight-asian="bold" style:font-weight-complex="bold" fo:color="#005682" fo:font-size="11pt" style:font-size-asian="11pt" style:font-size-complex="11pt"/>
    </style:style>
    <style:style style:name="T3867"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P38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70" style:parent-style-name="Standard" style:family="paragraph">
      <style:paragraph-properties fo:margin-bottom="0.1388in" fo:line-height="115%"/>
    </style:style>
    <style:style style:name="T3871" style:parent-style-name="DefaultParagraphFont" style:family="text">
      <style:text-properties fo:font-weight="bold" style:font-weight-asian="bold" style:font-weight-complex="bold" fo:color="#005682" fo:font-size="11pt" style:font-size-asian="11pt" style:font-size-complex="11pt"/>
    </style:style>
    <style:style style:name="T3872"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T3873" style:parent-style-name="DefaultParagraphFont" style:family="text">
      <style:text-properties fo:font-weight="bold" style:font-weight-asian="bold" style:font-weight-complex="bold" fo:color="#005682" fo:font-size="11pt" style:font-size-asian="11pt" style:font-size-complex="11pt"/>
    </style:style>
    <style:style style:name="T3874"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T3875" style:parent-style-name="DefaultParagraphFont" style:family="text">
      <style:text-properties fo:font-weight="bold" style:font-weight-asian="bold" style:font-weight-complex="bold" fo:color="#005682" fo:font-size="11pt" style:font-size-asian="11pt" style:font-size-complex="11pt"/>
    </style:style>
    <style:style style:name="T3876"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P38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78" style:parent-style-name="Standard" style:family="paragraph">
      <style:paragraph-properties fo:margin-bottom="0.1388in" fo:line-height="115%"/>
    </style:style>
    <style:style style:name="T3879" style:parent-style-name="DefaultParagraphFont" style:family="text">
      <style:text-properties fo:font-weight="bold" style:font-weight-asian="bold" style:font-weight-complex="bold" fo:color="#005682" fo:font-size="11pt" style:font-size-asian="11pt" style:font-size-complex="11pt"/>
    </style:style>
    <style:style style:name="T3880"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P38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90" style:parent-style-name="Standard" style:family="paragraph">
      <style:paragraph-properties fo:margin-bottom="0.1388in" fo:line-height="115%"/>
    </style:style>
    <style:style style:name="T3891" style:parent-style-name="DefaultParagraphFont" style:family="text">
      <style:text-properties fo:font-weight="bold" style:font-weight-asian="bold" style:font-weight-complex="bold" fo:color="#005682" fo:font-size="11pt" style:font-size-asian="11pt" style:font-size-complex="11pt"/>
    </style:style>
    <style:style style:name="T3892"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P38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95" style:parent-style-name="Standard" style:family="paragraph">
      <style:paragraph-properties fo:margin-bottom="0.1388in" fo:line-height="115%"/>
    </style:style>
    <style:style style:name="T3896" style:parent-style-name="DefaultParagraphFont" style:family="text">
      <style:text-properties fo:font-weight="bold" style:font-weight-asian="bold" style:font-weight-complex="bold" fo:color="#005682" fo:font-size="11pt" style:font-size-asian="11pt" style:font-size-complex="11pt"/>
    </style:style>
    <style:style style:name="T3897"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P38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8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09" style:parent-style-name="Standard" style:family="paragraph">
      <style:paragraph-properties fo:margin-bottom="0.1388in" fo:line-height="115%"/>
    </style:style>
    <style:style style:name="T3910" style:parent-style-name="DefaultParagraphFont" style:family="text">
      <style:text-properties fo:font-weight="bold" style:font-weight-asian="bold" style:font-weight-complex="bold" fo:color="#005682" fo:font-size="11pt" style:font-size-asian="11pt" style:font-size-complex="11pt"/>
    </style:style>
    <style:style style:name="T3911" style:parent-style-name="DefaultParagraphFont" style:family="text">
      <style:text-properties fo:font-weight="bold" style:font-weight-asian="bold" style:font-weight-complex="bold" fo:font-style="italic" style:font-style-asian="italic" style:font-style-complex="italic" fo:color="#005682" fo:font-size="11pt" style:font-size-asian="11pt" style:font-size-complex="11pt"/>
    </style:style>
    <style:style style:name="P3912" style:parent-style-name="Standard" style:family="paragraph">
      <style:paragraph-properties fo:margin-bottom="0.1388in" fo:line-height="115%"/>
    </style:style>
    <style:style style:name="T3913" style:parent-style-name="DefaultParagraphFont" style:family="text">
      <style:text-properties fo:font-weight="bold" style:font-weight-asian="bold" style:font-weight-complex="bold" fo:color="#005682" fo:font-size="11pt" style:font-size-asian="11pt" style:font-size-complex="11pt"/>
    </style:style>
    <style:style style:name="T3914" style:parent-style-name="DefaultParagraphFont" style:family="text">
      <style:text-properties fo:font-weight="bold" style:font-weight-asian="bold" style:font-weight-complex="bold" fo:color="#005682" fo:font-size="11pt" style:font-size-asian="11pt" style:font-size-complex="11pt" style:text-underline-type="single" style:text-underline-style="solid" style:text-underline-width="auto" style:text-underline-mode="continuous"/>
    </style:style>
    <style:style style:name="P39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18"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005682" fo:font-size="11pt" style:font-size-asian="11pt" style:font-size-complex="11pt"/>
    </style:style>
    <style:style style:name="P39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1"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005682" fo:font-size="11pt" style:font-size-asian="11pt" style:font-size-complex="11pt" style:text-underline-type="single" style:text-underline-style="solid" style:text-underline-width="auto" style:text-underline-mode="continuous"/>
    </style:style>
    <style:style style:name="P39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46" style:parent-style-name="Standard" style:family="paragraph">
      <style:paragraph-properties fo:margin-bottom="0.1388in" fo:line-height="115%"/>
    </style:style>
    <style:style style:name="T3947" style:parent-style-name="DefaultParagraphFont" style:family="text">
      <style:text-properties style:font-name="Calibri" style:font-name-asian="Calibri" style:font-name-complex="Calibri" fo:font-size="11pt" style:font-size-asian="11pt" style:font-size-complex="11pt"/>
    </style:style>
    <style:style style:name="T3948" style:parent-style-name="DefaultParagraphFont" style:family="text">
      <style:text-properties fo:font-weight="bold" style:font-weight-asian="bold" style:font-weight-complex="bold" fo:color="#005682" fo:font-size="11pt" style:font-size-asian="11pt" style:font-size-complex="11pt"/>
    </style:style>
    <style:style style:name="T3949" style:parent-style-name="DefaultParagraphFont" style:family="text">
      <style:text-properties style:font-name="Calibri" style:font-name-asian="Calibri" style:font-name-complex="Calibri" fo:font-size="11pt" style:font-size-asian="11pt" style:font-size-complex="11pt"/>
    </style:style>
    <style:style style:name="P39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52" style:parent-style-name="Standard" style:family="paragraph">
      <style:paragraph-properties fo:margin-bottom="0.1388in" fo:line-height="115%"/>
    </style:style>
    <style:style style:name="T3953" style:parent-style-name="DefaultParagraphFont" style:family="text">
      <style:text-properties style:font-name="Calibri" style:font-name-asian="Calibri" style:font-name-complex="Calibri" fo:font-size="11pt" style:font-size-asian="11pt" style:font-size-complex="11pt"/>
    </style:style>
    <style:style style:name="T3954" style:parent-style-name="DefaultParagraphFont" style:family="text">
      <style:text-properties fo:font-weight="bold" style:font-weight-asian="bold" style:font-weight-complex="bold" fo:color="#005682" fo:font-size="11pt" style:font-size-asian="11pt" style:font-size-complex="11pt"/>
    </style:style>
    <style:style style:name="T3955" style:parent-style-name="DefaultParagraphFont" style:family="text">
      <style:text-properties style:font-name="Calibri" style:font-name-asian="Calibri" style:font-name-complex="Calibri" fo:font-size="11pt" style:font-size-asian="11pt" style:font-size-complex="11pt"/>
    </style:style>
    <style:style style:name="P39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57"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9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59"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9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61"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9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63"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39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39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7"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40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89"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40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91"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40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93"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40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0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1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62"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42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64" style:parent-style-name="Standard" style:family="paragraph">
      <style:paragraph-properties fo:margin-bottom="0.1388in" fo:line-height="115%"/>
      <style:text-properties fo:font-weight="bold" style:font-weight-asian="bold" style:font-weight-complex="bold" fo:color="#005682" fo:font-size="16pt" style:font-size-asian="16pt" style:font-size-complex="16pt"/>
    </style:style>
    <style:style style:name="P42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2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5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6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7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8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39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0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1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2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3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3"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4"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8"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49"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50"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51"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52"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4453" style:parent-style-name="Standard" style:family="paragraph">
      <style:text-properties fo:font-weight="bold" style:font-weight-asian="bold" style:font-weight-complex="bold" fo:color="#005682" fo:font-size="11pt" style:font-size-asian="11pt" style:font-size-complex="11pt"/>
    </style:style>
    <style:style style:name="P4454" style:parent-style-name="Standard" style:family="paragraph">
      <style:text-properties fo:font-weight="bold" style:font-weight-asian="bold" style:font-weight-complex="bold" fo:color="#005682" fo:font-size="11pt" style:font-size-asian="11pt" style:font-size-complex="11pt"/>
    </style:style>
    <style:style style:name="P4455" style:parent-style-name="Standard" style:family="paragraph">
      <style:text-properties fo:font-weight="bold" style:font-weight-asian="bold" style:font-weight-complex="bold" fo:color="#005682" fo:font-size="11pt" style:font-size-asian="11pt" style:font-size-complex="11pt"/>
    </style:style>
    <style:style style:name="P4456" style:parent-style-name="Standard" style:family="paragraph">
      <style:text-properties fo:font-weight="bold" style:font-weight-asian="bold" style:font-weight-complex="bold" fo:color="#005682" fo:font-size="11pt" style:font-size-asian="11pt" style:font-size-complex="11pt"/>
    </style:style>
    <style:style style:name="P4457" style:parent-style-name="Standard" style:family="paragraph">
      <style:text-properties fo:font-weight="bold" style:font-weight-asian="bold" style:font-weight-complex="bold" fo:color="#005682" fo:font-size="11pt" style:font-size-asian="11pt" style:font-size-complex="11pt"/>
    </style:style>
    <style:style style:name="P4458" style:parent-style-name="Standard" style:family="paragraph">
      <style:text-properties fo:font-weight="bold" style:font-weight-asian="bold" style:font-weight-complex="bold" fo:color="#005682" fo:font-size="11pt" style:font-size-asian="11pt" style:font-size-complex="11pt"/>
    </style:style>
    <style:style style:name="P4459" style:parent-style-name="Standard" style:family="paragraph">
      <style:text-properties fo:font-weight="bold" style:font-weight-asian="bold" style:font-weight-complex="bold" fo:color="#005682" fo:font-size="11pt" style:font-size-asian="11pt" style:font-size-complex="11pt"/>
    </style:style>
    <style:style style:name="P4460" style:parent-style-name="Standard" style:family="paragraph">
      <style:text-properties fo:font-weight="bold" style:font-weight-asian="bold" style:font-weight-complex="bold" fo:color="#005682" fo:font-size="11pt" style:font-size-asian="11pt" style:font-size-complex="11pt"/>
    </style:style>
    <style:style style:name="P4461" style:parent-style-name="Standard" style:family="paragraph">
      <style:text-properties fo:font-weight="bold" style:font-weight-asian="bold" style:font-weight-complex="bold" fo:color="#005682" fo:font-size="11pt" style:font-size-asian="11pt" style:font-size-complex="11pt"/>
    </style:style>
    <style:style style:name="P4462" style:parent-style-name="Standard" style:family="paragraph">
      <style:text-properties fo:font-weight="bold" style:font-weight-asian="bold" style:font-weight-complex="bold" fo:color="#005682" fo:font-size="11pt" style:font-size-asian="11pt" style:font-size-complex="11pt"/>
    </style:style>
    <style:style style:name="P4463" style:parent-style-name="Standard" style:family="paragraph">
      <style:text-properties fo:font-weight="bold" style:font-weight-asian="bold" style:font-weight-complex="bold" fo:color="#005682" fo:font-size="11pt" style:font-size-asian="11pt" style:font-size-complex="11pt"/>
    </style:style>
    <style:style style:name="P4464" style:parent-style-name="Standard" style:family="paragraph">
      <style:text-properties fo:font-weight="bold" style:font-weight-asian="bold" style:font-weight-complex="bold" fo:color="#005682" fo:font-size="11pt" style:font-size-asian="11pt" style:font-size-complex="11pt"/>
    </style:style>
    <style:style style:name="P4465" style:parent-style-name="Standard" style:family="paragraph">
      <style:text-properties fo:font-weight="bold" style:font-weight-asian="bold" style:font-weight-complex="bold" fo:color="#005682" fo:font-size="11pt" style:font-size-asian="11pt" style:font-size-complex="11pt"/>
    </style:style>
    <style:style style:name="P4466" style:parent-style-name="Standard" style:family="paragraph">
      <style:text-properties fo:font-weight="bold" style:font-weight-asian="bold" style:font-weight-complex="bold" fo:color="#005682" fo:font-size="11pt" style:font-size-asian="11pt" style:font-size-complex="11pt"/>
    </style:style>
    <style:style style:name="P4467" style:parent-style-name="Standard" style:family="paragraph">
      <style:text-properties fo:font-weight="bold" style:font-weight-asian="bold" style:font-weight-complex="bold" fo:color="#005682" fo:font-size="11pt" style:font-size-asian="11pt" style:font-size-complex="11pt"/>
    </style:style>
    <style:style style:name="P4468" style:parent-style-name="Standard" style:family="paragraph">
      <style:text-properties fo:font-weight="bold" style:font-weight-asian="bold" style:font-weight-complex="bold" fo:color="#005682" fo:font-size="11pt" style:font-size-asian="11pt" style:font-size-complex="11pt"/>
    </style:style>
    <style:style style:name="P4469" style:parent-style-name="Standard" style:family="paragraph">
      <style:text-properties fo:font-weight="bold" style:font-weight-asian="bold" style:font-weight-complex="bold" fo:color="#005682" fo:font-size="11pt" style:font-size-asian="11pt" style:font-size-complex="11pt"/>
    </style:style>
    <style:style style:name="P4470" style:parent-style-name="Standard" style:family="paragraph">
      <style:text-properties fo:font-weight="bold" style:font-weight-asian="bold" style:font-weight-complex="bold" fo:color="#005682" fo:font-size="11pt" style:font-size-asian="11pt" style:font-size-complex="11pt"/>
    </style:style>
    <style:style style:name="P4471" style:parent-style-name="Standard" style:family="paragraph">
      <style:text-properties fo:font-weight="bold" style:font-weight-asian="bold" style:font-weight-complex="bold" fo:color="#005682" fo:font-size="11pt" style:font-size-asian="11pt" style:font-size-complex="11pt"/>
    </style:style>
    <style:style style:name="P4472" style:parent-style-name="Standard" style:family="paragraph">
      <style:text-properties fo:font-weight="bold" style:font-weight-asian="bold" style:font-weight-complex="bold" fo:color="#005682" fo:font-size="11pt" style:font-size-asian="11pt" style:font-size-complex="11pt"/>
    </style:style>
    <style:style style:name="P4473" style:parent-style-name="Standard" style:family="paragraph">
      <style:text-properties fo:font-weight="bold" style:font-weight-asian="bold" style:font-weight-complex="bold" fo:color="#005682" fo:font-size="11pt" style:font-size-asian="11pt" style:font-size-complex="11pt"/>
    </style:style>
    <style:style style:name="P4474" style:parent-style-name="Standard" style:family="paragraph">
      <style:text-properties fo:font-weight="bold" style:font-weight-asian="bold" style:font-weight-complex="bold" fo:color="#005682" fo:font-size="11pt" style:font-size-asian="11pt" style:font-size-complex="11pt"/>
    </style:style>
    <style:style style:name="P4475" style:parent-style-name="Standard" style:family="paragraph">
      <style:text-properties fo:font-weight="bold" style:font-weight-asian="bold" style:font-weight-complex="bold" fo:color="#005682" fo:font-size="11pt" style:font-size-asian="11pt" style:font-size-complex="11pt"/>
    </style:style>
    <style:style style:name="P4476" style:parent-style-name="Standard" style:family="paragraph">
      <style:text-properties fo:font-weight="bold" style:font-weight-asian="bold" style:font-weight-complex="bold" fo:color="#005682" fo:font-size="11pt" style:font-size-asian="11pt" style:font-size-complex="11pt"/>
    </style:style>
    <style:style style:name="P4477" style:parent-style-name="Standard" style:family="paragraph">
      <style:text-properties fo:font-weight="bold" style:font-weight-asian="bold" style:font-weight-complex="bold" fo:color="#005682" fo:font-size="11pt" style:font-size-asian="11pt" style:font-size-complex="11pt"/>
    </style:style>
    <style:style style:name="P4478" style:parent-style-name="Standard" style:family="paragraph">
      <style:text-properties fo:font-weight="bold" style:font-weight-asian="bold" style:font-weight-complex="bold" fo:color="#005682" fo:font-size="11pt" style:font-size-asian="11pt" style:font-size-complex="11pt"/>
    </style:style>
    <style:style style:name="P4479" style:parent-style-name="Standard" style:family="paragraph">
      <style:text-properties fo:font-weight="bold" style:font-weight-asian="bold" style:font-weight-complex="bold" fo:color="#005682" fo:font-size="11pt" style:font-size-asian="11pt" style:font-size-complex="11pt"/>
    </style:style>
    <style:style style:name="P4480" style:parent-style-name="Standard" style:family="paragraph">
      <style:text-properties fo:font-weight="bold" style:font-weight-asian="bold" style:font-weight-complex="bold" fo:color="#005682" fo:font-size="11pt" style:font-size-asian="11pt" style:font-size-complex="11pt"/>
    </style:style>
    <style:style style:name="P4481" style:parent-style-name="Standard" style:family="paragraph">
      <style:text-properties fo:font-weight="bold" style:font-weight-asian="bold" style:font-weight-complex="bold" fo:color="#005682" fo:font-size="11pt" style:font-size-asian="11pt" style:font-size-complex="11pt"/>
    </style:style>
    <style:style style:name="P4482" style:parent-style-name="Standard" style:family="paragraph">
      <style:text-properties fo:font-weight="bold" style:font-weight-asian="bold" style:font-weight-complex="bold" fo:color="#005682" fo:font-size="11pt" style:font-size-asian="11pt" style:font-size-complex="11pt"/>
    </style:style>
    <style:style style:name="P4483" style:parent-style-name="Standard" style:family="paragraph">
      <style:text-properties fo:font-weight="bold" style:font-weight-asian="bold" style:font-weight-complex="bold" fo:color="#005682" fo:font-size="11pt" style:font-size-asian="11pt" style:font-size-complex="11pt"/>
    </style:style>
    <style:style style:name="P4484" style:parent-style-name="Standard" style:family="paragraph">
      <style:text-properties fo:font-weight="bold" style:font-weight-asian="bold" style:font-weight-complex="bold" fo:color="#005682" fo:font-size="11pt" style:font-size-asian="11pt" style:font-size-complex="11pt"/>
    </style:style>
    <style:style style:name="P4485" style:parent-style-name="Standard" style:family="paragraph">
      <style:text-properties fo:font-weight="bold" style:font-weight-asian="bold" style:font-weight-complex="bold" fo:color="#005682" fo:font-size="11pt" style:font-size-asian="11pt" style:font-size-complex="11pt"/>
    </style:style>
    <style:style style:name="P4486" style:parent-style-name="Standard" style:family="paragraph">
      <style:text-properties fo:font-weight="bold" style:font-weight-asian="bold" style:font-weight-complex="bold" fo:color="#005682" fo:font-size="11pt" style:font-size-asian="11pt" style:font-size-complex="11pt"/>
    </style:style>
    <style:style style:name="P4487" style:parent-style-name="Standard" style:family="paragraph">
      <style:text-properties fo:font-weight="bold" style:font-weight-asian="bold" style:font-weight-complex="bold" fo:color="#005682" fo:font-size="11pt" style:font-size-asian="11pt" style:font-size-complex="11pt"/>
    </style:style>
    <style:style style:name="P4488" style:parent-style-name="Standard" style:family="paragraph">
      <style:text-properties fo:font-weight="bold" style:font-weight-asian="bold" style:font-weight-complex="bold" fo:color="#005682" fo:font-size="11pt" style:font-size-asian="11pt" style:font-size-complex="11pt"/>
    </style:style>
    <style:style style:name="P4489" style:parent-style-name="Standard" style:family="paragraph">
      <style:text-properties fo:font-weight="bold" style:font-weight-asian="bold" style:font-weight-complex="bold" fo:color="#005682" fo:font-size="11pt" style:font-size-asian="11pt" style:font-size-complex="11pt"/>
    </style:style>
    <style:style style:name="P4490" style:parent-style-name="Standard" style:family="paragraph">
      <style:text-properties fo:font-weight="bold" style:font-weight-asian="bold" style:font-weight-complex="bold" fo:color="#005682" fo:font-size="11pt" style:font-size-asian="11pt" style:font-size-complex="11pt"/>
    </style:style>
    <style:style style:name="P4491" style:parent-style-name="Standard" style:family="paragraph">
      <style:text-properties fo:font-weight="bold" style:font-weight-asian="bold" style:font-weight-complex="bold" fo:color="#005682" fo:font-size="11pt" style:font-size-asian="11pt" style:font-size-complex="11pt"/>
    </style:style>
    <style:style style:name="P4492" style:parent-style-name="Standard" style:family="paragraph">
      <style:text-properties fo:font-weight="bold" style:font-weight-asian="bold" style:font-weight-complex="bold" fo:color="#005682" fo:font-size="11pt" style:font-size-asian="11pt" style:font-size-complex="11pt"/>
    </style:style>
    <style:style style:name="P4493" style:parent-style-name="Standard" style:family="paragraph">
      <style:text-properties fo:font-weight="bold" style:font-weight-asian="bold" style:font-weight-complex="bold" fo:color="#005682" fo:font-size="11pt" style:font-size-asian="11pt" style:font-size-complex="11pt"/>
    </style:style>
    <style:style style:name="P4494" style:parent-style-name="Standard" style:family="paragraph">
      <style:text-properties fo:font-weight="bold" style:font-weight-asian="bold" style:font-weight-complex="bold" fo:color="#005682" fo:font-size="11pt" style:font-size-asian="11pt" style:font-size-complex="11pt"/>
    </style:style>
    <style:style style:name="P4495" style:parent-style-name="Standard" style:family="paragraph">
      <style:text-properties fo:font-weight="bold" style:font-weight-asian="bold" style:font-weight-complex="bold" fo:color="#005682" fo:font-size="11pt" style:font-size-asian="11pt" style:font-size-complex="11pt"/>
    </style:style>
    <style:style style:name="P4496" style:parent-style-name="Standard" style:family="paragraph">
      <style:text-properties fo:font-weight="bold" style:font-weight-asian="bold" style:font-weight-complex="bold" fo:color="#005682" fo:font-size="11pt" style:font-size-asian="11pt" style:font-size-complex="11pt"/>
    </style:style>
    <style:style style:name="P4497" style:parent-style-name="Standard" style:family="paragraph">
      <style:text-properties fo:font-weight="bold" style:font-weight-asian="bold" style:font-weight-complex="bold" fo:color="#005682" fo:font-size="11pt" style:font-size-asian="11pt" style:font-size-complex="11pt"/>
    </style:style>
    <style:style style:name="P4498" style:parent-style-name="Standard" style:family="paragraph">
      <style:text-properties fo:font-weight="bold" style:font-weight-asian="bold" style:font-weight-complex="bold" fo:color="#005682" fo:font-size="11pt" style:font-size-asian="11pt" style:font-size-complex="11pt"/>
    </style:style>
    <style:style style:name="P4499" style:parent-style-name="Standard" style:family="paragraph">
      <style:text-properties fo:font-weight="bold" style:font-weight-asian="bold" style:font-weight-complex="bold" fo:color="#005682" fo:font-size="11pt" style:font-size-asian="11pt" style:font-size-complex="11pt"/>
    </style:style>
    <style:style style:name="P4500" style:parent-style-name="Standard" style:family="paragraph">
      <style:text-properties fo:font-weight="bold" style:font-weight-asian="bold" style:font-weight-complex="bold" fo:color="#005682" fo:font-size="11pt" style:font-size-asian="11pt" style:font-size-complex="11pt"/>
    </style:style>
    <style:style style:name="P4501" style:parent-style-name="Standard" style:family="paragraph">
      <style:text-properties fo:font-weight="bold" style:font-weight-asian="bold" style:font-weight-complex="bold" fo:color="#005682" fo:font-size="11pt" style:font-size-asian="11pt" style:font-size-complex="11pt"/>
    </style:style>
    <style:style style:name="P4502" style:parent-style-name="Standard" style:family="paragraph">
      <style:text-properties fo:font-weight="bold" style:font-weight-asian="bold" style:font-weight-complex="bold" fo:color="#005682" fo:font-size="11pt" style:font-size-asian="11pt" style:font-size-complex="11pt"/>
    </style:style>
    <style:style style:name="P4503" style:parent-style-name="Standard" style:family="paragraph">
      <style:text-properties fo:font-weight="bold" style:font-weight-asian="bold" style:font-weight-complex="bold" fo:color="#005682" fo:font-size="11pt" style:font-size-asian="11pt" style:font-size-complex="11pt"/>
    </style:style>
    <style:style style:name="P4504" style:parent-style-name="Standard" style:family="paragraph">
      <style:text-properties fo:font-weight="bold" style:font-weight-asian="bold" style:font-weight-complex="bold" fo:color="#005682" fo:font-size="11pt" style:font-size-asian="11pt" style:font-size-complex="11pt"/>
    </style:style>
    <style:style style:name="P4505" style:parent-style-name="Standard" style:family="paragraph">
      <style:text-properties fo:font-weight="bold" style:font-weight-asian="bold" style:font-weight-complex="bold" fo:color="#005682" fo:font-size="11pt" style:font-size-asian="11pt" style:font-size-complex="11pt"/>
    </style:style>
    <style:style style:name="P4506" style:parent-style-name="Standard" style:family="paragraph">
      <style:text-properties fo:font-weight="bold" style:font-weight-asian="bold" style:font-weight-complex="bold" fo:color="#005682" fo:font-size="11pt" style:font-size-asian="11pt" style:font-size-complex="11pt"/>
    </style:style>
    <style:style style:name="P4507" style:parent-style-name="Standard" style:family="paragraph">
      <style:text-properties fo:font-weight="bold" style:font-weight-asian="bold" style:font-weight-complex="bold" fo:color="#005682" fo:font-size="11pt" style:font-size-asian="11pt" style:font-size-complex="11pt"/>
    </style:style>
    <style:style style:name="P4508" style:parent-style-name="Standard" style:family="paragraph">
      <style:text-properties fo:font-weight="bold" style:font-weight-asian="bold" style:font-weight-complex="bold" fo:color="#005682" fo:font-size="11pt" style:font-size-asian="11pt" style:font-size-complex="11pt"/>
    </style:style>
    <style:style style:name="P4509" style:parent-style-name="Standard" style:family="paragraph">
      <style:text-properties fo:font-weight="bold" style:font-weight-asian="bold" style:font-weight-complex="bold" fo:color="#005682" fo:font-size="11pt" style:font-size-asian="11pt" style:font-size-complex="11pt"/>
    </style:style>
    <style:style style:name="P4510" style:parent-style-name="Standard" style:family="paragraph">
      <style:text-properties fo:font-weight="bold" style:font-weight-asian="bold" style:font-weight-complex="bold" fo:color="#005682" fo:font-size="11pt" style:font-size-asian="11pt" style:font-size-complex="11pt"/>
    </style:style>
    <style:style style:name="P4511" style:parent-style-name="Standard" style:family="paragraph">
      <style:text-properties fo:font-weight="bold" style:font-weight-asian="bold" style:font-weight-complex="bold" fo:color="#005682" fo:font-size="11pt" style:font-size-asian="11pt" style:font-size-complex="11pt"/>
    </style:style>
    <style:style style:name="P4512" style:parent-style-name="Standard" style:family="paragraph">
      <style:text-properties fo:font-weight="bold" style:font-weight-asian="bold" style:font-weight-complex="bold" fo:color="#005682" fo:font-size="11pt" style:font-size-asian="11pt" style:font-size-complex="11pt"/>
    </style:style>
    <style:style style:name="P4513" style:parent-style-name="Standard" style:family="paragraph">
      <style:text-properties fo:font-weight="bold" style:font-weight-asian="bold" style:font-weight-complex="bold" fo:color="#005682" fo:font-size="11pt" style:font-size-asian="11pt" style:font-size-complex="11pt"/>
    </style:style>
    <style:style style:name="P4514" style:parent-style-name="Standard" style:family="paragraph">
      <style:text-properties fo:font-weight="bold" style:font-weight-asian="bold" style:font-weight-complex="bold" fo:color="#005682" fo:font-size="11pt" style:font-size-asian="11pt" style:font-size-complex="11pt"/>
    </style:style>
    <style:style style:name="P4515" style:parent-style-name="Standard" style:family="paragraph">
      <style:text-properties fo:font-weight="bold" style:font-weight-asian="bold" style:font-weight-complex="bold" fo:color="#005682" fo:font-size="11pt" style:font-size-asian="11pt" style:font-size-complex="11pt"/>
    </style:style>
    <style:style style:name="P4516" style:parent-style-name="Standard" style:family="paragraph">
      <style:text-properties fo:font-weight="bold" style:font-weight-asian="bold" style:font-weight-complex="bold" fo:color="#005682" fo:font-size="11pt" style:font-size-asian="11pt" style:font-size-complex="11pt"/>
    </style:style>
    <style:style style:name="P4517" style:parent-style-name="Standard" style:family="paragraph">
      <style:text-properties fo:font-weight="bold" style:font-weight-asian="bold" style:font-weight-complex="bold" fo:color="#005682" fo:font-size="11pt" style:font-size-asian="11pt" style:font-size-complex="11pt"/>
    </style:style>
    <style:style style:name="P4518" style:parent-style-name="Standard" style:family="paragraph">
      <style:text-properties fo:font-weight="bold" style:font-weight-asian="bold" style:font-weight-complex="bold" fo:color="#005682" fo:font-size="11pt" style:font-size-asian="11pt" style:font-size-complex="11pt"/>
    </style:style>
    <style:style style:name="P4519" style:parent-style-name="Standard" style:family="paragraph">
      <style:text-properties fo:font-weight="bold" style:font-weight-asian="bold" style:font-weight-complex="bold" fo:color="#005682" fo:font-size="11pt" style:font-size-asian="11pt" style:font-size-complex="11pt"/>
    </style:style>
    <style:style style:name="P4520" style:parent-style-name="Standard" style:family="paragraph">
      <style:text-properties fo:font-weight="bold" style:font-weight-asian="bold" style:font-weight-complex="bold" fo:color="#005682" fo:font-size="11pt" style:font-size-asian="11pt" style:font-size-complex="11pt"/>
    </style:style>
    <style:style style:name="P4521" style:parent-style-name="Standard" style:family="paragraph">
      <style:text-properties fo:font-weight="bold" style:font-weight-asian="bold" style:font-weight-complex="bold" fo:color="#005682" fo:font-size="11pt" style:font-size-asian="11pt" style:font-size-complex="11pt"/>
    </style:style>
    <style:style style:name="P4522" style:parent-style-name="Standard" style:family="paragraph">
      <style:text-properties fo:font-weight="bold" style:font-weight-asian="bold" style:font-weight-complex="bold" fo:color="#005682" fo:font-size="11pt" style:font-size-asian="11pt" style:font-size-complex="11pt"/>
    </style:style>
    <style:style style:name="P4523" style:parent-style-name="Standard" style:family="paragraph">
      <style:text-properties fo:font-weight="bold" style:font-weight-asian="bold" style:font-weight-complex="bold" fo:color="#005682" fo:font-size="11pt" style:font-size-asian="11pt" style:font-size-complex="11pt"/>
    </style:style>
    <style:style style:name="P4524" style:parent-style-name="Standard" style:family="paragraph">
      <style:text-properties fo:font-weight="bold" style:font-weight-asian="bold" style:font-weight-complex="bold" fo:color="#005682" fo:font-size="11pt" style:font-size-asian="11pt" style:font-size-complex="11pt"/>
    </style:style>
    <style:style style:name="P4525" style:parent-style-name="Standard" style:family="paragraph">
      <style:text-properties fo:font-weight="bold" style:font-weight-asian="bold" style:font-weight-complex="bold" fo:color="#005682" fo:font-size="11pt" style:font-size-asian="11pt" style:font-size-complex="11pt"/>
    </style:style>
    <style:style style:name="P4526" style:parent-style-name="Standard" style:family="paragraph">
      <style:text-properties fo:font-weight="bold" style:font-weight-asian="bold" style:font-weight-complex="bold" fo:color="#005682" fo:font-size="11pt" style:font-size-asian="11pt" style:font-size-complex="11pt"/>
    </style:style>
    <style:style style:name="P4527" style:parent-style-name="Standard" style:family="paragraph">
      <style:text-properties fo:font-weight="bold" style:font-weight-asian="bold" style:font-weight-complex="bold" fo:color="#005682" fo:font-size="11pt" style:font-size-asian="11pt" style:font-size-complex="11pt"/>
    </style:style>
    <style:style style:name="P4528" style:parent-style-name="Standard" style:family="paragraph">
      <style:text-properties fo:font-weight="bold" style:font-weight-asian="bold" style:font-weight-complex="bold" fo:color="#005682" fo:font-size="11pt" style:font-size-asian="11pt" style:font-size-complex="11pt"/>
    </style:style>
    <style:style style:name="P4529" style:parent-style-name="Standard" style:family="paragraph">
      <style:text-properties fo:font-weight="bold" style:font-weight-asian="bold" style:font-weight-complex="bold" fo:color="#005682" fo:font-size="11pt" style:font-size-asian="11pt" style:font-size-complex="11pt"/>
    </style:style>
    <style:style style:name="P4530" style:parent-style-name="Standard" style:family="paragraph">
      <style:text-properties fo:font-weight="bold" style:font-weight-asian="bold" style:font-weight-complex="bold" fo:color="#005682" fo:font-size="11pt" style:font-size-asian="11pt" style:font-size-complex="11pt"/>
    </style:style>
    <style:style style:name="P4531" style:parent-style-name="Standard" style:family="paragraph">
      <style:text-properties fo:font-weight="bold" style:font-weight-asian="bold" style:font-weight-complex="bold" fo:color="#005682" fo:font-size="11pt" style:font-size-asian="11pt" style:font-size-complex="11pt"/>
    </style:style>
    <style:style style:name="P4532" style:parent-style-name="Standard" style:family="paragraph">
      <style:text-properties fo:font-weight="bold" style:font-weight-asian="bold" style:font-weight-complex="bold" fo:color="#005682" fo:font-size="11pt" style:font-size-asian="11pt" style:font-size-complex="11pt"/>
    </style:style>
    <style:style style:name="P4533" style:parent-style-name="Standard" style:family="paragraph">
      <style:text-properties fo:font-weight="bold" style:font-weight-asian="bold" style:font-weight-complex="bold" fo:color="#005682" fo:font-size="11pt" style:font-size-asian="11pt" style:font-size-complex="11pt"/>
    </style:style>
    <style:style style:name="P4534" style:parent-style-name="Standard" style:family="paragraph">
      <style:text-properties fo:font-weight="bold" style:font-weight-asian="bold" style:font-weight-complex="bold" fo:color="#005682" fo:font-size="11pt" style:font-size-asian="11pt" style:font-size-complex="11pt"/>
    </style:style>
    <style:style style:name="P4535" style:parent-style-name="Standard" style:family="paragraph">
      <style:text-properties fo:font-weight="bold" style:font-weight-asian="bold" style:font-weight-complex="bold" fo:color="#005682" fo:font-size="11pt" style:font-size-asian="11pt" style:font-size-complex="11pt"/>
    </style:style>
    <style:style style:name="P4536" style:parent-style-name="Standard" style:family="paragraph">
      <style:text-properties fo:font-weight="bold" style:font-weight-asian="bold" style:font-weight-complex="bold" fo:color="#005682" fo:font-size="11pt" style:font-size-asian="11pt" style:font-size-complex="11pt"/>
    </style:style>
    <style:style style:name="P4537" style:parent-style-name="Standard" style:family="paragraph">
      <style:text-properties fo:font-weight="bold" style:font-weight-asian="bold" style:font-weight-complex="bold" fo:color="#005682" fo:font-size="11pt" style:font-size-asian="11pt" style:font-size-complex="11pt"/>
    </style:style>
    <style:style style:name="P4538" style:parent-style-name="Standard" style:family="paragraph">
      <style:text-properties fo:font-weight="bold" style:font-weight-asian="bold" style:font-weight-complex="bold" fo:color="#005682" fo:font-size="11pt" style:font-size-asian="11pt" style:font-size-complex="11pt"/>
    </style:style>
    <style:style style:name="P4539" style:parent-style-name="Standard" style:family="paragraph">
      <style:text-properties fo:font-weight="bold" style:font-weight-asian="bold" style:font-weight-complex="bold" fo:color="#005682" fo:font-size="11pt" style:font-size-asian="11pt" style:font-size-complex="11pt"/>
    </style:style>
    <style:style style:name="P4540" style:parent-style-name="Standard" style:family="paragraph">
      <style:text-properties fo:font-weight="bold" style:font-weight-asian="bold" style:font-weight-complex="bold" fo:color="#005682" fo:font-size="11pt" style:font-size-asian="11pt" style:font-size-complex="11pt"/>
    </style:style>
    <style:style style:name="P4541" style:parent-style-name="Standard" style:family="paragraph">
      <style:text-properties fo:font-weight="bold" style:font-weight-asian="bold" style:font-weight-complex="bold" fo:color="#005682" fo:font-size="11pt" style:font-size-asian="11pt" style:font-size-complex="11pt"/>
    </style:style>
    <style:style style:name="P4542" style:parent-style-name="Standard" style:family="paragraph">
      <style:text-properties fo:font-weight="bold" style:font-weight-asian="bold" style:font-weight-complex="bold" fo:color="#005682" fo:font-size="11pt" style:font-size-asian="11pt" style:font-size-complex="11pt"/>
    </style:style>
    <style:style style:name="P4543" style:parent-style-name="Standard" style:family="paragraph">
      <style:text-properties fo:font-weight="bold" style:font-weight-asian="bold" style:font-weight-complex="bold" fo:color="#005682" fo:font-size="11pt" style:font-size-asian="11pt" style:font-size-complex="11pt"/>
    </style:style>
    <style:style style:name="P4544" style:parent-style-name="Standard" style:family="paragraph">
      <style:text-properties fo:font-weight="bold" style:font-weight-asian="bold" style:font-weight-complex="bold" fo:color="#005682" fo:font-size="11pt" style:font-size-asian="11pt" style:font-size-complex="11pt"/>
    </style:style>
    <style:style style:name="P4545" style:parent-style-name="Standard" style:family="paragraph">
      <style:text-properties fo:font-weight="bold" style:font-weight-asian="bold" style:font-weight-complex="bold" fo:color="#005682" fo:font-size="11pt" style:font-size-asian="11pt" style:font-size-complex="11pt"/>
    </style:style>
    <style:style style:name="P4546" style:parent-style-name="Standard" style:family="paragraph">
      <style:text-properties fo:font-weight="bold" style:font-weight-asian="bold" style:font-weight-complex="bold" fo:color="#005682" fo:font-size="11pt" style:font-size-asian="11pt" style:font-size-complex="11pt"/>
    </style:style>
    <style:style style:name="P4547" style:parent-style-name="Standard" style:family="paragraph">
      <style:text-properties fo:font-weight="bold" style:font-weight-asian="bold" style:font-weight-complex="bold" fo:color="#005682" fo:font-size="11pt" style:font-size-asian="11pt" style:font-size-complex="11pt"/>
    </style:style>
    <style:style style:name="P4548" style:parent-style-name="Standard" style:family="paragraph">
      <style:text-properties fo:font-weight="bold" style:font-weight-asian="bold" style:font-weight-complex="bold" fo:color="#005682" fo:font-size="11pt" style:font-size-asian="11pt" style:font-size-complex="11pt"/>
    </style:style>
    <style:style style:name="P4549" style:parent-style-name="Standard" style:family="paragraph">
      <style:text-properties fo:font-weight="bold" style:font-weight-asian="bold" style:font-weight-complex="bold" fo:color="#005682" fo:font-size="11pt" style:font-size-asian="11pt" style:font-size-complex="11pt"/>
    </style:style>
    <style:style style:name="P4550" style:parent-style-name="Standard" style:family="paragraph">
      <style:text-properties fo:font-weight="bold" style:font-weight-asian="bold" style:font-weight-complex="bold" fo:color="#005682" fo:font-size="11pt" style:font-size-asian="11pt" style:font-size-complex="11pt"/>
    </style:style>
    <style:style style:name="P4551" style:parent-style-name="Standard" style:family="paragraph">
      <style:text-properties fo:font-weight="bold" style:font-weight-asian="bold" style:font-weight-complex="bold" fo:color="#005682" fo:font-size="11pt" style:font-size-asian="11pt" style:font-size-complex="11pt"/>
    </style:style>
    <style:style style:name="P4552" style:parent-style-name="Standard" style:family="paragraph">
      <style:paragraph-properties fo:margin-bottom="0.1388in"/>
      <style:text-properties fo:font-weight="bold" style:font-weight-asian="bold" style:font-weight-complex="bold" fo:color="#005682" fo:font-size="11pt" style:font-size-asian="11pt" style:font-size-complex="11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ct 1</text:p>
      <text:p text:style-name="P2">_</text:p>
      <text:p text:style-name="P3">Act 2</text:p>
      <text:p text:style-name="P4">_</text:p>
      <text:p text:style-name="P5">Act 3</text:p>
      <text:p text:style-name="P6">_</text:p>
      <text:p text:style-name="P7">Intermission</text:p>
      <text:p text:style-name="P8">_</text:p>
      <text:p text:style-name="P9">Act 4</text:p>
      <text:p text:style-name="P10">_</text:p>
      <text:p text:style-name="P11">Act 5</text:p>
      <text:p text:style-name="P12">_</text:p>
      <text:p text:style-name="P13">1. TN1: =004022</text:p>
      <text:p text:style-name="P14">Taaaaaaaavros.</text:p>
      <text:p text:style-name="P15">Red team is going to 8ite the dust!</text:p>
      <text:p text:style-name="P16">And I know you are on the red team.</text:p>
      <text:p text:style-name="P17">Yeah, you totally are.</text:p>
      <text:p text:style-name="P18">My team's got no use for a 8oy that can't make no use of his legs!</text:p>
      <text:p text:style-name="P19">You were f8ed for a team of losers, full of 8lind girls and lame 8oys and cranky iiiiiiiim8eciles.</text:p>
      <text:p text:style-name="P20">::::)</text:p>
      <text:p text:style-name="P21">Oh????????</text:p>
      <text:p text:style-name="P22">Whaaaaaaaat. Promised who?</text:p>
      <text:p text:style-name="P23">Omg, who's that????????</text:p>
      <text:p text:style-name="P24">I h8 this guy already!</text:p>
      <text:soft-page-break/>
      <text:p text:style-name="P25">Haha! So he's imaginary! A fake.</text:p>
      <text:p text:style-name="P26">Like a made up friend, the way fairies are.</text:p>
      <text:p text:style-name="P27">Made up make believe fakey fake fakes.</text:p>
      <text:p text:style-name="P28">Who told you to do something so fraudulent?</text:p>
      <text:p text:style-name="P29">Oh maaaaaaaan, what a meddler.</text:p>
      <text:p text:style-name="P30">I h8 her meddling! Why is she always meddling?</text:p>
      <text:p text:style-name="P31">I don't know if it was a joke, 8ut man.</text:p>
      <text:p text:style-name="P32">I don't think it was a joke. It was more like........</text:p>
      <text:p text:style-name="P33">Ok, complete this analogy.</text:p>
      <text:p text:style-name="P34">Laughing is to a joke as meddling is to ........?</text:p>
      <text:p text:style-name="P35">Exactly! That's what she just did to you.</text:p>
      <text:p text:style-name="P36">It is worse than a joke. It is worse than anything you can do.</text:p>
      <text:p text:style-name="P37">Next time tell her to can it! That's what I do.</text:p>
      <text:p text:style-name="P38">But she keeps 8ugging me. 8ugging and fussing and meddling. What's her deal!</text:p>
      <text:p text:style-name="P39">I guess it's flattering that she wants to talk to me so much though. I guess I don't mind. It's cool.</text:p>
      <text:p text:style-name="P40">Anyway Tavros, you've been amazingly 8oring as usual, so I'm going to go.</text:p>
      <text:p text:style-name="P41">This show needs to get on the freaking road.</text:p>
      <text:p text:style-name="P42">8elieve it or not, the 8lue team doesn't have a single player in the session yet!</text:p>
      <text:p text:style-name="P43">While you guys have like two or three or such!</text:p>
      <text:p text:style-name="P44">Un8elievable, I wonder what the holdup is. Oh well, let's face it! You guys need the head start.</text:p>
      <text:p text:style-name="P45">Ok, anyway, good luck to you. It will be just like old tiiiiiiiimes.</text:p>
      <text:p text:style-name="P46">:::;)</text:p>
      <text:p text:style-name="P47">Adios, Toreasnore!!!!!!!!</text:p>
      <text:soft-page-break/>
      <text:p text:style-name="P48">_</text:p>
      <text:p text:style-name="P49">2. AM1: =004044</text:p>
      <text:p text:style-name="P50">Araaaaaaaadiiiiiiiia!</text:p>
      <text:p text:style-name="P51">I know!</text:p>
      <text:p text:style-name="P52">So we're a8out to get started right?</text:p>
      <text:p text:style-name="P53">Have you tricked Sollux yet?</text:p>
      <text:p text:style-name="P54">Do you have Mr. Two Eyes all 8efuddled and flustered in your we8 of lies?</text:p>
      <text:p text:style-name="P55">Or Mr. Four Eyes?</text:p>
      <text:p text:style-name="P56">Hmmmmmmmmm.</text:p>
      <text:p text:style-name="P57">I don't know. Which nickname do you think would 8e suita8ly derogatory in this case Aradia?</text:p>
      <text:p text:style-name="P58">::::P</text:p>
      <text:p text:style-name="P59">Ok, whatever. The point is.</text:p>
      <text:p text:style-name="P60">Once you have pulled the finely woven silken mesh over his dum8 different colored eyes, you and I will start playing the game and 8e the 8lue team leaders.</text:p>
      <text:p text:style-name="P61">That's how this will work right????????</text:p>
      <text:p text:style-name="P62">Wait do you mind if we are co-leaders? I forgot to ask! I just assumed it was ok with you.</text:p>
      <text:p text:style-name="P63">Great. That's the spirit!</text:p>
      <text:p text:style-name="P64">And when I 8ring you into the game, whatever the hell that means, then we can send each other stuff right? That is how this works right?</text:p>
      <text:p text:style-name="P65">Awesome!</text:p>
      <text:p text:style-name="P66">8ecause I have a present for you. It's a surprise, and it's going to 8e great. From me to you.</text:p>
      <text:p text:style-name="P67">Just from me. From me alone and no8ody else.</text:p>
      <text:p text:style-name="P68">I can't wait to see the look on your face when you see.</text:p>
      <text:p text:style-name="P69">Hey speaking of which, what will the name of our team 8e?</text:p>
      <text:soft-page-break/>
      <text:p text:style-name="P70">No no no no no. I know that.</text:p>
      <text:p text:style-name="P71">I mean the name of OUR team. You and me. Just uuuuuuuus.</text:p>
      <text:p text:style-name="P72">::::)</text:p>
      <text:p text:style-name="P73">I just thought it would 8e really fitting.</text:p>
      <text:p text:style-name="P74">Kind of like a fresh start, you know?</text:p>
      <text:p text:style-name="P75">I don't know, what are our shared interests? I guess I never really thought a8out this! I guess I'm used to thinking of you as the enemy. There must 8e some overlap in profiles.</text:p>
      <text:p text:style-name="P76">Come oooooooon, let's 8rainstorm!</text:p>
      <text:p text:style-name="P77">Man, it'll 8e great. We'll 8e unstoppa8le. Surely you must admit it will 8e nice to re8ound from the Team Charge de8acle!</text:p>
      <text:p text:style-name="P78">Oh maaaaaaaan, I'm so dum8! Here I am running my mouth and opening up old wounds, while at the very same time trying to make amends! What an idiot.</text:p>
      <text:p text:style-name="P79">Hey speaking of which, that loser isn't going to 8e on the 8lue team is he?</text:p>
      <text:p text:style-name="P80">Your old team 8uddy!</text:p>
      <text:p text:style-name="P81">Oh thank fucking goodness! Talk a8out dead weight. You made the right choice, leader! I mean co-leader.</text:p>
      <text:p text:style-name="P82">Man, now I've got this huge 8eefgrub lodged in my nook just thinking a8out him.</text:p>
      <text:p text:style-name="P83">I'm going to go give him a hard time.</text:p>
      <text:p text:style-name="P84">Let me know when you're live! Later.</text:p>
      <text:p text:style-name="P85">_</text:p>
      <text:p text:style-name="P86">3. TN2: =004072</text:p>
      <text:p text:style-name="P87">Wellllllll?</text:p>
      <text:p text:style-name="P88">Hey 8oy-Skytard, are you going to just stand there all night?</text:p>
      <text:p text:style-name="P89">Make your move, make your move, make your move!</text:p>
      <text:p text:style-name="P90">Weak! Weaky weaky weak.</text:p>
      <text:p text:style-name="P91">Yes. Your 8l8tant excuse making is the weakiest lame that ever<text:s/><text:soft-page-break/>shit the coward 8ed.</text:p>
      <text:p text:style-name="P92">Roll your dice. Make your move.</text:p>
      <text:p text:style-name="P93">Advance or a8scond!</text:p>
      <text:p text:style-name="P94">8ut a8sconding is what you do 8est!</text:p>
      <text:p text:style-name="P95">I 8n't managed to cloud a scenario yet you couldn't squawk out of in a 8lazing trail of cluck8east feathers.</text:p>
      <text:p text:style-name="P96">You cannot hope to 8eat Tavros Nitram in an a8scond-off.</text:p>
      <text:p text:style-name="P97">He is simply the 8est there is!</text:p>
      <text:p text:style-name="P98">Hey pipe down!</text:p>
      <text:p text:style-name="P99">Make your move!</text:p>
      <text:p text:style-name="P100">Advance or a8scond, advance or a8scond!</text:p>
      <text:p text:style-name="P101">Roll, Tavros! Roll!!!!!!!!</text:p>
      <text:p text:style-name="P102">_</text:p>
      <text:p text:style-name="P103">4. TN3: =004073</text:p>
      <text:p text:style-name="P104">No one can help you, Taaaaaaaavros!</text:p>
      <text:p text:style-name="P105">::::)</text:p>
      <text:p text:style-name="P106">Time to decide!</text:p>
      <text:p text:style-name="P107">What does that have to do with your present cowardice?</text:p>
      <text:p text:style-name="P108">Are you going to roll?</text:p>
      <text:p text:style-name="P109">Why not?</text:p>
      <text:p text:style-name="P110">so, you give up?</text:p>
      <text:p text:style-name="P111">Why not roll and make it official?</text:p>
      <text:p text:style-name="P112">Why would you want to cheapsk8 me out of 8onuses like that? It's so thoughtless.</text:p>
      <text:p text:style-name="P113">Am I going to have to take matters into my own hands?</text:p>
      <text:p text:style-name="P114">To make your move for you?</text:p>
      <text:p text:style-name="P115">8ut if you are going to 8reak the rules and refuse to roll, what choice do I have!</text:p>
      <text:soft-page-break/>
      <text:p text:style-name="P116">I h8 that it had to come to this 8ut what can I do!</text:p>
      <text:p text:style-name="P117">_</text:p>
      <text:p text:style-name="P118">5. TN4: =004074</text:p>
      <text:p text:style-name="P119">Tavros, have I mentioned how cute you look in that plucky little outfit?</text:p>
      <text:p text:style-name="P120">Why if I didn't know 8etter, I'd say I was playing with Pupa Pan himself!</text:p>
      <text:p text:style-name="P121">Isn't that what you want, Tavros? To 8e like Pupa?</text:p>
      <text:p text:style-name="P122">Of course you do! What 8oy wouldn't want to 8e like Pupa! So dashing and 8rave.</text:p>
      <text:p text:style-name="P123">He is everything you are not!</text:p>
      <text:p text:style-name="P124">For one thing, he can flyyyyyyyy.</text:p>
      <text:p text:style-name="P125">Do you want to flyyyyyyyy, Tavros?</text:p>
      <text:p text:style-name="P126">Have you ever tried to fly? I 8et you haven't!</text:p>
      <text:p text:style-name="P127">How a8out we take to the skies, Pupa!</text:p>
      <text:p text:style-name="P128">Hahahaha, oh you like that idea, Pupa? Yes, you do. I can feel it in your simple, mallea8le 8rain.</text:p>
      <text:p text:style-name="P129">You want to fly so 8ad!</text:p>
      <text:p text:style-name="P130">_</text:p>
      <text:p text:style-name="P131">6. TN5: =004075</text:p>
      <text:p text:style-name="P132">Fly, Pupa!!!!!!!!</text:p>
      <text:p text:style-name="P133">Flyyyyyyyy!</text:p>
      <text:p text:style-name="P134">Hahahahahahahaha!</text:p>
      <text:p text:style-name="P135">_</text:p>
      <text:p text:style-name="P136">7. TN6: =004076</text:p>
      <text:p text:style-name="P137">Aaaaaaaahahahahahahahaha!</text:p>
      <text:p text:style-name="P138">Hahahahahahahahahahahahahahahaha!!!!!!!!</text:p>
      <text:p text:style-name="P139">Haaaaaaaahaaaaaaaahaaaaaaaahaaaaaaaahaaaaaaaahaaaaaaaahaaaaaaaahaaaaaaaa!</text:p>
      <text:soft-page-break/>
      <text:p text:style-name="P140">Adios, Toreadum8ass.</text:p>
      <text:p text:style-name="P141">:::;D</text:p>
      <text:p text:style-name="P142">_</text:p>
      <text:p text:style-name="P143">8(!). KV1: =004078</text:p>
      <text:p text:style-name="P144">Psssssssst.</text:p>
      <text:p text:style-name="P145">Hey 8rave leader.</text:p>
      <text:p text:style-name="P146">Can I join your team?</text:p>
      <text:p text:style-name="P147">Vile 8acksta88ing sociopath? Karkat, did you copy and p8ste that phrase directly from your personal ad descri8ing what you are looking for in a lady?</text:p>
      <text:p text:style-name="P148">That's not a 8ad guess! 8ut man! Karkat you sure are giving me a hard time.</text:p>
      <text:p text:style-name="P149">I don't see how we're supposed to 8e 8ecoming friends if you recoil from my olive 8ranch like I'm twitching a mummified 8ovine phallus in your direction.</text:p>
      <text:p text:style-name="P150">Not even h8 friends?</text:p>
      <text:p text:style-name="P151">Yessssssss. I'll take it!</text:p>
      <text:p text:style-name="P152">Anyway, I was just joking a8out wanting to 8e on your team.</text:p>
      <text:p text:style-name="P153">I'm already on the 8lue team.</text:p>
      <text:p text:style-name="P154">Yes, Aradia and I have an arrangement. We will 8e co-leaders.</text:p>
      <text:p text:style-name="P155">(But really I will 8e the leader! Heh heh. Shh! Don't tell anyone!)</text:p>
      <text:p text:style-name="P156">What do you think, Karkat? Can you take on two dangerous laaaaaaaadies at once?</text:p>
      <text:p text:style-name="P157">Come on! Aren't you a little nervous that I will oppose you? You should 8e!</text:p>
      <text:p text:style-name="P158">Pshhhhhhhh. Those days are far 8ehind me.</text:p>
      <text:p text:style-name="P159">Anyway, I can't control just any8ody. They've got to 8e impressssssssiona8le. Like you!</text:p>
      <text:p text:style-name="P160">Sure I can. I just choose not to.</text:p>
      <text:soft-page-break/>
      <text:p text:style-name="P161">I find your mind totally unpalata8le to 8rowse. Looking into your 8rain is like pawing through a smelly dumpster.</text:p>
      <text:p text:style-name="P162">Full of 8roken glass and razor 8lades!</text:p>
      <text:p text:style-name="P163">And poop. D::::</text:p>
      <text:p text:style-name="P164">Oh, 8ack so soon! Did your thum8 slip on the 8utton????????</text:p>
      <text:p text:style-name="P165">I guess you can't get enough of me.</text:p>
      <text:p text:style-name="P166">::::)</text:p>
      <text:p text:style-name="P167">You 8n't got nothing on me and you can't prove shit!!!!!!!!</text:p>
      <text:p text:style-name="P168">Anyway, Karkat, I just wanted to say.</text:p>
      <text:p text:style-name="P169">&lt;3</text:p>
      <text:p text:style-name="P170">_</text:p>
      <text:p text:style-name="P171">9. DoSc1: =004102</text:p>
      <text:p text:style-name="P172">Oh my god, why are you talking to me????????</text:p>
      <text:p text:style-name="P173">Still sticking with the white text I see. So smooth and stylish!</text:p>
      <text:p text:style-name="P174">I forgot how much I loved highlighting it to read all the 8oring things you have to say.</text:p>
      <text:p text:style-name="P175">It's like a fun game for super extra handicapped retarded people. Like opening a present! Find out what o8noxious thing the mystery tool typed.</text:p>
      <text:p text:style-name="P176">What is it!</text:p>
      <text:p text:style-name="P177">You didn't exploit me.</text:p>
      <text:p text:style-name="P178">You are just a petty douche with a 8ad temper who likes to pl8y g8mes, and all I did w8s humor you.</text:p>
      <text:p text:style-name="P179">So full of yourself!!!!!!!!</text:p>
      <text:p text:style-name="P180">Don't ch8nge the su8ject!!!!!!!!</text:p>
      <text:p text:style-name="P181">XXXXO</text:p>
      <text:p text:style-name="P182">I'm going to log off in a 8ig huff and you have to promise not to use that nasty trick where you log me 8ack on out of petty douchey spite!</text:p>
      <text:soft-page-break/>
      <text:p text:style-name="P183">And then we can go 8ack to never ever talking, 8ecause man! That was heaven when it was like th8t!!!!!!!!</text:p>
      <text:p text:style-name="P184">Mm hmm. Slow down! Man.</text:p>
      <text:p text:style-name="P185">I am just wearing out so many pens taking all these important notes! Fuuuuuuuuck!</text:p>
      <text:p text:style-name="P186">Fuck you for ruining all my good note-taking pens and giving me this terri8le cramp in my good note-taking hand!!!!!!!!</text:p>
      <text:p text:style-name="P187">Blech. What a sno8. You're worse than my meddley meddler meddlefriend.</text:p>
      <text:p text:style-name="P188">I thought you said you would 8e 8rief????????</text:p>
      <text:p text:style-name="P189">Zzzzzzzz. 8ye, assh8le.</text:p>
      <text:p text:style-name="P190">_</text:p>
      <text:p text:style-name="P191">10. KM1: =004104</text:p>
      <text:p text:style-name="P192">Whaaaaaaaat.</text:p>
      <text:p text:style-name="P193">Huh? What kind of question is that!</text:p>
      <text:p text:style-name="P194">Is this a trick? Are you trying to sa8otage me? Are you in cahoots with someone????????</text:p>
      <text:p text:style-name="P195">Cahoooooooots!!!!!!!!</text:p>
      <text:p text:style-name="P196">Cahoots I say.</text:p>
      <text:p text:style-name="P197">What? Oh no.</text:p>
      <text:p text:style-name="P198">How did that happen?</text:p>
      <text:p text:style-name="P199">Really? Are you sure it wasn't sa8otage? I would suspect sa8otage if I was you.</text:p>
      <text:p text:style-name="P200">::::(</text:p>
      <text:p text:style-name="P201">She was so cool, you had the coolest lusus of anyone I know.</text:p>
      <text:p text:style-name="P202">I wanted to meet her some day.</text:p>
      <text:p text:style-name="P203">Yeah, meet her corpse! I guess that's not so bad a consol8tion prize.</text:p>
      <text:p text:style-name="P204">Seeing a 8ig dead cool mother gru8. Wow!</text:p>
      <text:soft-page-break/>
      <text:p text:style-name="P205">You were so lucky. My lusus sucks! Haha.</text:p>
      <text:p text:style-name="P206">Why did you ask if she's dead, anyway? Do you know something????????</text:p>
      <text:p text:style-name="P207">Okaaaaaaaay, I don't really get that. So you can just go ahead think I'm some dum8 flighty 8road again.</text:p>
      <text:p text:style-name="P208">Now you have me a little worried. Man! I hope she's ok.</text:p>
      <text:p text:style-name="P209">Why would this happen? This is just my luck. Have some died 8esides yours????????</text:p>
      <text:p text:style-name="P210">And uh, you know who's, I guess. ::::o</text:p>
      <text:p text:style-name="P211">You mean a curse?</text:p>
      <text:p text:style-name="P212">Wow, between his curse and my shitty luck we are so screwed.</text:p>
      <text:p text:style-name="P213">Whew! There goes another one sailing over the idi8t girl's head! Ok, lay it on me.</text:p>
      <text:p text:style-name="P214">Uh. Ok.</text:p>
      <text:p text:style-name="P215">Why do you try to help me and stuff? What's the point!</text:p>
      <text:p text:style-name="P216">It's kind of bothersome. And insulting sometimes!</text:p>
      <text:p text:style-name="P217">So I have a messy room. 8ig deal. My luck fucking 8lows! It's got nothing to do with it and you just don't even know.</text:p>
      <text:p text:style-name="P218">Meddler. Why you so meddley, Miss Meddlesome McFussyfangs????????</text:p>
      <text:p text:style-name="P219">No way! I'm just fine. Why don't you can it.</text:p>
      <text:p text:style-name="P220">::::P</text:p>
      <text:p text:style-name="P221">Ok, so you're spying on me. Kind of creepy! Man, m8y8e you should get a l8fe.</text:p>
      <text:p text:style-name="P222">Or you know, if you're so h8gh 8nd might8 an8 th8nk you're so gr8at, m8y88 you c8uld oh I d8n't kn8w........</text:p>
      <text:p text:style-name="P223">TRY AND ST8P ME FROM DO8NG B8D THINGS????????</text:p>
      <text:p text:style-name="P224">U88888888h!</text:p>
      <text:p text:style-name="P225">Ok, gr8. Fine! I'm going to check on my lusus now.</text:p>
      <text:p text:style-name="P226">8ut I'm starting to think you are full of shit, and I am quite sure she will 8e QU8TE FIN8!</text:p>
      <text:soft-page-break/>
      <text:p text:style-name="P227">Aaaaaaaah!</text:p>
      <text:p text:style-name="P228">Man, why d8dn't I just get th8 last w8rd and sign off real qu8ck like I usu8lly do????????</text:p>
      <text:p text:style-name="P229">Let you sne8k th8t stink8n' littl8 ninja quip in th8r8. Ah! So m8d.</text:p>
      <text:p text:style-name="P230">Lousy st8pid godd8mn supportive fri8nd!</text:p>
      <text:p text:style-name="P231">_</text:p>
      <text:p text:style-name="P232">11. EZ1: =004122</text:p>
      <text:p text:style-name="P233">Equiiiiiiiiuuuuuuuus.</text:p>
      <text:p text:style-name="P234">Hey! I'm a8out to meddle with so many losers right now.</text:p>
      <text:p text:style-name="P235">So many! All the losers. All of them.</text:p>
      <text:p text:style-name="P236">Oh man, was that sarcasm? That sounded like sarcasm!</text:p>
      <text:p text:style-name="P237">Pshhhhhhhh, I know! I know you never make jokes. I was the one 8eing sarcastic, you stooge!</text:p>
      <text:p text:style-name="P238">I was 8eing sarcastic a8out you 8eing sarcastic. Duh.</text:p>
      <text:p text:style-name="P239">The fuck I am! Anyway. Hey!</text:p>
      <text:p text:style-name="P240">Did you finish Aradia's present yet? I'm a8out to fuss with her and I want to know if I can keep my promise or if you're gonna make a liar out of me.</text:p>
      <text:p text:style-name="P241">Great! Thanks, 8uddy. I'll 8e w8ting here for you.</text:p>
      <text:p text:style-name="P242">8ecause I promised I would and it's none of your damn 8usiness! Man.</text:p>
      <text:p text:style-name="P243">Quit your prying! Always fidgeting and poking and prying.</text:p>
      <text:p text:style-name="P244">Agreeeeeeeed.</text:p>
      <text:p text:style-name="P245">So just to review!</text:p>
      <text:p text:style-name="P246">We will let Aradia perpetr8 her cute little ploy on Sollux and usurp his power.</text:p>
      <text:p text:style-name="P247">Isn't it funny when these chumps try to get all tactical and underhanded? It's really adora8le!</text:p>
      <text:p text:style-name="P248">Anyway. She makes her little powergra8, and that's when we 8oth<text:s/><text:soft-page-break/>step in and usurp her as co-leaders.</text:p>
      <text:p text:style-name="P249">Right????????</text:p>
      <text:p text:style-name="P250">Ok, good. Then the 8est team will 8e led 8y the two highest 8loods, the way it should 8e!</text:p>
      <text:p text:style-name="P251">Or at least, the highest 8loods who aren't shitty clown worshippers or under water freaks. Sound good?</text:p>
      <text:p text:style-name="P252">Yes.</text:p>
      <text:p text:style-name="P253">Yes.</text:p>
      <text:p text:style-name="P254">Yeeeeeeees!!!!!!!!</text:p>
      <text:p text:style-name="P255">Gr8! What a gr8 team we are.</text:p>
      <text:p text:style-name="P256">Heeeeeeeey........</text:p>
      <text:p text:style-name="P257">You wouldn't 8e planning anything sneaky, would you????????</text:p>
      <text:p text:style-name="P258">What! How could you suggest such a thing! Man, so insulting.</text:p>
      <text:p text:style-name="P259">Perfect. We have the perfect plan, and no one is plotting any sort of dou8lecrossings or 8acksta88ery or anything like that.</text:p>
      <text:p text:style-name="P260">I know! Don't worry, dude. I trust you completely.</text:p>
      <text:p text:style-name="P261">8ullshit!</text:p>
      <text:p text:style-name="P262">Pro8a8ly just another one of your many daily rage aneurysms.</text:p>
      <text:p text:style-name="P263">Why don't you cool your jets and have a glass of gross muscle8east milk????????</text:p>
      <text:p text:style-name="P264">Oh g8d!</text:p>
      <text:p text:style-name="P265">D8n't you d8re!!!!!!!!</text:p>
      <text:p text:style-name="P266">_</text:p>
      <text:p text:style-name="P267">12. TP1: =004137</text:p>
      <text:p text:style-name="P268">It looks like tonight we will have to 8reak our truce. Or at least suspend it. Hope you don't mind!</text:p>
      <text:p text:style-name="P269">Because tonight we will play a game together. For the first time in I don't even know. Forever!</text:p>
      <text:p text:style-name="P270">Man, you like to give me such a hard time a8out all that. I can't<text:s/><text:soft-page-break/>catch a 8reak!</text:p>
      <text:p text:style-name="P271">Can't you see I'm trying to put all that 8ehind me and make amends with every8ody?</text:p>
      <text:p text:style-name="P272">No, of course you can't see that. What am I saying!</text:p>
      <text:p text:style-name="P273">::::(</text:p>
      <text:p text:style-name="P274">I'll prove it to you. I'm giving Aradia a present that will make her feel all 8etter finally.</text:p>
      <text:p text:style-name="P275">Then I'll 8e in the clear. Phew! Totally redeemed. You'll see. I mean smell.</text:p>
      <text:p text:style-name="P276">Man, why can't you cut me some slack for once????????</text:p>
      <text:p text:style-name="P277">It's not like I even did anything that 8ad to you.</text:p>
      <text:p text:style-name="P278">I lost seven eyes 8ut you only lost two! I would say you came out ahead in the 8argain.</text:p>
      <text:p text:style-name="P279">Ugh! Your sarcasm really stings when here I am just trying to 8e nice. Ok, I guess I deserve it.</text:p>
      <text:p text:style-name="P280">Aaaaaaaah!</text:p>
      <text:p text:style-name="P281">Fine, 8e that way. But you shouldn't sit there and pretend we're so different.</text:p>
      <text:p text:style-name="P282">Remem8er Team Scourge? How convenient all that must 8e to have forgotten! You were so nasty.</text:p>
      <text:p text:style-name="P283">Oh man, if you crossed Terezi Pyrope you were fucked!!!!!!!!</text:p>
      <text:p text:style-name="P284">Yeah, those were the days.</text:p>
      <text:p text:style-name="P285">I mean, days full of mist8kes and r8gret!</text:p>
      <text:p text:style-name="P286">But it was still a lot of fun. Watching you dismantle huge teams of Flarpers with nothing 8ut politics and head games.</text:p>
      <text:p text:style-name="P287">Without even using any special powers! Wow.</text:p>
      <text:p text:style-name="P288">Come oooooooon!</text:p>
      <text:p text:style-name="P289">What do I have to do here?</text:p>
      <text:p text:style-name="P290">Well if you want to know what I think, you should start changing your tune.</text:p>
      <text:soft-page-break/>
      <text:p text:style-name="P291">Cause even though you got all these highfalutin morals and fancy reserv8tions, you know as well as me that a killer is a killer is a killer!</text:p>
      <text:p text:style-name="P292">There 8n't no ch8nging your ways for good, and one d8y you're going to flail that silly l8ttle cane of yours and not find n8thin to 8ump into, and fall f8ce first into the shit ag8in.</text:p>
      <text:p text:style-name="P293">And you're going to do something t8rri8le to some8ody and wish you could t8ke it 8ack 8ut you c8n't!!!!!!!!</text:p>
      <text:p text:style-name="P294">And then you'll work hard to win 8ack their trust, and you'll try and try and tr8, and you'll see how hard it is!</text:p>
      <text:p text:style-name="P295">You'll seeeeeeee!</text:p>
      <text:p text:style-name="P296">You'll see.</text:p>
      <text:p text:style-name="P297">I am whispering that and it is echoing and ominous.</text:p>
      <text:p text:style-name="P298">You'll seeeeeeee........</text:p>
      <text:p text:style-name="P299">You'll seeeeeeeeeeeeeeeeeeeeeeeeeeeeeeee</text:p>
      <text:p text:style-name="P300">eeeeeeeeeeeeeeeeeeeeeeeeeeeeeeee........</text:p>
      <text:p text:style-name="P301">Hahahahahahahaha.</text:p>
      <text:p text:style-name="P302">Whoa, what was that????????</text:p>
      <text:p text:style-name="P303">There was a loud noise outside my hive!</text:p>
      <text:p text:style-name="P304">It sounded like an explosion.</text:p>
      <text:p text:style-name="P305">And then another one!</text:p>
      <text:p text:style-name="P306">And now something that sounds like an avalanche!!!!!!!!</text:p>
      <text:p text:style-name="P307">That dum8ass is probably punching ro8ots again.</text:p>
      <text:p text:style-name="P308">I will go outside and look.</text:p>
      <text:p text:style-name="P309">You got it! ::::::::)</text:p>
      <text:p text:style-name="P310">_</text:p>
      <text:p text:style-name="P311">13. DoSc2: =004144</text:p>
      <text:p text:style-name="P312">Well what! I am surrounded 8y ghosts and kind of fre8king out a8out it!</text:p>
      <text:soft-page-break/>
      <text:p text:style-name="P313">I don't know, I guess I will just curl into a little 8all and cry and hope they go aw8y!</text:p>
      <text:p text:style-name="P314">Is that what you want to hear you sick f8ck????????</text:p>
      <text:p text:style-name="P315">Who????????</text:p>
      <text:p text:style-name="P316">Will that make them go away?</text:p>
      <text:p text:style-name="P317">I don't have to do shit!</text:p>
      <text:p text:style-name="P318">May8e I don't mind ghosts. May8e they'll 8e gr8 company once I get used to them!</text:p>
      <text:p text:style-name="P319">Ok, so why don't YOU kill her! 8e my guest! Wow, thanks for offering. Wh8t a pal!</text:p>
      <text:p text:style-name="P320">Oh really, well you seemed pretty excited a8out killing Tavros too.</text:p>
      <text:p text:style-name="P321">And you even helped! So I guess that is how you work after all.</text:p>
      <text:p text:style-name="P322">I know I did! I still do, I guess. I dunno.</text:p>
      <text:p text:style-name="P323">8ut I was never gonna kill these people. They were like, off limits I guess?</text:p>
      <text:p text:style-name="P324">These games were just supposed to 8e fun and serve no other purpose!</text:p>
      <text:p text:style-name="P325">Yeah ok, you getting off on talking a girl into killing her 8uddies sure is important!</text:p>
      <text:p text:style-name="P326">Los8r.</text:p>
      <text:p text:style-name="P327">I'm 8eginning to think you really 8elieve that! So delusion8l. You're just a path8tic, lonely gamer who 8uys into his own character profile 8S.</text:p>
      <text:p text:style-name="P328">Hahahahahahahaha!</text:p>
      <text:p text:style-name="P329">You're the dum8est omniscient person I ever met.</text:p>
      <text:p text:style-name="P330">Sure you know a lot, 8ut I know for a FACT there's stuff you don't know.</text:p>
      <text:p text:style-name="P331">8ecause you need to add more 8l8tant lies to patch up all the holes in your sad cover story.</text:p>
      <text:p text:style-name="P332">::::P</text:p>
      <text:soft-page-break/>
      <text:p text:style-name="P333">Yeah, 8ut I'm getting closer to 8eating you. You'll see.</text:p>
      <text:p text:style-name="P334">_</text:p>
      <text:p text:style-name="P335">14. AM2: =004146</text:p>
      <text:p text:style-name="P336">Araaaaaaaadiiiiiiiiaaaaaaaa.</text:p>
      <text:p text:style-name="P337">Nice trick! With the ghosts and all. Man, you got me pretty good.</text:p>
      <text:p text:style-name="P338">Fair enough!</text:p>
      <text:p text:style-name="P339">Just wanted to say I'm sorry, that's all.</text:p>
      <text:p text:style-name="P340">Yeah I know. I'll make it up to him some day. Don't worry!</text:p>
      <text:p text:style-name="P341">Anyway, hey guess what?</text:p>
      <text:p text:style-name="P342">I've got a message for you from your 8oyfriend.</text:p>
      <text:p text:style-name="P343">He's outside your hive right now!</text:p>
      <text:p text:style-name="P344">Take a look.</text:p>
      <text:p text:style-name="P345">Well ok, I'm just the messenger. If you want to risk missing him then suit yourself.</text:p>
      <text:p text:style-name="P346">L8er!!!!!!!!</text:p>
      <text:p text:style-name="P347">_</text:p>
      <text:p text:style-name="P348">15. AM3: =004151</text:p>
      <text:p text:style-name="P349">Arrivederci, Megido.</text:p>
      <text:p text:style-name="P350">_</text:p>
      <text:p text:style-name="P351">16. TP2: =004158</text:p>
      <text:p text:style-name="P352">Ummmmmmmmm, no?</text:p>
      <text:p text:style-name="P353">A8out what?</text:p>
      <text:p text:style-name="P354">Oh, that? I thought we were done talking a8out it!</text:p>
      <text:p text:style-name="P355">We concluded I messed up and I'm completely horri8le in every way.</text:p>
      <text:p text:style-name="P356">I can only feel SO AWFUL, you know. Here, I'm 8anging my head against the desk now.</text:p>
      <text:p text:style-name="P357">8ang 8ang 8ang. Are you happy?</text:p>
      <text:soft-page-break/>
      <text:p text:style-name="P358">Uuuuuuuugh, what do you want from me????????</text:p>
      <text:p text:style-name="P359">You should lighten up a 8it. May8e even congratul8 me!</text:p>
      <text:p text:style-name="P360">Wow, great jo8 Vriska! Single handedly taking out Team Charge like that.</text:p>
      <text:p text:style-name="P361">No more competition from those low class clowns!</text:p>
      <text:p text:style-name="P362">Ok, well, change your mind a8out what!</text:p>
      <text:p text:style-name="P363">What are you going to do, Pyrope!</text:p>
      <text:p text:style-name="P364">Hahahahahahahaha!</text:p>
      <text:p text:style-name="P365">You mean from your tree? With all your AMAAAAAAAAZING POWERS?</text:p>
      <text:p text:style-name="P366">Tell me, what sort of powers do tree girls have? Swinging from vines and stuff?</text:p>
      <text:p text:style-name="P367">Yeah right!!!!!!!!</text:p>
      <text:p text:style-name="P368">Complete and total muscle8east shit!</text:p>
      <text:p text:style-name="P369">I don't need to do that to know you're 8luffing.</text:p>
      <text:p text:style-name="P370">_</text:p>
      <text:p text:style-name="P371">17. AS1: =004176</text:p>
      <text:p text:style-name="P372">What's your deal????????</text:p>
      <text:p text:style-name="P373">Did you just zap Equius into the game? His hive disappeared!</text:p>
      <text:p text:style-name="P374">Hell no! I was supposed to get your surprise present from him! Um, that he was keeping for me! 8ut only temporarily!</text:p>
      <text:p text:style-name="P375">And then we were going to jump in the g8me tog8ther! As co-le8ders! Remem8er????????</text:p>
      <text:p text:style-name="P376">8ut!</text:p>
      <text:p text:style-name="P377">Aaaaaaaah!</text:p>
      <text:p text:style-name="P378">You knew this was going to happen! You were planning it all along! You're planning all this. I know a schemer when I see one!</text:p>
      <text:p text:style-name="P379">No! It had to go the way we said it would. I was going to give you the present I convinced him to m8ke for you. Me! It wo8ldn't have got m8de if not f8r me!</text:p>
      <text:soft-page-break/>
      <text:p text:style-name="P380">And then you could have a 8ody again and everyth8ng would 8e fine. Then we could go 8ack to 8eing friends again.</text:p>
      <text:p text:style-name="P381">Yeah!!!!!!!!</text:p>
      <text:p text:style-name="P382">I don't know. I felt like we were even if you didn't think so.</text:p>
      <text:p text:style-name="P383">I guess I'm not very good at acting like a friend. Or saying stuff like, hey friend! You're my friend! It doesn't really occur to me.</text:p>
      <text:p text:style-name="P384">8ut we were! Why would you play with me if you didn't think I was your friend?</text:p>
      <text:p text:style-name="P385">8arf. More of this apathetic 8aloney. Why don't you cut the ghost girl act already? I get it! You're dead and spooky.</text:p>
      <text:p text:style-name="P386">Hm.</text:p>
      <text:p text:style-name="P387">Uh, okay?</text:p>
      <text:p text:style-name="P388">Haha. Pretty odd!</text:p>
      <text:p text:style-name="P389">That's cool, you can ri88it if you want. In a weird way it almost makes you sound normal!</text:p>
      <text:p text:style-name="P390">So what now? I guess you and Equius co-lead since he managed to usurp me. That cunning 8astard.</text:p>
      <text:p text:style-name="P391">I guess I follow you into the game instead? Fine 8y me! I'll follow you guys. Just give me my orders, 8oss.</text:p>
      <text:p text:style-name="P392">Oh what the fuuuuuuuuck!</text:p>
      <text:p text:style-name="P393">I get it. I finally see now. This is your revenge.</text:p>
      <text:p text:style-name="P394">You finally did it, Megido. You got me pretty good. Well played.</text:p>
      <text:p text:style-name="P395">What a load of SHIIIIIIIIT. You've 8een plotting your revenge since day one. And I fell for it like a sucker. Can't say I 8lame you.</text:p>
      <text:p text:style-name="P396">8ut why not!</text:p>
      <text:p text:style-name="P397">I killed you!!!!!!!!</text:p>
      <text:p text:style-name="P398">AAAAAAAAH!!!!!!!!</text:p>
      <text:p text:style-name="P399">You're so infuri8ing! Why c8n't you just h8 me? It would 8e a lot easier th8t way.</text:p>
      <text:soft-page-break/>
      <text:p text:style-name="P400">Or at least feel 8othered or annoyed or S8METHING! God!!!!!!!!</text:p>
      <text:p text:style-name="P401">May8e I sh8uld just rip my he8rt out of my chest and pound it to a 8loody pulp here on my desk with my sup8r strong ro8ot arm.</text:p>
      <text:p text:style-name="P402">Pound pound pound pound pound pound pound pound!</text:p>
      <text:p text:style-name="P403">Look at that, more nasty 8lue 8lood all over me. Why not! Might as well op8n the floodg8s and p8nt my whole hive with this oh so envia8le cerulean SWILL.</text:p>
      <text:p text:style-name="P404">8ecause clearly it's up to me to feel em8tions for the 8oth of us, you misera8le soulless witch!</text:p>
      <text:p text:style-name="P405">I h88888888 you!</text:p>
      <text:p text:style-name="P406">H8 h8 h8 h8 h8 h8 h8 haaaaaaaate!</text:p>
      <text:p text:style-name="P407">I only regret killing you cause it m8de you so 8ORING!!!!!!!!</text:p>
      <text:p text:style-name="P408">I don't want to 8e on the red team. ::::(</text:p>
      <text:p text:style-name="P409">It's full of jerks who just think I'm a 8ig jerk.</text:p>
      <text:p text:style-name="P410">Oh god, I can't w8 for THAT convers8tion.</text:p>
      <text:p text:style-name="P411">What? Why would that 8e consol8tion? It's more vague spooky nonsense!</text:p>
      <text:p text:style-name="P412">Fuck you for me trying to help you.</text:p>
      <text:p text:style-name="P413">Fuck the 8lue team, fuck your conniving, fuck Equius's dou8ledealing and the stupid muscle8east he rode in on, and fuck you for s8ving my life.</text:p>
      <text:p text:style-name="P414">FUUUUUUUUCK YOOOOOOOOUUUUUUUU!!!!!!!!</text:p>
      <text:p text:style-name="P415">_</text:p>
      <text:p text:style-name="P416">18. KV2: =004196</text:p>
      <text:p text:style-name="P417">You're going to ask me to join your team, aren't you.</text:p>
      <text:p text:style-name="P418">I don't seem to have much choice now! Aradia kicked me off the good team.</text:p>
      <text:p text:style-name="P419">You dork.</text:p>
      <text:p text:style-name="P420">Do you really think your usual pedantic quips are going to 8ug me now????????</text:p>
      <text:soft-page-break/>
      <text:p text:style-name="P421">I was just 8etrayed and a8andonded 8y my two accomplices and 8est pals, and on top of that I am soaked in the 8lood of my lusus which I just had to decapit8 myself.</text:p>
      <text:p text:style-name="P422">So listening to a cra88y asshole 8e all tickled with his own mediocre retorts isn't going to spoil my evening!</text:p>
      <text:p text:style-name="P423">Wow.</text:p>
      <text:p text:style-name="P424">Uh, good to know.</text:p>
      <text:p text:style-name="P425">I guess. ::::\</text:p>
      <text:p text:style-name="P426">What! It's so rude to dict8 hygiene procedure to a lady. Under any circumstance! Even for douchey loudmouths with delusions of leadership.</text:p>
      <text:p text:style-name="P427">May8e you should try to think a8out the dum8 things that fall out of your protein chute for once, Vantas.</text:p>
      <text:p text:style-name="P428">Anyway, you know my 8lood's the prettiest and you'd o8viously kill to have it.</text:p>
      <text:p text:style-name="P429">8S!</text:p>
      <text:p text:style-name="P430">Why would you hide 8ehind your lame gray anonymity then?</text:p>
      <text:p text:style-name="P431">You do realize everyone thinks that's totally lame, right????????</text:p>
      <text:p text:style-name="P432">Fine. Like anyone really cares! It's just lame and insecure.</text:p>
      <text:p text:style-name="P433">So why don't you tell me what I've got to do here???????? I await instruction from my 8igshot a8looded leader.</text:p>
      <text:p text:style-name="P434">Uggggggggh.</text:p>
      <text:p text:style-name="P435">Can't someone else do that?</text:p>
      <text:p text:style-name="P436">XXXXO</text:p>
      <text:p text:style-name="P437">8ut I h8 that guy!</text:p>
      <text:p text:style-name="P438">This is your command decision? Getting someone who h8s a guy to save his life? Pretty weak, 8oss!</text:p>
      <text:p text:style-name="P439">I know. I don't really understand it.</text:p>
      <text:p text:style-name="P440">It's just a really special kind of h8! It never goes away and it doesn't make a lot of sense.</text:p>
      <text:p text:style-name="P441">Oh god, what?</text:p>
      <text:soft-page-break/>
      <text:p text:style-name="P442">Fuuuuuuuuck, WHAT are you talking a8out?</text:p>
      <text:p text:style-name="P443">Whoa really? Oh no shit, REALLY????????</text:p>
      <text:p text:style-name="P444">Karkat, holy fuck.</text:p>
      <text:p text:style-name="P445">So.</text:p>
      <text:p text:style-name="P446">8oring.</text:p>
      <text:p text:style-name="P447">Oh????????</text:p>
      <text:p text:style-name="P448">I hope you know I already wore out some good note-taking pens today. All the pens.</text:p>
      <text:p text:style-name="P449">All of them.</text:p>
      <text:p text:style-name="P450">Hahahahahahahaha, you don't even know how much I'm laughing at this.</text:p>
      <text:p text:style-name="P451">You aren't reading anything I say are you? You just want to talk and talk and talk.</text:p>
      <text:p text:style-name="P452">Oh, yeah.</text:p>
      <text:p text:style-name="P453">I started tuning you out.</text:p>
      <text:p text:style-name="P454">Are you done?</text:p>
      <text:p text:style-name="P455">Did you learn this crap from your awful romance movies?</text:p>
      <text:p text:style-name="P456">Hey asshole, stop watching movies for girls.</text:p>
      <text:p text:style-name="P457">Argh, ok! Man! Just let me connect to stupid 8oy-Dum8fuck so I don't have to listen to this anymore!</text:p>
      <text:p text:style-name="P458">What is it now!</text:p>
      <text:p text:style-name="P459">You do????????</text:p>
      <text:p text:style-name="P460">I mean.</text:p>
      <text:p text:style-name="P461">O8viously you do. Duh.</text:p>
      <text:p text:style-name="P462">What for?</text:p>
      <text:p text:style-name="P463">_</text:p>
      <text:p text:style-name="P464">19. KV3: =004197</text:p>
      <text:p text:style-name="P465">Um, ok.</text:p>
      <text:soft-page-break/>
      <text:p text:style-name="P466">I can try.</text:p>
      <text:p text:style-name="P467">What does he know?</text:p>
      <text:p text:style-name="P468">Awkward? What do you mean?</text:p>
      <text:p text:style-name="P469">Settled down?</text:p>
      <text:p text:style-name="P470">Oh, only once!</text:p>
      <text:p text:style-name="P471">Are you sure you should trust him? I don't know if I would, 8ut hey I'm not the leader.</text:p>
      <text:p text:style-name="P472">This game is so stupid.</text:p>
      <text:p text:style-name="P473">Whew!!!!!!!!</text:p>
      <text:p text:style-name="P474">Oh, man.</text:p>
      <text:p text:style-name="P475">Since you're 8leeding I should ask Terezi what color your 8lood is.</text:p>
      <text:p text:style-name="P476">Ok, then I'll ask Jack.</text:p>
      <text:p text:style-name="P477">Dammit! Stupid lousy tightlipped sta8happy dou8le agents.</text:p>
      <text:p text:style-name="P478">Doesn't Trollian have some kind of viewport feature?</text:p>
      <text:p text:style-name="P479">Yeah ok, here we are a8out to em8ark on an espionage mission. A spying tool sounds totally useless!</text:p>
      <text:p text:style-name="P480">Another gr8 point, captain.</text:p>
      <text:p text:style-name="P481">Fine, I'll be right there.</text:p>
      <text:p text:style-name="P482">Just try not to lose too much of your mystery blood and die.</text:p>
      <text:p text:style-name="P483">_</text:p>
      <text:p text:style-name="P484">20. KM2: =004241</text:p>
      <text:p text:style-name="P485">COPY OF CONVERSATION KM1: =004104</text:p>
      <text:p text:style-name="P486">_</text:p>
      <text:p text:style-name="P487">21. TN7: =004249</text:p>
      <text:p text:style-name="P488">Taaaaaaaavros!</text:p>
      <text:p text:style-name="P489">Go outside and look at what I 8uilt for you! You are going to FLIP!</text:p>
      <text:soft-page-break/>
      <text:p text:style-name="P490">_</text:p>
      <text:p text:style-name="P491">22. TN8: =004250</text:p>
      <text:p text:style-name="P492">What are you talking a8out. Look at my 8eatiful 8uilding. Don't you think it's a8out time someone got a little cre8tive with this game????????</text:p>
      <text:p text:style-name="P493">Everyone always wants to do things the 8oring way.</text:p>
      <text:p text:style-name="P494">Didn't we make a truce, Tavros? That we would try to 8e less 8oring from now on?</text:p>
      <text:p text:style-name="P495">You don't want to 8reak your truce with me, do you Tavros?</text:p>
      <text:p text:style-name="P496">Gr8. Now get clim8ing!</text:p>
      <text:p text:style-name="P497">Man. I knew it. Toreasnooze is 8ACK IN ACTION.</text:p>
      <text:p text:style-name="P498">I 8uilt that ramp 8ecause we were in a hurry to save your life, remem8er?</text:p>
      <text:p text:style-name="P499">A dead Tavros is even more 8oring than an alive and crippled Tavros 8y a slim margin.</text:p>
      <text:p text:style-name="P500">My stair structure is lovely and I'm not changing it.</text:p>
      <text:p text:style-name="P501">Now hop out of your wheel device and get clim8ing!!!!!!!!</text:p>
      <text:p text:style-name="P502">Or crawling. Whatever! Stop 8eing so helpless. It's pathetic.</text:p>
      <text:p text:style-name="P503">What's the rush! You're in the game, safe and sound. Look in the sky. Do you see any meteors? I sure don't!</text:p>
      <text:p text:style-name="P504">Siiiiiiiigh.</text:p>
      <text:p text:style-name="P505">You did not just use that excuse. We 8oth know you can commune with these things.</text:p>
      <text:p text:style-name="P506">Hey! Why don't you psychically command them to carry you up????????</text:p>
      <text:p text:style-name="P507">Oh my god that is a gr8 idea. Once again, leave it to Vriska to come up with the cre8tive solutions.</text:p>
      <text:p text:style-name="P508">What good would that do you?</text:p>
      <text:p text:style-name="P509">Whatever the purpose of this game is, it makes you work hard for it!</text:p>
      <text:p text:style-name="P510">That way you 8ecome stronger along the way and you are 8etter<text:s/><text:soft-page-break/>prepared for whatever's next.</text:p>
      <text:p text:style-name="P511">Remem8er when we used to flarp together???????? It was the exact same principle. And that's why you were always outmatched! You were too soft and not well prepared.</text:p>
      <text:p text:style-name="P512">Nothing comes easy, Tavros. That is why we go through the trials in the 8rooding caverns when we are young.</text:p>
      <text:p text:style-name="P513">To make sure we are strong when we come out!</text:p>
      <text:p text:style-name="P514">Do you remem8er the trials, Tavros?</text:p>
      <text:p text:style-name="P515">Well, I do, and they were a 8itch.</text:p>
      <text:p text:style-name="P516">8ut now that I think a8out it, it would make perfect sense if your trials were really easy 8y some mistake.</text:p>
      <text:p text:style-name="P517">That is why you are such a soggy phlegm sponge, and why you got picked 8y such a sad, frail little lusus!</text:p>
      <text:p text:style-name="P518">8ut that's ok, it pro8a8ly wasn't your fault. Just a 8ad 8r8k!</text:p>
      <text:p text:style-name="P519">You're lucky you have me as a server player, so I can challenge you and help you get strong.</text:p>
      <text:p text:style-name="P520">Now hop out of that seat and get clim8ing! I will deliver the device to you once you are at the top.</text:p>
      <text:p text:style-name="P521">Clim8, Pupa!</text:p>
      <text:p text:style-name="P522">Cliiiiiiiiim8!</text:p>
      <text:p text:style-name="P523">No!!!!!!!!</text:p>
      <text:p text:style-name="P524">You don't need help from your lame 8ull fairy. He is only holding you 8ack.</text:p>
      <text:p text:style-name="P525">God. Pathetic.</text:p>
      <text:p text:style-name="P526">This is getting frustrating.</text:p>
      <text:p text:style-name="P527">Why did I have to get stuck with the cripple? Just my luck.</text:p>
      <text:p text:style-name="P528">Do you have any idea how inconvenient this is? Do you have any sympathy for what I'm dealing with here?</text:p>
      <text:p text:style-name="P529">You're so inconsider8. You just sit there looking smug. It's infuri8ing to look at you.</text:p>
      <text:p text:style-name="P530">You haven't even thanked me! Or apologized for that<text:s/><text:soft-page-break/>matter!!!!!!!!</text:p>
      <text:p text:style-name="P531">uHHHHHHHH THANKS VRISKA, fOR sAVING UHH MY LIFE,</text:p>
      <text:p text:style-name="P532">uMMMMM IT SURE WAS 8RAVE AND HEROIC AND PRETTY OF YOU,</text:p>
      <text:p text:style-name="P533">aLSO uMMM dUHHH,,,, uMMM,,, i AM SORRY FROM THE 8OTTOM OF MY NOOK,,,,,,,,,,</text:p>
      <text:p text:style-name="P534">Seriously, how hard would that have 8een?</text:p>
      <text:p text:style-name="P535">For 8eing crippled, you ass!</text:p>
      <text:p text:style-name="P536">Yes.</text:p>
      <text:p text:style-name="P537">Say you're sorry.</text:p>
      <text:p text:style-name="P538">8ullshit!</text:p>
      <text:p text:style-name="P539">It's something called 8asic decency and civility you fudge8looded 8oor.</text:p>
      <text:p text:style-name="P540">Now get down on your useless wo88ly knees and apologize.</text:p>
      <text:p text:style-name="P541">&gt;::::O</text:p>
      <text:p text:style-name="P542">_</text:p>
      <text:p text:style-name="P543">23. TN9: =004251</text:p>
      <text:p text:style-name="P544">Apologize, Pupa!</text:p>
      <text:p text:style-name="P545">Apologiiiiiiiize!!!!!!!!</text:p>
      <text:p text:style-name="P546">Say you're sorry for being a cripple! Wheeeeeeee!</text:p>
      <text:p text:style-name="P547">Aaaaaaaahahahahahahahaha!</text:p>
      <text:p text:style-name="P548">_</text:p>
      <text:p text:style-name="P549">24. KM3: =004256</text:p>
      <text:p text:style-name="P550">Hey, what's your deal!</text:p>
      <text:p text:style-name="P551">Shouldn't you 8e helping me out of this jam instead of fussing with my plum8ing????????</text:p>
      <text:p text:style-name="P552">That's silly. I made so many ramps, you wouldn't even 8elieve it.</text:p>
      <text:p text:style-name="P553">I specifically decided I wanted to 8uild something ugly and 8oring. It is now the land of ramps and yawns.</text:p>
      <text:soft-page-break/>
      <text:p text:style-name="P554">That lousy snitch! May8e I should take his computer away so he can't go crying to fussyfangs anymore.</text:p>
      <text:p text:style-name="P555">No, don't!</text:p>
      <text:p text:style-name="P556">I'm only trying to help him. ::::(</text:p>
      <text:p text:style-name="P557">Fine.</text:p>
      <text:p text:style-name="P558">I'll do something NICE.</text:p>
      <text:p text:style-name="P559">I have an idea. I will 8e right 8ack.</text:p>
      <text:p text:style-name="P560">And for the record, I was going to do this anyway! I was just trying to make him a 8etter player first.</text:p>
      <text:p text:style-name="P561">In the meantime, how a8out I serve my client player the way I think is 8est, and you can do the same for yours????????</text:p>
      <text:p text:style-name="P562">_</text:p>
      <text:p text:style-name="P563">25. KM4: =004260</text:p>
      <text:p text:style-name="P564">Quit cleaning up after me!!!!!!!!</text:p>
      <text:p text:style-name="P565">You are so ridiculous.</text:p>
      <text:p text:style-name="P566">_</text:p>
      <text:p text:style-name="P567">26. TN10: =004265</text:p>
      <text:p text:style-name="P568">Flyyyyyyyy!</text:p>
      <text:p text:style-name="P569">_</text:p>
      <text:p text:style-name="P570">27. TN11: =004269</text:p>
      <text:p text:style-name="P571">Oh. That's cool I guess.</text:p>
      <text:p text:style-name="P572">Um, I don't know? Pro8a8ly 8uried in the stupid sand somewhere like all the others.</text:p>
      <text:p text:style-name="P573">The puzzle sucks! All these puzzles suck.</text:p>
      <text:p text:style-name="P574">If I have to help you put one more dum8 sla8 of 8oring rock into another stupid wall indent8tion I am going to put an indent8tion in my desk with my f8ce.</text:p>
      <text:p text:style-name="P575">Snore. These puzzles are for wigglers. I solved way 8etter puzzles than this in my heyday as Mindfang.</text:p>
      <text:soft-page-break/>
      <text:p text:style-name="P576">Oh look some ruins. Oh look another mysterious recess in the wall! I wonder if something fits in there????????</text:p>
      <text:p text:style-name="P577">It pro8a8ly just opens a secret passage to more wall indent8tions. I am so over this puzzle.</text:p>
      <text:p text:style-name="P578">Tavros, let me let you in on a little secret a8out the lore of your land.</text:p>
      <text:p text:style-name="P579">It's 8oring!!!!!!!!</text:p>
      <text:p text:style-name="P580">The minds of your consorts are very soft and impressiona8le.</text:p>
      <text:p text:style-name="P581">As easily manipul8ed as all those imps you've 8een 8ossing around.</text:p>
      <text:p text:style-name="P582">I have picked apart their tiny little lizard 8rains and seen through all the smoke and mirrors of their riddles.</text:p>
      <text:p text:style-name="P583">I have gotten to the truth they are guarding. The great 8ig mystery 8ehind this planet. And you know what it is, Tavros?</text:p>
      <text:p text:style-name="P584">It's 8ullshit!</text:p>
      <text:p text:style-name="P585">Meaningless, 8oring, fanciful 8ullshit wrapped in flowery poems to keep you guessing.</text:p>
      <text:p text:style-name="P586">It all leads to one thing anyway, and that's what we should put our attention on.</text:p>
      <text:p text:style-name="P587">Real gamers cut to the chase. They power through all the nonsense and go for the gold.</text:p>
      <text:p text:style-name="P588">They cheat, Tavros.</text:p>
      <text:p text:style-name="P589">It is time you learned to start cheating.</text:p>
      <text:p text:style-name="P590">Well, it's a good start. You are 8ending the rules and getting stuff done.</text:p>
      <text:p text:style-name="P591">Ok I will admit, I am fairly impressed with your progress so far. Even though you still pro8a8ly haven't even killed a single enemy!!!!!!!</text:p>
      <text:p text:style-name="P592">No, don't 8other. I know you haven't.</text:p>
      <text:p text:style-name="P593">AG: 8ut may8e that's ok. May8e it's just your style, and your real strength is surrounding yourself with allies who are much stronger than you.</text:p>
      <text:soft-page-break/>
      <text:p text:style-name="P594">Like me!</text:p>
      <text:p text:style-name="P595">I'm sure there is more than one way up the echeladder. In your case pro8a8ly the only way is to roll gently up the echeramp.</text:p>
      <text:p text:style-name="P596">The path of the invalid.</text:p>
      <text:p text:style-name="P597">8ut I think it's time to stop fucking around! You need to 8e challenged more.</text:p>
      <text:p text:style-name="P598">I have 8een designing a quest for you that should test your true limits.</text:p>
      <text:p text:style-name="P599">Yes.</text:p>
      <text:p text:style-name="P600">Yeah, well, after she got me in the game, Kanaya just left me in the lurch, pro8a8ly 8ecause she's dealing with her own crisis now.</text:p>
      <text:p text:style-name="P601">Which is just as well 8ecause I was starting to get nannied HARD. You wouldn't even 8elieve it.</text:p>
      <text:p text:style-name="P602">So I had some time to kill.</text:p>
      <text:p text:style-name="P603">I drew you a map!</text:p>
      <text:p text:style-name="P604">Here, take a look.</text:p>
      <text:p text:style-name="P605">It marks what will 8e your new destination. Where you will find the ultim8 challenge.</text:p>
      <text:p text:style-name="P606">_</text:p>
      <text:p text:style-name="P607">28. TN12: =004270</text:p>
      <text:p text:style-name="P608">I have determined from your consorts that there is a terri8le monster deep underground.</text:p>
      <text:p text:style-name="P609">It guards a hoard of treasure 8igger than either of us can imagine!</text:p>
      <text:p text:style-name="P610">It is called a denizen, and it is the 8oss of your whole planet.</text:p>
      <text:p text:style-name="P611">Tavros, you will go and face your denizen.</text:p>
      <text:p text:style-name="P612">It will 8e the most powerful adversary you have ever met.</text:p>
      <text:p text:style-name="P613">8ut you can handle it. I 8elieve in you!</text:p>
      <text:p text:style-name="P614">May8e! That is the risk you take 8y 8eing a 8rave adventurer.</text:p>
      <text:soft-page-break/>
      <text:p text:style-name="P615">8ut it is a good opportunity to apply your cunning.</text:p>
      <text:p text:style-name="P616">May8e you can rally a huge army to 8end to your will and overwhelm the monster???????? Who knows! It is up to you.</text:p>
      <text:p text:style-name="P617">This is it, Tavros. It is time to sink or swim.</text:p>
      <text:p text:style-name="P618">No!!!!!!!!</text:p>
      <text:p text:style-name="P619">Oh god, every time. Always going and getting to others to 8ail you out.</text:p>
      <text:p text:style-name="P620">Anyway, Kanaya is missing in action, and Karkat has his head up his nook with his new sta88y h8friend.</text:p>
      <text:p text:style-name="P621">Neither can help you.</text:p>
      <text:p text:style-name="P622">Tavros, I know no8ody 8elieves me a8out this, pro8a8ly not even a gulli8le dope like you.</text:p>
      <text:p text:style-name="P623">8ut I actually care a8out your advancement as a player.</text:p>
      <text:p text:style-name="P624">Everything I have done has 8een to make you stronger!</text:p>
      <text:p text:style-name="P625">Ugh, you are useless!</text:p>
      <text:p text:style-name="P626">I'm done talking a8out this. Now shut up and point that cherry vehicle of yours toward the X on that map.</text:p>
      <text:p text:style-name="P627">Next stop, g8 seven. Let's go.</text:p>
      <text:p text:style-name="P628">This isn't optional. You know very well that I can make you go to that g8 whether you want to or not!</text:p>
      <text:p text:style-name="P629">8ut I would rather it not have to come to that.</text:p>
      <text:p text:style-name="P630">What will it 8e?</text:p>
      <text:p text:style-name="P631">Advance or advance?</text:p>
      <text:p text:style-name="P632">Oh one last thing.</text:p>
      <text:p text:style-name="P633">Equip your 8oy-Skylark outfit.</text:p>
      <text:p text:style-name="P634">This will 8e Pupa's last stand!</text:p>
      <text:p text:style-name="P635">I mean sit.</text:p>
      <text:p text:style-name="P636">Hahahahahahahaha.</text:p>
      <text:p text:style-name="P637">_</text:p>
      <text:soft-page-break/>
      <text:p text:style-name="P638">29. KV4: AND TN13: =004447</text:p>
      <text:p text:style-name="P639">KV - ::::D</text:p>
      <text:p text:style-name="P640">Kaaaaaaaarkat!</text:p>
      <text:p text:style-name="P641">I'm sorry!</text:p>
      <text:p text:style-name="P642">8ut do you have any idea how funny this thing is? I mean this whole thing???????? I can't stop laughing!</text:p>
      <text:p text:style-name="P643">I'm not going to try, I'm just here to say this whole thing is ridiculous.</text:p>
      <text:p text:style-name="P644">We didn't really need you to pretend to 8e a little angry general to get any of this done.</text:p>
      <text:p text:style-name="P645">We kicked the queen out of there no sweat! It was easy. In fact, I did most of the work myself, right 8efore I found all the treasure and scaled all the rungs.</text:p>
      <text:p text:style-name="P646">Hey, I'm gone. I just think you should relax.</text:p>
      <text:p text:style-name="P647">You were wound up so tight through the whole adventure, and now here in the present you're a8out to explode. It's insuffera8le!</text:p>
      <text:p text:style-name="P648">Hahahahahahahaha.</text:p>
      <text:p text:style-name="P649">TN - Hi.</text:p>
      <text:p text:style-name="P650">Karkat, shut up! This does not concern you.</text:p>
      <text:p text:style-name="P651">Tavros, it's ok. Really.</text:p>
      <text:p text:style-name="P652">So you don't feel that way a8out me! That's fine. I shouldn't have expected any different.</text:p>
      <text:p text:style-name="P653">I can deal with it! I am not a wimp like you. I roll with 8ad 8r8ks all the time. No 8iggie.</text:p>
      <text:p text:style-name="P654">In fact, I already have dealt with it. I was over here dealing with it while you were over there on the floor fooling around with your computer after a cute girl tried to kiss you for some reason.</text:p>
      <text:p text:style-name="P655">As it turned out, fooling around with your computer to........</text:p>
      <text:p text:style-name="P656">Go cry on future Karkat's shoulder a8out this????????</text:p>
      <text:p text:style-name="P657">Hahahaha. You are a str8nge and funny 8oy, Tavros.</text:p>
      <text:soft-page-break/>
      <text:p text:style-name="P658">Karkat I said shut the fuck up!!!!!!!!</text:p>
      <text:p text:style-name="P659">Anyway, though totally unnecessary, your apology is accepted.</text:p>
      <text:p text:style-name="P660">Now pick yourself up off the floor so we can go wring some fucking treasure out of this misera8le magic rock!</text:p>
      <text:p text:style-name="P661">Actually, never mind, I'll 8e over there to help you with that too, kind of like I do with everything.</text:p>
      <text:p text:style-name="P662">Just lie still and try not to start crying or anything, and w8 a few minutes for your timeframe to catch up with mine.</text:p>
      <text:p text:style-name="P663">Exactly! I aaaaaaaam smarter than you. You see? You're learning!</text:p>
      <text:p text:style-name="P664">_</text:p>
      <text:p text:style-name="P665">Act 5 Act 2</text:p>
      <text:p text:style-name="P666">_</text:p>
      <text:p text:style-name="P667">30. TP3; KV5; SC1: =004529</text:p>
      <text:p text:style-name="P668">Hahahahahahahaha!!!!!!!!</text:p>
      <text:p text:style-name="P669">You are 8oth ridiculous.</text:p>
      <text:p text:style-name="P670">I'm 8usy.</text:p>
      <text:p text:style-name="P671">I'm making my own plans! I'm a pretty 8ig deal, remem8er Karkat?</text:p>
      <text:p text:style-name="P672">Exactly!</text:p>
      <text:p text:style-name="P673">Do you guys realize you are sharing a key8oard and taking turns to argue with each other?</text:p>
      <text:p text:style-name="P674">That is kind of cute. ::::)</text:p>
      <text:p text:style-name="P675">_</text:p>
      <text:p text:style-name="P676">31. JE1: =004553</text:p>
      <text:p text:style-name="P677">Joooooooo</text:p>
      <text:p text:style-name="P678">oooooooo</text:p>
      <text:p text:style-name="P679">oooooooo</text:p>
      <text:p text:style-name="P680">oooooooo</text:p>
      <text:p text:style-name="P681">oooooooo</text:p>
      <text:soft-page-break/>
      <text:p text:style-name="P682">oooooooo</text:p>
      <text:p text:style-name="P683">oooooooo</text:p>
      <text:p text:style-name="P684">oooooooohn!</text:p>
      <text:p text:style-name="P685">W8ke up!!!!!!!!</text:p>
      <text:p text:style-name="P686">It is 8ight groups of 8ight. I specifically counted them.</text:p>
      <text:p text:style-name="P687">It's sort of a thing I do.</text:p>
      <text:p text:style-name="P688">Wow. What a nerd!</text:p>
      <text:p text:style-name="P689">Um, possi8ly? This is the first time I have contacted you that I am aware of.</text:p>
      <text:p text:style-name="P690">John, give me a 8r8k! That was o8viously just my way of getting to know you.</text:p>
      <text:p text:style-name="P691">Or it will 8e, whenever I get around to it.</text:p>
      <text:p text:style-name="P692">Man.</text:p>
      <text:p text:style-name="P693">That was pro8a8ly Terezi! I should have known she would pull something like that. What a meddler.</text:p>
      <text:p text:style-name="P694">Yes. The pesky 8lind troll who licks her monitor and smells words and stuff. The one who got you killed. I'm sure of it!</text:p>
      <text:p text:style-name="P695">Marquise Spinneret Mindfang. ::::)</text:p>
      <text:p text:style-name="P696">Spinneret! Marquise is a title, stupid.</text:p>
      <text:p text:style-name="P697">And you don't have to worry a8out me manipul8ting you to your death!</text:p>
      <text:p text:style-name="P698">It is completely 8eneath me. Unlike her, I plan on taking the high road.</text:p>
      <text:p text:style-name="P699">You see John, you and I actually have some things in common, 8ut you couldn't possi8ly understand why yet.</text:p>
      <text:p text:style-name="P700">So I'm planning on helping you!</text:p>
      <text:p text:style-name="P701">Hahahahahahahaha.</text:p>
      <text:p text:style-name="P702">You can't sleep now, John!</text:p>
      <text:p text:style-name="P703">What a8out J8de????????</text:p>
      <text:soft-page-break/>
      <text:p text:style-name="P704">She's fine. I can see her right now!</text:p>
      <text:p text:style-name="P705">8ut she will not 8e for long if you don't get her into your session.</text:p>
      <text:p text:style-name="P706">Wait!!!!!!!!</text:p>
      <text:p text:style-name="P707">Where the hell do you think you're going to go? You don't even have your copy of the game yet!</text:p>
      <text:p text:style-name="P708">Easy! Just w8 around for a few minutes.</text:p>
      <text:p text:style-name="P709">See, John? You need me to advance.</text:p>
      <text:p text:style-name="P710">Even though you were going to do this stuff anyway, it turns out I am the reason you were going to do it anyway in the first place!</text:p>
      <text:p text:style-name="P711">Your timeline is my we8, and suddenly you are all tangled up in it, wriggling and helpless.</text:p>
      <text:p text:style-name="P712">Isn't that cooooooool????????</text:p>
      <text:p text:style-name="P713">Yeah!</text:p>
      <text:p text:style-name="P714">Fuck you!!!!!!!!</text:p>
      <text:p text:style-name="P715">_</text:p>
      <text:p text:style-name="P716">32. JE2: =004561</text:p>
      <text:p text:style-name="P717">She's asleep!</text:p>
      <text:p text:style-name="P718">She sure seems to sleep a lot. She sort of reminds me of my goo8er teamm8.</text:p>
      <text:p text:style-name="P719">He napped through most of the adventure, and was practically useless.</text:p>
      <text:p text:style-name="P720">Hahahaha, no way! Karkat is so up tight, he hardly slept a wink over the whole 600 hour span of our quest.</text:p>
      <text:p text:style-name="P721">He didn't even wake up on the moon until AFTER we won the game, hahahahahahahaha.</text:p>
      <text:p text:style-name="P722">What a loser.</text:p>
      <text:p text:style-name="P723">John, you are pretty weird! I can see why you would piss him off so much.</text:p>
      <text:p text:style-name="P724">Tell me a8out it!</text:p>
      <text:soft-page-break/>
      <text:p text:style-name="P725">Speaking of telling me a8out things...</text:p>
      <text:p text:style-name="P726">Why don't you tell me what you were just dreaming a8out that was so important, fellow Prospit dreamer????????</text:p>
      <text:p text:style-name="P727">Prospit is the 8est. Derse is where all the rejects hang out. Am I right?</text:p>
      <text:p text:style-name="P728">Yes, I know all that! That place is the 8attlefield, which is where your dream self lives now. You will appear there any time you go to sleep.</text:p>
      <text:p text:style-name="P729">Prospit dreamers are supposed to end up there eventually. If they're any good, that is. ::::)</text:p>
      <text:p text:style-name="P730">8ut you got there so much sooner. Normally a dreamer's journey to the 8attlefield will not 8e so spectacularly sudden and violent. Meteoric, if you will!</text:p>
      <text:p text:style-name="P731">8ut you didn't answer my question! What was so important that you wanted to go 8ack to sleep again for?</text:p>
      <text:p text:style-name="P732">What's that?</text:p>
      <text:p text:style-name="P733">Oh, you mean the adult male human who lived in your hive?</text:p>
      <text:p text:style-name="P734">Haha, I was wondering a8out that. I was like, what the hell is this guy doing in this kid's hive? Where is his lusus? Is he an orphan contending with some sort of meddlesome grownup squatter????????</text:p>
      <text:p text:style-name="P735">Yes, I just chalked it up as generic alien weirdness and didn't think too much a8out it. Just another series of strange exhi8its from an inferior civiliz8tion.</text:p>
      <text:p text:style-name="P736">::::\</text:p>
      <text:p text:style-name="P737">_</text:p>
      <text:p text:style-name="P738">33. JE3: =004562</text:p>
      <text:p text:style-name="P739">W8! 8efore you wander too far off course like a doofus, you need to know how to get to a return node!</text:p>
      <text:p text:style-name="P740">So you can get 8ack to your computer. Here, hang on, I am making you a map.</text:p>
      <text:p text:style-name="P741">What!!!!!!!!</text:p>
      <text:p text:style-name="P742">Ugh. She is still trying to one up me I see. Even preempting my<text:s/><text:soft-page-break/>awesome helpfulness!</text:p>
      <text:p text:style-name="P743">When did she do that? I mean from my perspective? Do you think she already did it, or hasn't done it yet?</text:p>
      <text:p text:style-name="P744">I don't know. Forget it.</text:p>
      <text:p text:style-name="P745">I will show her though. I will show her the meaning of helpfulness.</text:p>
      <text:p text:style-name="P746">I will help this little human nerd under the ta8le. The very same ta8le you dined at, while I w8ted on you prong and fucking nu8.</text:p>
      <text:p text:style-name="P747">God, no!!!!!!!! With a human? Gross.</text:p>
      <text:p text:style-name="P748">You won't win? Says who????????</text:p>
      <text:p text:style-name="P749">Well, ok yes, you are screwed. And so are we.</text:p>
      <text:p text:style-name="P750">8ut so what!</text:p>
      <text:p text:style-name="P751">Just 8ecause you are going to fail doesn't mean it won't 8e any fun along the way!</text:p>
      <text:p text:style-name="P752">8y the looks of things, you have a very exciting 24 hours ahead of you.</text:p>
      <text:p text:style-name="P753">It'll 8e one hell of a reckoning!</text:p>
      <text:p text:style-name="P754">_</text:p>
      <text:p text:style-name="P755">34. JE4: =004563</text:p>
      <text:p text:style-name="P756">Yes, and 8esides. Continuing on this path and 8ringing Jade into the game I think you will agree is very important!</text:p>
      <text:p text:style-name="P757">And not just 8ecause she is your friend and you would 8e kind of upset if she died.</text:p>
      <text:p text:style-name="P758">Again.</text:p>
      <text:p text:style-name="P759">8ecause you need to complete your prototyping chain!</text:p>
      <text:p text:style-name="P760">Only when all players have entered with a prototyped kernel does the 8attlefield assume its final form.</text:p>
      <text:p text:style-name="P761">That form prepares Skaia to grow the new universe you will cre8te.</text:p>
      <text:p text:style-name="P762">Or in this case, fail to cre8te. 8ut whatever!</text:p>
      <text:soft-page-break/>
      <text:p text:style-name="P763">That is no reason to deter you from completing worthwhile game o8jectives.</text:p>
      <text:p text:style-name="P764">Yeah! You didn't realize that yet?</text:p>
      <text:p text:style-name="P765">8oy. How clueless can you get.</text:p>
      <text:p text:style-name="P766">What a stupid question! It is the point of the game. It's what happens when you win, and winning is the only point of anything.</text:p>
      <text:p text:style-name="P767">Anyway, you should 8e glad it's the point. And you should 8e glad your predecessors were not such a sad sack group of players like you guys.</text:p>
      <text:p text:style-name="P768">Otherwise your universe would not exist, seeing as we cre8ted it 8y 8eing incredi8le in every way.</text:p>
      <text:p text:style-name="P769">Yep. You're welcome. ::::D</text:p>
      <text:p text:style-name="P770">Not knowing what to think a8out things appears to 8e your specialty!</text:p>
      <text:p text:style-name="P771">That's the spirit, John!</text:p>
      <text:p text:style-name="P772">That is a winner's attitude, and there is always hope for someone who has that.</text:p>
      <text:p text:style-name="P773">Pff.</text:p>
      <text:p text:style-name="P774">Laaaaaaaame.</text:p>
      <text:p text:style-name="P775">_</text:p>
      <text:p text:style-name="P776">35. JE5: =004572</text:p>
      <text:p text:style-name="P777">John, why are you standing around wasting time????????</text:p>
      <text:p text:style-name="P778">Enough to make me wonder what the hell your deal is!</text:p>
      <text:p text:style-name="P779">Dammit, John.</text:p>
      <text:p text:style-name="P780">Stop sounding smarter than me. It is un8ecoming of someone so inferior.</text:p>
      <text:p text:style-name="P781">Yeah, I know.</text:p>
      <text:p text:style-name="P782">It seems a little too sunny for my liking.</text:p>
      <text:p text:style-name="P783">The life I left 8ehind wasn't so hot, to 8e honest.</text:p>
      <text:p text:style-name="P784">Why don't we not talk a8out that!</text:p>
      <text:soft-page-break/>
      <text:p text:style-name="P785">Waht are these movies, anyway? They look just awful.</text:p>
      <text:p text:style-name="P786">Are they a8out clowns?</text:p>
      <text:p text:style-name="P787">::::|</text:p>
      <text:p text:style-name="P788">John, even though your title is quite amusing and pro8a8ly kind of cute, that movie sounds hilariously 8ad!</text:p>
      <text:p text:style-name="P789">Is this like the Earth equivalent of Gru8tu8e or something?</text:p>
      <text:p text:style-name="P790">Man. I am not watching this shitty video. It looks so 8ad!</text:p>
      <text:p text:style-name="P791">Ok, I will 8e sure 8ookmark it and la8el it "dum8 kid's retarded nonsense."</text:p>
      <text:p text:style-name="P792">8y the way! Why aren't you using your computer glasses to talk suddenly????????</text:p>
      <text:p text:style-name="P793">This device seems less efficient, and doesn't look as cool!</text:p>
      <text:p text:style-name="P794">_</text:p>
      <text:p text:style-name="P795">36. JE6: =004573</text:p>
      <text:p text:style-name="P796">How will you duplic8 it? Isn't it smashed out there on your lawnring?</text:p>
      <text:p text:style-name="P797">Oh, gr8.</text:p>
      <text:p text:style-name="P798">Uh........</text:p>
      <text:p text:style-name="P799">John?</text:p>
      <text:p text:style-name="P800">Ok, I will slide you a 8r8k 8ecause clearly your 8lock was just ransacked.</text:p>
      <text:p text:style-name="P801">8ut may8e you want to put that away? Somewhere discreet, where you usually keep it?</text:p>
      <text:p text:style-name="P802">There is at least one girl spying on you right now, you know.</text:p>
      <text:p text:style-name="P803">Your pail is showing, stupid!!!!!!!!</text:p>
      <text:p text:style-name="P804">_</text:p>
      <text:p text:style-name="P805">37. JE7: =004574</text:p>
      <text:p text:style-name="P806">Yes! Come on, will you take a hint and show some decorum????????</text:p>
      <text:p text:style-name="P807">Man! Nothing, really. It's just........</text:p>
      <text:soft-page-break/>
      <text:p text:style-name="P808">Ok, may8e humans don't really have any sense of shame over this sort of thing?</text:p>
      <text:p text:style-name="P809">Oh.</text:p>
      <text:p text:style-name="P810">Haha, yeah, of course!</text:p>
      <text:p text:style-name="P811">That's what I was talking a8out. Your cleaning 8ucket.</text:p>
      <text:p text:style-name="P812">In troll culture we consider cleaning products to 8e really indecent or something!</text:p>
      <text:p text:style-name="P813">I am 8lushing furiously a8out it right now. Please try to 8e sensitive to my cultural ways and understandings.</text:p>
      <text:p text:style-name="P814">Thank you, John. That is very gentlemanly of you.</text:p>
      <text:p text:style-name="P815">Now will you quit shitting around and get on with it!!!!!!!! God.</text:p>
      <text:p text:style-name="P816">That isn't my real name, you dope!</text:p>
      <text:p text:style-name="P817">I ain't telling you that!</text:p>
      <text:p text:style-name="P818">It's a sekret. :::;)</text:p>
      <text:p text:style-name="P819">You don't even need to say that. I can see you rolling your eyes, remem8er?</text:p>
      <text:p text:style-name="P820">_</text:p>
      <text:p text:style-name="P821">38. JE8: =004624</text:p>
      <text:p text:style-name="P822">What.</text:p>
      <text:p text:style-name="P823">The hell........</text:p>
      <text:p text:style-name="P824">Are you doing!!!!!!!!</text:p>
      <text:p text:style-name="P825">John, stop kissing that adult 8rown male human computer at once.</text:p>
      <text:p text:style-name="P826">Man. It is just another waste of time.</text:p>
      <text:p text:style-name="P827">Everything you do is a huge waste.</text:p>
      <text:p text:style-name="P828">A stupid pointless 8unch of w8stey w8stey w8stes.</text:p>
      <text:p text:style-name="P829">You have important things to do!</text:p>
      <text:p text:style-name="P830">Remem8er Jade????????</text:p>
      <text:p text:style-name="P831">_</text:p>
      <text:soft-page-break/>
      <text:p text:style-name="P832">39. JE9: =004625</text:p>
      <text:p text:style-name="P833">Noooooooo!!!!!!!!</text:p>
      <text:p text:style-name="P834">XXXXO</text:p>
      <text:p text:style-name="P835">What the fuck are you doing now!</text:p>
      <text:p text:style-name="P836">No, that's not what I mean!</text:p>
      <text:p text:style-name="P837">I know that's what you're going to do.</text:p>
      <text:p text:style-name="P838">You're just not supposed to do it now!</text:p>
      <text:p text:style-name="P839">You are supposed to do something else first. And then fly up. It's right here on your timeline. 8y attempting to do the thing you're not supposed to do yet, you are just wasting more of our time!!!!!!!!</text:p>
      <text:p text:style-name="P840">I told you, that's my role playing name, not my real one! So your weak 8urn means nothing.</text:p>
      <text:p text:style-name="P841">Oh, yes John. I am really going to know what that stupid Earth game is, just 8ecause you put troll in front of it. Stupid.</text:p>
      <text:p text:style-name="P842">Pffffffff, dou8t it.</text:p>
      <text:p text:style-name="P843">Now shut up and do what you are going to do next!</text:p>
      <text:p text:style-name="P844">8ecause.</text:p>
      <text:p text:style-name="P845">That's ridiculous!</text:p>
      <text:p text:style-name="P846">That would 8e a ridiculous way for us to do things.</text:p>
      <text:p text:style-name="P847">Okaaaaaaaay, shut up!</text:p>
      <text:p text:style-name="P848">Fine. I will hold your hand every step of the way, since that's apparently how you want to do this.</text:p>
      <text:p text:style-name="P849">I said shut up!</text:p>
      <text:p text:style-name="P850">Look, you are a8out to make yourself a new outfit, and THEN you will fly up and install the game.</text:p>
      <text:p text:style-name="P851">8ecause you look like an idiot!</text:p>
      <text:p text:style-name="P852">Seriously, it's a good thing I did decide to 8other you now. Otherwise you would go through the game looking like a little weenie 8oy-Skylark.</text:p>
      <text:soft-page-break/>
      <text:p text:style-name="P853">It is the most terri8le, gutless class for wimpy losers, ones who have no idea how to handle themselves when a girl talks to them and stuff.</text:p>
      <text:p text:style-name="P854">Yes, exactly! It is 8eneath you, John.</text:p>
      <text:p text:style-name="P855">You are clearly much 8etter than that. You should dress like it.</text:p>
      <text:p text:style-name="P856">Hahahahahahahaha!</text:p>
      <text:p text:style-name="P857">I watched you actually say that with a str8 f8ce. Oh my god.</text:p>
      <text:p text:style-name="P858">Trolls are an extremely fashion-minded race, John. You should make a note of this, since you pretend to 8e a scientist or something.</text:p>
      <text:p text:style-name="P859">John, that is an outr8geous thing to say. You don't even know how important the fashions are, so 8e quiet.</text:p>
      <text:p text:style-name="P860">Look at that! You counted out 8 a's for me, John! That is so thoughtful of you.</text:p>
      <text:p text:style-name="P861">Really????????</text:p>
      <text:p text:style-name="P862">&lt;33333333</text:p>
      <text:p text:style-name="P863">I know you are, John.</text:p>
      <text:p text:style-name="P864">Now empty out your sylladex and let's see what sort of killer gear we can make for you. 8ut do it fast!</text:p>
      <text:p text:style-name="P865">_</text:p>
      <text:p text:style-name="P866">40. JE10: =004632</text:p>
      <text:p text:style-name="P867">This is the most ridiculous pile of useless crap I have ever seen.</text:p>
      <text:p text:style-name="P868">Why did you pick up all this junk???????? Rocks, mushrooms, shoes........</text:p>
      <text:p text:style-name="P869">Jegus, John.</text:p>
      <text:p text:style-name="P870">Yes. Jegus!</text:p>
      <text:p text:style-name="P871">I have no idea! It's something Terezi has 8een saying non stop for some reason.</text:p>
      <text:p text:style-name="P872">It is weirdly infectious.</text:p>
      <text:p text:style-name="P873">What is it, some sort of human profanity?</text:p>
      <text:soft-page-break/>
      <text:p text:style-name="P874">8ooooooooring.</text:p>
      <text:p text:style-name="P875">John! Is that a frog I see there?</text:p>
      <text:p text:style-name="P876">How do you have a frog already????????</text:p>
      <text:p text:style-name="P877">It seems awfully early in your game for you to 8e finding frogs. Your session sure is weird!</text:p>
      <text:p text:style-name="P878">John, shut your trap! We are in a hurry here.</text:p>
      <text:p text:style-name="P879">Ok, I think I can make you a completely faaaaaaaa8ulous outfit using this trash, and may8e some other stuff around your hive.</text:p>
      <text:p text:style-name="P880">8ut you have to do exactly what I say!</text:p>
      <text:p text:style-name="P881">H8RRY 8P!!!!!!!!!</text:p>
      <text:p text:style-name="P882">Oops.</text:p>
      <text:p text:style-name="P883">_</text:p>
      <text:p text:style-name="P884">41. JE11: =004634</text:p>
      <text:p text:style-name="P885">Yes! Isn't it awesome?</text:p>
      <text:p text:style-name="P886">Fuck that.</text:p>
      <text:p text:style-name="P887">This is a really hot look for you, John. It makes you look a million times more cool, instead of some kind of overa8sconding daggerlance fl8ling pansy.</text:p>
      <text:p text:style-name="P888">Now move your ass!</text:p>
      <text:p text:style-name="P889">Go go go go go go go go!!!!!!!!</text:p>
      <text:p text:style-name="P890">_</text:p>
      <text:p text:style-name="P891">42. JE12: =004635</text:p>
      <text:p text:style-name="P892">D::::</text:p>
      <text:p text:style-name="P893">Yessssssss.</text:p>
      <text:p text:style-name="P894">_</text:p>
      <text:p text:style-name="P895">43. =004636</text:p>
      <text:p text:style-name="P896">Yes, I know that, dummy! I am in complete command of your timeline, remem8er?</text:p>
      <text:p text:style-name="P897">We will not speak again for a while. 8ut for me it will only 8e a<text:s/><text:soft-page-break/>moment.</text:p>
      <text:p text:style-name="P898">I do not envy the Serketless coldspell you are a8out to endure, John.</text:p>
      <text:p text:style-name="P899">Man, calm down! It will only 8e a couple of hours or so.</text:p>
      <text:p text:style-name="P900">Sweet Jegus, I have clearly done a num8er on you to engender such a frothing o8session so quickly.</text:p>
      <text:p text:style-name="P901">Not surprising. It's just the 8urden that comes with 8eing so damned awesome. 8ut you will figure that out soon enough John, 8ecause I have you well on your way.</text:p>
      <text:p text:style-name="P902">Phase two of my program for you 8egins in a little while.</text:p>
      <text:p text:style-name="P903">In the meantime, try not to get corrupted 8y anyone too lame. Especially no8ody with 8rown text or gray text, or any shit ugly color at all for that matter.</text:p>
      <text:p text:style-name="P904">8ye, John........</text:p>
      <text:p text:style-name="P905">W8.</text:p>
      <text:p text:style-name="P906">John what?</text:p>
      <text:p text:style-name="P907">Ok. Til next time, Mr. Anderson.</text:p>
      <text:p text:style-name="P908">_</text:p>
      <text:p text:style-name="P909">44. EZ2; TN14; AND TP4: =004654</text:p>
      <text:p text:style-name="P910">EZ AND TN - Yes, you told him 8ro!</text:p>
      <text:p text:style-name="P911">I distinctly remem8er you telling him a8out stairs. 8ut he didn't listen.</text:p>
      <text:p text:style-name="P912">He never listens! None of you do, really.</text:p>
      <text:p text:style-name="P913">And now all of your extra lives are waaaaaaaasted.</text:p>
      <text:p text:style-name="P914">What a 8unch of losers! I'm outta here.</text:p>
      <text:p text:style-name="P915">TP - You doofus!!!!!!!!</text:p>
      <text:p text:style-name="P916">_</text:p>
      <text:p text:style-name="P917">45. JE14: =004684</text:p>
      <text:p text:style-name="P918">John! What the hell. There are so many things wrong with what you just said.</text:p>
      <text:soft-page-break/>
      <text:p text:style-name="P919">First of all, who told you you could just hassle me without warning like this? That's not how this works!</text:p>
      <text:p text:style-name="P920">Yes, 8ecause we are trolling you! Those are the rules. We get to 8ug you any time we feel like, and you have to sit there and t8ke it like a chump.</text:p>
      <text:p text:style-name="P921">I am too 8usy to 8e fielding your nonsense at the drop of one of your a8surd human hats. I have a ridiculous num8er of irons in the fire. You will speak to me only when I am ready to contact you, is that clear????????</text:p>
      <text:p text:style-name="P922">Secondly, I am very pissed off that you figured out my name.</text:p>
      <text:p text:style-name="P923">Dammit!</text:p>
      <text:p text:style-name="P924">Who told you?</text:p>
      <text:p text:style-name="P925">I will find out who told you. And then I will m8ke them p8y.</text:p>
      <text:p text:style-name="P926">What video?</text:p>
      <text:p text:style-name="P927">John, the way you descri8e movies makes them sound extremely stupid. Why would I want to watch this crap????????</text:p>
      <text:p text:style-name="P928">XXXX|</text:p>
      <text:p text:style-name="P929">::::?</text:p>
      <text:p text:style-name="P930">_</text:p>
      <text:p text:style-name="P931">46. JE15: =004685</text:p>
      <text:p text:style-name="P932">What is it now!</text:p>
      <text:p text:style-name="P933">_</text:p>
      <text:p text:style-name="P934">47. =004692</text:p>
      <text:p text:style-name="P935">SEE LOG FOR "Past Karkat: Wake Up" IN GAME FOLDER</text:p>
      <text:p text:style-name="P936">_</text:p>
      <text:p text:style-name="P937">48. JE16: =004874</text:p>
      <text:p text:style-name="P938">Psssssssst.</text:p>
      <text:p text:style-name="P939">Hey 8rave leader.</text:p>
      <text:p text:style-name="P940">John!</text:p>
      <text:soft-page-break/>
      <text:p text:style-name="P941">Stop ignoring me. My messages should receive top priority.</text:p>
      <text:p text:style-name="P942">Who are you talking to? I don't appreciate 8eing snu88ed like this. How ungr8ful can you get!</text:p>
      <text:p text:style-name="P943">Maaaaaaaan.</text:p>
      <text:p text:style-name="P944">Come oooooooon........</text:p>
      <text:p text:style-name="P945">W8ting?</text:p>
      <text:p text:style-name="P946">Oh! I guess so. I hardly even noticed! I am like this really huge deal, and have a lot of stuff to keep me 8usy, remem8er?</text:p>
      <text:p text:style-name="P947">Don't 8eat yourself up a8out it!</text:p>
      <text:p text:style-name="P948">I was the one who put you to sleep.</text:p>
      <text:p text:style-name="P949">Yeah!</text:p>
      <text:p text:style-name="P950">Yes, that seems to 8e the limit to what I can do to your primitive species.</text:p>
      <text:p text:style-name="P951">I guess our 8rains don't really work the same way? Who knows!</text:p>
      <text:p text:style-name="P952">Duh! So much more, John. I have a lot of gr8 powers.</text:p>
      <text:p text:style-name="P953">When we have more time, I will tell you all a8out them.</text:p>
      <text:p text:style-name="P954">John, soon you will understand that you are meant to rise to gr8tness.</text:p>
      <text:p text:style-name="P955">This can't possi8ly happen unless you are challenged.</text:p>
      <text:p text:style-name="P956">There will 8e times when your limits are tested. This is one of those times!</text:p>
      <text:p text:style-name="P957">I know this 8ecause I can see your future right here in front of me. You should trust me!</text:p>
      <text:p text:style-name="P958">Oh John, this should 8e so o8vious to you 8y now.</text:p>
      <text:p text:style-name="P959">You are going to 8ecome a gr8 hero, that much is sure.</text:p>
      <text:p text:style-name="P960">8ut I want to 8e the one responsi8le for it!</text:p>
      <text:p text:style-name="P961">And now I am pretty much guaranteed to 8e.</text:p>
      <text:p text:style-name="P962">::::)</text:p>
      <text:p text:style-name="P963">You don't have to think! Just leave the thinking to me.</text:p>
      <text:soft-page-break/>
      <text:p text:style-name="P964">All you have to do is dig deep down, find your hero powers, and get yourself out of this jam.</text:p>
      <text:p text:style-name="P965">You can do it, John. 8e the hero!</text:p>
      <text:p text:style-name="P966">Just like in one of your movies a8out sweaty, rugged adult human males.</text:p>
      <text:p text:style-name="P967">_</text:p>
      <text:p text:style-name="P968">49. JE17: =004875</text:p>
      <text:p text:style-name="P969">It was ok.</text:p>
      <text:p text:style-name="P970">I admit it was a little 8etter than I expected.</text:p>
      <text:p text:style-name="P971">8ut who cares! Let's not get sidetracked 8y films a8out wounded, muscular renegades.</text:p>
      <text:p text:style-name="P972">8y the way, John, have you ever considered growing your hair out?</text:p>
      <text:p text:style-name="P973">I 8et it would look fa8ulous.</text:p>
      <text:p text:style-name="P974">I don't know a8out that!</text:p>
      <text:p text:style-name="P975">I have an eye for fashion. 8 of them, in fact!</text:p>
      <text:p text:style-name="P976">Oh yeah. Whoops. ::::\</text:p>
      <text:p text:style-name="P977">Don't 8e a8surd, John.</text:p>
      <text:p text:style-name="P978">Of course I realized that would happen.</text:p>
      <text:p text:style-name="P979">It was pretty much the whole point, you goof!</text:p>
      <text:p text:style-name="P980">Jegus, calm down.</text:p>
      <text:p text:style-name="P981">Relaaaaaaaax.</text:p>
      <text:p text:style-name="P982">Listen, John.</text:p>
      <text:p text:style-name="P983">Regardless of what I did, he is already here.</text:p>
      <text:p text:style-name="P984">I know this consequence will 8e hard for you to accept, 8ut whenever you feel angry or confused a8out it, just repeat this to yourself.</text:p>
      <text:p text:style-name="P985">It should 8ecome your mantra!</text:p>
      <text:p text:style-name="P986">He is already here.</text:p>
      <text:p text:style-name="P987">Say it, John!</text:p>
      <text:soft-page-break/>
      <text:p text:style-name="P988">It means what it sounds like! He's already here!!!!!!!!</text:p>
      <text:p text:style-name="P989">Here in our session, trying to hunt us down! Man, this should 8e elementary to you 8y now.</text:p>
      <text:p text:style-name="P990">No matter what you or I or any of us did, Jack's here now. That's the reality!</text:p>
      <text:p text:style-name="P991">And if I didn't stop you, it wouldn't have changed the reality for us here. We'd still 8e hiding on this rock, and he'd still 8e out there, sniffing around for us.</text:p>
      <text:p text:style-name="P992">He wouldn't just disappear! That's not how this time stuff works.</text:p>
      <text:p text:style-name="P993">All that REALLY would have happened is I would have allowed you to do something you weren't supposed to do!</text:p>
      <text:p text:style-name="P994">You would have prototyped with your pretty 8lue doll, 8ecause of course deep down you know you are o8sessed with me.</text:p>
      <text:p text:style-name="P995">And then you and all your friends would exist in a splintered timeline. And you wouldn't even 8e a8le to talk to me anymore! ::::(</text:p>
      <text:p text:style-name="P996">And then you'd 8e doooooooomed.</text:p>
      <text:p text:style-name="P997">I mean, more doomed than you are already. :::;)</text:p>
      <text:p text:style-name="P998">Trust me, I am really smart. I have this all figured out.</text:p>
      <text:p text:style-name="P999">You just answered your own question!</text:p>
      <text:p text:style-name="P1000">I did it 8ecause I wanted to 8e the one responsi8le for cre8ting him.</text:p>
      <text:p text:style-name="P1001">8ecause, John.</text:p>
      <text:p text:style-name="P1002">It only makes sense that I would be the one to cre8te him.</text:p>
      <text:p text:style-name="P1003">Since I am also going to 8e the one to kill him.</text:p>
      <text:p text:style-name="P1004">_</text:p>
      <text:p text:style-name="P1005">50. JE18: =004876</text:p>
      <text:p text:style-name="P1006">Don't 8e that way.</text:p>
      <text:p text:style-name="P1007">Just 8ecause you have your whole reckoning ahead of you to kill Jack, and somehow fail, doesn't mean you have to 8e 8itter a8out it.</text:p>
      <text:soft-page-break/>
      <text:p text:style-name="P1008">Karkat doesn't know nothing a8out anything.</text:p>
      <text:p text:style-name="P1009">He never really appreci8ted how powerful I 8ecame. No8ody did! I am easily the strongest troll 8y far.</text:p>
      <text:p text:style-name="P1010">I am also extremely lucky! That is one of my powers, John. 8eing super lucky, and making my foes super UNlucky. ::::)</text:p>
      <text:p text:style-name="P1011">Yes, and I've got all of it. I am completely untoucha8le.</text:p>
      <text:p text:style-name="P1012">Nope, I don't have to 8e careful! Too lucky for caution to matter anymore. Them's the 8r8ks!</text:p>
      <text:p text:style-name="P1013">8ut don't worry, once all is said and done in your session, and 8y some incredi8ly lucky 8r8k of your own you manage to survive the scratch, we might actually get the chance to meet.</text:p>
      <text:p text:style-name="P1014">And if so, assuming I haven't gotten too 8ored w8ting around and mopped the floor with Jack already, may8e we can take him down together!</text:p>
      <text:p text:style-name="P1015">John, that's something a loser would say, come on.</text:p>
      <text:p text:style-name="P1016">You should have no reason to 8e scared of me.</text:p>
      <text:p text:style-name="P1017">8y the time I am through with you, you should 8e even stronger than me.</text:p>
      <text:p text:style-name="P1018">This is the way it ought to 8e, I think. ::::D</text:p>
      <text:p text:style-name="P1019">It is a distinct possi8ility.</text:p>
      <text:p text:style-name="P1020">What?</text:p>
      <text:p text:style-name="P1021">John, what the hell are you trying to say?</text:p>
      <text:p text:style-name="P1022">Whaaaaaaaat????????</text:p>
      <text:p text:style-name="P1023">You shouldn't listen to anything that loudmouth says.</text:p>
      <text:p text:style-name="P1024">He had his shot 8eing in charge, and failed misera8ly.</text:p>
      <text:p text:style-name="P1025">It's my turn now. Scratch that.</text:p>
      <text:p text:style-name="P1026">OUR turn.</text:p>
      <text:p text:style-name="P1027">Now quit whining and get yourself out of this mess.</text:p>
      <text:p text:style-name="P1028">Dig deep down inside that pink, nerdy little torso of yours, find your awesome hero mojo, and do what you're a8out to do.</text:p>
      <text:soft-page-break/>
      <text:p text:style-name="P1029">I will talk to you again after you figure it out.</text:p>
      <text:p text:style-name="P1030">8yyyyyyyye! &lt;3</text:p>
      <text:p text:style-name="P1031">_</text:p>
      <text:p text:style-name="P1032">51. JE19: =004884</text:p>
      <text:p text:style-name="P1033">Fly, Pupa!!!!!!!!</text:p>
      <text:p text:style-name="P1034">Flyyyyyyyy!</text:p>
      <text:p text:style-name="P1035">Hahahahahahahaha!</text:p>
      <text:p text:style-name="P1036">No8ody, just some loser.</text:p>
      <text:p text:style-name="P1037">Look at that, you did it!</text:p>
      <text:p text:style-name="P1038">_</text:p>
      <text:p text:style-name="P1039">52. TN16: =004957</text:p>
      <text:p text:style-name="P1040">Aaaaaaaahahahahahahahaha!</text:p>
      <text:p text:style-name="P1041">HAHAHAHAHAHAHAHA!!!!!!!!</text:p>
      <text:p text:style-name="P1042">Oh my god, I cannot 8elieve how hilariously pathetic that whole exchange was.</text:p>
      <text:p text:style-name="P1043">Even 8y your wretched standards, Toreadork!</text:p>
      <text:p text:style-name="P1044">Hahahahahahahaha, oh god I can't 8reathe!!!!!!!!</text:p>
      <text:p text:style-name="P1045">A8solutely priceless. XXXXD</text:p>
      <text:p text:style-name="P1046">Pff. Tavros, sometimes your stupidity surprises even me.</text:p>
      <text:p text:style-name="P1047">Next time you decide to open your heart to an alien girl........</text:p>
      <text:p text:style-name="P1048">_</text:p>
      <text:p text:style-name="P1049">53. TN17: =004958</text:p>
      <text:p text:style-name="P1050">Make sure her chat client isn't 8eing holographically projected for all to see, ok?</text:p>
      <text:p text:style-name="P1051">_</text:p>
      <text:p text:style-name="P1052">54. TN18: =004959</text:p>
      <text:p text:style-name="P1053">It was so em8arrassing just reading that Tavros. I'm em8arrassed!</text:p>
      <text:soft-page-break/>
      <text:p text:style-name="P1054">I am actually feeling genuine em8arrassment. Your o8scene incompetence is actually polluting my otherwise pristine composure. Nice going!</text:p>
      <text:p text:style-name="P1055">Jade let you down too easy. She's too nice! Someone's got to tear into you for that appalling display, and once again, guess who's shoulders that falls on?</text:p>
      <text:p text:style-name="P1056">That's right. Vriska's, as usual.</text:p>
      <text:p text:style-name="P1057">Hey, I'm nice when it matters, and where it doesn't strangul8te the critical development of people I give a shit a8out, ok?</text:p>
      <text:p text:style-name="P1058">Really I don't know what you see in her. She is completely useless, like you.</text:p>
      <text:p text:style-name="P1059">W8, of course!!!!!!!! It makes perfect sense. You and she represent the ideal matespritship, how could I have 8een so 8lind!</text:p>
      <text:p text:style-name="P1060">Two perfectly pointless gru8s in a bucket.</text:p>
      <text:p text:style-name="P1061">Oh will you please stop going on a8out your fucking self esteem.</text:p>
      <text:p text:style-name="P1062">I will say this much a8out her, she was right a8out that. How insuffera8le can you get, prattling on and on a8out how confident you are.</text:p>
      <text:p text:style-name="P1063">Tavros, you give confidence a 8ad name. I gave you all the chances in the world to earn it, to earn REAL confidence, and you failed.</text:p>
      <text:p text:style-name="P1064">You couldn't even do the one little thing I asked you to! The one thing that would have made you man up once and for all.</text:p>
      <text:p text:style-name="P1065">So instead you flew away and cried, and decided to sleep away your sorrow for the rest of the adventure.</text:p>
      <text:p text:style-name="P1066">Do you have any idea how sick that made me? Everything a8out you makes me sick.</text:p>
      <text:p text:style-name="P1067">When you talk a8out your self confidence, I throw up a little. You don't know what confidence is. Ro8o-legs don't give you confidence, that 8n't no more true than saying my ro8o-arm gave me mine. See what I mean?</text:p>
      <text:p text:style-name="P1068">Your confidence is faker than even the great Rufio himself, Lord of the Unreal. It's pure fiction, a false fakey fraudy con jo8 from a wimpy loser charlatan 8ullshit artist.</text:p>
      <text:soft-page-break/>
      <text:p text:style-name="P1069">It's shallow and nause8ting, just like you. Do us all a favor and SHUT UP a8out it.</text:p>
      <text:p text:style-name="P1070">Yeah right!!!!!!!!</text:p>
      <text:p text:style-name="P1071">I'll 8elieve that when I see it, chump.</text:p>
      <text:p text:style-name="P1072">Jade is an idiot.</text:p>
      <text:p text:style-name="P1073">A useless, 8oring no8ody. What has she done for her party other than fuck up every step of the way? What does she ever do 8ut take naps and get in trou8le?</text:p>
      <text:p text:style-name="P1074">She's awful, and you deserve each other. Oh w8, except she h8tes you!!!!!!!! Ahahahahahahahaha. Even the 8oring pointless girl h8s you, talk a8out a guy who can't get a 8r8k.</text:p>
      <text:p text:style-name="P1075">Though I guess she's not compleeeeeeeetely useless. ::::)</text:p>
      <text:p text:style-name="P1076">Ok, Tavros, I gave her credit for something, so I'll give you credit for something too.</text:p>
      <text:p text:style-name="P1077">Your plan to control her lusus really wasn't a 8ad idea!</text:p>
      <text:p text:style-name="P1078">And using your a8ility to "save her life" (lol) was a pretty good way to test how effective your powers are across sessions.</text:p>
      <text:p text:style-name="P1079">Pretty good way to practice, to know where you stand!</text:p>
      <text:p text:style-name="P1080">Practicing your a8ilities is important, so when it comes down to using them for something that really matters, you know you're ready for prime time.</text:p>
      <text:p text:style-name="P1081">I know this first hand.</text:p>
      <text:p text:style-name="P1082">I got lots and lots and LOTS of practice with your little guinea pig friend. ::::D</text:p>
      <text:p text:style-name="P1083">So really, turns out she wasn't so useless at all! Far from it.</text:p>
      <text:p text:style-name="P1084">Not really the point!</text:p>
      <text:p text:style-name="P1085">The point is I'm trying to pay you a compliment.</text:p>
      <text:p text:style-name="P1086">At this point, you are so sad and disgusting, you should treat anything nice anyone has to say a8out you like a chest full of shimmering 8oon8ucks.</text:p>
      <text:p text:style-name="P1087">Like I said! Your plan was solid.</text:p>
      <text:p text:style-name="P1088">Controlling the guardian to go after Jack was a fine idea. Sure<text:s/><text:soft-page-break/>would stir some shit up! 8etter than 8eing an insignificant stuttering piece of trash all the time, I say.</text:p>
      <text:p text:style-name="P1089">And you were definitely on to something a8out doing it "irregardless" (lol) of her wishes.</text:p>
      <text:p text:style-name="P1090">8ecause it's for her own good! That's what winners do. They do what is right for someone they care a8out even if the other person does nothing 8ut 8itch and moan and act ungr8ful a8out it. 8etter you learned l8 than never.</text:p>
      <text:p text:style-name="P1091">In fact, I would go as far as saying that if you went ahead with her plan against her wishes, it MIGHT just earn you a smidgen of respect from me.</text:p>
      <text:p text:style-name="P1092">We'll see.</text:p>
      <text:p text:style-name="P1093">There's really just one catch.</text:p>
      <text:p text:style-name="P1094">_</text:p>
      <text:p text:style-name="P1095">55. TN19: =004960</text:p>
      <text:p text:style-name="P1096">The catch is it's not going to work!</text:p>
      <text:p text:style-name="P1097">Are you even listening to me? Man, clear the Rufio wax out of your ears.</text:p>
      <text:p text:style-name="P1098">You couldn't sic the guardian on Noir even if you were inclined. Not even if I were to MAKE you inclined! :::;)</text:p>
      <text:p text:style-name="P1099">8ecause you are dealing with a pro here. I already thought of that.</text:p>
      <text:p text:style-name="P1100">I thought of everything!</text:p>
      <text:p text:style-name="P1101">_</text:p>
      <text:p text:style-name="P1102">56. TN20: =004961</text:p>
      <text:p text:style-name="P1103">The guardian is not going to attack the agents who engineered him in the first place.</text:p>
      <text:p text:style-name="P1104">Or who I should say were "encouraged" (lol) to engineer him.</text:p>
      <text:p text:style-name="P1105">_</text:p>
      <text:p text:style-name="P1106">57. TN21: =004962</text:p>
      <text:p text:style-name="P1107">I was striking a mutually 8eneficial arrangement! This is often the most effective way to manipul8 others.</text:p>
      <text:soft-page-break/>
      <text:p text:style-name="P1108">I just sort of gave them an idea. Nudged them along in the direction of seizing more power, which they wanted to do anyway.</text:p>
      <text:p text:style-name="P1109">Remem8er, I already have a lot of experience getting these simple minded agents to march to my drum 8eat.</text:p>
      <text:p text:style-name="P1110">I was exiling them left and right in our session! I'm an expert at this 8y now.</text:p>
      <text:p text:style-name="P1111">_</text:p>
      <text:p text:style-name="P1112">58. TN22: =004963</text:p>
      <text:p text:style-name="P1113">Tavros, at this point it should 8e o8vious.</text:p>
      <text:p text:style-name="P1114">I am the unseen hand 8ehind every major event in their session, and to some extent, their whole lives.</text:p>
      <text:p text:style-name="P1115">At least those events not happening 8y the volition of their own natural incompetence!</text:p>
      <text:p text:style-name="P1116">Don't you think this is how it should 8e? Shouldn't the greatest player leave her fingerprints on every step of the rise to power of her ultim8 nemesis?</text:p>
      <text:p text:style-name="P1117">_</text:p>
      <text:p text:style-name="P1118">59. TN23: =004964</text:p>
      <text:p text:style-name="P1119">8ut you must agree, 8ecause you were copycatting my idea.</text:p>
      <text:p text:style-name="P1120">You were 8razenly inserting yourself into Jade's history. The self-insertion plan was my idea, and it's revolting and cowardly for you to deny it.</text:p>
      <text:p text:style-name="P1121">Hahahaha, sure. Whatever you say.</text:p>
      <text:p text:style-name="P1122">It's incredi8ly sad how outclassed you are. It's actually depressing that you thought you could 8eat me at my own game. And then most sickeningly of all, you don't own up it!</text:p>
      <text:p text:style-name="P1123">I have every angle covered already. The human session is on full Serket lockdown. Any effort you make to disrupt my plans will 8e laugha8le, just like everything you have ever done in your life.</text:p>
      <text:p text:style-name="P1124">The only thing left to do now is prepare to kill Jack myself, and save everyone's ungrateful asses.</text:p>
      <text:p text:style-name="P1125">It's a shame you're not strong enough to take him on with me. Too 8ad you spent so long sleeping instead of tur8o-leveling like me.</text:p>
      <text:soft-page-break/>
      <text:p text:style-name="P1126">We might have made a pretty awesome team.</text:p>
      <text:p text:style-name="P1127">Oh well.</text:p>
      <text:p text:style-name="P1128">_</text:p>
      <text:p text:style-name="P1129">60. TN24: =004965</text:p>
      <text:p text:style-name="P1130">Nice deduction!</text:p>
      <text:p text:style-name="P1131">Wrong, excruci8tingly linear, and laced with the sort of a8solutes morons like to throw around........</text:p>
      <text:p text:style-name="P1132">8ut nice!</text:p>
      <text:p text:style-name="P1133">_</text:p>
      <text:p text:style-name="P1134">61. TN25: =004966</text:p>
      <text:p text:style-name="P1135">Yeeeeeeees?</text:p>
      <text:p text:style-name="P1136">Go on.</text:p>
      <text:p text:style-name="P1137">Yeah! That's the spirit.</text:p>
      <text:p text:style-name="P1138">Pretty weakslime threat there, 8ut it's a start.</text:p>
      <text:p text:style-name="P1139">Tell you what.</text:p>
      <text:p text:style-name="P1140">If you can find me in this la8, you can have at me.</text:p>
      <text:p text:style-name="P1141">I'll even give you a free shot! No funny 8usiness or anything.</text:p>
      <text:p text:style-name="P1142">I'll 8e w8ing. &lt;3</text:p>
      <text:p text:style-name="P1143">_</text:p>
      <text:p text:style-name="P1144">62. JE20: =004979</text:p>
      <text:p text:style-name="P1145">John.</text:p>
      <text:p text:style-name="P1146">CONGRATUL8TIONS!!!!!!!!</text:p>
      <text:p text:style-name="P1147">Well, yes, you did. And I suppose congratul8tions are in order for that too.</text:p>
      <text:p text:style-name="P1148">8ut mostly, I am congratul8ting you........</text:p>
      <text:p text:style-name="P1149">FOR GAINING ALL THE LEVELS!!!!!!!! ::::O</text:p>
      <text:p text:style-name="P1150">Don't 8e ridiculous, John.</text:p>
      <text:soft-page-break/>
      <text:p text:style-name="P1151">While you may have technically gained all the levels just now, you did not truly gain ALL of them just yet.</text:p>
      <text:p text:style-name="P1152">In a way, this is really just the 8eginning.</text:p>
      <text:p text:style-name="P1153">Yes. You are now ready to 8egin your ascent through the god tiers.</text:p>
      <text:p text:style-name="P1154">No8ody I know was a8le to progress this far anywhere near as fast and you, John. Not even me! I can't tell you how proud I am.</text:p>
      <text:p text:style-name="P1155">The thing is, from this point on, you can't make any progress while you're awake. So you've got to get to sleep!</text:p>
      <text:p text:style-name="P1156">8ut not just any 8oring old nap will do. You will need to go to sleep in a special 8ed.""VRISKA: You must find your Quest 8ed, John.</text:p>
      <text:p text:style-name="P1157">Not too far away! 8ut rather than me telling you, why don't you talk to the locals and ask around?</text:p>
      <text:p text:style-name="P1158">I've helped you get this far, 8ut at some point you are going to have to start taking some steps all 8y yourself. I think you're ready for that!</text:p>
      <text:p text:style-name="P1159">If you make the right decisions and play all your cards right, hell, you might even wind up at a higher tier than I did!</text:p>
      <text:p text:style-name="P1160">I hope this turns out to 8e the case. I am rooting for you all the way. Now get going and find that 8ed!!!!!!!!</text:p>
      <text:p text:style-name="P1161">_</text:p>
      <text:p text:style-name="P1162">63. JE21: =004981</text:p>
      <text:p text:style-name="P1163">Yes, exactly! Pretty exciting, isn't it?</text:p>
      <text:p text:style-name="P1164">What's that mean?</text:p>
      <text:p text:style-name="P1165">John.</text:p>
      <text:p text:style-name="P1166">Would you like me to put you to sleep?</text:p>
      <text:p text:style-name="P1167">John, I am clearly involved in your rise to power now regardless. That can't 8e changed!</text:p>
      <text:p text:style-name="P1168">I am giving you the option, 8ecause at some point a hero has to start making choices.</text:p>
      <text:p text:style-name="P1169">Once you take a 8r8k from hunting treasure and stop getting<text:s/><text:soft-page-break/>distracted 8y side quests, you eventually realize that's what this game is all a8out.</text:p>
      <text:p text:style-name="P1170">The choices you make affect the destiny of the universe you cre8te, as well as the type of hero you 8ecome.</text:p>
      <text:p text:style-name="P1171">It would have 8een nice if someone was around to explain all this to me, and let me have some control over my own f8.</text:p>
      <text:p text:style-name="P1172">I had to do this a much less pleasant way. I'm sparing you that indignity.</text:p>
      <text:p text:style-name="P1173">8esides, it's not like you're some loser who doesn't know how to make tough decisions.</text:p>
      <text:p text:style-name="P1174">So what'll it 8e, John?</text:p>
      <text:p text:style-name="P1175">Am I hearing a "yes," John?</text:p>
      <text:p text:style-name="P1176">You got it. &lt;3</text:p>
      <text:p text:style-name="P1177">_</text:p>
      <text:p text:style-name="P1178">64. JE22: =004986</text:p>
      <text:p text:style-name="P1179">8888)</text:p>
      <text:p text:style-name="P1180">_</text:p>
      <text:p text:style-name="P1181">65. TN26*: =005007</text:p>
      <text:p text:style-name="P1182">Oh, now you want to kiss me????????</text:p>
      <text:p text:style-name="P1183">Little l8, don't you think.</text:p>
      <text:p text:style-name="P1184">_</text:p>
      <text:p text:style-name="P1185">66. TN27*: =005008</text:p>
      <text:p text:style-name="P1186">Save your 8reath, page.</text:p>
      <text:p text:style-name="P1187">I 8n't dead just yet.</text:p>
      <text:p text:style-name="P1188">_</text:p>
      <text:p text:style-name="P1189">67. TN28*: =5009</text:p>
      <text:p text:style-name="P1190">8esides........</text:p>
      <text:p text:style-name="P1191">Plenty of time for that l8r :::;)</text:p>
      <text:p text:style-name="P1192">_</text:p>
      <text:soft-page-break/>
      <text:p text:style-name="P1193">68. TN29*: =005010</text:p>
      <text:p text:style-name="P1194">Pick me up. Need to get somewhere fast.</text:p>
      <text:p text:style-name="P1195">Are you ready to flyyyyyyyy, Pupa?</text:p>
      <text:p text:style-name="P1196">_</text:p>
      <text:p text:style-name="P1197">69. TN30*: =005014</text:p>
      <text:p text:style-name="P1198">I won't make you do it.</text:p>
      <text:p text:style-name="P1199">This is up to you..</text:p>
      <text:p text:style-name="P1200">Here's your chance!</text:p>
      <text:p text:style-name="P1201">_</text:p>
      <text:p text:style-name="P1202">70. TN31*: =005015</text:p>
      <text:p text:style-name="P1203">8ut do it fast, ok?</text:p>
      <text:p text:style-name="P1204">Please don't make me 8leed to death slowly</text:p>
      <text:p text:style-name="P1205">_</text:p>
      <text:p text:style-name="P1206">71. Snowman1*: =005017</text:p>
      <text:p text:style-name="P1207">NO!!!!!!!!</text:p>
      <text:p text:style-name="P1208">This is his decision.</text:p>
      <text:p text:style-name="P1209">I know he can do it</text:p>
      <text:p text:style-name="P1210">_</text:p>
      <text:p text:style-name="P1211">72. TN32*: =005018</text:p>
      <text:p text:style-name="P1212">Tavros, hurry up!</text:p>
      <text:p text:style-name="P1213">_</text:p>
      <text:p text:style-name="P1214">73. TN33*: =005019</text:p>
      <text:p text:style-name="P1215">KILL ME</text:p>
      <text:p text:style-name="P1216">_</text:p>
      <text:p text:style-name="P1217">74. TN34*: =005020</text:p>
      <text:p text:style-name="P1218">K8LL M8</text:p>
      <text:p text:style-name="P1219">_</text:p>
      <text:soft-page-break/>
      <text:p text:style-name="P1220">75. Snowman2*; TN35*: =005022</text:p>
      <text:p text:style-name="P1221">Snowman - NOOOOOOOOOOOOOOOOOOOOO</text:p>
      <text:p text:style-name="P1222">TN - DO IT YO8 COW8RD</text:p>
      <text:p text:style-name="P1223">K8LL M8 K8LL M8 K8LL M8 K8LL M8 K8LL M8 K8LL M8 K8LL M8 K8LL M8 K8LL M8 K8LL M8 K8LL M8 K8LL M8 K8LL M8 K8LL M8 K8LL M8 K8LL M8 K8LL M8 K8LL M8</text:p>
      <text:p text:style-name="P1224">_</text:p>
      <text:p text:style-name="P1225">76. TN36*: =005024</text:p>
      <text:p text:style-name="P1226">AAAAAAAAAAAAAAAAAAAAAAAAAAAAAAAAAAAAAAAAAAAAAAAAAAA</text:p>
      <text:p text:style-name="P1227">_</text:p>
      <text:p text:style-name="P1228">77. JE23: =005366</text:p>
      <text:p text:style-name="P1229">Hi John.</text:p>
      <text:p text:style-name="P1230">Your guardians are not here!</text:p>
      <text:p text:style-name="P1231">Yes, they are in another castle. Don't worry, you'll find them later.</text:p>
      <text:p text:style-name="P1232">In a while! Man, settle down.</text:p>
      <text:p text:style-name="P1233">I am telling you that you will find them after a little more questing around in your awesome 8lue godhood. So why don't you relax and talk to me for a while?</text:p>
      <text:p text:style-name="P1234">Why don't you have your hood up, 8y the way?</text:p>
      <text:p text:style-name="P1235">You look gr8 with the hood up. And anyway, we should 8e showing a little pride as the only ones to make god tier, don't you think?</text:p>
      <text:p text:style-name="P1236">John, are you mad at me?</text:p>
      <text:p text:style-name="P1237">Then what's the matter?</text:p>
      <text:p text:style-name="P1238">I still find it a little hard to understand the sentimentality you attach to these adult humans.</text:p>
      <text:p text:style-name="P1239">It just seems so strange to me. 8ut hey, that's alien culture for you.</text:p>
      <text:p text:style-name="P1240">Yeah, sort of.</text:p>
      <text:p text:style-name="P1241">Except I never liked mine that much. ::::\</text:p>
      <text:soft-page-break/>
      <text:p text:style-name="P1242">Even after I prototyped her, things were pretty chilly 8etween us! I spent most of my adventure avoiding her. Haha.</text:p>
      <text:p text:style-name="P1243">John.</text:p>
      <text:p text:style-name="P1244">Are you suuuuuuuure you're not mad at me?</text:p>
      <text:p text:style-name="P1245">8ecause I tricked you into getting killed!!!!!!!!</text:p>
      <text:p text:style-name="P1246">Would it help if I said I was sorry?</text:p>
      <text:p text:style-name="P1247">Yes, I am here.</text:p>
      <text:p text:style-name="P1248">Sorry, I wasn't sure what to say for a moment.</text:p>
      <text:p text:style-name="P1249">I am just so incredi8ly relieved you are not angry with me.</text:p>
      <text:p text:style-name="P1250">Yes, I did.</text:p>
      <text:p text:style-name="P1251">I don't know, John. You'd 8e surprised how often people resent it when you try to help them!</text:p>
      <text:p text:style-name="P1252">8ut see, you really get it. That's why you're special.</text:p>
      <text:p text:style-name="P1253">&lt;33333333</text:p>
      <text:p text:style-name="P1254">Yes.</text:p>
      <text:p text:style-name="P1255">Well.</text:p>
      <text:p text:style-name="P1256">Not exactly.</text:p>
      <text:p text:style-name="P1257">_</text:p>
      <text:p text:style-name="P1258">78. JE24: =005367</text:p>
      <text:p text:style-name="P1259">I know how this is pro8a8ly going to sound, especially to a human.</text:p>
      <text:p text:style-name="P1260">8ut I just killed someone.</text:p>
      <text:p text:style-name="P1261">Not exactly.</text:p>
      <text:p text:style-name="P1262">I'm not sure what his deal is. I haven't seen him in a while.</text:p>
      <text:p text:style-name="P1263">8ut we are not under attack.</text:p>
      <text:p text:style-name="P1264">Not yet, at least.</text:p>
      <text:p text:style-name="P1265">He was a friend.</text:p>
      <text:p text:style-name="P1266">Someone from our team.</text:p>
      <text:soft-page-break/>
      <text:p text:style-name="P1267">It's a little complicated.</text:p>
      <text:p text:style-name="P1268">Yes.</text:p>
      <text:p text:style-name="P1269">8ut really, that's not why I killed him. He was no match for me, and I could have just incapacit8ed him or flown away or whatever.</text:p>
      <text:p text:style-name="P1270">The truth is I killed him 8ecause at the time, I thought I wanted to, and sort of felt like I finally had to.</text:p>
      <text:p text:style-name="P1271">8ecause enough was enough! You don't even know how frustr8ing it was to 8e friends with him.</text:p>
      <text:p text:style-name="P1272">I used to really like him and always wanted to help him get stronger, so that he might stand a fucking chance to actually make it on our world.</text:p>
      <text:p text:style-name="P1273">8ut he was just soooooooo weak and indecisive. He wouldn't change!</text:p>
      <text:p text:style-name="P1274">And when he tried to change, it was too little and too l8. Always l8. L8ey L8ey L88888888.</text:p>
      <text:p text:style-name="P1275">Too l8 to kiss me.</text:p>
      <text:p text:style-name="P1276">Too l8 to kill me.</text:p>
      <text:p text:style-name="P1277">He couldn't do it when I really needed him to. So when I saw he was actually serious a8out trying to kill me now of all times...</text:p>
      <text:p text:style-name="P1278">I just got SO AAAAAAAANGRY. I am still a 8it upset thinking a8out it.</text:p>
      <text:p text:style-name="P1279">So I killed him.</text:p>
      <text:p text:style-name="P1280">And I'm pretty sure he's dead for good now.</text:p>
      <text:p text:style-name="P1281">I know!</text:p>
      <text:p text:style-name="P1282">I know our races are completely different. And I really h8 the idea of you thinking worse of me 8ecause of this.</text:p>
      <text:p text:style-name="P1283">8ut I don't have anyone else to talk to a8out it!</text:p>
      <text:p text:style-name="P1284">No no no no no no no no!</text:p>
      <text:p text:style-name="P1285">I mean, yeah, they're fine. 8ut I can't talk to them!</text:p>
      <text:p text:style-name="P1286">For one thing, they would pro8a8ly just 8e pissed off at me for killing Tavros.</text:p>
      <text:soft-page-break/>
      <text:p text:style-name="P1287">And more importantly, there's no waaaaaaaay I could tell them how I really feel a8out it.</text:p>
      <text:p text:style-name="P1288">Horri8le!!!!!!!!</text:p>
      <text:p text:style-name="P1289">If any of my friends knew that, they would think I'm weak.</text:p>
      <text:p text:style-name="P1290">Do you?</text:p>
      <text:p text:style-name="P1291">We aren't savages, you dope!</text:p>
      <text:p text:style-name="P1292">Uh, yeah........</text:p>
      <text:p text:style-name="P1293">Let's say close enough!</text:p>
      <text:p text:style-name="P1294">Yeah, see.</text:p>
      <text:p text:style-name="P1295">This is where our cultures clash, I think.</text:p>
      <text:p text:style-name="P1296">It would 8e difficult to explain exactly how killing is viewed on our planet with all the nuance involved.</text:p>
      <text:p text:style-name="P1297">It just isn't the 8lack and white thing humans seem to think it is!</text:p>
      <text:p text:style-name="P1298">On my world, I would 8e completely vindic8ed for killing him! He is far lower on the hemospectrum than me. He managed to disrespect me time and time again, 8ut I kept letting him live! In fact, the amount of slack I cut him would 8e considered scandalous 8y those in my class.</text:p>
      <text:p text:style-name="P1299">I had every reason to kill him. And yet...</text:p>
      <text:p text:style-name="P1300">I feel 8ad a8out it like a lame weak fudge8lood, just like he was.</text:p>
      <text:p text:style-name="P1301">And the fact that I feel 8ad is why I'm sort of freaking out right now!</text:p>
      <text:p text:style-name="P1302">No. That's not how it works.</text:p>
      <text:p text:style-name="P1303">I'm supposed to 8e just fine with it.</text:p>
      <text:p text:style-name="P1304">This was sort of like a test, and I'm afraid I might 8e failing.</text:p>
      <text:p text:style-name="P1305">Well, it was the first time I killed some8ody.</text:p>
      <text:p text:style-name="P1306">W8! Ok, that's not really true. What I meant was, it was the first time I killed some8ody I cared a8out.</text:p>
      <text:p text:style-name="P1307">Yes. Sort of a lot, actually. 8ut there was a really good reason<text:s/><text:soft-page-break/>for that!</text:p>
      <text:p text:style-name="P1308">Oh, it doesn't matter. Pro8a8ly many thousands.</text:p>
      <text:p text:style-name="P1309">God, I know how this sounds! 8ut I had to feed her. My lusus I mean. I've 8asically 8een playing this role as a slave in the food chain my whole life. It is what she selected me to do.</text:p>
      <text:p text:style-name="P1310">Hell yes.</text:p>
      <text:p text:style-name="P1311">Yeah, 8ut I never felt anything a8out it. It was just normal life for me.</text:p>
      <text:p text:style-name="P1312">Yeah. OH!</text:p>
      <text:p text:style-name="P1313">Ok, that's not quite right. He's the second person I cared a8out who I killed.</text:p>
      <text:p text:style-name="P1314">Man, I always forget a8out her!</text:p>
      <text:p text:style-name="P1315">I guess she wound up getting me 8ack pretty good though, so we're even.</text:p>
      <text:p text:style-name="P1316">Oh, also, TECHNICALLY I attempted to kill that same guy around the same time.</text:p>
      <text:p text:style-name="P1317">8ut I just wound up paralyzing him! Oops, hahahaha.</text:p>
      <text:p text:style-name="P1318">8ut man. That was sweeps ago.</text:p>
      <text:p text:style-name="P1319">I think I had a really juvenile attitude a8out killing 8ack then. I think I was trying too hard?</text:p>
      <text:p text:style-name="P1320">I was always really o8sessed with 8eing the 8est at stuff, and I guess I was trying to 8e precocious in that respect as well, and prove to everyone how 8rutal I could be.</text:p>
      <text:p text:style-name="P1321">8ut I was such a confused kid! I didn't know anything a8out what killing really means. I was trying to fake it, and it caused me nothing 8ut pro8lems.</text:p>
      <text:p text:style-name="P1322">Yeah, I know. I wish we didn't have to 8e so different. I'm just trying to 8e honest with you, 8ecause like I said, I have nowhere else to go.</text:p>
      <text:p text:style-name="P1323">_</text:p>
      <text:p text:style-name="P1324">79. JE25: =005368</text:p>
      <text:p text:style-name="P1325">I guess I have to admit I don't actually know that much a8out<text:s/><text:soft-page-break/>humans either!</text:p>
      <text:p text:style-name="P1326">Other than that you are all pretty soft and mild mannered and seem to 8e friendlier, and think killing totally sucks.</text:p>
      <text:p text:style-name="P1327">I really have no clue what it means to grow up as a human, though.</text:p>
      <text:p text:style-name="P1328">8ut I do know what it means grow up as a troll, and what's expected of us.</text:p>
      <text:p text:style-name="P1329">When a troll comes of age, you 8etter 8elieve it means they're going to start killing.</text:p>
      <text:p text:style-name="P1330">It's what we do as a race. We are very effective conquerors, and as such, we practically domin8 our galaxy. Or... used to.</text:p>
      <text:p text:style-name="P1331">The ones that don't learn to 8e ruthless? They're 8etter off DEAD.</text:p>
      <text:p text:style-name="P1332">And the reality is, it won't 8e long until they are. That's just life for us.</text:p>
      <text:p text:style-name="P1333">Well, thanks John. That's nice of you to say. 8ut let's face it, it doesn't fucking matter anymore, since our whole race was wiped out!</text:p>
      <text:p text:style-name="P1334">May8e for the 8est, when you think a8out it.</text:p>
      <text:p text:style-name="P1335">8ut at least paradox space gave us some purpose 8efore wiping us out, right?</text:p>
      <text:p text:style-name="P1336">At least we got the chance to cre8te you guys, and all those twinkly stars you used to look up at.</text:p>
      <text:p text:style-name="P1337">So 8ecause we got that chance, it means we'll never actually get to come of age and enter troll society, and see if we got what it takes.</text:p>
      <text:p text:style-name="P1338">8ut that doesn't mean we stop growing up!</text:p>
      <text:p text:style-name="P1339">I think the game knows it's always gonna 8e played 8y kids, and it always rigs it so they enter right around the cusp of sexual maturity, whatever the race is.</text:p>
      <text:p text:style-name="P1340">Which kinda makes sense, since if they succeed, they've got their whole lives ahead of them to do whatever the hell they're going to do in their universe, like start repopul8ing and whatnot.</text:p>
      <text:p text:style-name="P1341">That means the game also knows it's got to deal with all these<text:s/><text:soft-page-break/>damn kids who are coming of age while playing it!</text:p>
      <text:p text:style-name="P1342">I really think how successfully they mature is tied to success in the game. It challenges the players in all the ways they need to 8e challenged to grow, which is different for every individual, and veeeeeeeery different for every race.</text:p>
      <text:p text:style-name="P1343">I don't think we were so hot at that aspect of the game. In fact, I'm sure we were quite awful. Hell, even I wasn't that gr8 at it! I actually just kinda fell ass 8ackwards into the god tier, to 8e honest.</text:p>
      <text:p text:style-name="P1344">8ut what really gets me is this didn't even occur to me until just now, while I was sitting around thinking a8out it.</text:p>
      <text:p text:style-name="P1345">It was so o8vious!</text:p>
      <text:p text:style-name="P1346">That was why the game split us up into two teams.</text:p>
      <text:p text:style-name="P1347">It knew as we came of age, we'd pro8a8ly start killing each other.</text:p>
      <text:p text:style-name="P1348">So it just provided the stage. Red team vs. 8lue. It was so simple! All we had to do was what we were naturally inclined to. It might have worked out 8etter for us.</text:p>
      <text:p text:style-name="P1349">Yeah, you'd think that would 8e counter productive! 8ut then again, may8e not.</text:p>
      <text:p text:style-name="P1350">If we really did take the team thing seriously, and started killing each other, may8e it would have meant more god tiers?</text:p>
      <text:p text:style-name="P1351">May8e all of us would have made it????????</text:p>
      <text:p text:style-name="P1352">Damn, can you imagine? We would have 8reezed through the game even faster, killed the king without a sweat. May8e claimed the reward 8efore Jack even showed up?</text:p>
      <text:p text:style-name="P1353">Or if he did, may8e we could have 8eaten him then and there instead of scurrying off like cowards!!!!!!!!</text:p>
      <text:p text:style-name="P1354">In retrospect we failed at this so spectacularly, I am amazed, and kind of ashamed.</text:p>
      <text:p text:style-name="P1355">It turned out that the only one of us with the guts to kill someone was already DEAD! Hahahahahahahaha. And 8oy, did I have it coming.</text:p>
      <text:p text:style-name="P1356">Yes, she was a ghost, and then 8ecame a ro8ot. Then she 8ecame a<text:s/><text:soft-page-break/>THOUSAND ro8ots. Then Jack killed them all 8ut one. Then she 8lew up.</text:p>
      <text:p text:style-name="P1357">Oh, and she also had that exact 8izarre laptop you are using right now. How weird is that?</text:p>
      <text:p text:style-name="P1358">Not crazy enough, apparently!</text:p>
      <text:p text:style-name="P1359">Actually, this is pro8a8ly Karkat's fault.</text:p>
      <text:p text:style-name="P1360">When it comes down to it, he was pro8a8ly too good a leader! He actually did manage to get the two teams to work together toward the same goal. It could have easily deterior8ed into a feud otherwise.</text:p>
      <text:p text:style-name="P1361">He was just so loud and annoying and o8sessed with leadership. He wouldn't shut up! So it was just easier to go along with his plans.</text:p>
      <text:p text:style-name="P1362">He sure kept us working together, 8ut in the end I think we paid for it.</text:p>
      <text:p text:style-name="P1363">It wasn't natural! Pretty fitting, really, since he's kind of a freak himself. He's not even on the hemospectrum, the weirdo.</text:p>
      <text:p text:style-name="P1364">I really dou8t he would have handled it as a leader if the shit ever hit the whirling device.</text:p>
      <text:p text:style-name="P1365">He likes to pretend he's all vicious and 8loodthirsty, 8ut I know he 8n't got that in him. I have a sense for these things.</text:p>
      <text:p text:style-name="P1366">He'd 8e so pissed if he heard me say this, 8ut I think he'd cut it 8etter as a human than as a troll.</text:p>
      <text:p text:style-name="P1367">_</text:p>
      <text:p text:style-name="P1368">80. JE26: =005372</text:p>
      <text:p text:style-name="P1369">What a8out him?</text:p>
      <text:p text:style-name="P1370">Hmmmmmmmm.</text:p>
      <text:p text:style-name="P1371">Yeah, you're right.</text:p>
      <text:p text:style-name="P1372">And to tell you the truth, part of the reason I wanted to kill him was to protect them. It's not just a8out glory you know.</text:p>
      <text:p text:style-name="P1373">8ecause if I don't do it, then who will?</text:p>
      <text:p text:style-name="P1374">Yes, I know a8out your plan.</text:p>
      <text:soft-page-break/>
      <text:p text:style-name="P1375">I guess two plans are 8etter than one, right?</text:p>
      <text:p text:style-name="P1376">Man, I don't know anymore.</text:p>
      <text:p text:style-name="P1377">It's one reason I'm freaking out a8out this. A8out feeling 8ad a8out a simple, perfectly justifia8le killing.</text:p>
      <text:p text:style-name="P1378">If I can't handle that, doesn't it mean I'm not as strong as I thought? What hope do I have against Jack if that's the case?</text:p>
      <text:p text:style-name="P1379">Aw. ::::)</text:p>
      <text:p text:style-name="P1380">I don't know. Even though I'm conflicted, it still feels like something I have to do.</text:p>
      <text:p text:style-name="P1381">I admit, I'm pretty scared thinking a8out it.</text:p>
      <text:p text:style-name="P1382">Not of him necessarily, 8ut of the fact that I apparently don't know myself as well as I 8elieved.</text:p>
      <text:p text:style-name="P1383">What if I'm not as lucky as I thought?</text:p>
      <text:p text:style-name="P1384">What if I do not in fact have ALLLLLLLL of the luck?</text:p>
      <text:p text:style-name="P1385">Exactly!</text:p>
      <text:p text:style-name="P1386">8ut then, if there is no chance of catching a 8ad 8r8k, then taking a risk doesn't even qualify as 8r8very, does it?</text:p>
      <text:p text:style-name="P1387">It isn't even a risk, 8y definition!!!!!!!!</text:p>
      <text:p text:style-name="P1388">So if this is going to mean anything, I guess I just have to find the strength from somewhere to go through with it.</text:p>
      <text:p text:style-name="P1389">More than just the fakey strength that comes from turning a 8lind eye to all your flaws. You know what I mean?</text:p>
      <text:p text:style-name="P1390">Hmm........</text:p>
      <text:p text:style-name="P1391">_</text:p>
      <text:p text:style-name="P1392">81. JE27: =005373</text:p>
      <text:p text:style-name="P1393">You know how I said I couldn't rel8 to the attachment you have for your guardians?</text:p>
      <text:p text:style-name="P1394">Well, I guess that isn't completely true.</text:p>
      <text:p text:style-name="P1395">There are adult trolls who we can rel8 to, if we choose to, and if we are lucky enough to discover who they are.</text:p>
      <text:soft-page-break/>
      <text:p text:style-name="P1396">8ut it is not really in a familial sense, at least not socially speaking, the way you understand family. They are more like figures of legend, who are said to have more in common with us genetically than any other troll. 8ut we can never meet them of course. Only look up to them, and follow in their footsteps, 8ecause they died centuries ago.</text:p>
      <text:p text:style-name="P1397">Yeah!</text:p>
      <text:p text:style-name="P1398">We are each supposed to have one, and if you 8elieve the lore a8out it, your destiny will 8e tied to theirs. You will find clues pointing to them and who they were, 8ut you will only notice them if your eyes are open.</text:p>
      <text:p text:style-name="P1399">You then can choose to take up the life they left for you. And if you do, they will always 8e looking out for you, and guide you in finishing what they started.</text:p>
      <text:p text:style-name="P1400">I don't have to 8elieve.</text:p>
      <text:p text:style-name="P1401">I am completely certain it is true, and I know who mine is!</text:p>
      <text:p text:style-name="P1402">I have 8een doing my 8est to honor her legacy for most of my life.</text:p>
      <text:p text:style-name="P1403">I even named my roleplaying character after her!</text:p>
      <text:p text:style-name="P1404">She gained all the levels.</text:p>
      <text:p text:style-name="P1405">AAAAAAAALL.</text:p>
      <text:p text:style-name="P1406">OOOOOOOOF.</text:p>
      <text:p text:style-name="P1407">THEEEEEEEEM!</text:p>
      <text:p text:style-name="P1408">_</text:p>
      <text:p text:style-name="P1409">82. JE28: =005374</text:p>
      <text:p text:style-name="P1410">It was 8efore I ever started gaming, or rounding up other kids to feed my lusus.</text:p>
      <text:p text:style-name="P1411">I was nearing the age where I would 8e expected to feed her.</text:p>
      <text:p text:style-name="P1412">And she was starting to get so 8ig, that she would have to crawl out of the caverns soon, no longer a8le to feast on stray wigglers she caught in her we8.</text:p>
      <text:p text:style-name="P1413">It was kind of an intense sym8iotic thing, a particularly demanding lusus-troll relationship, and only really strong kids<text:s/><text:soft-page-break/>are supposed to 8e a8le to handle it.</text:p>
      <text:p text:style-name="P1414">So of course I was terrified of the responsi8ility looming!</text:p>
      <text:p text:style-name="P1415">I really didn't think I would make it. I was sure I'd fail, and my lusus would either get angry and eat me, or she'd just die and then I'd 8e culled.</text:p>
      <text:p text:style-name="P1416">8ut then I saw a shooting star one evening.</text:p>
      <text:p text:style-name="P1417">I tracked down where it landed, and found a chest with my sign on it.</text:p>
      <text:p text:style-name="P1418">A sign is an insignia we must wear, specific to our class. Each class has a huge alpha8et of signs, so when someone shares yours, you know you have a lot in common. I was so excited to see it.</text:p>
      <text:p text:style-name="P1419">_</text:p>
      <text:p text:style-name="P1420">83. JE29: =005375</text:p>
      <text:p text:style-name="P1421">It was her journal!</text:p>
      <text:p text:style-name="P1422">She documented all of her amazing adventures as she sailed around the world, commanding a notoriously deadly fleet of Gam8lignants.</text:p>
      <text:p text:style-name="P1423">It was so thrilling reading it. It really felt like she wrote it just for me, like she was talking right to me and telling me how to 8e like her. She even left notes on where she 8uried treasure and stuff, which I followed l8er when I started RPing. I found her dice that way, and so many other gr8 things.</text:p>
      <text:p text:style-name="P1424">Learning a8out her gave me the strength and confidence to do what I had to do.</text:p>
      <text:p text:style-name="P1425">Yeah!!!!!!!!</text:p>
      <text:p text:style-name="P1426">And that's not all.</text:p>
      <text:p text:style-name="P1427">Not that I really needed it proved to me that she was my ancestor, 8ut that's exactly what happened while playing this game.</text:p>
      <text:p text:style-name="P1428">It turned out that in addition to cre8ting us all in the ecto8iology la8, Karkat cre8ted our ancestors too!</text:p>
      <text:p text:style-name="P1429">8ut he never 8elieved in any of that, and just thought they were random extra wigglers serving no purpose, the stu88orn jackass.</text:p>
      <text:p text:style-name="P1430">The more common 8loods are less inclined to give a shit a8out<text:s/><text:soft-page-break/>that kind of stuff, legends and tradition and all that.</text:p>
      <text:p text:style-name="P1431">Those in the upper classes like me put more stock in it, and rightly so.</text:p>
      <text:p text:style-name="P1432">Oh yeah. Wow, I never thought a8out that.</text:p>
      <text:p text:style-name="P1433">Hahahaha. That is an admira8le calling, John. Every 8it as dignified as the path of the Marquise!</text:p>
      <text:p text:style-name="P1434">Yeah, that's so awesome!</text:p>
      <text:p text:style-name="P1435">I agree.</text:p>
      <text:p text:style-name="P1436">Haha, oh man...</text:p>
      <text:p text:style-name="P1437">I was just thinking a8out your life on Earth.</text:p>
      <text:p text:style-name="P1438">You had it so easy! You don't have to go hunting for clues a8out your ancestors at all.</text:p>
      <text:p text:style-name="P1439">There was a picture of her hanging RIGHT THERE on the wall of your hive.</text:p>
      <text:p text:style-name="P1440">Hahahahahahahaha!</text:p>
      <text:p text:style-name="P1441">I don't know why, 8ut that is just so funny to me.</text:p>
      <text:p text:style-name="P1442">Your lives are so simple and easy. It must 8e really nice 8eing a human, even though you're all so weak.</text:p>
      <text:p text:style-name="P1443">8ut may8e it's ok to 8e weak, if that's what's normal.</text:p>
      <text:p text:style-name="P1444">_</text:p>
      <text:p text:style-name="P1445">84. JE30: =005393</text:p>
      <text:p text:style-name="P1446">Go where?</text:p>
      <text:p text:style-name="P1447">Are you sure you don't have more important things to worry a8out?</text:p>
      <text:p text:style-name="P1448">John, please. I thought you were done getting the future spoon fed to you like this.</text:p>
      <text:p text:style-name="P1449">I have told you that you will find your dad eventually. That should 8e good enough! Don't you think it's time to start taking your responsi8ility more seriously?</text:p>
      <text:p text:style-name="P1450">We just concluded that I am going to go fight Jack. And there is a possi8ility I will fail! He could kill me easily for all I know. 8ut it's something I have to try.</text:p>
      <text:soft-page-break/>
      <text:p text:style-name="P1451">And if I do fail, your plan will serve as 8ackup. There is a lot riding on you, John. On 8oth of us!</text:p>
      <text:p text:style-name="P1452">I'm not telling you to do anything. Just reminding you of what's at st8ke.</text:p>
      <text:p text:style-name="P1453">Why don't we just call it what it is.</text:p>
      <text:p text:style-name="P1454"><text:span text:style-name="T1455">A<text:s/></text:span><text:span text:style-name="T1456">8ig fucking 8om8 in the core of your 8attlefield.</text:span></text:p>
      <text:p text:style-name="P1457">Yes, you could pro8a8ly go looking for a sanctioned entry point.</text:p>
      <text:p text:style-name="P1458">Or you could just do what winners in a hurry do.</text:p>
      <text:p text:style-name="P1459">Cheat!</text:p>
      <text:p text:style-name="P1460">It's practically always possi8le.</text:p>
      <text:p text:style-name="P1461">I won't tell you how, 8ut I will point out you could start making 8etter use of your powers than facilit8ing noisy joyrides.</text:p>
      <text:p text:style-name="P1462">Is that what Earth is like, 8y the way? A 8unch of humans flying around in little wheeled pods constantly 8eeping at each other with their chauffeur familiars????????</text:p>
      <text:p text:style-name="P1463">Anyway, I'm just saying it's time to do something useful and impressive with your powers, deli8er8ly for a change. You are a god now, remem8er?</text:p>
      <text:p text:style-name="P1464">Use your imagin8tion!</text:p>
      <text:p text:style-name="P1465">That windy thing of yours is more vers8tile than you think.</text:p>
      <text:p text:style-name="P1466">_</text:p>
      <text:p text:style-name="P1467">85. JE31: =005394</text:p>
      <text:p text:style-name="P1468">Good.</text:p>
      <text:p text:style-name="P1469">I think it's time for me to get going too. I will prepare for 8attle.</text:p>
      <text:p text:style-name="P1470">What?</text:p>
      <text:p text:style-name="P1471">Yeah! You got it. I will message you 8efore I leave.</text:p>
      <text:p text:style-name="P1472">Of course.</text:p>
      <text:p text:style-name="P1473">It will 8e a certainty.</text:p>
      <text:p text:style-name="P1474">That said, there is no need for any sort of farewell right now.</text:p>
      <text:soft-page-break/>
      <text:p text:style-name="P1475">Go do your amazing windy thing, John. 8e cre8tive! I will talk to you l8er.</text:p>
      <text:p text:style-name="P1476">_</text:p>
      <text:p text:style-name="P1477">86. JE32: =005594</text:p>
      <text:p text:style-name="P1478">John!!!!!!!!</text:p>
      <text:p text:style-name="P1479">You're heading into the 8lackout, so I won't 8e a8le to see you until you leave.</text:p>
      <text:p text:style-name="P1480">8ut don't worry, I can still sense you are there. 8ecause of awesome powers, remem8er?</text:p>
      <text:p text:style-name="P1481">Smooth move, ditching your computer like that, 8y the way. That was some incredi8le leadership you showed!</text:p>
      <text:p text:style-name="P1482">Now I have to contact you through Rose, thus exposing me to the risk of actually having to taaaaaaaalk to her........</text:p>
      <text:p text:style-name="P1483">Your carelessness has put the Heroes of Light in a very awkward position, John. I hope you're satisfied.</text:p>
      <text:p text:style-name="P1484">Hahahaha, just kidding. She's o8viously a little too "preoccupied" at the moment to 8e sassing me.</text:p>
      <text:p text:style-name="P1485">Just 8orrow her computer and talk to me when you get the chance, ok?</text:p>
      <text:p text:style-name="P1486">I will 8e w8ing. ::::)</text:p>
      <text:p text:style-name="P1487">_</text:p>
      <text:p text:style-name="P1488">87. TP6: =005660</text:p>
      <text:p text:style-name="P1489">Hey Redglare. Nice outfit!</text:p>
      <text:p text:style-name="P1490">Thanks! I see you finally wised up and started taking this rivalry seriously.</text:p>
      <text:p text:style-name="P1491">It was hard to antagonize you properly while you refused to get in character! :::;)</text:p>
      <text:p text:style-name="P1492">Yes, I can see that. So you've come for revenge, then.</text:p>
      <text:p text:style-name="P1493">I thought we settled all this a long time ago?</text:p>
      <text:p text:style-name="P1494">Murders? Like, plural?</text:p>
      <text:p text:style-name="P1495">Gamzee isn't dead, you dope!</text:p>
      <text:soft-page-break/>
      <text:p text:style-name="P1496">He flipped out or something and now...</text:p>
      <text:p text:style-name="P1497">Well, yeah ok. There was like........</text:p>
      <text:p text:style-name="P1498">ONE murder I was responsi8le for.</text:p>
      <text:p text:style-name="P1499">You know Tavros? That was me.</text:p>
      <text:p text:style-name="P1500">I guess.</text:p>
      <text:p text:style-name="P1501">8ut that's it! He's the only one I killed, just that one guy!</text:p>
      <text:p text:style-name="P1502">Fascin8ting! Why don't you tell me your terms already??</text:p>
      <text:p text:style-name="P1503">Forget my pixie trail. At this r8, my snoring will lead him to us!</text:p>
      <text:p text:style-name="P1504">Lol.</text:p>
      <text:p text:style-name="P1505">You're kidding, right? You want LUCK to decide this?</text:p>
      <text:p text:style-name="P1506">May8e you forgot who you're dealing with. I am the Thief of Light.</text:p>
      <text:p text:style-name="P1507">You really expect me to lose a simple COIN FLIP?</text:p>
      <text:p text:style-name="P1508">I've got AAAAAAAALLLLLLLL THE LUCK, remem8er? &gt;:::)</text:p>
      <text:p text:style-name="P1509">........</text:p>
      <text:p text:style-name="P1510">Just flip the fucking coin, Neophyte.</text:p>
      <text:p text:style-name="P1511">_</text:p>
      <text:p text:style-name="P1512">88(!!!). JE33: =005749</text:p>
      <text:p text:style-name="P1513">COPY OF CONVERSATION JE32: =005594</text:p>
      <text:p text:style-name="P1514">_</text:p>
      <text:p text:style-name="P1515">89. JE34: =005750</text:p>
      <text:p text:style-name="P1516">........</text:p>
      <text:p text:style-name="P1517">........x8</text:p>
      <text:p text:style-name="P1518">........x8x8x8x8x8x8x8!!!!!!!!</text:p>
      <text:p text:style-name="P1519">All of the dots, John. All 16.777216 million of them.</text:p>
      <text:p text:style-name="P1520">Still dead, huh?</text:p>
      <text:soft-page-break/>
      <text:p text:style-name="P1521">Or are you too 8usy weeping over her corpse to pick up that headset and answer me????????</text:p>
      <text:p text:style-name="P1522">You can't fool me, John. I know you are not staying dead for long.</text:p>
      <text:p text:style-name="P1523">And it is not just 8ecause I can clearly see you're alive in the future! ::::P</text:p>
      <text:p text:style-name="P1524">You see, we are 8oth the 8est there is, and therefore we have special privileges when it comes to mortality.</text:p>
      <text:p text:style-name="P1525">It's hard to keep a god dead for good. We can only die under very specific circumstances. Didn't I mention?</text:p>
      <text:p text:style-name="P1526">_</text:p>
      <text:p text:style-name="P1527">90. JE35: =005751</text:p>
      <text:p text:style-name="P1528">Nothing too glorious a8out the way you just died, I 8et.</text:p>
      <text:p text:style-name="P1529">Let me guess, even after all my lessons, you allowed yourself to get sucker sta88ed, right? Pretty lame!</text:p>
      <text:p text:style-name="P1530">I mean, lucky for you it was lame. I guess 8eing lame pays off when dying a hero's what gets you killed.</text:p>
      <text:p text:style-name="P1531">If our Hero of 8reath reached god tier, he would have 8een completely indestructi8le! Lol.</text:p>
      <text:p text:style-name="P1532">Damn, I forgot, I was going to stop ripping on that guy, since he got sta88ed through the chest and died. Haha, whoops.</text:p>
      <text:p text:style-name="P1533">Anyway, I figure you're pro8a8ly safe from a just death too, since I'm pretty sure you haven't done anything all that despica8le.</text:p>
      <text:p text:style-name="P1534">Yet. ::::)</text:p>
      <text:p text:style-name="P1535">_</text:p>
      <text:p text:style-name="P1536">91. JE36: =005752</text:p>
      <text:p text:style-name="P1537">I don't know for sure, 8ut I'm 8etting that if I go to fight Jack, it will wipe out all the 8ad things I've done.</text:p>
      <text:p text:style-name="P1538">I think if I die it'll 8e a hero's death, so it ought to stick.</text:p>
      <text:p text:style-name="P1539">Pretty good motiv8tion to win the fight though, don't you think?</text:p>
      <text:p text:style-name="P1540">One way or another, I think this will 8e my last 8ig challenge as<text:s/><text:soft-page-break/>a gamer.</text:p>
      <text:p text:style-name="P1541">As such, I would like to pass my dice on to you.</text:p>
      <text:p text:style-name="P1542">It is very important to me that they stay in good hands, John. That you continue their legacy, and that of my ancestor.</text:p>
      <text:p text:style-name="P1543">82THE8TH</text:p>
      <text:p text:style-name="P1544">Use the code! I'm sure I can count on you to make something awesome with it.</text:p>
      <text:p text:style-name="P1545">_</text:p>
      <text:p text:style-name="P1546">92. JE37: =005754</text:p>
      <text:p text:style-name="P1547">Gotta kiss her.</text:p>
      <text:p text:style-name="P1548">Don't worry, I still can't see you, so there is no reason to 8e 8ashful or anything.</text:p>
      <text:p text:style-name="P1549">And since we are a couple of professionals here who are focused on winning, we 8oth know it doesn't have any meaning.</text:p>
      <text:p text:style-name="P1550">It's not l8ke I would 8e jealous even if I could see.</text:p>
      <text:p text:style-name="P1551">Why wo8ld I 8e?</text:p>
      <text:p text:style-name="P1552">Or may8e that didn't even cr8ss your mind........ haha.</text:p>
      <text:p text:style-name="P1553">M8n, why am I ev8n t8lking a8out th8s.</text:p>
      <text:p text:style-name="P1554">_</text:p>
      <text:p text:style-name="P1555">93. JE38: =005755</text:p>
      <text:p text:style-name="P1556">Let's just forget I said that. This isn't really how I wanted this convers8tion to go!</text:p>
      <text:p text:style-name="P1557">I guess I was assuming you'd 8e talking 8ack 8y now. So now I'm just talking and talking and spinning my wheel device like an idiot.</text:p>
      <text:p text:style-name="P1558">May8e I don't actually know how I wanted it to go.</text:p>
      <text:p text:style-name="P1559">I guess I could just shut up and skip ahead on your timeline a little, talk to you when you're alive.</text:p>
      <text:p text:style-name="P1560">That would make sense.</text:p>
      <text:p text:style-name="P1561">So</text:p>
      <text:soft-page-break/>
      <text:p text:style-name="P1562">I guess</text:p>
      <text:p text:style-name="P1563">I will do that.</text:p>
      <text:p text:style-name="P1564">8ut then........</text:p>
      <text:p text:style-name="P1565">May8e if I did, I wouldn't actually say what I wanted to say.</text:p>
      <text:p text:style-name="P1566">So</text:p>
      <text:p text:style-name="P1567">I will just say it.</text:p>
      <text:p text:style-name="P1568">_</text:p>
      <text:p text:style-name="P1569">94. JE39: =005756</text:p>
      <text:p text:style-name="P1570">To 8e honest, I am nervous a8out this fight.</text:p>
      <text:p text:style-name="P1571">8ut I'm still going through with it, for a lot of reasons.</text:p>
      <text:p text:style-name="P1572">To save my friends, or at least the ones who are still alive. Oh, and I guess to save reality itself from 8eing totally fucked up. There's that too.</text:p>
      <text:p text:style-name="P1573">8ut I think what's motiv8ting me to win this fight the most is........</text:p>
      <text:p text:style-name="P1574">The possi8ility of getting to meet you when it's all over!</text:p>
      <text:p text:style-name="P1575">May8e I can finally put all this terri8le stuff 8ehind me.</text:p>
      <text:p text:style-name="P1576">And I won't have to worry a8out 8eing the 8est anymore, or proving what a ruthless killer I can 8e.</text:p>
      <text:p text:style-name="P1577">May8e I can try out whatever is supposed to 8e normal for a human. Who knows, it might not 8e as 8oring as it sounds!</text:p>
      <text:p text:style-name="P1578">May8e</text:p>
      <text:p text:style-name="P1579">If you're not too freaked out 8y all the 8ad things I've done........</text:p>
      <text:p text:style-name="P1580">Or the fact that I am an alien</text:p>
      <text:p text:style-name="P1581">We could go on a d8? ::::O</text:p>
      <text:p text:style-name="P1582">_</text:p>
      <text:p text:style-name="P1583">95. JE40: =005757</text:p>
      <text:p text:style-name="P1584">Don't worry, it could 8e a human d8, whatever that entails.</text:p>
      <text:soft-page-break/>
      <text:p text:style-name="P1585">No weird alien stuff, I promise! And no killing or murders, or even talking a8out killing or murders and such. Just whatever you like to talk a8out and think is cool.</text:p>
      <text:p text:style-name="P1586">I could even 8e persu8ed to watch more of your a8surd human films.</text:p>
      <text:p text:style-name="P1587">Do you like any others which feature that rugged human with the long hair and wounded arm?</text:p>
      <text:p text:style-name="P1588">You know the one. The sweaty guy with the mutil8ed animal and the speech impediment.</text:p>
      <text:p text:style-name="P1589">Those would 8e tolera8le to watch, I 8et.</text:p>
      <text:p text:style-name="P1590">_</text:p>
      <text:p text:style-name="P1591">96. JE41: =005758</text:p>
      <text:p text:style-name="P1592">Well, think it over.</text:p>
      <text:p text:style-name="P1593">8efore I go, I'll get in touch one more time l8er on, when you're alive and may8e have something to say a8out it.</text:p>
      <text:p text:style-name="P1594">Oh yeah........</text:p>
      <text:p text:style-name="P1595">Sorry a8out your adult male guardian. I wasn't trying to 8e deceptive 8y not telling you.</text:p>
      <text:p text:style-name="P1596">I decided not to, 8ecause I didn't want to 8e the one to make you sad a8out it.</text:p>
      <text:p text:style-name="P1597">Was that selfish of me? I dunno.</text:p>
      <text:p text:style-name="P1598">You would have found out regardless. Like we all did. There are things we care a8out that we just have to leave 8ehind.</text:p>
      <text:p text:style-name="P1599">It just sucks for those who aren't in as much a hurry to leave it all 8ehind as me!</text:p>
      <text:p text:style-name="P1600">W8.</text:p>
      <text:p text:style-name="P1601">Someone's coming, hang on.</text:p>
      <text:p text:style-name="P1602">_</text:p>
      <text:p text:style-name="P1603">97. JE42: =005759</text:p>
      <text:p text:style-name="P1604">Oh god.</text:p>
      <text:p text:style-name="P1605">She's wearing her RP outfit! What the hell is she up to?</text:p>
      <text:soft-page-break/>
      <text:p text:style-name="P1606">Man, she's got her dum8 dragon doll and everything. Guess she means 8usiness this time.</text:p>
      <text:p text:style-name="P1607">Dammit, I've got to go deal with this now.</text:p>
      <text:p text:style-name="P1608">Anyway, if you actually get around to reading any of this, thanks for listening, John.</text:p>
      <text:p text:style-name="P1609">If my outrageously gr8 luck has any say in the matter, we will 8e meeting up in no time!</text:p>
      <text:p text:style-name="P1610">Just please consider what I said.</text:p>
      <text:p text:style-name="P1611">Ok........</text:p>
      <text:p text:style-name="P1612">L8r! &lt;33333333</text:p>
      <text:p text:style-name="P1613">_</text:p>
      <text:p text:style-name="P1614">Act 6</text:p>
      <text:p text:style-name="P1615">_</text:p>
      <text:p text:style-name="P1616">Act 6 Intermission 1</text:p>
      <text:p text:style-name="P1617">_</text:p>
      <text:p text:style-name="P1618">Act 6 Act 2</text:p>
      <text:p text:style-name="P1619">_</text:p>
      <text:p text:style-name="P1620">Act 6 Intermission 2</text:p>
      <text:p text:style-name="P1621">_</text:p>
      <text:p text:style-name="P1622">Act 6 Act 3</text:p>
      <text:p text:style-name="P1623">_</text:p>
      <text:p text:style-name="P1624">Act 6 Intermission 3</text:p>
      <text:p text:style-name="P1625">_</text:p>
      <text:p text:style-name="P1626">Act 6 Act 4</text:p>
      <text:p text:style-name="P1627">_</text:p>
      <text:p text:style-name="P1628">Act 6 Intermission 4</text:p>
      <text:soft-page-break/>
      <text:p text:style-name="P1629">_</text:p>
      <text:p text:style-name="P1630">Act 6 Act 5</text:p>
      <text:p text:style-name="P1631">_</text:p>
      <text:p text:style-name="P1632">Act 6 Act 5 Act 2</text:p>
      <text:p text:style-name="P1633">_</text:p>
      <text:p text:style-name="P1634">Act 6 Act 5 Act 1</text:p>
      <text:p text:style-name="P1635">_</text:p>
      <text:p text:style-name="P1636">Act 6 Intermission 5</text:p>
      <text:p text:style-name="P1637">_</text:p>
      <text:p text:style-name="P1638">Act 6 Act 6</text:p>
      <text:p text:style-name="P1639">_</text:p>
      <text:p text:style-name="P1640">Act 6 Act 6 Intermission 1</text:p>
      <text:p text:style-name="P1641">_</text:p>
      <text:p text:style-name="P1642">Act 6 Act 6 Act 2</text:p>
      <text:p text:style-name="P1643">_</text:p>
      <text:p text:style-name="P1644">Act 6 Act 6 Intermission 2</text:p>
      <text:p text:style-name="P1645">_</text:p>
      <text:p text:style-name="P1646">Act 6 Act 6 Act 3</text:p>
      <text:p text:style-name="P1647">_</text:p>
      <text:p text:style-name="P1648">Act 6 Act 6 Intermission 3</text:p>
      <text:p text:style-name="P1649">_</text:p>
      <text:p text:style-name="P1650">Act 6 Act 6 Act 4</text:p>
      <text:p text:style-name="P1651">_</text:p>
      <text:soft-page-break/>
      <text:p text:style-name="P1652">Act 6 Act 6 Intermission 4</text:p>
      <text:p text:style-name="P1653">_</text:p>
      <text:p text:style-name="P1654">98. JE43: =009267</text:p>
      <text:p text:style-name="P1655">John????????</text:p>
      <text:p text:style-name="P1656">_</text:p>
      <text:p text:style-name="P1657">99. JE44: =009268</text:p>
      <text:p text:style-name="P1658">What are you doing heAUGH!!!!!!!!</text:p>
      <text:p text:style-name="P1659">_</text:p>
      <text:p text:style-name="P1660">Act 6 Act 6 Act 5</text:p>
      <text:p text:style-name="P1661">_</text:p>
      <text:p text:style-name="P1662">Act 6 Act 6 Intermission 5</text:p>
      <text:p text:style-name="P1663">_</text:p>
      <text:p text:style-name="P1664">100. DS1; RL1: =009357</text:p>
      <text:p text:style-name="P1665">No.</text:p>
      <text:p text:style-name="P1666">No!!!!!!!!</text:p>
      <text:p text:style-name="P1667">Dave, we've 8een w8ing for three years.</text:p>
      <text:p text:style-name="P1668">Three years is a pretty long time. Long enough for me to have picked up the ha8it of calling them years instead of the far more sensi8le unit of measurement, sweeps.</text:p>
      <text:p text:style-name="P1669">I think you should 8e a8le to survive just a little longer.</text:p>
      <text:p text:style-name="P1670">That's my understanding, yes.</text:p>
      <text:p text:style-name="P1671">I don't know!</text:p>
      <text:p text:style-name="P1672">omewhere in this session. At which point, if he has any 8rain at all, he'll seek us out.</text:p>
      <text:p text:style-name="P1673">Well, his corpse was, somewhere.</text:p>
      <text:p text:style-name="P1674">8ut that John doesn't matter anymore.</text:p>
      <text:p text:style-name="P1675">Kind of like how there was a 8ird version of you out there, now<text:s/><text:soft-page-break/>presumed dead, who also didn't matter.</text:p>
      <text:p text:style-name="P1676">The "real" John and the other Lalonde girl will spontaneously appear from a different reality.</text:p>
      <text:p text:style-name="P1677">I determined a lot of this through my time travel reconaissance work upon arriving in this session.</text:p>
      <text:p text:style-name="P1678">Sorry to steal all the timey thunder from the gr8 "Knight of Time", end quote, 8ut someone had to take the initi8tive and go on a fact-finding mission.</text:p>
      <text:p text:style-name="P1679">Soon!</text:p>
      <text:p text:style-name="P1680">This is a totally different Lalonde girl. Things went differently for her, so she'll have different memories.</text:p>
      <text:p text:style-name="P1681">I have no idea if you and she interacted at all in her timeline.</text:p>
      <text:p text:style-name="P1682">I don't know the full extent of John's alt-reality experiences either. 8ut apparently things went raw for them in a8out as many ways as you can imagine.</text:p>
      <text:p text:style-name="P1683">Presuma8ly 8ecause I wasn't around to keep everyone's shit in order.</text:p>
      <text:p text:style-name="P1684">_</text:p>
      <text:p text:style-name="P1685">102. TS1; KV8; KM6; RL2; ARSp1; DS2; JaEn1: =009358</text:p>
      <text:p text:style-name="P1686">::::)</text:p>
      <text:p text:style-name="P1687">Thanks, Tavros!</text:p>
      <text:p text:style-name="P1688">Sorry if you're having trou8le keeping up with the times, Karkat.</text:p>
      <text:p text:style-name="P1689">I didn't explain it 8ecause I thought the nature of the development was fairly self evident?</text:p>
      <text:p text:style-name="P1690">I mean, no offense, 8ut I didn't hear anyone else voicing any confusion.</text:p>
      <text:p text:style-name="P1691">What a8out you, Kanaya. Did you think it was fairly self evident?</text:p>
      <text:p text:style-name="P1692">Yeah. See????????</text:p>
      <text:p text:style-name="P1693">Yes, they did MONTHS ago, from the current frame of reference. 8ut this is a VOID session, Karkat.</text:p>
      <text:p text:style-name="P1694">I thought we talked a8out this?</text:p>
      <text:soft-page-break/>
      <text:p text:style-name="P1695">A void session 8y definition is one where the players enter the game with the kernels unprototyped.</text:p>
      <text:p text:style-name="P1696">As such, it 8ecomes totally dysfunctional. It can't 8ear fruit, 8ecause there's no 8attlefield in Skaia, unless you go to the trou8le of putting one there of course.</text:p>
      <text:p text:style-name="P1697">Which the Condesce has already done for us! Via "Grim8ark Jade", prior to our arrival. Quite consider8te of her, really.</text:p>
      <text:p text:style-name="P1698">This is aside from the point though. The 8ottom line is, this session comes courtesy with four unprototyped kernels, waiting to 8e put to use.</text:p>
      <text:p text:style-name="P1699">So, not 8eing one to let a sweet perk go to waste, I took initi8tive and put two of them to use myself.</text:p>
      <text:p text:style-name="P1700">Really, this is some 8asic stuff, and I'm SURE we went over it all at one point during our trip.</text:p>
      <text:p text:style-name="P1701">Rose, get a load of this ungr8teful philistine! He doesn't deserve our fucking acumen.</text:p>
      <text:p text:style-name="P1702">8etween your nerdish o8session over the knowledge granted 8y our aspect, and my unprecedented a8ility to weaponize said knowledge with ruthless gamesmanship, we are dou8le-handedly saving the asses of everyone on this team.</text:p>
      <text:p text:style-name="P1703">That's fine, Karkat!</text:p>
      <text:p text:style-name="P1704">Take all the time you need to collect yourself, and continue frothing at the mouth whenever you're ready.</text:p>
      <text:p text:style-name="P1705">Hahahaha!!!!!!!!</text:p>
      <text:p text:style-name="P1706">Oh man. Classic.</text:p>
      <text:p text:style-name="P1707">Yes, there was some moder8te decomposition.</text:p>
      <text:p text:style-name="P1708">I did my 8est to preserve them for the journey, after quickly rounding up the 8odies while people had their 8acks turned.</text:p>
      <text:p text:style-name="P1709">If you would stop 8eing a wuss for a half second a8out a 8unch of corpses, I'll explain my reasoning.</text:p>
      <text:p text:style-name="P1710">These are the only two sprites I had any intention of using for resurrection purposes.</text:p>
      <text:p text:style-name="P1711">I 8rought Tavros 8ack, 8ecause let's face it, that was kind of my fault, for unnecessarily impaling him with his own lance and all.</text:p>
      <text:soft-page-break/>
      <text:p text:style-name="P1712">It was my responsi8ility to make amends for that! So I did.</text:p>
      <text:p text:style-name="P1713">Tavros, don't interrupt.</text:p>
      <text:p text:style-name="P1714">Then, I made Arquiusprite happen 8ecause, first of all, he's a national fucking treasure.</text:p>
      <text:p text:style-name="P1715">Literally everything he says is perfect and hilarious, and if I hear a single word to the contrary from the peanut gallery, the motherfucker with a 8eef rockets to the top of my shit list. So please, I enthusiastically invite one of you no-taste mouth 8reathers to talk smack a8out the A-man. Make my day!</text:p>
      <text:p text:style-name="P1716">Dave, don't interrupt either.</text:p>
      <text:p text:style-name="P1717">No8ody's allowed to interrupt me when I'm talking up Arquiusprite! That's the rule.</text:p>
      <text:p text:style-name="P1718">SECOND, the guy is a fucking tactical genius.</text:p>
      <text:p text:style-name="P1719">Totally conniving and calcul8ting, and unafraid to use methods that are just a 8IT morally du8ious to achieve his o8jectives.</text:p>
      <text:p text:style-name="P1720">And since I can't stick around for too long, your party is going to need someone like that.</text:p>
      <text:p text:style-name="P1721">8esides, it seems like a really fitting f8 for Equius. He genuinely seems to 8e more comforta8le with this st8 of existence, and seems a lot happier than I ever remem8er him 8eing when he was alive.</text:p>
      <text:p text:style-name="P1722">So I'm perfectly willing to do him this solid. After all, he did help me out when I 8lew my arm off. So now we're square!</text:p>
      <text:p text:style-name="P1723">What?</text:p>
      <text:p text:style-name="P1724">I don't...</text:p>
      <text:p text:style-name="P1725">Oh.</text:p>
      <text:p text:style-name="P1726">OH!</text:p>
      <text:p text:style-name="P1727">Ahahahaha! See what I mean, guys??</text:p>
      <text:p text:style-name="P1728">He's a fucking riot!</text:p>
      <text:p text:style-name="P1729">HAHAHAHA!</text:p>
      <text:p text:style-name="P1730">Yes.</text:p>
      <text:p text:style-name="P1731">I've also decided it's imper8tive to reclaim Crocker from the<text:s/><text:soft-page-break/>Condesce 8efore she can wake up and cause more trou8le.</text:p>
      <text:p text:style-name="P1732">Her powers will 8e incredi8ly advantageous to winning the 8attle ahead. If you can keep her out of harm's way, in addition to providing her general purpose resor8tive capa8ilities, she also represents one extra life for every8ody.</text:p>
      <text:p text:style-name="P1733">And since heroic deaths could 8e getting handed out like inexpensive to8acco flutes pretty soon, I'm guessing this 8oon is gonna come in handy!</text:p>
      <text:p text:style-name="P1734">_</text:p>
      <text:p text:style-name="P1735">103. TP7: =009359</text:p>
      <text:p text:style-name="P1736">Huh?</text:p>
      <text:p text:style-name="P1737">Oh right. Them.</text:p>
      <text:p text:style-name="P1738">I was getting to that!</text:p>
      <text:p text:style-name="P1739">Yeah, sorry!</text:p>
      <text:p text:style-name="P1740">I had a lot of logistics 8uzzing around in my 8rain.</text:p>
      <text:p text:style-name="P1741">It's hard to keep you apprised of EVERYTHING that crosses my mind.</text:p>
      <text:p text:style-name="P1742">I promise I'll 8e as thorough and transparent a8out my motives as I can from now on, ok Pyrope?</text:p>
      <text:p text:style-name="P1743">So after prototyping Tavros and Equius, that leaves four remaining dead friends, 8ut only two empty kernels.</text:p>
      <text:p text:style-name="P1744">O8viously this presents quite a dilemma!</text:p>
      <text:p text:style-name="P1745">Well, ok, technically three and a half friends, whatever the fuck that means.</text:p>
      <text:p text:style-name="P1746">Nepeta, Feferi, Eridan, and Sollux's... dead 8ody? With his "half ghost" floating out there with Aradia.</text:p>
      <text:p text:style-name="P1747">I know that caveat sounds stupid as hell, 8ut let's not get hung up on it.</text:p>
      <text:p text:style-name="P1748">The fact is, we've got four corpses, 8ut only two slots remaining.</text:p>
      <text:p text:style-name="P1749">And there's no way I'm going to lump their 8odies into the same sprite to make a pair of freaks resigned to an existential hell<text:s/><text:soft-page-break/>worse than death.</text:p>
      <text:p text:style-name="P1750">Except in Arquiusprite's case, since those two nutjo8s mesh with each other's personalities so phenomenally.</text:p>
      <text:p text:style-name="P1751">No!!!!!!!!</text:p>
      <text:p text:style-name="P1752">Arquius, your reserv8tion is noted, 8ut the hemospectrum is 8ullshit.</text:p>
      <text:p text:style-name="P1753">It's not going to factor into this decision!</text:p>
      <text:p text:style-name="P1754">So considering there are four left, and I can't personally say that any is more deserving of life than the others, I intend to let them all rest in peace.</text:p>
      <text:p text:style-name="P1755">That is my ruling, and I'm inclined to call it final.</text:p>
      <text:p text:style-name="P1756">They can live out the rest of their afterlives in the dream 8u88les, which still need to 8e saved from Lord English, lest we forget.</text:p>
      <text:p text:style-name="P1757">8ut of greater importance HERE is the fact that this leaves two empty kernels as a resurrection 8ackup, in case one or two of you jokers dies in the line of duty once too often.</text:p>
      <text:p text:style-name="P1758">8elieve me, you'll thank me later for thinking this all through so well in advance.</text:p>
      <text:p text:style-name="P1759">Come on, Terezi. I'm not saying I'm an "authority" on mortality here, I only said my ruling was final 8ecause my logic was so impecca8le!</text:p>
      <text:p text:style-name="P1760">It was kind of like, a figure of speech??</text:p>
      <text:p text:style-name="P1761">Yes, this is my point exactly!!!!!!!!</text:p>
      <text:p text:style-name="P1762">I don't want to 8e the ar8iter of Eridan's value as a person 8ecause of the mistakes he's made!</text:p>
      <text:p text:style-name="P1763">Or Feferi's or Nepeta's or Sollux's or ANY8ODY'S!</text:p>
      <text:p text:style-name="P1764">The only reason I chose these two over others is on account of taking responsi8ility for some nasty shit I PERSONALLY did, plus also some tactical consider8tions for the gr8ter good, 8ut that's different.</text:p>
      <text:p text:style-name="P1765">I would think you of all people would 8e on the same page as me when it comes to taking responsi8ility for your own actions, while in the same stride, not judging other people for their<text:s/><text:soft-page-break/>misdeeds too harshly.</text:p>
      <text:p text:style-name="P1766">8ut if you feel comforta8le continuing to crown yourself as the Queen of Justice, then 8e my guest!</text:p>
      <text:p text:style-name="P1767">Terezi, please. Let's not 8icker in front of the party.</text:p>
      <text:p text:style-name="P1768">We need to 8e showing solidarity here!</text:p>
      <text:p text:style-name="P1769">Yes. We are equally important to the party as its overarching executives. The ones with the most experience in the department of guile and ruthlessness.</text:p>
      <text:p text:style-name="P1770">I may project my voice louder than you, and 8orrow the spotlight for a little longer, 8ut you were always the soul of Team Scourge!</text:p>
      <text:p text:style-name="P1771">I couldn't 8e doing this without you. I wouldn't even want to!</text:p>
      <text:p text:style-name="P1772">::::)</text:p>
      <text:p text:style-name="P1773">I st8ted my case, 8ut if you REALLY want to revive them, that's fine with me.</text:p>
      <text:p text:style-name="P1774">I've got the torso parts with me right here, so feel free to round them up and prototype them any time.</text:p>
      <text:p text:style-name="P1775">In the hunger trunk!</text:p>
      <text:p text:style-name="P1776">I've stashed all the spare remains there to keep them fresh, along with our, ahem. Final living party mem8er.</text:p>
      <text:p text:style-name="P1777">Suit yourself!</text:p>
      <text:p text:style-name="P1778">_</text:p>
      <text:p text:style-name="P1779">104. DS2; KV9: =009360</text:p>
      <text:p text:style-name="P1780">Oh 8rother.</text:p>
      <text:p text:style-name="P1781">Dave, no, this isn't a coup. It's just common sense rearing its ugly head for a change.</text:p>
      <text:p text:style-name="P1782">Good.</text:p>
      <text:p text:style-name="P1783">Argh!</text:p>
      <text:p text:style-name="P1784">Sigh. ::::|</text:p>
      <text:p text:style-name="P1785">Karkat, that was a 8eautiful soliliquy of acceptance and understanding of your role, due to acknowledgement of your<text:s/><text:soft-page-break/>overwhelming personal limit8tions.</text:p>
      <text:p text:style-name="P1786">8ut 8e that as it may, you still ACTUALLY DO need to 8e paying attention here, so you can keep up with the plan.</text:p>
      <text:p text:style-name="P1787">While I may 8e the leader now, this may 8e the last day I see any of you for a very long time.</text:p>
      <text:p text:style-name="P1788">Someone's going to need to step up when I'm gone!</text:p>
      <text:p text:style-name="P1789">_</text:p>
      <text:p text:style-name="P1790">105. KV10; KM7: =009361</text:p>
      <text:p text:style-name="P1791">Gr8! It's settled, I'm the leader.</text:p>
      <text:p text:style-name="P1792">I gladly accept the 8aton you are going to such lengths to pass to me, Karkat. Honored in fact.</text:p>
      <text:p text:style-name="P1793">Not everyone is nearly as passion8 a8out la8els or ranks as you. In fact, I'm pretty whatever a8out the distinction. 8ut your melodramatic endorsement of my a8ilities is appreci8ted.</text:p>
      <text:p text:style-name="P1794">Hmmm????</text:p>
      <text:p text:style-name="P1795">Glad you asked, Maryam!</text:p>
      <text:p text:style-name="P1796">Way to keep the meeting on point. Remind me to give you a promotion.</text:p>
      <text:p text:style-name="P1797">Nothing. No8ody's getting a promotion, it was a joke.</text:p>
      <text:p text:style-name="P1798">The answer is very soon!</text:p>
      <text:p text:style-name="P1799">As soon as Eg8ert and Lalonde get here.</text:p>
      <text:p text:style-name="P1800">Which should 8e...</text:p>
      <text:p text:style-name="P1801">Riiiiiiiight a8out...</text:p>
      <text:p text:style-name="P1802">Riiiight a8out........</text:p>
      <text:p text:style-name="P1803">_</text:p>
      <text:p text:style-name="P1804">106. DS3: =009362</text:p>
      <text:p text:style-name="P1805">Just give it another second or two!</text:p>
      <text:p text:style-name="P1806">Riiiiiiiight...</text:p>
      <text:p text:style-name="P1807">Riiiiiiiight!!! About...</text:p>
      <text:soft-page-break/>
      <text:p text:style-name="P1808">There are no drinks in the fridge!</text:p>
      <text:p text:style-name="P1809">Shh! Sh, shh-shhhh, SHHHHHHHH!</text:p>
      <text:p text:style-name="P1810">Shut the fuck up.</text:p>
      <text:p text:style-name="P1811">They're here!</text:p>
      <text:p text:style-name="P1812">_</text:p>
      <text:p text:style-name="P1813">107. JE45: =009365</text:p>
      <text:p text:style-name="P1814">Hi John!!!!!!!!</text:p>
      <text:p text:style-name="P1815">_</text:p>
      <text:p text:style-name="P1816">108. TP8; JE46: =009380</text:p>
      <text:p text:style-name="P1817">W8, what?</text:p>
      <text:p text:style-name="P1818">What's this a8out stuffed dragons?</text:p>
      <text:p text:style-name="P1819">Terezi, what stupid thing did you make John do?</text:p>
      <text:p text:style-name="P1820">Good to see you too, John!</text:p>
      <text:p text:style-name="P1821">I couldn't agree more!</text:p>
      <text:p text:style-name="P1822">I never got a chance to thank you for knocking me out a few years ago. I mean... o8viously? 8ecause I was unconscious.</text:p>
      <text:p text:style-name="P1823">8ut thanks for that. I was 8eing an idiot, and deserved it.</text:p>
      <text:p text:style-name="P1824">And as a 8onus, it apparently saved my life???????? So, thanks.</text:p>
      <text:p text:style-name="P1825">You're a real friend. ::::)</text:p>
      <text:p text:style-name="P1826">I've received quite a few 8eatings in my time, and not only did I have each one coming, 8ut they all led to 8ig changes for me, on the road to 8ecoming the impecca8ly evolved person I am now.</text:p>
      <text:p text:style-name="P1827">So 8y that measure, it was pro8a8ly the most critical smackdown of my entire life!</text:p>
      <text:p text:style-name="P1828">_</text:p>
      <text:p text:style-name="P1829">109. JE47: =009385</text:p>
      <text:p text:style-name="P1830">DON'T WAKE THEM UP!!!!!!!!</text:p>
      <text:p text:style-name="P1831">&gt;::::|</text:p>
      <text:soft-page-break/>
      <text:p text:style-name="P1832">_</text:p>
      <text:p text:style-name="P1833">110. KV11: =009387</text:p>
      <text:p text:style-name="P1834">Slightly?</text:p>
      <text:p text:style-name="P1835">Karkat, you only have one volume setting.</text:p>
      <text:p text:style-name="P1836">_</text:p>
      <text:p text:style-name="P1837">111. TS2: =009398</text:p>
      <text:p text:style-name="P1838">Tavros, would you leave that poor kid alone?</text:p>
      <text:p text:style-name="P1839">What sort of nonsense are you telling him?</text:p>
      <text:p text:style-name="P1840">Oh, 8ullshit.</text:p>
      <text:p text:style-name="P1841">You're filling his head with lies, aren't you?</text:p>
      <text:p text:style-name="P1842">_</text:p>
      <text:p text:style-name="P1843">112. JaEn2; TS3: =009399</text:p>
      <text:p text:style-name="P1844">Hey kid, what's he telling you?</text:p>
      <text:p text:style-name="P1845">What's your name again? Jape?</text:p>
      <text:p text:style-name="P1846">Who even cares? Your overly simplistic human names all sound so alike to me.</text:p>
      <text:p text:style-name="P1847">Anyway, listen Jape.</text:p>
      <text:p text:style-name="P1848">Whatever load of shit he's selling you in a misguided effort to cheer you up, don't listen to him.</text:p>
      <text:p text:style-name="P1849">It's all a 8unch of sappy delusional gar8age.</text:p>
      <text:p text:style-name="P1850">I'm not going to let you down easy, and some day you'll realize this is the 8iggest favor anyone's ever done for you.</text:p>
      <text:p text:style-name="P1851">You are never going to do anything important, and you'll never amount to anything. Period!</text:p>
      <text:p text:style-name="P1852">Neither is Tavros.</text:p>
      <text:p text:style-name="P1853">No, YOU hold on, Tavros.</text:p>
      <text:p text:style-name="P1854">You had more than enough chances to prove you could 8e a relevant contri8utor to our adventure, 8ut you 8lew it every step of the way.</text:p>
      <text:soft-page-break/>
      <text:p text:style-name="P1855">It's time to face the facts. You're never going to have that "8ig moment" that vindic8tes your arc of personal development. It's just not going to happen!</text:p>
      <text:p text:style-name="P1856">It's not going to happen for Jape here, either. So stop filling his head with nonsense.</text:p>
      <text:p text:style-name="P1857">I can just smell it off him. He's just like you, really.</text:p>
      <text:p text:style-name="P1858">A loser is a loser.</text:p>
      <text:p text:style-name="P1859">Here's the 8ottom line.</text:p>
      <text:p text:style-name="P1860">Pages just suck!</text:p>
      <text:p text:style-name="P1861">All of them do. They just can't ever seem to get it together.</text:p>
      <text:p text:style-name="P1862">I think it just happens to 8e the class players get stuck with if they're naturally that sort of person.</text:p>
      <text:p text:style-name="P1863">It doesn't mean they don't have value as people, 8ut they'll never have anything significant to contri8ute, so they really should just stay out of the way.</text:p>
      <text:p text:style-name="P1864">There's a certain quiet dignity in understanding your utterly cripplng limit8tions as an individual. Ideally, a VERY quiet dignity, so the important people can still hear themselves think!</text:p>
      <text:p text:style-name="P1865">That's also a lot of misleading horseshit, and really kind of a cruel stipul8tion of the class, to 8e honest.</text:p>
      <text:p text:style-name="P1866">It makes losers think there's actually some light at the end of a long tunnel, so it keeps them dreaming instead of facing the facts!</text:p>
      <text:p text:style-name="P1867">Sure, they could reach all that potential if they worked really hard for a long time, 8ut don't you get it?</text:p>
      <text:p text:style-name="P1868">The very n8ture of who they are PROHI8ITS that! They don't have what it takes to stick it out to the end, 8ecause they're too weak mentally.</text:p>
      <text:p text:style-name="P1869">So it's just the game playing a nasty joke on them. Like dangling a carrot at the end of a ridiculously long stick.</text:p>
      <text:p text:style-name="P1870">Only an asshole would knowlingly play along with such a vicious hoax.</text:p>
      <text:p text:style-name="P1871">Oh my fucking god.</text:p>
      <text:soft-page-break/>
      <text:p text:style-name="P1872">TAVROS DON'T YOU FUCKING TOUCH HIM!!!!!!!!</text:p>
      <text:p text:style-name="P1873">Remem8er, you've only 8een prototyped once!</text:p>
      <text:p text:style-name="P1874">Do you REALLY want to fuse into an eternal monstrosity with that weenie?</text:p>
      <text:p text:style-name="P1875">God, what a weenie singularity that would 8e. May8e I should stand 8ack and let it happen!</text:p>
      <text:p text:style-name="P1876">For science. Also, it would serve you right.</text:p>
      <text:p text:style-name="P1877">_</text:p>
      <text:p text:style-name="P1878">113. TP9: =009400</text:p>
      <text:p text:style-name="P1879">Yeah, pretty soon.</text:p>
      <text:p text:style-name="P1880">8elieve me, I haven't forgotten!</text:p>
      <text:p text:style-name="P1881">That's as true now as it ever was. Only difference is now we're working together to PREVENT the 8odies from piling up.</text:p>
      <text:p text:style-name="P1882">We still have a little time 8efore we need to get serious, and anyway, when you're managing a team, you need to 8alance things.</text:p>
      <text:p text:style-name="P1883">Gotta keep morale up, you know?</text:p>
      <text:p text:style-name="P1884">The troops have 8een itching for a feel-good moment like this for a long time.</text:p>
      <text:p text:style-name="P1885">As a competent leader-slash-power-gamer extraordinaire, it's incum8ent on me to recognize that and cut them a 8it of slack.</text:p>
      <text:p text:style-name="P1886">Give them a little space to remem8er what they're all fighting for, you know?</text:p>
      <text:p text:style-name="P1887">We could do the same, you know.</text:p>
      <text:p text:style-name="P1888">Over the last few years, we've had so many gr8 times and 8uried all the old hatchets deep enough that I think it's easy to take our relationship for granted.</text:p>
      <text:p text:style-name="P1889">Doesn't hurt to remind ourselves how lucky we 8oth are. And how close we came to going in completely different directions.</text:p>
      <text:p text:style-name="P1890">Anyway, I'm glad this is the path we chose. I couldn't ask for a 8etter moirail. ::::)</text:p>
      <text:p text:style-name="P1891">Hmm?</text:p>
      <text:soft-page-break/>
      <text:p text:style-name="P1892">Hey, so did you!</text:p>
      <text:p text:style-name="P1893">Hey, so did you!</text:p>
      <text:p text:style-name="P1894">Some version of yourself was 8adass enough to write down all those instructions in her own 8lood just 8efore she died.</text:p>
      <text:p text:style-name="P1895">Sounds like a real hero to me!</text:p>
      <text:p text:style-name="P1896">Sometimes I wonder what things would 8e like if we never had our falling out.</text:p>
      <text:p text:style-name="P1897">It was a lot like this, 8ack in the old days, remem8er?</text:p>
      <text:p text:style-name="P1898">Just hanging out, working together, not much drama except I guess for the occasional ethical de88 on how our foes should 8e dealt with.</text:p>
      <text:p text:style-name="P1899">What if it never spiraled out of control? If I never 8linded you, if you never 8lew off my arm...</text:p>
      <text:p text:style-name="P1900">What if you decided to send John 8ack to change all that instead?</text:p>
      <text:p text:style-name="P1901">Yeah!</text:p>
      <text:p text:style-name="P1902">&lt;&gt;</text:p>
      <text:p text:style-name="P1903">Oh god.</text:p>
      <text:p text:style-name="P1904">What is he going on a8out now?</text:p>
      <text:p text:style-name="P1905">So, John's 8een here for all of five minutes, and he already tripped Karkat's tirade siren?</text:p>
      <text:p text:style-name="P1906">Em8arrassed? A8out what?</text:p>
      <text:p text:style-name="P1907">Think he might ACTUALLY 8e 8ent out of shape over the fact that he's not leader anymore?</text:p>
      <text:p text:style-name="P1908">I wonder if John's 8een asking what the deal is with him and Dave?</text:p>
      <text:p text:style-name="P1909">John was pretty nosy, if I recall.</text:p>
      <text:p text:style-name="P1910">Yeah, he does do that a lot, doesn't he.</text:p>
      <text:p text:style-name="P1911">Hey, as long as we're swearing each other to secrecy on stuff, make A8SOLUTELY sure they never know I said this, 8ut...</text:p>
      <text:p text:style-name="P1912">He and Karkat...</text:p>
      <text:soft-page-break/>
      <text:p text:style-name="P1913">Are KIND of adora8le??</text:p>
      <text:p text:style-name="P1914">In whatever quadrant that whole situation settled in.</text:p>
      <text:p text:style-name="P1915">I don't know, it's none of my 8usiness really. I just never would have guessed!</text:p>
      <text:p text:style-name="P1916">Sounds rough.</text:p>
      <text:p text:style-name="P1917">Guess that's one more 8ullet dodged, thanks to yours truly!</text:p>
      <text:p text:style-name="P1918">_</text:p>
      <text:p text:style-name="P1919">114. TP10; TS4: =009401</text:p>
      <text:p text:style-name="P1920">Yeah, I really can't waste much more time.</text:p>
      <text:p text:style-name="P1921">Just have to get all these goof8alls squared away, then I'm off.</text:p>
      <text:p text:style-name="P1922">Is something wrong?</text:p>
      <text:p text:style-name="P1923">What is it?</text:p>
      <text:p text:style-name="P1924">No I won't!</text:p>
      <text:p text:style-name="P1925">Come on, tell me. What good is having a moirail you don't feel like you can talk to?</text:p>
      <text:p text:style-name="P1926">What does me not 8eing here have to do with anything?</text:p>
      <text:p text:style-name="P1927">8ut you already proved that you are!</text:p>
      <text:p text:style-name="P1928">Another version of you 8asically saved us all, remem8er?</text:p>
      <text:p text:style-name="P1929">Guilty? Why?</text:p>
      <text:p text:style-name="P1930">Ok, you are 8eing WAY too hard on yourself here.</text:p>
      <text:p text:style-name="P1931">I really dou8t that's what the other version of you intended!</text:p>
      <text:p text:style-name="P1932">That's not even how shit works. People don't just get "fixed".</text:p>
      <text:p text:style-name="P1933">Even if circumstances change so you have a smoother ride, you are always going to have flaws.</text:p>
      <text:p text:style-name="P1934">I guess you should always try to 8e the 8est version of yourself, 8ut I think it's also important to 8e ok with the fact that you aren't perfect.</text:p>
      <text:p text:style-name="P1935">I've got flaws too! I mean, o8viously.</text:p>
      <text:p text:style-name="P1936">8ut I'm mostly ok with them.</text:p>
      <text:soft-page-break/>
      <text:p text:style-name="P1937">Hey, shut up! ::::p</text:p>
      <text:p text:style-name="P1938">I'm just trying to offer a little perspective here!</text:p>
      <text:p text:style-name="P1939">Yeah!</text:p>
      <text:p text:style-name="P1940">You'll 8e fine. I know you can do it.</text:p>
      <text:p text:style-name="P1941">Some day.</text:p>
      <text:p text:style-name="P1942">I'll do my 8est to shorten the w8 for you as much as I can. Using time travel or whatever other nonsense I may have at my disposal.</text:p>
      <text:p text:style-name="P1943">When all is said and done, I'll drop 8y Earth and look you up.</text:p>
      <text:p text:style-name="P1944">Tavros, would you leave that poor kid alone?</text:p>
      <text:p text:style-name="P1945">What sort of nonsense are you telling him?</text:p>
      <text:p text:style-name="P1946">_</text:p>
      <text:p text:style-name="P1947">115. DS4; RL3; RS1: =009404</text:p>
      <text:p text:style-name="P1948">If I may interject...</text:p>
      <text:p text:style-name="P1949">Not for very long!</text:p>
      <text:p text:style-name="P1950">I just heard you talking a8out Rose's quest is all.</text:p>
      <text:p text:style-name="P1951">I don't have any opinion on whether you do it or not, Rose. That's your 8usiness.</text:p>
      <text:p text:style-name="P1952">8ut my advice is, if you see your denizen, just make sure you kill her fast.</text:p>
      <text:p text:style-name="P1953">8elieve me, Cetus is a HUGE 8itch.</text:p>
      <text:p text:style-name="P1954">If you give her an inch, she'll try to sucker you into a whole 8oring convers8tion, mostly involving a 8unch of curmudgeonly riddles.</text:p>
      <text:p text:style-name="P1955">Don't give her the chance! Just go for the jugular and end it as soon as you can.</text:p>
      <text:p text:style-name="P1956">Gra8 her loot and call it a day. That's what I think, at least.</text:p>
      <text:p text:style-name="P1957">Assuming you 8other going to see her at all. Couldn't really 8lame you if you didn't though.</text:p>
      <text:p text:style-name="P1958">Oh now what the FUCK is this????????</text:p>
      <text:soft-page-break/>
      <text:p text:style-name="P1959">_</text:p>
      <text:p text:style-name="P1960">116. RxLa1; DS5; RL4; RS2; JS1: =009405</text:p>
      <text:p text:style-name="P1961">LALONDE DON'T YOU FUCKING TOUCH HER!!!!!!!!</text:p>
      <text:p text:style-name="P1962">Fucking incredi8le.</text:p>
      <text:p text:style-name="P1963">Am I the ONLY one here concerned with making sure we don't cre8te freakish mutant people-com8os?!</text:p>
      <text:p text:style-name="P1964">She's only 8een single-prototyped!</text:p>
      <text:p text:style-name="P1965">Don't go near her.</text:p>
      <text:p text:style-name="P1966">It is a8solutely astounding how much you all need me around to keep your shit str8.</text:p>
      <text:p text:style-name="P1967">Even then it's a constant up hill 8attle to keep you all from fucking up!</text:p>
      <text:p text:style-name="P1968">I let my guard down for one second and this 8rainless animal wastes one of your precious resurrection slots on someone who's ALREADY ALIVE!</text:p>
      <text:p text:style-name="P1969">Well, congratul8tions. You're down to one empty kernel.</text:p>
      <text:p text:style-name="P1970">8e sure to use it wisely!</text:p>
      <text:p text:style-name="P1971">Not that there's much hope of that at this point.</text:p>
      <text:p text:style-name="P1972">See you chumps. I'm out of this convers8tion.</text:p>
      <text:p text:style-name="P1973">_</text:p>
      <text:p text:style-name="P1974">117. KM8; KV11: =009408</text:p>
      <text:p text:style-name="P1975">How's it going over there?</text:p>
      <text:p text:style-name="P1976">Happy to 8e of service.</text:p>
      <text:p text:style-name="P1977">Man, look at them. They all seem so excited.</text:p>
      <text:p text:style-name="P1978">Like a 8unch of wigglers hopped up on high fructose gru8 sauce.</text:p>
      <text:p text:style-name="P1979">I hope they don't crash from this reunion 8uzz too hard 8efore it's showtime.</text:p>
      <text:p text:style-name="P1980">Hey Maryam, why don't you can it!</text:p>
      <text:p text:style-name="P1981">Our sassy little games of one upsmanship are fun and all, 8ut I'm<text:s/><text:soft-page-break/>trying to 8e sincere here.</text:p>
      <text:p text:style-name="P1982">You know, seeing as this is the last time I'll see you all in a while.</text:p>
      <text:p text:style-name="P1983">I was just saying, a8out the humans.</text:p>
      <text:p text:style-name="P1984">They seem so happy.</text:p>
      <text:p text:style-name="P1985">I mean, look at Rose!</text:p>
      <text:p text:style-name="P1986">No offense, 8ut most of the time she's kind of a pill.</text:p>
      <text:p text:style-name="P1987">Good point.</text:p>
      <text:p text:style-name="P1988">8ut I don't think I've ever seen her like that. 8y which I mean, making no discerni8le effort whatsoever to disguise the fact that she's happy.</text:p>
      <text:p text:style-name="P1989">Well, ok. May8e there were a couple times.</text:p>
      <text:p text:style-name="P1990">I don't "spy" on you!</text:p>
      <text:p text:style-name="P1991">That is such an unfair characteriz8tion.</text:p>
      <text:p text:style-name="P1992">Would you can it with that shit already??</text:p>
      <text:p text:style-name="P1993">What! Why?</text:p>
      <text:p text:style-name="P1994">No, that's a normal way of putting it!</text:p>
      <text:p text:style-name="P1995">I mean... it's a pretty normal thing to say, right? When you want... someone... to pipe down?</text:p>
      <text:p text:style-name="P1996">I guess I'll have to accept your sass as a compliment then.</text:p>
      <text:p text:style-name="P1997">And no, I don't SPY on you. I just...</text:p>
      <text:p text:style-name="P1998">Check in with you sometimes! To see how you're doing.</text:p>
      <text:p text:style-name="P1999">Look, it just so happens that I care very deeply for all my friends and want to make sure they're doing alright on a somewhat regular 8asis.</text:p>
      <text:p text:style-name="P2000">Is that a crime??</text:p>
      <text:p text:style-name="P2001">I never got why everyone treats their romantic affairs as so PRIV8.</text:p>
      <text:p text:style-name="P2002">What's the 8ig deal. So you like to do some smooching and stuff with another person. May8e get over yourselves??</text:p>
      <text:soft-page-break/>
      <text:p text:style-name="P2003">Karkat is the worst offender. You'd think he was charged with guarding st8 secrets. News flash, 8uddy. No8ody gives a fuck!</text:p>
      <text:p text:style-name="P2004">Hey, why don't you can... I mean, cut me some slack?</text:p>
      <text:p text:style-name="P2005">I don't hold anyone to standards I don't hold myself to.</text:p>
      <text:p text:style-name="P2006">I'm very open a8out my rel8tionships! My moirallegience with Terezi? Pff. Ask me anything! I have nothing to hide.</text:p>
      <text:p text:style-name="P2007">We'll throw our diamonds up in your face like we're making a getaway.</text:p>
      <text:p text:style-name="P2008">We don't even give a fuck. If you can't take the stench, then get out of the meal 8lock.</text:p>
      <text:p text:style-name="P2009">Same with any ashen liaisons I've 8een involved with over the years. What's the 8ig deal?</text:p>
      <text:p text:style-name="P2010">I just don't have time for anything like that in my life right now!</text:p>
      <text:p text:style-name="P2011">Red and 8lack rel8tionships are so a8sor8ing. I have a strong pale rel8tionship which is very important to me, 8ut that's a8out all I can handle.</text:p>
      <text:p text:style-name="P2012">May8e l8ter on when the dust settles from this crazy adventure, I'll consider it. 8ut for now, this is all I can deal with.</text:p>
      <text:p text:style-name="P2013">I just have too many irons in the fire, you know?</text:p>
      <text:p text:style-name="P2014">So what are they talking a8out?</text:p>
      <text:p text:style-name="P2015">All your 8uddies over there!</text:p>
      <text:p text:style-name="P2016">We were still talking a8out that. It's ridiculous how easily we all get sidetracked 8y romantic 8lither.</text:p>
      <text:p text:style-name="P2017">It's pretty fascin8ting. Sociologically speaking, I mean.</text:p>
      <text:p text:style-name="P2018">Their idea of families.</text:p>
      <text:p text:style-name="P2019">The idea of si8lings is strange enough. People who are genetically similar and grow up together.</text:p>
      <text:p text:style-name="P2020">Spending all that time with Dave and Rose, you started getting a sense for it. Like, the logic of it, how it must have shaped Earth society. 8ut also its inherent ridiculousness.</text:p>
      <text:p text:style-name="P2021">Sharing a residence with your near-clone while growing up? So<text:s/><text:soft-page-break/>preposterous.</text:p>
      <text:p text:style-name="P2022">8ut then you add the idea of parents, and suddenly it's complete madness.</text:p>
      <text:p text:style-name="P2023">Our society was so individualistic, and that all seemed so normal and reasona8le.</text:p>
      <text:p text:style-name="P2024">So I look over there, and see two Lalondes and a Strider, and there's a whole OTHER Strider on the way, and...</text:p>
      <text:p text:style-name="P2025">A human family starts striking me as not so much a social unit, so much as like, an INFEST8TION.</text:p>
      <text:p text:style-name="P2026">Of course we don't. That's my point.</text:p>
      <text:p text:style-name="P2027">I mean, we have ancestors, 8ut under normal circumstances it's pretty much UNHEARD of to imagine you'd ever get the chance to meet them.</text:p>
      <text:p text:style-name="P2028">We had the unusual privilege of meeting most of ours, or at least, certain versions of them.</text:p>
      <text:p text:style-name="P2029">8ut that's still just a one-person lineage. It's really simple and comprehensi8le.</text:p>
      <text:p text:style-name="P2030">Human lineage is just a huge clusterfuck if you ask me.</text:p>
      <text:p text:style-name="P2031">You're still dou8tful a8out whether you can hatch a new mother gru8?</text:p>
      <text:p text:style-name="P2032">You shouldn't lose faith!</text:p>
      <text:p text:style-name="P2033">I'm not even the slightest 8it worried a8out whether you can do it.</text:p>
      <text:p text:style-name="P2034">When you get the chance, just 8rainstorm a8out it with the Lalondes. They tend to 8e full of ideas.</text:p>
      <text:p text:style-name="P2035">Anyway, try not to get down a8out it. I have a good feeling. ::::)</text:p>
      <text:p text:style-name="P2036">Karkat, it had NOTHING to do with your and Kanaya's upcoming roles in this campaign.</text:p>
      <text:p text:style-name="P2037">It was a more priv8 matter pertaining to Kanaya's 8roader significance to the future of our people.</text:p>
      <text:p text:style-name="P2038">I will 8e very clearly spelling out the roles you and she will 8e playing momentarily.</text:p>
      <text:soft-page-break/>
      <text:p text:style-name="P2039">You'll find out.</text:p>
      <text:p text:style-name="P2040">Good to hear, Karkat. Almost as cool as it is to see you yelled yourself out with John and Dave already, and have decided to come clock in some yelling time with us.</text:p>
      <text:p text:style-name="P2041">Your a8ility to dig deep down and find a second wind is really quite astonishing. I shudder to think what would happen to this party if we ran out of its most precious natural resource.</text:p>
      <text:p text:style-name="P2042">Way to stick the landing on that 8ar8, genius.</text:p>
      <text:p text:style-name="P2043">I appreci8te that you are just "moseying over" to ar8itrarily drum up some utterly meaningless contention 8etween us, 8ut it's like I've said 8efore many times, Karkat. I'm not interested!</text:p>
      <text:p text:style-name="P2044">Alright Karkat, I'm going to leave you here to dig yourself into whatever em8arrassing hole you seem intent on digging.</text:p>
      <text:p text:style-name="P2045">I'm going to keep working the crowd a 8it. As you know, a leader's jo8 is never done! See ya.</text:p>
      <text:p text:style-name="P2046">_</text:p>
      <text:p text:style-name="P2047">118. DS6; ARSp2; TP11: =009410</text:p>
      <text:p text:style-name="P2048">Hey, Dave. No, Arquius and I were just exchanging some notes 8efore I 8ring the meeting to order again.</text:p>
      <text:p text:style-name="P2049">It really is an awful lot of fucking Lalondes, isn't it.</text:p>
      <text:p text:style-name="P2050">(Swoon.)</text:p>
      <text:p text:style-name="P2051">Relax, Dave.</text:p>
      <text:p text:style-name="P2052">He's scheduled to arrive around the same time as all the other 8ad guys.</text:p>
      <text:p text:style-name="P2053">You still have time.</text:p>
      <text:p text:style-name="P2054">I could have expedited his arrival, 8ut I knew that meeting him was going to 8e a 8ig deal for you, so I decided to let you have some space while we made some plans.</text:p>
      <text:p text:style-name="P2055">See? I'm always thinking a8out what's good for you guys, and what's 8est for the overall strategy.</text:p>
      <text:p text:style-name="P2056">Keeping everyone in high spirits is important!</text:p>
      <text:p text:style-name="P2057">Never mind that.</text:p>
      <text:soft-page-break/>
      <text:p text:style-name="P2058">Just chill out!</text:p>
      <text:p text:style-name="P2059">Yes, Dave.</text:p>
      <text:p text:style-name="P2060">Don't worry about it.</text:p>
      <text:p text:style-name="P2061">No.</text:p>
      <text:p text:style-name="P2062">_</text:p>
      <text:p text:style-name="P2063">119. DS7: =009411</text:p>
      <text:p text:style-name="P2064">Oh, wow. No.</text:p>
      <text:p text:style-name="P2065">We will not ever 8e hearing from him again. No.</text:p>
      <text:p text:style-name="P2066">Never, never, never again. Never.</text:p>
      <text:p text:style-name="P2067">Wow.</text:p>
      <text:p text:style-name="P2068">_</text:p>
      <text:p text:style-name="P2069">120. DS8: =009412</text:p>
      <text:p text:style-name="P2070">Dave, give me a little more credit than that.</text:p>
      <text:p text:style-name="P2071">Gamzee is supposedly relevant to some stuff that's going to happen in the new universe.</text:p>
      <text:p text:style-name="P2072">He's still got some "plot armor" or some shit.</text:p>
      <text:p text:style-name="P2073">So when Earth is resitu8ted, I'm just going to drop the fridge in the fucking ocean or something, and let him find his own way out.</text:p>
      <text:p text:style-name="P2074">Sigh.</text:p>
      <text:p text:style-name="P2075">The Strider Express is off the rails again, so I'm going to duck out of this convers8tion.</text:p>
      <text:p text:style-name="P2076">See you every8ody.</text:p>
      <text:p text:style-name="P2077">_</text:p>
      <text:p text:style-name="P2078">121. =009415</text:p>
      <text:p text:style-name="P2079">Ok every8ody, time's up!!!!!!!!</text:p>
      <text:p text:style-name="P2080">Wrap up your convers8tions. Our tactical meeting is officially 8ack in order!</text:p>
      <text:p text:style-name="P2081">_</text:p>
      <text:soft-page-break/>
      <text:p text:style-name="P2082">122. TP12: =009416</text:p>
      <text:p text:style-name="P2083">Alright, has everyone shut up yet?</text:p>
      <text:p text:style-name="P2084">Gr8!</text:p>
      <text:p text:style-name="P2085">Let's not waste another second then. I'm diving right into this.</text:p>
      <text:p text:style-name="P2086">Everyone pay close attention, and try to keep up!</text:p>
      <text:p text:style-name="P2087">I'll start 8y descri8ing the exact n8ture of the threats we're dealing with, and go from there.</text:p>
      <text:p text:style-name="P2088">_</text:p>
      <text:p text:style-name="P2089">123. =009417</text:p>
      <text:p text:style-name="P2090">According to intelligence gathered during our trip along with some reconnaissance work on arrival, this session has four, possi8ly five major adversaries.</text:p>
      <text:p text:style-name="P2091">The Condesce of course, and three Jack Noirs of varying levels of danger.</text:p>
      <text:p text:style-name="P2092">Plus, there's a female prospitian of equivalent power to the strongest Jack. She's sort of an x-factor.</text:p>
      <text:p text:style-name="P2093">It's hard to accur8tely gauge her threat level, 8ut I'm not a8out to take any chances.</text:p>
      <text:p text:style-name="P2094">All these threats are just outside the incipisphere, en route to the session as we speak.</text:p>
      <text:p text:style-name="P2095">Once they arrive, all hell will 8reak loose. That's when endgame is officially go.</text:p>
      <text:p text:style-name="P2096">You only have a couple hours to prepare, so you need to listen to every word I say.</text:p>
      <text:p text:style-name="P2097">Victory will depend on following my plan to the letter!</text:p>
      <text:p text:style-name="P2098">_</text:p>
      <text:p text:style-name="P2099">124. RxLa2; DS9; ARSp3; KM9; KV12: =009418</text:p>
      <text:p text:style-name="P2100">She's on Derse, preparing for the same critical convergence herself.</text:p>
      <text:p text:style-name="P2101">After our little prison raid caught her completely off guard, costing her some hostages and key points of leverage, we've essentially reached a temporary ceasefire 8y default while 8oth<text:s/><text:soft-page-break/>sides regroup.</text:p>
      <text:p text:style-name="P2102">This is not how she expected things would go.</text:p>
      <text:p text:style-name="P2103">We had the advantage of surprise that time, 8ut we won't 8e so lucky next time.</text:p>
      <text:p text:style-name="P2104">She's w8ting for the Jacks to get here just like we are.</text:p>
      <text:p text:style-name="P2105">Once they do, she'll instantly have the upper hand, and she knows this.</text:p>
      <text:p text:style-name="P2106">Her particular com8ination of a8ilities along with her supervillain-like cunning make her an EXTREMELY DANGEROUS part of this equation!</text:p>
      <text:p text:style-name="P2107">That's why we need a good strategy in place 8efore the shit hits the 8reeze 8lender.</text:p>
      <text:p text:style-name="P2108">Yes, the other Strider was 8anished to the periphery as well, and is in transit.</text:p>
      <text:p text:style-name="P2109">He'll arrive at the same time, give or take, and should 8e a gr8 tactical asset.</text:p>
      <text:p text:style-name="P2110">Sources tell me the dude is pretty good with a sword.</text:p>
      <text:p text:style-name="P2111">Yes, thank you Arquius.</text:p>
      <text:p text:style-name="P2112">You're right, Kanaya.</text:p>
      <text:p text:style-name="P2113">At this point in the meeting, I think we could use some diagrams to help with the 8attleplans.</text:p>
      <text:p text:style-name="P2114">Karkat?</text:p>
      <text:p text:style-name="P2115">If you wouldn't mind.</text:p>
      <text:p text:style-name="P2116">_</text:p>
      <text:p text:style-name="P2117">125. KV13: =009419</text:p>
      <text:p text:style-name="P2118">I specifically assigned you to diagramming duty so that it would keep you occupied.</text:p>
      <text:p text:style-name="P2119">That way, you'd stand a chance of keeping your mouth shut while I talk strategy.</text:p>
      <text:p text:style-name="P2120">Sure, 8ut I know that drawing requires a lot of concentr8tion from you.</text:p>
      <text:soft-page-break/>
      <text:p text:style-name="P2121">Once you're in the zone, I expect you'll simmer down.</text:p>
      <text:p text:style-name="P2122">_</text:p>
      <text:p text:style-name="P2123">126. TS5: =009420</text:p>
      <text:p text:style-name="P2124">Let's run down the threat list, with a full de8riefing on each threat.</text:p>
      <text:p text:style-name="P2125">We'll start with the 8ig fish herself, the former empress of our world, Her Imperious Condescension.</text:p>
      <text:p text:style-name="P2126">The only reason we've 8een a8le to temporarily neutralize her stranglehold on this session is 8y taking two major pieces away from her, Harley and Crocker.</text:p>
      <text:p text:style-name="P2127">Rest assured, she's already scheming to reassert her dominance, and if it weren't for my intervention here, I'd 8et everything I had on the sea witch.</text:p>
      <text:p text:style-name="P2128">She's spent centuries upgrading her a8ilities which now include 8OTH kinds of telekinesis. The simpler variety more common to rust 8loods, and the nasty kind which sometimes yellow 8looded mutants have involving all the fucking eye lasers and shit.</text:p>
      <text:p text:style-name="P2129">If that weren't enough, she has a mix of telepathic a8ilities too, like mine, plus the animal communion kind more typical of 8rown 8loods.</text:p>
      <text:p text:style-name="P2130">Yes Tavros, like you.</text:p>
      <text:p text:style-name="P2131">This means she can hijack animals AND trolls, assuming they aren't particularly resistant to influence, like me o8viously.</text:p>
      <text:p text:style-name="P2132">Humans I'm guessing are still off limits to her influence, unless they've got some animal 8lood in them, which is what makes Jade such a dangerous element here.</text:p>
      <text:p text:style-name="P2133">One of the mission critical priorities is to make sure she stays asleep. If she ever wakes up, and the Condesce takes control again, that's pro8a8ly game over for you guys.</text:p>
      <text:p text:style-name="P2134">Jade's first guardian a8ilities make her too much to deal with on top of everything else.</text:p>
      <text:p text:style-name="P2135">It's also possi8le that the Condesce may have some sway over the prospitian and one of the Jacks 8ecause of their part-dog n8ture too.</text:p>
      <text:soft-page-break/>
      <text:p text:style-name="P2136">It's hard to say what their level of resistance is, so I really can't 8e sure.</text:p>
      <text:p text:style-name="P2137">Strategically, it's 8est to err on the safe side though, and presume this could 8e an issue.</text:p>
      <text:p text:style-name="P2138">This is why taking on the Condesce has to 8e a HUGE PRIORITY!</text:p>
      <text:p text:style-name="P2139">Ideally, you should 8e trying to kill or disa8le her as quickly as possi8le.</text:p>
      <text:p text:style-name="P2140">8ut if that's easier said than done, then what you need to do is keep her OCCUPIED!</text:p>
      <text:p text:style-name="P2141">Throw everything you have at her. Whatever crazy powers you've got.</text:p>
      <text:p text:style-name="P2142">Just keep her 8usy!</text:p>
      <text:p text:style-name="P2143">Distracted enough 8y a 8unch of pesky kids so she won't have time to get clever with her powers.</text:p>
      <text:p text:style-name="P2144">This is the 8est defense against the off-chance she might 8e a8le to sway the dog Jack and prospitian, AND a failsafe in case Jade wakes up for whatever reason.</text:p>
      <text:p text:style-name="P2145">When it comes to killing her, I don't have much to advise.</text:p>
      <text:p text:style-name="P2146">There's no intel on her weaknesses or anything like that. In fact, I'd 8et she doesnt have any.</text:p>
      <text:p text:style-name="P2147">Like any powerful endgame 8oss, you just have to keep hammering away at her until she's dead.</text:p>
      <text:p text:style-name="P2148">Nuff said!</text:p>
      <text:p text:style-name="P2149">_</text:p>
      <text:p text:style-name="P2150">127. KV14: =009421</text:p>
      <text:p text:style-name="P2151">This 8rings us to the Jacks.</text:p>
      <text:p text:style-name="P2152">To differenti8, I'll give them nicknames.</text:p>
      <text:p text:style-name="P2153">There's Dog Jack, Lord Jack, and Ro8o Jack.</text:p>
      <text:p text:style-name="P2154">Let's talk a8out them in order of threat level.</text:p>
      <text:p text:style-name="P2155">Karkat, I'm going to need another shitty drawing.</text:p>
      <text:p text:style-name="P2156">This time, of Dog Jack and his prospitian counterpart, please.</text:p>
      <text:soft-page-break/>
      <text:p text:style-name="P2157">_</text:p>
      <text:p text:style-name="P2158">128. KV15: =009422</text:p>
      <text:p text:style-name="P2159">Ah yes. I see you are intent on 8eing a wiggler a8out this, as we have all come to expect.</text:p>
      <text:p text:style-name="P2160">Whatever, I've 8een working within the confines of everyone's stupid limit8tions already, so I might as well work around yours as well.</text:p>
      <text:p text:style-name="P2161">_</text:p>
      <text:p text:style-name="P2162">129. =009423</text:p>
      <text:p text:style-name="P2163">There, perfect.</text:p>
      <text:p text:style-name="P2164">Dog Jack is easily the most powerful adversary of the 8unch, in terms of pure physical capa8ility.</text:p>
      <text:p text:style-name="P2165">The Condesce has the edge in guile and flexi8ility, and Lord Jack has a ton of offensive power too...</text:p>
      <text:p text:style-name="P2166">8ut there's nothing quite like the first guardian a8ilities to give someone an overwhelming tactical advantage.</text:p>
      <text:p text:style-name="P2167">The a8ility to teleport anywhere in the session any time, or ANYONE anywhere any time, while having access to an inexhausti8le power supply from the green sun really makes it no contest, even against an otherwise awesome com8atant.</text:p>
      <text:p text:style-name="P2168">If it were just him you had to deal with, I wouldn't like your odds, honestly.</text:p>
      <text:p text:style-name="P2169">8ut luckily for us, there's a major factor here which should mostly neutralize him during this huge melee, which is the prospitian.</text:p>
      <text:p text:style-name="P2170">Power-wise, she's a precisely even match for him.</text:p>
      <text:p text:style-name="P2171">And 8etter yet, she apparently can't stand the guy.</text:p>
      <text:p text:style-name="P2172">I still don't know what her real motives are, 8ut you know what they say. Enemy of my enemy and all.</text:p>
      <text:p text:style-name="P2173">So I say let her have at him, and if the opportunity presents itself, help her defeat him.</text:p>
      <text:p text:style-name="P2174">I will also give this 8it of advice.</text:p>
      <text:soft-page-break/>
      <text:p text:style-name="P2175">If Jade ever wakes up, AND THE CONDESCE IS SUFFICIENTLY PREOCCUPIED, make sure Jade goes nowhere near the Condesce, and sic her on Dog Jack.</text:p>
      <text:p text:style-name="P2176">She's the only one here who's a8ilities are on par with his, so that's where they're 8est applied.</text:p>
      <text:p text:style-name="P2177">Got it? Good.</text:p>
      <text:p text:style-name="P2178">_</text:p>
      <text:p text:style-name="P2179">130. KV16: =009424</text:p>
      <text:p text:style-name="P2180">Next, Lord Jack.</text:p>
      <text:p text:style-name="P2181">Karkat?</text:p>
      <text:p text:style-name="P2182">_</text:p>
      <text:p text:style-name="P2183">131. KV17: =009425</text:p>
      <text:p text:style-name="P2184">Gr8!</text:p>
      <text:p text:style-name="P2185">I think I can work with this.</text:p>
      <text:p text:style-name="P2186">_</text:p>
      <text:p text:style-name="P2187">132. =009426</text:p>
      <text:p text:style-name="P2188">Ah yes. Another true work of art has 8een made here today.</text:p>
      <text:p text:style-name="P2189">Anyway, this ugly customer you see here?</text:p>
      <text:p text:style-name="P2190">This is the Jack n8tive to the session we're in now.</text:p>
      <text:p text:style-name="P2191">Somehow he got possessed 8y, or like, INFUSED with...? Lord English's crazy, ridiculously destructive magical energy.</text:p>
      <text:p text:style-name="P2192">I have no idea why or how this happened, how it's theoretically even possi8le, or why we should actually care.</text:p>
      <text:p text:style-name="P2193">The fact of the matter is, it happened, and now we have to deal with this hideous rain8ow-eyed monstrosity.</text:p>
      <text:p text:style-name="P2194">Given what I have learned a8out Lord English's a8ilities, this will make his attacks quite lethal, and he will 8e EXTREMELY difficult to kill.</text:p>
      <text:p text:style-name="P2195">In fact, that fucking rain8ow energy might just give him the highest constitution ranking of any adversary, possi8ly making him the toughest one here to actually kill off.</text:p>
      <text:soft-page-break/>
      <text:p text:style-name="P2196">The only reason he's not at Dog Tier threat level is 8ecause, for all his power, at least it's localized to wherever he happens to 8e.</text:p>
      <text:p text:style-name="P2197">He's a8out as slow as any of us lowly non-omnipotents.</text:p>
      <text:p text:style-name="P2198">He's not quite as relevant to keep occupied, or even to defeat, as the Condesce herself.</text:p>
      <text:p text:style-name="P2199">8ut he's still going to 8e HUGE TROU8LE when he gets here.</text:p>
      <text:p text:style-name="P2200">You're going to need to stick some really good fighters on him.</text:p>
      <text:p text:style-name="P2201">My advice is also to SERIOUSLY prepare for casualties during that fight.</text:p>
      <text:p text:style-name="P2202">As the group's chief healer, Jane is going to need rapid access to the multiple fronts of this 8attle.</text:p>
      <text:p text:style-name="P2203">More on that l8ter.</text:p>
      <text:p text:style-name="P2204">_</text:p>
      <text:p text:style-name="P2205">133. KV17; JaEn3; TS6: =009427</text:p>
      <text:p text:style-name="P2206">That 8rings us to Ro8o Jack.</text:p>
      <text:p text:style-name="P2207">He's the Jack origin8ting from our session.</text:p>
      <text:p text:style-name="P2208">Remem8er him, Karkat?</text:p>
      <text:p text:style-name="P2209">We hatched a plan with him to take down the 8lack queen. Seems like so long ago, doesn't it?</text:p>
      <text:p text:style-name="P2210">Now apparently he's got some cy8ernetic upgrades?</text:p>
      <text:p text:style-name="P2211">Who the fuck knows how that happened, or for that matter, why or how he's on his way here now.</text:p>
      <text:p text:style-name="P2212">My mind 8oggles trying to even picture the amount of stupid shit he's 8een through 8etween now and when we knew him.</text:p>
      <text:p text:style-name="P2213">Put this on the ever lengthening list of gar8age that doesn't matter and no8ody cares a8out.</text:p>
      <text:p text:style-name="P2214">The fact is, we have no idea what his affili8tions are at this point, 8ut like I'm always saying...</text:p>
      <text:p text:style-name="P2215">8est to just plan for the worst, and assume this is just another scru8 we've gotta kill.</text:p>
      <text:soft-page-break/>
      <text:p text:style-name="P2216">He's the lowest on the threat level, though his various enhancements and accessories may pose more of a challenge than we 8argained for.</text:p>
      <text:p text:style-name="P2217">He's also traveling with a juju known for its high storage capacity, so he's possi8ly packing company.</text:p>
      <text:p text:style-name="P2218">May8e a LOT of company...</text:p>
      <text:p text:style-name="P2219">I won't get into that now though.</text:p>
      <text:p text:style-name="P2220">You're going to need to reserve a squad for dealing with this guy and whoever he's 8rought along for the ride.</text:p>
      <text:p text:style-name="P2221">It's a lesser priority, so I'd recommend an ensem8le of third-stringers.</text:p>
      <text:p text:style-name="P2222">No offense to whoever those 8rave souls may 8e!</text:p>
      <text:p text:style-name="P2223">Every lamewad has their place in an epic 8attle, and everyone's effort counts.</text:p>
      <text:p text:style-name="P2224">Eg8ert-looking kid, I'm looking at you.</text:p>
      <text:p text:style-name="P2225">Possi8ly you too, Tavros.</text:p>
      <text:p text:style-name="P2226">May8e.</text:p>
      <text:p text:style-name="P2227">_</text:p>
      <text:p text:style-name="P2228">134. KV18: =009428</text:p>
      <text:p text:style-name="P2229">That covers the overall tactical situ8tion!</text:p>
      <text:p text:style-name="P2230">Gr8 jo8, Karkat.</text:p>
      <text:p text:style-name="P2231">Really, just an all around gr8, gr8 jo8. I mean that.</text:p>
      <text:p text:style-name="P2232">Now, listen...</text:p>
      <text:p text:style-name="P2233">We've got to keep these 8attles spread out across the session so you all don't start tripping on each other's toes, turning this into more of a clusterfuck than it already is.</text:p>
      <text:p text:style-name="P2234">That means you need to st8tion teams ready to intercept the Jacks wherever they're coming from.</text:p>
      <text:p text:style-name="P2235">You also need to launch your lightning-strike raid on the Condesce 8efore any of them get here.</text:p>
      <text:p text:style-name="P2236">As for your party's healer, like I said, she'll need to 8e highly<text:s/><text:soft-page-break/>mo8ile.</text:p>
      <text:p text:style-name="P2237">So what you'll need to do is lay out a network of key portals and transporters so she can make the rounds, and 8e in tight communic8tion with her.</text:p>
      <text:p text:style-name="P2238">One of you less relevant, more mo8ile folks should get on that now.</text:p>
      <text:p text:style-name="P2239">_</text:p>
      <text:p text:style-name="P2240">135. RxLa3; RS3: =009429</text:p>
      <text:p text:style-name="P2241">See? Scatter window portals like these around the various 8attle sites.</text:p>
      <text:p text:style-name="P2242">Please don't interrupt.</text:p>
      <text:p text:style-name="P2243">Transportalizers will work too, if you can get them all hooked up right.</text:p>
      <text:p text:style-name="P2244">This is definitely 8usywork, 8ut it's also really important. So we need someone competent in charge of this.</text:p>
      <text:p text:style-name="P2245">Yeah?</text:p>
      <text:p text:style-name="P2246">Ok, Rose... um. Rosesprite?</text:p>
      <text:p text:style-name="P2247">That's gr8. You can volunteer for that jo8 if you want.</text:p>
      <text:p text:style-name="P2248">8ut let's not get ahead of ourselves!</text:p>
      <text:p text:style-name="P2249">We'll 8e divvying up the roles momentarily.</text:p>
      <text:p text:style-name="P2250">8ut, cool. We have you down for that. Again, it's critical.</text:p>
      <text:p text:style-name="P2251">The whole party will need to defend Crocker's life at all costs.</text:p>
      <text:p text:style-name="P2252">She CAN'T get sucked into any com8at!!!</text:p>
      <text:p text:style-name="P2253">If she dies, you could all 8e fucked.</text:p>
      <text:p text:style-name="P2254">8e sure to fill her in on the logistics whenever Arquius has finished deprogramming her.</text:p>
      <text:p text:style-name="P2255">Everyone got it?</text:p>
      <text:p text:style-name="P2256">Awesome.</text:p>
      <text:p text:style-name="P2257">Since that pretty thoroughly covers the full tactical situ8tion, we can move on to the real strategizing.</text:p>
      <text:soft-page-break/>
      <text:p text:style-name="P2258">NOW we can assign com8at roles. ::::)</text:p>
      <text:p text:style-name="P2259">_</text:p>
      <text:p text:style-name="P2260">136. JE48: =009430</text:p>
      <text:p text:style-name="P2261">????????</text:p>
      <text:p text:style-name="P2262">Aww, thanks John!</text:p>
      <text:p text:style-name="P2263">You got it!</text:p>
      <text:p text:style-name="P2264">Now it's time to divide everyone into teams.</text:p>
      <text:p text:style-name="P2265">Let's go down the list of foes again, and assign party mem8ers to each 8attle.</text:p>
      <text:p text:style-name="P2266">Once again, starting from the top...</text:p>
      <text:p text:style-name="P2267">_</text:p>
      <text:p text:style-name="P2268">137. =009431</text:p>
      <text:p text:style-name="P2269">The Condesce.</text:p>
      <text:p text:style-name="P2270">We'll need a team to raid Derse again, 8ut this time for all the mar8les.</text:p>
      <text:p text:style-name="P2271">And remem8er, the raid has to start 8EFORE the rest of the action, to keep her from getting the upper hand.</text:p>
      <text:p text:style-name="P2272">And the party has to 8e at LEAST good enough to if not defeat her, keep her 8usy for a long time.</text:p>
      <text:p text:style-name="P2273">So who wants a piece of the sea witch?</text:p>
      <text:p text:style-name="P2274">_</text:p>
      <text:p text:style-name="P2275">138. RxLa4; RL5; JE49; KM10: =009432</text:p>
      <text:p text:style-name="P2276">Alright, I've got two takers from the Lalonde camp.</text:p>
      <text:p text:style-name="P2277">We'll need more though. Who else?</text:p>
      <text:p text:style-name="P2278">You sure, John?</text:p>
      <text:p text:style-name="P2279">Ok. You're with the Lalondes then.</text:p>
      <text:p text:style-name="P2280">Make it count!</text:p>
      <text:p text:style-name="P2281">Shame or not, I'm afraid that won't work Kanaya.</text:p>
      <text:soft-page-break/>
      <text:p text:style-name="P2282">You can't join their party. Well, not yet at least.</text:p>
      <text:p text:style-name="P2283">There's another critical role which you specifically need to play first.</text:p>
      <text:p text:style-name="P2284">We can't risk losing you in 8attle until it's complete.</text:p>
      <text:p text:style-name="P2285">I'll explain l8ter! After the teams are set.</text:p>
      <text:p text:style-name="P2286">_</text:p>
      <text:p text:style-name="P2287">139. =009433</text:p>
      <text:p text:style-name="P2288">Ok, let's say Team Condesce is good enough for now, with John, Rose and Roxy.</text:p>
      <text:p text:style-name="P2289">Next foe: Dog Jack.</text:p>
      <text:p text:style-name="P2290">Like I said, we're 8anking on the prospitian keeping him 8usy, so he's not an immedi8te 8attle priority.</text:p>
      <text:p text:style-name="P2291">We won't design8 a team for him right now.</text:p>
      <text:p text:style-name="P2292">8UT, as I mentioned, in the event Jade wakes up for some reason, she should 8e reserved exclusively for this fight.</text:p>
      <text:p text:style-name="P2293">That means someone needs to tell her, if not in person, then some other way.</text:p>
      <text:p text:style-name="P2294">Perhaps leave a reminder for her. May8e tied to her finger or something. :::;)</text:p>
      <text:p text:style-name="P2295">Others can join the fight against him if need 8e, once their targets have 8een dealt with.</text:p>
      <text:p text:style-name="P2296">Until then, 8etter to let the heavy hitters keep him in check.</text:p>
      <text:p text:style-name="P2297">_</text:p>
      <text:p text:style-name="P2298">140. =009434</text:p>
      <text:p text:style-name="P2299">Next: Lord Jack.</text:p>
      <text:p text:style-name="P2300">Who wants di8s on this guy?</text:p>
      <text:p text:style-name="P2301">_</text:p>
      <text:p text:style-name="P2302">141. DS10; TP13; ARSp4: =009435</text:p>
      <text:p text:style-name="P2303">Ok, Dave.</text:p>
      <text:soft-page-break/>
      <text:p text:style-name="P2304">That logic sounds reasona8le to me.</text:p>
      <text:p text:style-name="P2305">For what it's worth, I never 8ought into the idea that you were supposed to 8e the one to kill English anyway.</text:p>
      <text:p text:style-name="P2306">So that's one down. Who else?</text:p>
      <text:p text:style-name="P2307">You sure, Terezi?</text:p>
      <text:p text:style-name="P2308">You're not immortal, remem8er. And this one's going to 8e tough.</text:p>
      <text:p text:style-name="P2309">Hey, it's your decision!</text:p>
      <text:p text:style-name="P2310">Anyone else?</text:p>
      <text:p text:style-name="P2311">Dave, come on.</text:p>
      <text:p text:style-name="P2312">As if it's not extremely likely he'd seek you out upon getting here anyway.</text:p>
      <text:p text:style-name="P2313">Why don't we just pencil him into the team as "Pro8a8ly"?</text:p>
      <text:p text:style-name="P2314">Just 8e sure to de8rief him on the whole situation when he gets here.</text:p>
      <text:p text:style-name="P2315">Think you can handle that, Dave?</text:p>
      <text:p text:style-name="P2316">Ok, gr8!</text:p>
      <text:p text:style-name="P2317">Which reminds me...</text:p>
      <text:p text:style-name="P2318">What a8out you, Arquius?</text:p>
      <text:p text:style-name="P2319">How do you want to fit into this?</text:p>
      <text:p text:style-name="P2320">Oh!</text:p>
      <text:p text:style-name="P2321">Sorry, I was just temporarily mesmerized 8y your incredi8le spiel.</text:p>
      <text:p text:style-name="P2322">Needless to say, I a8solutely agree with your philosophy on heroic action and wanting to do something important.</text:p>
      <text:p text:style-name="P2323">In any case, you've earned the right to do whatever the fuck you want, just 8y dint of 8eing awesome.</text:p>
      <text:p text:style-name="P2324">End of story!</text:p>
      <text:p text:style-name="P2325">Ok, next...</text:p>
      <text:p text:style-name="P2326">_</text:p>
      <text:soft-page-break/>
      <text:p text:style-name="P2327">142. JE50; JaEn4; TS7; KV19; JS2: =009436</text:p>
      <text:p text:style-name="P2328">We'll need to design8 a team for Ro8o Jack and his... entourage.</text:p>
      <text:p text:style-name="P2329">Alright, full disclosure. This is where things get kind of stupid.</text:p>
      <text:p text:style-name="P2330">Even talking a8out this guy and his crew is pro8a8ly a waste of good tactical analysis.</text:p>
      <text:p text:style-name="P2331">8ut the fact is, he's going to 8e here, and you're going to have to deal with his 8ullshit.</text:p>
      <text:p text:style-name="P2332">I strongly recommend the dregs of your party get stuck with mop-up duty on this.</text:p>
      <text:p text:style-name="P2333">Really, I'm kind of laughing already. Oh man.</text:p>
      <text:p text:style-name="P2334">I really don't want to spoil too much fun for you guys, 8ut.</text:p>
      <text:p text:style-name="P2335">No, I shouldn't.</text:p>
      <text:p text:style-name="P2336">Ok, intelligence reports I have gathered, namely through a 8it of time hopping reconnaissance, suggests that Ro8o Jack may, I repeat MAY, 8e in transit with a 8unch of green time traveling idiots in that oven.</text:p>
      <text:p text:style-name="P2337">Don't quote me on that.</text:p>
      <text:p text:style-name="P2338">Anyway, if true, none of these 8ozos are particularly powerful.</text:p>
      <text:p text:style-name="P2339">They'll mainly just 8e a nuisance.</text:p>
      <text:p text:style-name="P2340">So who wants to deal with them? Hmmmmmmmm?</text:p>
      <text:p text:style-name="P2341">Hey kid.</text:p>
      <text:p text:style-name="P2342">Kid!</text:p>
      <text:p text:style-name="P2343">Yes, I'm talking to you again.</text:p>
      <text:p text:style-name="P2344">God damn it, what was his name again?</text:p>
      <text:p text:style-name="P2345">Joke?</text:p>
      <text:p text:style-name="P2346">Listen, Joke.</text:p>
      <text:p text:style-name="P2347">Joke! Snap OUT of it! I'm talking to you.</text:p>
      <text:p text:style-name="P2348">This is a strategy session, Joke. Please stay alert.</text:p>
      <text:soft-page-break/>
      <text:p text:style-name="P2349">Now do you think you can handle 8eing on this team?</text:p>
      <text:p text:style-name="P2350">Awesome. That's the spirit.</text:p>
      <text:p text:style-name="P2351">This assignment should 8e right up your alley, kid.</text:p>
      <text:p text:style-name="P2352">Who else?</text:p>
      <text:p text:style-name="P2353">Thanks for volunteering Tavros.</text:p>
      <text:p text:style-name="P2354">This fight is pretty well suited to your skillset too.</text:p>
      <text:p text:style-name="P2355">And you can join Joke here to help him get ready, 8ut there's one thing I need you to do 8efore the 8attle starts.</text:p>
      <text:p text:style-name="P2356">I'll explain to you l8ter in priv8. 8ut it's critical, and something only you can do.</text:p>
      <text:p text:style-name="P2357">Good!</text:p>
      <text:p text:style-name="P2358">That's exactly how you should 8e feeling a8out it, trust me.</text:p>
      <text:p text:style-name="P2359">So anyone else want to step forward??</text:p>
      <text:p text:style-name="P2360">Come again?</text:p>
      <text:p text:style-name="P2361">Oh, gr8 point Karkat!</text:p>
      <text:p text:style-name="P2362">Hey there, kitty.</text:p>
      <text:p text:style-name="P2363">What would you like to do?</text:p>
      <text:p text:style-name="P2364">Awwwwwwww!</text:p>
      <text:p text:style-name="P2365">Ok, that can 8e your very important jo8. Don't let us down!</text:p>
      <text:p text:style-name="P2366">Karkat, yes, you're a8solutely right that you 8asically suck, and that as a tactical resource you should 8e managed accordingly.</text:p>
      <text:p text:style-name="P2367">8ut you aren't joining Joke's team, or doing any fighting for that matter.</text:p>
      <text:p text:style-name="P2368">Like Kanaya, there's another more pressing matter reserved for you.</text:p>
      <text:p text:style-name="P2369">In fact, it's the same as hers!</text:p>
      <text:p text:style-name="P2370">Karkat, I already alluded to this when you waltzed over, interrupted my conversation with Kanaya, and pretended you weren't flirting with me.</text:p>
      <text:soft-page-break/>
      <text:p text:style-name="P2371">Remem8er?</text:p>
      <text:p text:style-name="P2372">I'm getting to that!</text:p>
      <text:p text:style-name="P2373">Very soon, in fact. I just needed to get the teams squared away first.</text:p>
      <text:p text:style-name="P2374">Looks like it!</text:p>
      <text:p text:style-name="P2375">Apparently.</text:p>
      <text:p text:style-name="P2376">You ok with that, kid?</text:p>
      <text:p text:style-name="P2377">You can do it.</text:p>
      <text:p text:style-name="P2378">Just 8elieve in yourself, or whatever the fuck.</text:p>
      <text:p text:style-name="P2379">When in dou8t, just remind yourself that 8attle isn't even particularly important.</text:p>
      <text:p text:style-name="P2380">And help could 8e on the way once some of the other 8attles start coming to some sort of resolution.</text:p>
      <text:p text:style-name="P2381">Just hang in there!</text:p>
      <text:p text:style-name="P2382">Excellent!</text:p>
      <text:p text:style-name="P2383">_</text:p>
      <text:p text:style-name="P2384">143. =009437</text:p>
      <text:p text:style-name="P2385">That concludes the tactical planning part of this de8riefing.</text:p>
      <text:p text:style-name="P2386">It's all perfectly logical, right?</text:p>
      <text:p text:style-name="P2387">No questions or anything? Cool.</text:p>
      <text:p text:style-name="P2388">Really, I shudder to think what you num8skulls would 8e doing if I weren't around, like John just implied with his nice remarks.</text:p>
      <text:p text:style-name="P2389">He really did you all the 8iggest fucking favor in the history of time shenanigans 8y clo88ering me in the face three years ago.</text:p>
      <text:p text:style-name="P2390">you should all make him a gift 8asket when this is over to show your gratitude.</text:p>
      <text:p text:style-name="P2391">No need to thank me of course. I'm just doing my jo8 here. ::::)</text:p>
      <text:p text:style-name="P2392">Now!</text:p>
      <text:p text:style-name="P2393">let's go over some really 8asic non-com8at endgame stuff, then<text:s/><text:soft-page-break/>we'll 8e ready to 8r8k.</text:p>
      <text:p text:style-name="P2394">_</text:p>
      <text:p text:style-name="P2395">144. KM11; KV20: =009438</text:p>
      <text:p text:style-name="P2396">First, a8out Kanaya and Karkat's "mission" I alluded to a minute ago. This is really important.</text:p>
      <text:p text:style-name="P2397">You 8oth listening??</text:p>
      <text:p text:style-name="P2398">Ok, well one out of two isn't 8ad. As long as Kanaya understands, that's mainly what matters, since she's the more important part of this equ8tion.</text:p>
      <text:p text:style-name="P2399">You 8OTH have to go to Jade's planet and see Echidna.</text:p>
      <text:p text:style-name="P2400">Even though this session is a8out as far from "normal" as it can possi8ly get, the same 8asic rules apply.</text:p>
      <text:p text:style-name="P2401">Someone needs to seek an audience with her, and get her to agree to release the genesis frog.</text:p>
      <text:p text:style-name="P2402">Or, the tadpole that grows up to 8ecome the frog, which is the stage of development he's in at this point.</text:p>
      <text:p text:style-name="P2403">Remem8er, Kanaya? You had to do this on your planet, to get our frog released into Skaia.</text:p>
      <text:p text:style-name="P2404">If that's what she wants, then yes.</text:p>
      <text:p text:style-name="P2405">8ecause SOMEONE has to!</text:p>
      <text:p text:style-name="P2406">Sources tell me this is the plan the Condesce had for you, 8efore we derailed all her shit.</text:p>
      <text:p text:style-name="P2407">No! Look, I've 8een 8usy, ok?</text:p>
      <text:p text:style-name="P2408">Inform8tion is everywhere if you know where to look.</text:p>
      <text:p text:style-name="P2409">Derse has a lot of agents on the inside who are wise to the old lady's plans.</text:p>
      <text:p text:style-name="P2410">Shaking the 8ushes for good intel isn't that complic8ted, it just takes a little effort!</text:p>
      <text:p text:style-name="P2411">Some people on this lily pad should may8e try looking into that some time.</text:p>
      <text:p text:style-name="P2412">Would you just can...</text:p>
      <text:soft-page-break/>
      <text:p text:style-name="P2413">Would you just put a LID on it for a second, and listen?</text:p>
      <text:p text:style-name="P2414">Normally Jade would 8e the one to do this, 8ut at the time, Jade had 8ecome corrupted, so I guess Echidna wouldn't deal with her.</text:p>
      <text:p text:style-name="P2415">And now, Jade's asleep! Which is exactly how she needs to stay.</text:p>
      <text:p text:style-name="P2416">So that leaves the person Echidna requested in Jade's a8sence, which is you.</text:p>
      <text:p text:style-name="P2417">I am assuming 8ecause you were also a space player, so you'll 8e a8le to understand her gar8led nonsense language.</text:p>
      <text:p text:style-name="P2418">8ut that's not all there is to it. She also requested you 8ring Karkat.</text:p>
      <text:p text:style-name="P2419">No idea!</text:p>
      <text:p text:style-name="P2420">Denizens are mysteeeeeeeerious.</text:p>
      <text:p text:style-name="P2421">May8e she wants a knight along? Or a 8lood player?</text:p>
      <text:p text:style-name="P2422">Or may8e she just has a 8one to pick with you in particular.</text:p>
      <text:p text:style-name="P2423">You know, since you and Kanaya were 8oth involved in the frog 8reeding stuff in our session, and, let's face it.</text:p>
      <text:p text:style-name="P2424">You kind of messed that up! You were pretty hasty and reckless a8out it, and the result was a defective frog.</text:p>
      <text:p text:style-name="P2425">Sure, there's more to it than that. Like pro8lems with the human session that were totally interrel8ted with ours due to cyclical time gar8age, 8ut you get the point.</text:p>
      <text:p text:style-name="P2426">Echidna pro8a8ly doesn't take kindly to people who are cavalier with the sacred frog duties. That's kind of her domain, like, the propag8tion of existence and all that.</text:p>
      <text:p text:style-name="P2427">So may8e you've got some stuff to atone for 8efore she agrees to let another precious frog out of her divine custody?</text:p>
      <text:p text:style-name="P2428">Karkat, relax.</text:p>
      <text:p text:style-name="P2429">I am guessing this will just 8e a sort of formality.</text:p>
      <text:p text:style-name="P2430">That's how things always struck me with her, like... getting the 8lessing from a queen, or some huge mythical matriarch 8efore proceeding with some incredi8ly important event, or claiming a cosmic reward.</text:p>
      <text:soft-page-break/>
      <text:p text:style-name="P2431">Or may8e you'll have to just kill her again? I don't see what difference it makes.</text:p>
      <text:p text:style-name="P2432">Really, who knows what her real purposes are? They're pro8a8ly totally unfathoma8le.</text:p>
      <text:p text:style-name="P2433">Echidna is kind of a 8ig Deal Denizen. One of the real heavy hitters, like that other guy... the really strong one with the ridiculous name.</text:p>
      <text:p text:style-name="P2434">She might even 8e the 8iggest deal. She's the mother of all denizens. I mean, not in a literal sense. Like, I really dou8t she physically spawned them all.</text:p>
      <text:p text:style-name="P2435">So if she wants you to do something, it's serious. And if you need to do something of massive cosmic significance, like release a frog that contains an entire universe in its 8elly, then 8y the same token, it has to go through her.</text:p>
      <text:p text:style-name="P2436">The other denizens are a 8unch of petty grum8ling riddle-merchants 8y comparison.</text:p>
      <text:p text:style-name="P2437">You should feel honored she even wants to see you.</text:p>
      <text:p text:style-name="P2438">It's the same frog Jade made!</text:p>
      <text:p text:style-name="P2439">With Kanaya's help, remem8er?</text:p>
      <text:p text:style-name="P2440">Hell, you may have even 8een involved in that process too. I don't recall every single detail.</text:p>
      <text:p text:style-name="P2441">8ut it fell in the forge on Jade's planet 8ack in the old session, and now Jade's planet is here.</text:p>
      <text:p text:style-name="P2442">Hence, the frog is here too. It's just 8een... let's say hi8ern8ting inside the planet for a few years.</text:p>
      <text:p text:style-name="P2443">Echidna kept it warm for us until we were ready. Which is now!</text:p>
      <text:p text:style-name="P2444">8ecause her goal was pretty much the same as ours!</text:p>
      <text:p text:style-name="P2445">To win this game and cre8 a universe.</text:p>
      <text:p text:style-name="P2446">The 8attle taking place here isn't over WHETHER one will 8e created.</text:p>
      <text:p text:style-name="P2447">It's over who gets to control it when it's made.</text:p>
      <text:p text:style-name="P2448">Ideally, that should 8e us, rather than a genocidal fish dict8tor.</text:p>
      <text:soft-page-break/>
      <text:p text:style-name="P2449">In fact, we don't want ANYONE to "control" it.</text:p>
      <text:p text:style-name="P2450">No8ody should control a universe. That's what 8ad guys try to do.</text:p>
      <text:p text:style-name="P2451">We just want it to 8e a nice place to live, and free of any controlling influence that will make life misera8le for the people who live there.</text:p>
      <text:p text:style-name="P2452">Having an attitude a8out the Ultim8 Reward that differs from that in any way was just ANOTHER thing we fucked up the first time around.</text:p>
      <text:p text:style-name="P2453">So let's just 8e clear on what we're fighting for here.</text:p>
      <text:p text:style-name="P2454">Got it?!</text:p>
      <text:p text:style-name="P2455">_</text:p>
      <text:p text:style-name="P2456">145. JE51: =009439</text:p>
      <text:p text:style-name="P2457">Next item:</text:p>
      <text:p text:style-name="P2458">Earth!!!!!!!!</text:p>
      <text:p text:style-name="P2459">When you enter the new universe, you're going to need a planet to live on.</text:p>
      <text:p text:style-name="P2460">Why not just resettle the one you all grew up on?</text:p>
      <text:p text:style-name="P2461">The Condesce kind of fucked it up though.</text:p>
      <text:p text:style-name="P2462">In your scratched universe, she spent a few centuries getting it ready for a new troll "paradise".</text:p>
      <text:p text:style-name="P2463">She flooded the whole thing. So when you get there, you'll need to skip ahead to some time far in the future, when the oceans have receded.</text:p>
      <text:p text:style-name="P2464">Should 8e liva8le 8y then. Hell, it may even 8e a pretty nice place!</text:p>
      <text:p text:style-name="P2465">Here John. Take this.</text:p>
      <text:p text:style-name="P2466">When the 8attle is over, make sure you give it to Jade.</text:p>
      <text:p text:style-name="P2467">_</text:p>
      <text:p text:style-name="P2468">146. JE52: =009440</text:p>
      <text:p text:style-name="P2469">It's Earth!</text:p>
      <text:soft-page-break/>
      <text:p text:style-name="P2470">Remem8er how three years ago you told Terezi we needed your wallet, 8ut you didn't have it?</text:p>
      <text:p text:style-name="P2471">Well in the time since, we talked a8out it a lot, and figured this was most likely the reason she told you to give it to us.</text:p>
      <text:p text:style-name="P2472">It wasn't a 8ig deal, actually.</text:p>
      <text:p text:style-name="P2473">We spent some time deciphering the code for your wallet. It took a little while, and a few lucky guesses on the code digits, 8ut we eventually got there.</text:p>
      <text:p text:style-name="P2474">Then I just used it to upgrade my much cooler 8 8all modus.</text:p>
      <text:p text:style-name="P2475">Sure. Like I said, we had some time on our hands.</text:p>
      <text:p text:style-name="P2476">It is after all just a fucking wallet. It's not like it's some legendary item he got on some mythical dad quest.</text:p>
      <text:p text:style-name="P2477">I mean, he did 8UY the thing somewhere, right?</text:p>
      <text:p text:style-name="P2478">Nope!</text:p>
      <text:p text:style-name="P2479">Sorry to 8e the 8earer of 8ad news. It is literally... just a wallet.</text:p>
      <text:p text:style-name="P2480">Anyway.</text:p>
      <text:p text:style-name="P2481">Then, 8efore I did the scouting work on this session, I rode the meteor through the g8, watched it crash on Earth, then just captchalogued the whole damn thing and got out of there.</text:p>
      <text:p text:style-name="P2482">No sweat!</text:p>
      <text:p text:style-name="P2483">Presuma8ly like Grim8ark Jade was supposed to, if she wasn't asleep.</text:p>
      <text:p text:style-name="P2484">Again, it was a pretty good plan, she just never saw me coming.</text:p>
      <text:p text:style-name="P2485">Sorry Condy, if you want your waterlogged little glo8e 8ack, you'll have to pry it from John's dead hands now.</text:p>
      <text:p text:style-name="P2486">_</text:p>
      <text:p text:style-name="P2487">147. =009441</text:p>
      <text:p text:style-name="P2488">Those are the important things to remem8er.</text:p>
      <text:p text:style-name="P2489">8ut don't forget the 8asics.</text:p>
      <text:p text:style-name="P2490">Remem8er to finish 8uilding up your hives as far as they'll go.</text:p>
      <text:soft-page-break/>
      <text:p text:style-name="P2491">Then deploy the grist rigs which will disperse your planets' hoards into Skaia, giving it the nutrients it needs to mature the frog.</text:p>
      <text:p text:style-name="P2492">This is Sgru8 101 stuff, 8ut I guess it 8ears repeating since most of you have never actually made it this far.</text:p>
      <text:p text:style-name="P2493">When the hoards are empty and Skaia is ready, then all you have to do is make sure someone's in position to ignite the forge.</text:p>
      <text:p text:style-name="P2494">Then everyone rendezvous right 8ack here on the lily pad to claim the Ultim8 Reward.</text:p>
      <text:p text:style-name="P2495">Which is represented 8y the hive shape thingy with a door on it that leads to the new universe.</text:p>
      <text:p text:style-name="P2496">Any questions 8efore we kick this into action?</text:p>
      <text:p text:style-name="P2497">_</text:p>
      <text:p text:style-name="P2498">148. JE53: =009442</text:p>
      <text:p text:style-name="P2499">Of course I won't.</text:p>
      <text:p text:style-name="P2500">I'll 8e off doing something much more important than all this.</text:p>
      <text:p text:style-name="P2501">I'm traveling to the furthest ring to go kill Lord English.</text:p>
      <text:p text:style-name="P2502">Of course it will 8e.</text:p>
      <text:p text:style-name="P2503">John, I'm not an idiot. I won't 8e diving into this 8lindly.</text:p>
      <text:p text:style-name="P2504">See, somewhere out there in the incomprehensi8le causal-stew of the furthest ring, there was once a plan that was coming together to defeat him once and for all.</text:p>
      <text:p text:style-name="P2505">It involved a secret weapon, an army, and all sorts of other shenanigans.</text:p>
      <text:p text:style-name="P2506">Oh, I'm sure it does.</text:p>
      <text:p text:style-name="P2507">8ut the point is, along the way, that plan stalled out.</text:p>
      <text:p text:style-name="P2508">It went nowhere 8ecause the party involved disintegr8ted and lost their way.</text:p>
      <text:p text:style-name="P2509">So someone needs to light a fire under that shit again, and I don't see anyone else stepping forward.</text:p>
      <text:p text:style-name="P2510">Let me worry a8out that.</text:p>
      <text:soft-page-break/>
      <text:p text:style-name="P2511">You have your hands full enough as it is.</text:p>
      <text:p text:style-name="P2512">_</text:p>
      <text:p text:style-name="P2513">149. JE54; TP14; DS11; KV21: =009443</text:p>
      <text:p text:style-name="P2514">That's it!!!!!!!!</text:p>
      <text:p text:style-name="P2515">That's the whole situ8tion, my whole plan, and everything you need to do.</text:p>
      <text:p text:style-name="P2516">Good luck everyone!</text:p>
      <text:p text:style-name="P2517">Thanks, Pyrope!</text:p>
      <text:p text:style-name="P2518">Ok Strider, I've heard enough.</text:p>
      <text:p text:style-name="P2519">I have 8een more than patient, and more than accommod8ting.</text:p>
      <text:p text:style-name="P2520">8ut your hangups regarding your ancestor are starting to 8order on pathetic.</text:p>
      <text:p text:style-name="P2521">Karkat, stay out of this.</text:p>
      <text:p text:style-name="P2522">Who said I wasn't 8eing constructive?!</text:p>
      <text:p text:style-name="P2523">God.</text:p>
      <text:p text:style-name="P2524">I cut him all the slack in the world on this, 8ut I can see it isn't doing him, or any of us, any good at all.</text:p>
      <text:p text:style-name="P2525">I can see I'm going to have to expedite matters.</text:p>
      <text:p text:style-name="P2526">Go figure. Leave it all to Vriska, ONCE AGAIN.</text:p>
      <text:p text:style-name="P2527">_</text:p>
      <text:p text:style-name="P2528">150. DS12: =009444</text:p>
      <text:p text:style-name="P2529">I told you.</text:p>
      <text:p text:style-name="P2530">_</text:p>
      <text:p text:style-name="P2531">151. DS13: =009445</text:p>
      <text:p text:style-name="P2532">I'm expediting matters.</text:p>
      <text:p text:style-name="P2533">_</text:p>
      <text:p text:style-name="P2534">152. DS14; DiSt1: =009450</text:p>
      <text:p text:style-name="P2535">There you go!</text:p>
      <text:soft-page-break/>
      <text:p text:style-name="P2536">Strider, meet Strider.</text:p>
      <text:p text:style-name="P2537">He's pretty fucked up, 8ut pro8a8ly a nice guy once you get to know him.</text:p>
      <text:p text:style-name="P2538">Which one am I talking a8out, you ask? Who knows!</text:p>
      <text:p text:style-name="P2539">Feeling awkward yet? Here's an idea.</text:p>
      <text:p text:style-name="P2540">Get the fuck over it.</text:p>
      <text:p text:style-name="P2541">Ok guys, I'm out of here.</text:p>
      <text:p text:style-name="P2542">I'm not sure I can take another second of this.</text:p>
      <text:p text:style-name="P2543">_</text:p>
      <text:p text:style-name="P2544">153. JE55: =009451</text:p>
      <text:p text:style-name="P2545">Who, the Striders? No, they're fine.</text:p>
      <text:p text:style-name="P2546">That's not what I was talking a8out.</text:p>
      <text:p text:style-name="P2547">There's another pro8lem out there in paradox space which I can't stand for.</text:p>
      <text:p text:style-name="P2548">Not another moment. In fact, it makes me shudder just thinking a8out this lingering flaw which has yet to 8e rectified.</text:p>
      <text:p text:style-name="P2549">_</text:p>
      <text:p text:style-name="P2550">154. JE56: =009452</text:p>
      <text:p text:style-name="P2551">My ghost is 8eing a</text:p>
      <text:soft-page-break/>
      <text:p text:style-name="P2552"><text:span text:style-name="T2553"><draw:frame draw:style-name="a0" draw:name="Picture 335611064" text:anchor-type="as-char" svg:x="0in" svg:y="0in" svg:width="5.7811in" svg:height="3.8543in" style:rel-width="scale" style:rel-height="scale"><draw:image xlink:href="media/image1.wmf" xlink:type="simple" xlink:show="embed" xlink:actuate="onLoad"/><svg:title/><svg:desc/></draw:frame></text:span></text:p>
      <text:p text:style-name="P2554">_</text:p>
      <text:p text:style-name="P2555">155. AV1; MP1: =009590</text:p>
      <text:p text:style-name="P2556">*Cough.*</text:p>
      <text:p text:style-name="P2557">_</text:p>
      <text:p text:style-name="P2558">156. AV2; MP2: =009592</text:p>
      <text:p text:style-name="P2559">Sorry if I'm interrupting... WHATEVER the fuck is going on here.</text:p>
      <text:p text:style-name="P2560">8ut I'm afraid I'm going to need that treasure.</text:p>
      <text:p text:style-name="P2561">_</text:p>
      <text:p text:style-name="P2562">157. AV3: =009685</text:p>
      <text:p text:style-name="P2563">I'll 8e taking this, if you don't mind.</text:p>
      <text:p text:style-name="P2564">Not that I care if you mind.</text:p>
      <text:p text:style-name="P2565">For that matter, not that there's any chance you could possi8ly mind what ANYONE does with this deadly secret weapon, since you've made it perfectly clear what sort of person you want to 8e.</text:p>
      <text:p text:style-name="P2566">Which is to say, someone who's dedic8ted her entire existence to 8eing utterly useless.</text:p>
      <text:p text:style-name="P2567">8e quiet. I'm talking.</text:p>
      <text:soft-page-break/>
      <text:p text:style-name="P2568">Look at you.</text:p>
      <text:p text:style-name="P2569">Just looooooook at you.</text:p>
      <text:p text:style-name="P2570">How completely pathetic.</text:p>
      <text:p text:style-name="P2571">My pro8lem is you make me fucking sick.</text:p>
      <text:p text:style-name="P2572">Did you know that?</text:p>
      <text:p text:style-name="P2573">That it was possi8le for you to go so far down whatever toilet you decided to jump into however long ago, that you could literally make your own stomach turn?</text:p>
      <text:p text:style-name="P2574">I mean, my god.</text:p>
      <text:p text:style-name="P2575">It's not your new look!</text:p>
      <text:p text:style-name="P2576">I mean, not that it's the slightest 8it flattering.</text:p>
      <text:p text:style-name="P2577">In fact, I think it's perfect for you!</text:p>
      <text:p text:style-name="P2578">I couldn't possi8ly imagine a style more impecca8ly suited to what a loser you've 8ecome.</text:p>
      <text:p text:style-name="P2579">Yes, LOSER!!!!!!!!</text:p>
      <text:p text:style-name="P2580">You are a loser.</text:p>
      <text:p text:style-name="P2581">I'm sorry to 8e the 8earer of 8ad news, 8ut that is what you are now.</text:p>
      <text:p text:style-name="P2582">_</text:p>
      <text:p text:style-name="P2583">158. AV4: =009686</text:p>
      <text:p text:style-name="P2584">Are you really so far removed from reality that you can't see it?</text:p>
      <text:p text:style-name="P2585">Did this... "transform8tion" happen so gradually that you just... didn't notice?!</text:p>
      <text:p text:style-name="P2586">I find it hard to 8elieve, and frankly more than a little distur8ing, that some version of me could let this happen to herself without 8eing at least SOMEWHAT aware that a dreadful decline of personal integrity was taking place.</text:p>
      <text:p text:style-name="P2587">You don't have a life!</text:p>
      <text:p text:style-name="P2588">You're DEAD, remem8er?</text:p>
      <text:p text:style-name="P2589">I'm the one with the life!</text:p>
      <text:p text:style-name="P2590">And I fully intend to use it in a relevant and constructive way to help 8ring an end to all the horri8le shit that's 8een going on for way too long.</text:p>
      <text:soft-page-break/>
      <text:p text:style-name="P2591">Remem8er when you used to care a8out that sort of thing?</text:p>
      <text:p text:style-name="P2592">No, o8viously not.</text:p>
      <text:p text:style-name="P2593">All you care a8out now is 8ullshit hipstery fashion trends, feeling "happy", and... whatever the fuck it is you're doing here?</text:p>
      <text:p text:style-name="P2594">Frolicking with some horses in an ugly field or some shit.</text:p>
      <text:p text:style-name="P2595">Just a8solutely disgraceful.</text:p>
      <text:p text:style-name="P2596">How could I have 8ecome so selfish??</text:p>
      <text:p text:style-name="P2597">You do know this is selfish, right?</text:p>
      <text:p text:style-name="P2598">This isn't having some fucking "epiphany" or like "growing as a person" or whatever self-serving spin you might 8e putting on what's happening here.</text:p>
      <text:p text:style-name="P2599">It's just plain narcissism, the worst kind you're capa8le of. A total renunci8tion of any responsi8ility for contri8uting to the gr8ter good.</text:p>
      <text:p text:style-name="P2600">And it makes me FUCKING SICK.</text:p>
      <text:p text:style-name="P2601">8een through WHAT?</text:p>
      <text:p text:style-name="P2602">I've 8een through plenty. Don't get p8tronizing with me.</text:p>
      <text:p text:style-name="P2603">How did you die, again?</text:p>
      <text:p text:style-name="P2604">Weren't you 8eing stu88orn and insisting on going off to fight Jack, even though that was o8viously an ill-conceived plan that was going to get everyone killed?</text:p>
      <text:p text:style-name="P2605">There it is again, making it all a8out you, even when trying to 8e heroic. You let that need 8lind you and you did something really stupid, 8asically leaving NO OTHER OPTION 8ut for you to get killed.</text:p>
      <text:p text:style-name="P2606">So since you started your journey as a ghost with that little feat of self-a8sorption, is it any surprise that after however many pseudo-sweeps floundering around as a lost soul, THIS is where you end up? A shamelessly self-indulgent, punk-ass NO8ODY?</text:p>
      <text:p text:style-name="P2607">Different shit happened!</text:p>
      <text:p text:style-name="P2608">And from that point on, I started making 8etter choices, unlike you.</text:p>
      <text:p text:style-name="P2609">Contrary to your lazy fakey "happy" shit, I've ACTUALLY GROWN AS A PERSON.</text:p>
      <text:p text:style-name="P2610">What do you think of THAT, you frivolous, dithering 8ITCH????????</text:p>
      <text:soft-page-break/>
      <text:p text:style-name="P2611">_</text:p>
      <text:p text:style-name="P2612">159. AV5: =009687</text:p>
      <text:p text:style-name="P2613">Honestly, I can 8arely even stand to look at you. I should really get out of here and spare myself the nausea.</text:p>
      <text:p text:style-name="P2614">Yet I keep standing here wasting my time dishing out this well deserved smackdown. May8e I'm paralyzed 8y disgust???????</text:p>
      <text:p text:style-name="P2615">Mean? I'm just telling it like it is, sister.</text:p>
      <text:p text:style-name="P2616">The truth is often harsh. That's something you USED to understand.</text:p>
      <text:p text:style-name="P2617">8ut now you appear to 8e the physical em8odiment of everything I detest.</text:p>
      <text:p text:style-name="P2618">God, I just can't get over your shitty makeover. Ugh!!!!!!!!</text:p>
      <text:p text:style-name="P2619">Hey, did you...</text:p>
      <text:p text:style-name="P2620">Did you GAIN W8, too????????</text:p>
      <text:p text:style-name="P2621">Yes you did. I'm not 8lind, you know.</text:p>
      <text:p text:style-name="P2622">Sure, tell yourself whatever you want.</text:p>
      <text:p text:style-name="P2623">Whatever lets you 8e "at peace" with your "new life"! Hahahahahahahaha.</text:p>
      <text:p text:style-name="P2624">Holy shit.</text:p>
      <text:p text:style-name="P2625">This is actually getting to you, isn't it? Un8elieva8le.</text:p>
      <text:p text:style-name="P2626">Well, that tears it. You really are 8eyond any sort of redemption.</text:p>
      <text:p text:style-name="P2627">Fucking incredi8le. What ever happened to having a thick skin? Letting stuff roll off your 8ack?</text:p>
      <text:p text:style-name="P2628">Not letting shit get to you, 8ecause you always knew you were 8etter than the one slinging it?</text:p>
      <text:p text:style-name="P2629">I guess this is what you call happiness now? Letting a few tiny little 8ar8s shatter your self esteem?</text:p>
      <text:p text:style-name="P2630">You aren't happy. You're a hilarious trainwreck com8ined with a sad punchline, and I'm ashamed to share an identity with you.</text:p>
      <text:p text:style-name="P2631">_</text:p>
      <text:p text:style-name="P2632">160. AV6: =009688</text:p>
      <text:p text:style-name="P2633">Oh, don't worry, "Serket". I'm done here.</text:p>
      <text:soft-page-break/>
      <text:p text:style-name="P2634">I'm off to go do something useful, like winners do. Something you wouldn't know anything a8out anymore.</text:p>
      <text:p text:style-name="P2635">Ok, this is just getting em8arrassing.</text:p>
      <text:p text:style-name="P2636">Time to shove off. Though truth 8e told, I should pro8a8ly delay killing Lord English a little longer, just so he can put you out of your misery.</text:p>
      <text:p text:style-name="P2637">Your wish is my command, loser!</text:p>
      <text:p text:style-name="P2638">Time to go get some awesome shit done, and gra8 the reins on a relevant, proactive existence.</text:p>
      <text:p text:style-name="P2639">Shit, I'm feeling more adventurous and worthwhile as a person just thinking a8out it!</text:p>
      <text:p text:style-name="P2640">Anyone who feels the same way is more than welcome to join me.</text:p>
      <text:p text:style-name="P2641">Say, how a8out you, punky-lookin' Peixes?</text:p>
      <text:p text:style-name="P2642">Does that sound like it might 8e the cut of your ji8?</text:p>
      <text:p text:style-name="P2643">_</text:p>
      <text:p text:style-name="P2644">161. AV7: =009693</text:p>
      <text:p text:style-name="P2645">You heard the lady.</text:p>
      <text:p text:style-name="P2646">She's made up her mind.</text:p>
      <text:p text:style-name="P2647">_</text:p>
      <text:p text:style-name="P2648">162. MP3: =009701</text:p>
      <text:p text:style-name="P2649">Time to say good8ye, Meenah.</text:p>
      <text:p text:style-name="P2650">You got it.</text:p>
      <text:p text:style-name="P2651">_</text:p>
      <text:p text:style-name="P2652">163. MP4: =009702</text:p>
      <text:p text:style-name="P2653">You've made the right choice, Peixes.</text:p>
      <text:p text:style-name="P2654">_</text:p>
      <text:p text:style-name="P2655">164. MP5: =009703</text:p>
      <text:p text:style-name="P2656">Now let's go round up that army.</text:p>
      <text:p text:style-name="P2657">_</text:p>
      <text:p text:style-name="P2658">165. JaEn5: =009725</text:p>
      <text:p text:style-name="P2659">Hey. Anyone there?</text:p>
      <text:soft-page-break/>
      <text:p text:style-name="P2660">Hi! Is this Joke I'm speaking to?</text:p>
      <text:p text:style-name="P2661">Hi Joke, nice to hear from you again.</text:p>
      <text:p text:style-name="P2662">This is Vriska.</text:p>
      <text:p text:style-name="P2663">God damn it. Never mind who.</text:p>
      <text:p text:style-name="P2664">The really attractive and outspoken girl you just saw jump into a window a little while ago. Remem8er?</text:p>
      <text:p text:style-name="P2665">Glad you asked, 8uddy. You know, for a mostly inconsequential wimp, you're very polite and have a gr8 attitude!</text:p>
      <text:p text:style-name="P2666">Is Tavros there?</text:p>
      <text:p text:style-name="P2667">No!</text:p>
      <text:p text:style-name="P2668">God no. That would just waste time on a lot of his pointless hemming and hawing.</text:p>
      <text:p text:style-name="P2669">My 8usiness here is really simple. I just need to close one more significant loophole 8efore you all start fighting.</text:p>
      <text:p text:style-name="P2670">This is the final remaining task I had reserved for Tavros. He doesn't know what it is yet though.</text:p>
      <text:p text:style-name="P2671">So I'll need your help, Joke.</text:p>
      <text:p text:style-name="P2672">I need you to reach into your pocket.</text:p>
      <text:p text:style-name="P2673">No, your hoodie pocket!</text:p>
      <text:p text:style-name="P2674">Sigh.</text:p>
      <text:p text:style-name="P2675">_</text:p>
      <text:p text:style-name="P2676">166. JaEn6: =009727</text:p>
      <text:p text:style-name="P2677">Don't worry a8out that.</text:p>
      <text:p text:style-name="P2678">Just throw it on the ground!</text:p>
      <text:p text:style-name="P2679">_</text:p>
      <text:p text:style-name="P2680">167. JaEn7: =009730</text:p>
      <text:p text:style-name="P2681">Did he take the 88??</text:p>
      <text:p text:style-name="P2682">Did the cat pounce on the mouse!</text:p>
      <text:p text:style-name="P2683">Good.</text:p>
      <text:p text:style-name="P2684">Now tell Tavros he has to gra8 that cat.</text:p>
      <text:p text:style-name="P2685">It's mission critical!</text:p>
      <text:soft-page-break/>
      <text:p text:style-name="P2686">_</text:p>
      <text:p text:style-name="P2687">168. JaEn8: =009738</text:p>
      <text:p text:style-name="P2688">You still there?</text:p>
      <text:p text:style-name="P2689">I had to neutralize another wildcard threat in that session.</text:p>
      <text:p text:style-name="P2690">Who the fuck knows WHAT that first guardian cat would have done during your 8attle.</text:p>
      <text:p text:style-name="P2691">Or for that matter, to what extent it's still in the service of the Condesce.</text:p>
      <text:p text:style-name="P2692">Cats are pretty mysterious, after all.</text:p>
      <text:p text:style-name="P2693">I needed to take it out of the picture.</text:p>
      <text:p text:style-name="P2694">The 8est way to do that was sweep it up into the 8ody of a person who's much more managea8le, and mentally suggesti8le.</text:p>
      <text:p text:style-name="P2695">Tavros can ride out this whole 8attle while sleeping peacefully now, which frankly, is 8etter for him, and a LOT 8etter for all of you now that you don't have to worry a8out another 8rainless omnipotent critter scurrying around, wreaking havoc.</text:p>
      <text:p text:style-name="P2696">You just have to make sure he doesn't wake up until the action is over!</text:p>
      <text:p text:style-name="P2697">Same rules apply to him that apply to Jade.</text:p>
      <text:p text:style-name="P2698">Yep!</text:p>
      <text:p text:style-name="P2699">That's how prototyping works. I made sure he was never dou8le-prototyped over the course of the session for this exact reason.</text:p>
      <text:p text:style-name="P2700">Sometimes it takes a little patience and long range planning to make sure all the loose ends are tied up.</text:p>
      <text:p text:style-name="P2701">Is he??</text:p>
      <text:p text:style-name="P2702">I dunno, man.</text:p>
      <text:p text:style-name="P2703">I never really knew how 8ad his allergies were?</text:p>
      <text:p text:style-name="P2704">You know what, whatever. When this is all over, I guess he'll have to deal with a little sneezing now and then, 8ut he'll ALSO have a 8unch of totally sick godlike powers.</text:p>
      <text:p text:style-name="P2705">So that's pretty cool, right??</text:p>
      <text:p text:style-name="P2706">Look kid, you're a little new to the extended scene of everything going on here, 8ut there's kind of 8een a long history of people under-appreci8ting how much shit I do for this guy that looks kinda 8ad 8ut is actually in his 8est interest.</text:p>
      <text:soft-page-break/>
      <text:p text:style-name="P2707">He'll wake up, acclim8 to his new existence, and when the time comes I'm sure he'll 8e thanking me l8ter.</text:p>
      <text:p text:style-name="P2708">There you go!</text:p>
      <text:p text:style-name="P2709">See Joke? You're a lot smarter than people give you credit for.</text:p>
      <text:p text:style-name="P2710">_</text:p>
      <text:p text:style-name="P2711">169. JaEn9: =009739</text:p>
      <text:p text:style-name="P2712">Anyway I can't stand around all day yacking a8out this.</text:p>
      <text:p text:style-name="P2713">All in all this was a really minor chore to take care of.</text:p>
      <text:p text:style-name="P2714">I've got MUCH 8igger fish to fry out here in the ring.</text:p>
      <text:p text:style-name="P2715">Give my 8est to everyone there, and good luck with the fight!!!!!!!!</text:p>
      <text:p text:style-name="P2716">_</text:p>
      <text:p text:style-name="P2717">170. MP6: =009741</text:p>
      <text:p text:style-name="P2718">Ok! That little point of 8usiness is done.</text:p>
      <text:p text:style-name="P2719">Thanks for 8earing with me. Executing this whole strategy has turned out to 8e a really am8itious project!</text:p>
      <text:p text:style-name="P2720">How much?</text:p>
      <text:p text:style-name="P2721">I have no idea. I guess it depends on a lot of things, like the units of currency, the presumption of an actual market for it, its scarcity... honestly I just alchemized the thing quite easily, and some8ody else pro8a8ly could too.</text:p>
      <text:p text:style-name="P2722">Are you saying you want to 8uy my spider watch??</text:p>
      <text:p text:style-name="P2723">I didn't think so!</text:p>
      <text:p text:style-name="P2724">Anyway, like I was saying, that takes care of that.</text:p>
      <text:p text:style-name="P2725">At this point I think we could use a de8riefing. Would you care to do the honors?</text:p>
      <text:p text:style-name="P2726">Regarding the mission you were previously involved with, which I can only presume gradually fizzled out.</text:p>
      <text:p text:style-name="P2727">Securing this weapon, searching for a lost cheru8, and raising an army to defeat Lord English?</text:p>
      <text:p text:style-name="P2728">That's fine!</text:p>
      <text:p text:style-name="P2729">I don't need you to dazzle me here.</text:p>
      <text:p text:style-name="P2730">I just want the fucking scoop.</text:p>
      <text:soft-page-break/>
      <text:p text:style-name="P2731">What?</text:p>
      <text:p text:style-name="P2732">Sure...?</text:p>
      <text:p text:style-name="P2733">Uh,</text:p>
      <text:p text:style-name="P2734">Almost seven and a half sweeps.</text:p>
      <text:p text:style-name="P2735">Getting close to eight!!!!!!!!</text:p>
      <text:p text:style-name="P2736">I pro8a8ly sound like a fucking nerd, 8ut I've 8een excited a8out reaching that milestone pretty much my whole life.</text:p>
      <text:p text:style-name="P2737">More respecta8le than what?</text:p>
      <text:p text:style-name="P2738">_</text:p>
      <text:p text:style-name="P2739">171. MP7: =009743</text:p>
      <text:p text:style-name="P2740">Good recap!</text:p>
      <text:p text:style-name="P2741">At least you 8oth had the presence of mind to hang on to the weapon.</text:p>
      <text:p text:style-name="P2742">Now it's up to us to use it.</text:p>
      <text:p text:style-name="P2743">What a8out this army though?</text:p>
      <text:p text:style-name="P2744">It still sounds like an important part of the plan to me.</text:p>
      <text:p text:style-name="P2745">Having just the two of us walk str8 up to Lord English, cold go88lefiend... that sounds like a recipe for disaster, weapon or no weapon.</text:p>
      <text:p text:style-name="P2746">An army of ghosts throwing everything they've got at him sounds like a gr8 strategy.</text:p>
      <text:p text:style-name="P2747">Like, a sort of 8uffer, giving us a little space to get ready to deploy the weapon when he seems vulnera8le.</text:p>
      <text:p text:style-name="P2748">Do you think we pick that up where we left off?</text:p>
      <text:p text:style-name="P2749">I see.</text:p>
      <text:p text:style-name="P2750">Then yeah, this is going to 8e a little trickier than I thought.</text:p>
      <text:p text:style-name="P2751">Why don't we 8rainstorm on it for a while?</text:p>
      <text:p text:style-name="P2752">_</text:p>
      <text:p text:style-name="P2753">172. MP8: =009748</text:p>
      <text:p text:style-name="P2754">Got anything yet?</text:p>
      <text:p text:style-name="P2755">Me neither.</text:p>
      <text:soft-page-break/>
      <text:p text:style-name="P2756">_</text:p>
      <text:p text:style-name="P2757">173. MP9: =009749</text:p>
      <text:p text:style-name="P2758">It's not a huge deal. We've got plenty of time to come up with something.</text:p>
      <text:p text:style-name="P2759">There's no rule that says we even NEED an army. We just need a way of deploying the weapon that will maximize the pro8a8ility it'll actually work.</text:p>
      <text:p text:style-name="P2760">We'll figure it out!</text:p>
      <text:p text:style-name="P2761">Not specifically.</text:p>
      <text:p text:style-name="P2762">We only know that it's some sort of juju that will activ8 when it gets near him.</text:p>
      <text:p text:style-name="P2763">We won't have to do anything at that point, theoretically. The weapon should just take over.</text:p>
      <text:p text:style-name="P2764">All we have to go on is a 8unch of vague stories we heard along the way through dream 8u88les.</text:p>
      <text:p text:style-name="P2765">Some presume it's something o8vious like sort of charm that releases an extremely powerful attack.</text:p>
      <text:p text:style-name="P2766">Other sources allude to a more specific consequence.</text:p>
      <text:p text:style-name="P2767">That the weapon actually contains the souls of some incredi8ly powerful warriors of legend who came close to 8eating him once, so he trapped them inside the charm and 8anished it into the void.</text:p>
      <text:p text:style-name="P2768">And if that's the case, then... I guess the weapon just releases them so they can finish the jo8?</text:p>
      <text:p text:style-name="P2769">Guess we'll find out!</text:p>
      <text:p text:style-name="P2770">Should 8e exciting.</text:p>
      <text:p text:style-name="P2771">Still, it's way too risky to try springing it on him without cre8ting a major distraction first.</text:p>
      <text:p text:style-name="P2772">Really, the ghost army idea sounded like the perfect approach. No wonder that was the original plan.</text:p>
      <text:p text:style-name="P2773">Who's idea was that, anyway?</text:p>
      <text:p text:style-name="P2774">Yeah, I figured as much.</text:p>
      <text:p text:style-name="P2775">There's GOT to 8e another way to get that off the ground again.</text:p>
      <text:p text:style-name="P2776">I guess we don't have my ancestor's advanced a8ilities anymore, 8ut at least we have mine to work with, right?</text:p>
      <text:soft-page-break/>
      <text:p text:style-name="P2777">So 8etween my mind control powers, and your...</text:p>
      <text:p text:style-name="P2778">Your, um...</text:p>
      <text:p text:style-name="P2779">What was it you do again?</text:p>
      <text:p text:style-name="P2780">...</text:p>
      <text:p text:style-name="P2781">I see.</text:p>
      <text:p text:style-name="P2782">Sorry for dou8ting you, Meenah. That's, um...</text:p>
      <text:p text:style-name="P2783">I'm sure that'll come in real handy.</text:p>
      <text:p text:style-name="P2784">Hey.</text:p>
      <text:p text:style-name="P2785">What,</text:p>
      <text:p text:style-name="P2786">The hell........</text:p>
      <text:p text:style-name="P2787">_</text:p>
      <text:p text:style-name="P2788">174. MP10: =009750</text:p>
      <text:p text:style-name="P2789">Is that????????</text:p>
      <text:p text:style-name="P2790">_</text:p>
      <text:p text:style-name="P2791">175. MP11: =009754</text:p>
      <text:p text:style-name="P2792">TAVROS????????</text:p>
      <text:p text:style-name="P2793">_</text:p>
      <text:p text:style-name="P2794">176. TN37; MP12: =009755</text:p>
      <text:p text:style-name="P2795">What accomplishment?!</text:p>
      <text:p text:style-name="P2796">What are you doing with all these ghosts?</text:p>
      <text:p text:style-name="P2797">Is this...</text:p>
      <text:p text:style-name="P2798">Is this a GHOST ARMY?!?!?!?!</text:p>
      <text:p text:style-name="P2799">And I'm to 8elieve YOU'RE responsi8le for this?</text:p>
      <text:p text:style-name="P2800">Oh, 8ullshit.</text:p>
      <text:p text:style-name="P2801">You must have had help or something. Or used some kind of trick.</text:p>
      <text:p text:style-name="P2802">Tell me the truth, Nitram. How'd this get done? Who was pulling the strings??</text:p>
      <text:p text:style-name="P2803">Who is influencing the minds of all these ghosts????????</text:p>
      <text:p text:style-name="P2804">You?!</text:p>
      <text:soft-page-break/>
      <text:p text:style-name="P2805">You must 8e joking.</text:p>
      <text:p text:style-name="P2806">You don't have those kinds of powers!</text:p>
      <text:p text:style-name="P2807">I mean, unless... ghosts are sort of like a kind of animal?</text:p>
      <text:p text:style-name="P2808">Meenah, is that how it works? Are ghosts actually fucking animals?!</text:p>
      <text:p text:style-name="P2809">What sort of hideous fuckwitted 8aloney drivel are you spouting out your prattle socket this time?</text:p>
      <text:p text:style-name="P2810">No...</text:p>
      <text:p text:style-name="P2811">NO........</text:p>
      <text:p text:style-name="P2812">NOOOOOOOO!!!!!!!!</text:p>
      <text:p text:style-name="P2813">This can't 8e.</text:p>
      <text:p text:style-name="P2814">I don't see how...</text:p>
      <text:p text:style-name="P2815">Do you know what this means?</text:p>
      <text:p text:style-name="P2816"><text:span text:style-name="T2817">DO YOU KNOW WHAT THIS FUCKING<text:s/></text:span><text:span text:style-name="T2818">MEANS?!</text:span></text:p>
      <text:p text:style-name="P2819">It means...</text:p>
      <text:p text:style-name="P2820">_</text:p>
      <text:p text:style-name="P2821">177. TN38; MP13: =009756</text:p>
      <text:p text:style-name="P2822">You actually did something useful for once.</text:p>
      <text:p text:style-name="P2823">I don't know how I'm even supposed to process or handle this inform8tion...</text:p>
      <text:p text:style-name="P2824">It's... it's completely messed up, is what it is.</text:p>
      <text:p text:style-name="P2825">My entire world view is shattering around me...</text:p>
      <text:p text:style-name="P2826">It can't 8e true.</text:p>
      <text:p text:style-name="P2827">It can't!</text:p>
      <text:p text:style-name="P2828">Some8ody slap me. I need to wake up from this horseshit.</text:p>
      <text:p text:style-name="P2829">DON'T TOUCH ME!</text:p>
      <text:p text:style-name="P2830">Meenah, is this real??</text:p>
      <text:p text:style-name="P2831">Tell me I'm not going insane. Please confirm for me that Tavros has for once in his preposterous life or death or whatever has at least momentarily stopped 8eing a totally useless sack of shit.</text:p>
      <text:p text:style-name="P2832">God........</text:p>
      <text:soft-page-break/>
      <text:p text:style-name="P2833">DAAAAAAAAMN it.</text:p>
      <text:p text:style-name="P2834">Fuck this. I can't accept this reality.</text:p>
      <text:p text:style-name="P2835">Nope. No way. Won't do it.</text:p>
      <text:p text:style-name="P2836">No...</text:p>
      <text:p text:style-name="P2837">No, no, no, no, no, no, no, no...</text:p>
      <text:p text:style-name="P2838">XXXX|</text:p>
      <text:p text:style-name="P2839">_</text:p>
      <text:p text:style-name="P2840">178. TN39: =009760</text:p>
      <text:p text:style-name="P2841">Tavros.</text:p>
      <text:p text:style-name="P2842">_</text:p>
      <text:p text:style-name="P2843">179. TN40: =009761</text:p>
      <text:p text:style-name="P2844">Tavros.</text:p>
      <text:p text:style-name="P2845">_</text:p>
      <text:p text:style-name="P2846">180. TN41: =009762</text:p>
      <text:p text:style-name="P2847">Tavros.</text:p>
      <text:p text:style-name="P2848">_</text:p>
      <text:p text:style-name="P2849">181. TN42: =009763</text:p>
      <text:p text:style-name="P2850">TAVROS!!!!!!!!</text:p>
      <text:p text:style-name="P2851">_</text:p>
      <text:p text:style-name="P2852">182. TN43: =009764</text:p>
      <text:p text:style-name="P2853">Ok.</text:p>
      <text:p text:style-name="P2854">You win.</text:p>
      <text:p text:style-name="P2855">You did something gr8, and it was a 8ig help.</text:p>
      <text:p text:style-name="P2856">So, thanks for that. I mean that sincerely.</text:p>
      <text:p text:style-name="P2857">Could you please just... never dance again? Like ever?</text:p>
      <text:p text:style-name="P2858">That's all I ask.</text:p>
      <text:p text:style-name="P2859">Awesome.</text:p>
      <text:p text:style-name="P2860">_</text:p>
      <text:p text:style-name="P2861">183. TN44; MP14: =009765</text:p>
      <text:soft-page-break/>
      <text:p text:style-name="P2862">Ok, now that we have a ghost army assem8led, the weapon in hand, and settled on the determin8tion that the lost cheru8 pro8a8ly doesn't matter at all...</text:p>
      <text:p text:style-name="P2863">I think it's time to make a plan.</text:p>
      <text:p text:style-name="P2864">What?</text:p>
      <text:p text:style-name="P2865">In charge?</text:p>
      <text:p text:style-name="P2866">Uh...</text:p>
      <text:p text:style-name="P2867">I don't think he's technically "in charge"?</text:p>
      <text:p text:style-name="P2868">He just "motiv8ted" them all to join the fight through the power of "friendship".</text:p>
      <text:p text:style-name="P2869">I see your point.</text:p>
      <text:p text:style-name="P2870">What are you suggesting?</text:p>
      <text:p text:style-name="P2871">Rule??</text:p>
      <text:p text:style-name="P2872">Don't you mean like, 8e the general of it?</text:p>
      <text:p text:style-name="P2873">I think that's usually how it works.</text:p>
      <text:p text:style-name="P2874">Hey, that sounds fine to me.</text:p>
      <text:p text:style-name="P2875">A little discipline applied to this swarm of dead idiots isn't going to dou8le-kill them.</text:p>
      <text:p text:style-name="P2876">I'm just not sure how feasi8le it is?</text:p>
      <text:p text:style-name="P2877">Tavros is the one who rounded them all up, so I assume they're all currently listening to him when it comes to the marching orders.</text:p>
      <text:p text:style-name="P2878">_</text:p>
      <text:p text:style-name="P2879">184. TN45: =009766</text:p>
      <text:p text:style-name="P2880">........</text:p>
      <text:p text:style-name="P2881">Tavros, will you get the fuck up?</text:p>
      <text:p text:style-name="P2882">_</text:p>
      <text:p text:style-name="P2883">185. MP15: =009770</text:p>
      <text:p text:style-name="P2884">Why is everything always so wonderful?</text:p>
      <text:p text:style-name="P2885">_</text:p>
      <text:p text:style-name="P2886"><text:span text:style-name="T2887">186.</text:span></text:p>
      <text:soft-page-break/>
      <text:p text:style-name="P2888">Act 1</text:p>
      <text:p text:style-name="P2889">_</text:p>
      <text:p text:style-name="P2890">Act 2</text:p>
      <text:p text:style-name="P2891">_</text:p>
      <text:p text:style-name="P2892">Act 3</text:p>
      <text:p text:style-name="P2893">_</text:p>
      <text:p text:style-name="P2894">Intermission</text:p>
      <text:p text:style-name="P2895">_</text:p>
      <text:p text:style-name="P2896">Act 4</text:p>
      <text:p text:style-name="P2897">_</text:p>
      <text:p text:style-name="P2898">Act 5</text:p>
      <text:p text:style-name="P2899">_</text:p>
      <text:p text:style-name="P2900">Act 5 Act 2</text:p>
      <text:p text:style-name="P2901">1. JE1: =005781</text:p>
      <text:p text:style-name="P2902">Hi, John human.</text:p>
      <text:p text:style-name="P2903">_</text:p>
      <text:p text:style-name="P2904">2. JE2: =005782</text:p>
      <text:p text:style-name="P2905">Yes, I can see that. Two ugly garments, and seeds for some kind of strange earth vegeta8le? Pretty lame present, John!!!!!!!!</text:p>
      <text:p text:style-name="P2906">Not as awesome as something you will 8e wearing later, thanks to me.</text:p>
      <text:p text:style-name="P2907">Calm down, I just thought I would foreshadow my existence to you at this quaint moment on your timeline.</text:p>
      <text:p text:style-name="P2908">It is way too tempting not to let you know I have taken gr8 care to 8ecome a very important feature of your life.</text:p>
      <text:p text:style-name="P2909">Or for that matter, to let you know that I will 8e giving you a present so much 8etter than the useless crap you're shoving in<text:s/><text:soft-page-break/>that 8ox.</text:p>
      <text:p text:style-name="P2910">I will 8e giving you the gift of immortality!</text:p>
      <text:p text:style-name="P2911">Yes, as a matter of fact. Nice guess!</text:p>
      <text:p text:style-name="P2912">It will come at a cost though.</text:p>
      <text:p text:style-name="P2913">The latter, jackass!</text:p>
      <text:p text:style-name="P2914">In order for you to claim it, you will have to 8e quite gulli8le and allow me to arrange your murder.</text:p>
      <text:p text:style-name="P2915">8ut you will 8e! You will happily go along with everything I tell you to do.</text:p>
      <text:p text:style-name="P2916">And then, once I have completely earned your trust, I will kill you John. ::::)</text:p>
      <text:p text:style-name="P2917">8ut this is all true. I've seen it already. You have no idea how delicious the dramatic irony is right now!</text:p>
      <text:p text:style-name="P2918">You will die. I will lead you into a trap, and watch you 8leed to death on a 8ig stone sla8 with a sword stuck in your chest.</text:p>
      <text:p text:style-name="P2919">There is nothing you can do a8out it. In fact, it has already happened!</text:p>
      <text:p text:style-name="P2920">I'll leave you alone soon enough.</text:p>
      <text:p text:style-name="P2921">I was just feeling pretty pleased with myself, a8out all the 8rilliant plans I made for you and your friends.</text:p>
      <text:p text:style-name="P2922">Stopping 8y in your past to mess with your head is really just a courtesy, 8ecause I like to think we're pretty good friends 8y the time I get around to killing you. ::::D</text:p>
      <text:p text:style-name="P2923">I guess so.</text:p>
      <text:p text:style-name="P2924">8ut my inevita8le grisly murder of you notwithstanding, you're a pretty fun guy to hassle. It'll 8e difficult sparing you from the privilege of my company until your game 8egins.</text:p>
      <text:p text:style-name="P2925">Please, John. As if there is any conceiva8le sequence of events which could lead me to consider you as a via8le romantic partner, in any quadrant. Even the pale ones.</text:p>
      <text:p text:style-name="P2926">Yes.</text:p>
      <text:p text:style-name="P2927">I mean, I was going to.</text:p>
      <text:soft-page-break/>
      <text:p text:style-name="P2928">8ut now I guess I'm not.</text:p>
      <text:p text:style-name="P2929">8ecause this isn't really happening.</text:p>
      <text:p text:style-name="P2930">It did, once.</text:p>
      <text:p text:style-name="P2931">8ut now it's just a memory.</text:p>
      <text:p text:style-name="P2932">I guess I must 8e dead.</text:p>
      <text:p text:style-name="P2933">_</text:p>
      <text:p text:style-name="P2934">3. JE3: =005783</text:p>
      <text:p text:style-name="P2935">The conversation as it went 8efore is already over. I said good8ye, and you 8locked me. Don't you remem8er?</text:p>
      <text:p text:style-name="P2936">Exactly. 8ecause we've already 8een through this. You're either asleep, or dead like me.</text:p>
      <text:p text:style-name="P2937">Man! I can't 8elieve I let her trick me like that. Such an amateur mistake.</text:p>
      <text:p text:style-name="P2938">Hey........</text:p>
      <text:p text:style-name="P2939">Do you have any recollection at all of the last message I sent you 8efore I died?</text:p>
      <text:p text:style-name="P2940">Yeah, I figured. Just as well. I made some pretty em8arrassing confessions to you.</text:p>
      <text:p text:style-name="P2941">I guess I'm getting what I asked for in a way. Even though it's not what I pictured.</text:p>
      <text:p text:style-name="P2942">I asked you if you wanted to........</text:p>
      <text:p text:style-name="P2943">You know.</text:p>
      <text:p text:style-name="P2944">Hang out.</text:p>
      <text:p text:style-name="P2945">Yes.</text:p>
      <text:p text:style-name="P2946">So what do you say?</text:p>
      <text:p text:style-name="P2947">Or, what do you think you might have said?</text:p>
      <text:p text:style-name="P2948">Yeah.</text:p>
      <text:p text:style-name="P2949">John, there is no present! You are not in your hive, and you don't have anything to send. She received it a long time ago. None of this matters anymore.</text:p>
      <text:soft-page-break/>
      <text:p text:style-name="P2950">If you don't 8elieve me, you are free to look out your window.</text:p>
      <text:p text:style-name="P2951">It might help you remem8er.</text:p>
      <text:p text:style-name="P2952">And........</text:p>
      <text:p text:style-name="P2953">You will 8e a8le to see me.</text:p>
      <text:p text:style-name="P2954">If you want.</text:p>
      <text:p text:style-name="P2955">_</text:p>
      <text:p text:style-name="P2956">4. JE4: =005805</text:p>
      <text:p text:style-name="P2957">Yes, John. Horns and all. That totally proves I am an alien 8eyond a shadow of a dou8t!</text:p>
      <text:p text:style-name="P2958">Now what do you make of these 8lank white eyes of mine? What do you think THAT could mean, hmmmmmmmm?</text:p>
      <text:p text:style-name="P2959">Humans have literally the dum8est extraterrestrial lore. Weren't those supposed to 8e aliens on one of your posters?</text:p>
      <text:p text:style-name="P2960">Well if you want to know, normally, we have 8right orange eyes, with gray irises. They fill in with our 8lood pigment as we get older.</text:p>
      <text:p text:style-name="P2961">Also, normally I have this one goofy eye with seven pupils 8ecause I'm kind of a weirdo. 8ut I guess that's gone now that I'm dead.</text:p>
      <text:p text:style-name="P2962">Not that you 8elieve me, 8ecause you just refuse to remem8er anything.</text:p>
      <text:p text:style-name="P2963">So you don't remem8er anything a8out the game at all, then? The destruction of your planet? 8ringing your ancestor 8ack to life as a clown woman?</text:p>
      <text:p text:style-name="P2964">Putting a huge flaming ocean out with your magical wind? Jack Noir? Dying, resurrecting, and possi8ly dying again? Is any of this tickling your sponge?</text:p>
      <text:p text:style-name="P2965">Fuck, I cannot 8elieeeeeeeeve how cold it is on this planet. How can any species possi8ly 8e a8le to survive somewhere like this?</text:p>
      <text:p text:style-name="P2966">_</text:p>
      <text:p text:style-name="P2967">5. JE5: =005806</text:p>
      <text:p text:style-name="P2968">Oh. Ok.</text:p>
      <text:soft-page-break/>
      <text:p text:style-name="P2969">Sure, John. Let's just say that's what it was.</text:p>
      <text:p text:style-name="P2970">Thanks.</text:p>
      <text:p text:style-name="P2971">So, is this how humans 8egin an earth d8?</text:p>
      <text:p text:style-name="P2972">With simple acts of flattery and kindness?</text:p>
      <text:p text:style-name="P2973">No. I've decided this definitely will not 8e a d8.</text:p>
      <text:p text:style-name="P2974">Not until you remem8er something, at least.</text:p>
      <text:p text:style-name="P2975">Now that you mention it, me too, pro8a8ly. Your goofy awkwardness is a 8it contagious, frankly.</text:p>
      <text:p text:style-name="P2976">So now what do we do?</text:p>
      <text:p text:style-name="P2977">_</text:p>
      <text:p text:style-name="P2978">6. JE6: =005807</text:p>
      <text:p text:style-name="P2979">Hey........</text:p>
      <text:p text:style-name="P2980">This thing isn't slimy at all! What the hell.</text:p>
      <text:p text:style-name="P2981">I've noticed humans don't seem to keep any slime around the hive. And yet you are strangely cavalier a8out your open display of certain........ receptacles.</text:p>
      <text:p text:style-name="P2982">What's the deal with that? Is it that you're just that ashamed of your secretions as a species?</text:p>
      <text:p text:style-name="P2983">So 8izarre.</text:p>
      <text:p text:style-name="P2984">Sure.</text:p>
      <text:p text:style-name="P2985">My custodian had her ways of making me tougher too.</text:p>
      <text:p text:style-name="P2986">That's fine.</text:p>
      <text:p text:style-name="P2987">What else can you show me?</text:p>
      <text:p text:style-name="P2988">Sounds gr8.</text:p>
      <text:p text:style-name="P2989">_</text:p>
      <text:p text:style-name="P2990">7. JE7: =005808</text:p>
      <text:p text:style-name="P2991">Does your planet usually have these kind of temper8ture swings?</text:p>
      <text:p text:style-name="P2992">No thanks. I think I'll keep it on.</text:p>
      <text:soft-page-break/>
      <text:p text:style-name="P2993">_</text:p>
      <text:p text:style-name="P2994">8. JE8: =005809</text:p>
      <text:p text:style-name="P2995">I know what happened.</text:p>
      <text:p text:style-name="P2996">I saw it.</text:p>
      <text:p text:style-name="P2997">Yes.</text:p>
      <text:p text:style-name="P2998">Do you want to know? It might jostle your memory.</text:p>
      <text:p text:style-name="P2999">I 8elieve this lake is where Jade landed. You landed a little ways over there, a8out where your hive is now. You clo88ered your nanna to death with the aforementioned joke 8ook. 8ut it wasn't your fault. You were 8oth just little wigglers, riding meteors from the future.</text:p>
      <text:p text:style-name="P3000">You cre8ted yourself, your nanna, Jade, her grandpa, not to mention Dave and Rose and their guardians, all in a la8 using paradox slime, and sent them 8ack in time as the silly gru8s with arms and legs you call 8a8ies. And here you were dou8ting the usefulness of slime!</text:p>
      <text:p text:style-name="P3001">Yes, a8solutely.</text:p>
      <text:p text:style-name="P3002">I paid close attention to all this, 8ecause I thought it might give me some clues a8out us and our ancestors, who were made the same way.</text:p>
      <text:p text:style-name="P3003">Any of this familiar?</text:p>
      <text:p text:style-name="P3004">Yeah. I figured as much.</text:p>
      <text:p text:style-name="P3005">Since you seem 8ent on staying in your dream 8u88le coma, why don't I continue the tour?</text:p>
      <text:p text:style-name="P3006">Sort of.</text:p>
      <text:p text:style-name="P3007">_</text:p>
      <text:p text:style-name="P3008">9. JE9: =005810</text:p>
      <text:p text:style-name="P3009">We are going on an adventure.</text:p>
      <text:p text:style-name="P3010">Through your memories.</text:p>
      <text:p text:style-name="P3011">Through mine too.</text:p>
      <text:p text:style-name="P3012">This would 8e a really fun thing to do on a d8, I think!</text:p>
      <text:soft-page-break/>
      <text:p text:style-name="P3013">If we actually were on a d8, which we're not.</text:p>
      <text:p text:style-name="P3014">_</text:p>
      <text:p text:style-name="P3015">10. JE10: =005811</text:p>
      <text:p text:style-name="P3016">If that's what you want to think to keep you comfy in your stupor, sure.</text:p>
      <text:p text:style-name="P3017">This is my home planet 8efore it was destroyed.</text:p>
      <text:p text:style-name="P3018">It's called Alternia.</text:p>
      <text:p text:style-name="P3019">That is my hive, which is a thing that you refer to as a house.</text:p>
      <text:p text:style-name="P3020">It's where I grew up.</text:p>
      <text:p text:style-name="P3021">_</text:p>
      <text:p text:style-name="P3022">11. JE11: =005812</text:p>
      <text:p text:style-name="P3023">No shit!</text:p>
      <text:p text:style-name="P3024">It is 8ig and fore8oding and ostent8ious, just the way I wanted it.</text:p>
      <text:p text:style-name="P3025">As a 8lue8lood, I was entitled to 8uild such a home. Something to set me far apart from the commoners.</text:p>
      <text:p text:style-name="P3026">Of course not. Ro8ots 8uilt it for me when I was very young.</text:p>
      <text:p text:style-name="P3027">8ut I was allowed to dict8 instructions. Expected to, in fact.</text:p>
      <text:p text:style-name="P3028">Really?</text:p>
      <text:p text:style-name="P3029">I still find it interesting what sort of mundane facts humans tend to 8e impressed 8y.</text:p>
      <text:p text:style-name="P3030">Anyway, my design kind of got 8oring as I got older. A huge castle hive sounds great, 8ut it starts feeling pretty cavernous and lonely after a while. There were so many 8locks I never even used!</text:p>
      <text:p text:style-name="P3031">Your tastes change, 8ut you get stuck with growing up in a place suited to your earliest, most juvenile inclin8ions.</text:p>
      <text:p text:style-name="P3032">No8ody tells you that when you're a kid though.</text:p>
      <text:p text:style-name="P3033">John........</text:p>
      <text:p text:style-name="P3034">That 8arely compara8le example is so cute, I don't even know what<text:s/><text:soft-page-break/>to say.</text:p>
      <text:p text:style-name="P3035">_</text:p>
      <text:p text:style-name="P3036">12. JE12: =005813</text:p>
      <text:p text:style-name="P3037">This was my custodian.</text:p>
      <text:p text:style-name="P3038">_</text:p>
      <text:p text:style-name="P3039">13. JE13: =005814</text:p>
      <text:p text:style-name="P3040">She was hurt in an accident.</text:p>
      <text:p text:style-name="P3041">I killed her myself to put her out of her misery.</text:p>
      <text:p text:style-name="P3042">_</text:p>
      <text:p text:style-name="P3043">14. JE14: =005815</text:p>
      <text:p text:style-name="P3044">Yeah. I was really into treasure hunting for a while.</text:p>
      <text:p text:style-name="P3045">Never mind those!</text:p>
      <text:p text:style-name="P3046">_</text:p>
      <text:p text:style-name="P3047">15. JE15: =005816</text:p>
      <text:p text:style-name="P3048">This was my respite8lock.</text:p>
      <text:p text:style-name="P3049">From kind of an em8arrassing memory, actually.</text:p>
      <text:p text:style-name="P3050">John, addiction is a powerful thing. You pro8a8ly wouldn't understand.</text:p>
      <text:p text:style-name="P3051">Just a fairy dress.</text:p>
      <text:p text:style-name="P3052">I wore it for this stupid thing I did once.</text:p>
      <text:p text:style-name="P3053">Don't worry a8out it! Man, this would 8e such an awkward moment on a d8. Again, if it was one.</text:p>
      <text:p text:style-name="P3054">Let's keep going.</text:p>
      <text:p text:style-name="P3055">_</text:p>
      <text:p text:style-name="P3056">16. JE16: =005817</text:p>
      <text:p text:style-name="P3057">You tell me.</text:p>
      <text:p text:style-name="P3058">I don't know, John. They're your memories.</text:p>
      <text:soft-page-break/>
      <text:p text:style-name="P3059">_</text:p>
      <text:p text:style-name="P3060">17. JE17: =005818</text:p>
      <text:p text:style-name="P3061">Shrug!!!!!!!!</text:p>
      <text:p text:style-name="P3062">It was your 13th.</text:p>
      <text:p text:style-name="P3063">_</text:p>
      <text:p text:style-name="P3064">18. JE18: =005819</text:p>
      <text:p text:style-name="P3065">Sounds like some things are coming 8ack to you.</text:p>
      <text:p text:style-name="P3066">Any chance you remem8er me yet?</text:p>
      <text:p text:style-name="P3067">_</text:p>
      <text:p text:style-name="P3068">19. JE19: =005823</text:p>
      <text:p text:style-name="P3069">........</text:p>
      <text:p text:style-name="P3070">_</text:p>
      <text:p text:style-name="P3071">20. JE20: =005824</text:p>
      <text:p text:style-name="P3072">Well, just so you know, he is pro8a8ly not actually there.</text:p>
      <text:p text:style-name="P3073">Kind of like how my lusus was just a memory.</text:p>
      <text:p text:style-name="P3074">As a matter of fact, yes, I am a psychic alien. 8ut that has nothing to do with this!</text:p>
      <text:p text:style-name="P3075">These are our memories, and we are in the afterlife. I keep trying to tell you, and it's starting to get frustr8ing.</text:p>
      <text:p text:style-name="P3076">Aaaaaaaargh!</text:p>
      <text:p text:style-name="P3077">Does that mean you'll 8elieve me now?</text:p>
      <text:p text:style-name="P3078">It's nice that you 8elieve me. 8ut that doesn't mean you remem8er yet.</text:p>
      <text:p text:style-name="P3079">He died too. You saw his 8ody. Don't you at least remem8er that?</text:p>
      <text:p text:style-name="P3080">Then what?</text:p>
      <text:p text:style-name="P3081">Do you remem8er me yet?</text:p>
      <text:p text:style-name="P3082">This comes as news to me.</text:p>
      <text:p text:style-name="P3083">You do?</text:p>
      <text:soft-page-break/>
      <text:p text:style-name="P3084">_</text:p>
      <text:p text:style-name="P3085">21. JE21: =005849</text:p>
      <text:p text:style-name="P3086">This sounds like Terezi's handiwork.</text:p>
      <text:p text:style-name="P3087">Yep. That's her.</text:p>
      <text:p text:style-name="P3088">I guess she got 8oth of us then. Un8elieva8le.</text:p>
      <text:p text:style-name="P3089">Yes.</text:p>
      <text:p text:style-name="P3090">Well, not tricked, so much as made a pointless coin flip and sta88ed me in the 8ack.</text:p>
      <text:p text:style-name="P3091">Oh, sure. She was easily the most underhanded and villainous mem8er of our group.</text:p>
      <text:p text:style-name="P3092">8ut I did let my guard down. And even when she sta88ed me, I sure didn't think I was going to die.</text:p>
      <text:p text:style-name="P3093">It turns out immortality isn't all it's cracked up to 8e. Let's leave it at that.</text:p>
      <text:p text:style-name="P3094">No, I did! 8ut........</text:p>
      <text:p text:style-name="P3095">Ugh, this will 8e hard to explain to you.</text:p>
      <text:p text:style-name="P3096">Haha. I guess in her own sick way, she actually set us up on this d8 together.</text:p>
      <text:p text:style-name="P3097">May8e I should thank her whenever she falls asleep? Or dies, god for8id.</text:p>
      <text:p text:style-name="P3098">I don't know.</text:p>
      <text:p text:style-name="P3099">I said it wouldn't 8e unless you remem8ered. And now you remem8er.</text:p>
      <text:p text:style-name="P3100">8ut you still don't remem8er me, do you?</text:p>
      <text:p text:style-name="P3101">Yeah, thought so.</text:p>
      <text:p text:style-name="P3102">This version of you died 8efore I started messing with you. Not that I expect you to understand what that means.</text:p>
      <text:p text:style-name="P3103">Yes, that's right.</text:p>
      <text:p text:style-name="P3104">I guess I should have learned to give you more credit 8y now.</text:p>
      <text:p text:style-name="P3105">I still can't 8elieve I'm meeting a version of you that doesn't<text:s/><text:soft-page-break/>remem8er a thing a8out me. None of my gr8 exploits, or any of the ways I helped you. Only that one stupid time I taunted you!</text:p>
      <text:p text:style-name="P3106">It's a vaguely frustr8ing feeling.</text:p>
      <text:p text:style-name="P3107">So you remem8er literally nothing I told you a8out myself? Not even the, uh........</text:p>
      <text:p text:style-name="P3108">Compromising stuff?</text:p>
      <text:p text:style-name="P3109">Your species would think so. 8ut I guess it doesn't matter anymore.</text:p>
      <text:p text:style-name="P3110">You wouldn't find that 8oring?</text:p>
      <text:p text:style-name="P3111">I haven't?</text:p>
      <text:p text:style-name="P3112">........</text:p>
      <text:p text:style-name="P3113">It's Vriska.</text:p>
      <text:p text:style-name="P3114">Yes.</text:p>
      <text:p text:style-name="P3115">Man, I don't know.</text:p>
      <text:p text:style-name="P3116">May8e,</text:p>
      <text:p text:style-name="P3117">You could tell me a8out how you died?</text:p>
      <text:p text:style-name="P3118">What were the "things that just happened" you were talking a8out?</text:p>
      <text:p text:style-name="P3119">_</text:p>
      <text:p text:style-name="P3120">22. JE22: =005850</text:p>
      <text:p text:style-name="P3121">::::D</text:p>
      <text:p text:style-name="P3122">_</text:p>
      <text:p text:style-name="P3123">23. JE23: =005851</text:p>
      <text:p text:style-name="P3124">Not really.</text:p>
      <text:p text:style-name="P3125">I'm used to taking shortcuts whenever I play games.</text:p>
      <text:p text:style-name="P3126">*Snort.*</text:p>
      <text:p text:style-name="P3127">Against a denizen? Of course that piece of shit isn't going to do anything.</text:p>
      <text:p text:style-name="P3128">If I were you, I would have chucked it into the forge.</text:p>
      <text:soft-page-break/>
      <text:p text:style-name="P3129">It might 8e alright if you com8ined it with something awesome.</text:p>
      <text:p text:style-name="P3130">Like some cool dice, for instance.</text:p>
      <text:p text:style-name="P3131">_</text:p>
      <text:p text:style-name="P3132">24. JE24: =005852</text:p>
      <text:p text:style-name="P3133">What's this?</text:p>
      <text:p text:style-name="P3134">You were right to 8e nervous. Denizens are incredi8ly powerful monsters. You had no chance whatsoever at this stage of the game.</text:p>
      <text:p text:style-name="P3135">You might have stood a chance after I started helping you. 8ut Terezi really screwed you over 8y leading you here so early.</text:p>
      <text:p text:style-name="P3136">Why?</text:p>
      <text:p text:style-name="P3137">What was? Getting killed 8y a monster?</text:p>
      <text:p text:style-name="P3138">How could you know all that?</text:p>
      <text:p text:style-name="P3139">_</text:p>
      <text:p text:style-name="P3140">25. JE25: =005853</text:p>
      <text:p text:style-name="P3141">This denizen does not look asleep to me.</text:p>
      <text:p text:style-name="P3142">Well, that explains your quick death. If your denizen was anything like mine, it wouldn't have wasted much time 8efore unleashing a huge shitstorm of devast8ing monster magic.</text:p>
      <text:p text:style-name="P3143">Her name was Cetus.</text:p>
      <text:p text:style-name="P3144">She was this awful sea monster. Her lair was deep underground amidst a 8unch of shipwrecks. She was quite vicious and territorial. I knew I had to kill her quickly to release the hoard, 8efore she had the chance to do anything tricky.</text:p>
      <text:p text:style-name="P3145">Oh, of course. She was 8a88ling in riddles through most of the fight. I wasn't paying much attention though. I mean, what creature DOESN'T speak in 8oring riddles in this game?</text:p>
      <text:p text:style-name="P3146">Yeah, pretty much. We were all pretty good players, remem8er?</text:p>
      <text:p text:style-name="P3147">Well........</text:p>
      <text:p text:style-name="P3148">Ok, I can't exactly speak for everyone. There was a lot going on, and I don't know how some people went a8out 8eating their denizens.</text:p>
      <text:soft-page-break/>
      <text:p text:style-name="P3149">For instance, I'm not sure how our hero of 8reath did it. May8e the monster just released the hoard for him out of pity????????</text:p>
      <text:p text:style-name="P3150">If there was a way to avoid a tough 8attle, I'm sure he found it.</text:p>
      <text:p text:style-name="P3151">It sounds like a good way to cheat yourself out of a lot of sweet xp and loot though.</text:p>
      <text:p text:style-name="P3152">John, are you saying you had a nice friendly chat with this hideous, 8loodthirsty creature 8efore he killed you?</text:p>
      <text:p text:style-name="P3153">_</text:p>
      <text:p text:style-name="P3154">Act 6</text:p>
      <text:p text:style-name="P3155">_</text:p>
      <text:p text:style-name="P3156">Act 6 Intermission 1</text:p>
      <text:p text:style-name="P3157">_</text:p>
      <text:p text:style-name="P3158">Act 6 Act 2</text:p>
      <text:p text:style-name="P3159">_</text:p>
      <text:p text:style-name="P3160">Act 6 Intermission 2</text:p>
      <text:p text:style-name="P3161">_</text:p>
      <text:p text:style-name="P3162">Act 6 Act 3</text:p>
      <text:p text:style-name="P3163">_</text:p>
      <text:p text:style-name="P3164">26. TN1: =006739</text:p>
      <text:p text:style-name="P3165">Tavros, this fucking sucks.</text:p>
      <text:p text:style-name="P3166">What do you mean, "wHAT,"?</text:p>
      <text:p text:style-name="P3167">For starters, that completely horri8le shared 8ody resurrection 8ullshit that just happened.</text:p>
      <text:p text:style-name="P3168">You were there, remem8er? That's kind of the point!</text:p>
      <text:p text:style-name="P3169">Overreacting my ass!</text:p>
      <text:p text:style-name="P3170">What a nightmare. It's still making my ghostly skin crawl just thinking a8out it.</text:p>
      <text:soft-page-break/>
      <text:p text:style-name="P3171">Oh, sure. That's easy for you to say.</text:p>
      <text:p text:style-name="P3172">You weren't the one getting the short end of the shared personality stick!</text:p>
      <text:p text:style-name="P3173">May8e if your personality was as much an upgrade to mine as mine was to yours, I would have 8een cool with it too.</text:p>
      <text:p text:style-name="P3174">What?</text:p>
      <text:p text:style-name="P3175">Hahahaha. You're welcome!</text:p>
      <text:p text:style-name="P3176">Now that you mention it, may8e there was a silver lining to that freak show.</text:p>
      <text:p text:style-name="P3177">Someone else finally got a chance to feel first hand how gr8 it is 8eing me!</text:p>
      <text:p text:style-name="P3178">Ok. Dead mostly.</text:p>
      <text:p text:style-name="P3179">Yeah.</text:p>
      <text:p text:style-name="P3180">Hey, sorry a8out that 8y the way.</text:p>
      <text:p text:style-name="P3181">A8out killing you! It wasn't very cool of me.</text:p>
      <text:p text:style-name="P3182">How could you forget? Haven't you 8een pissed off at me a8out it?</text:p>
      <text:p text:style-name="P3183">No, you idiot! That's not what happened at all. I sta88ed you through the chest 8ecause I was 8eing a huge 8itch!</text:p>
      <text:p text:style-name="P3184">Ugh, stop 8eing so stupid. That's so stupid!</text:p>
      <text:p text:style-name="P3185">You are such a pain in the ass when you're dead. Let's just agree it was my fault and drop it.</text:p>
      <text:p text:style-name="P3186">Man, 8eing dead is such a drag.</text:p>
      <text:p text:style-name="P3187">I don't know if I can deal with this shit anymore!</text:p>
      <text:p text:style-name="P3188">Oh come on. It's so 8oring!</text:p>
      <text:p text:style-name="P3189">What a completely pointless and hollow existence this is.</text:p>
      <text:p text:style-name="P3190">And if the existential malaise wasn't 8ad enough, now I have to 8e constantly watching out for that fucking orange guy.</text:p>
      <text:p text:style-name="P3191">The orange guy! Haven't you seen him?</text:p>
      <text:p text:style-name="P3192">_</text:p>
      <text:soft-page-break/>
      <text:p text:style-name="P3193">27. TN2: =006740</text:p>
      <text:p text:style-name="P3194">Well, there's an orange guy.</text:p>
      <text:p text:style-name="P3195">No, not Davesprite! It's just some random pointless orange guy who's 8een hassling me for some reason.</text:p>
      <text:p text:style-name="P3196">I can't catch a 8r8k!</text:p>
      <text:p text:style-name="P3197">And if that weren't enough of a nuisance, we've apparently got to deal with getting yanked out of the afterlife without a moment's notice 8y some 8ozo in a codpiece to particip8 in his grotesque 8ody fusion pranks.</text:p>
      <text:p text:style-name="P3198">8etween you and me, I'm starting to think we are getting jerked around here. You know?</text:p>
      <text:p text:style-name="P3199">Some inexplica8le forces out there are fucking with us. They are doing everything in their power to make sure that when we're not 8eing totally humili8ted, we are staying completely irrelevant.</text:p>
      <text:p text:style-name="P3200">We can't let them toy with us, then just sweep us under the carpet like that. I'm not going to let our relevance 8e marginalized anymore, Tavros.</text:p>
      <text:p text:style-name="P3201">I think it's time to start fucking some shit up.</text:p>
      <text:p text:style-name="P3202">More like oh yes!</text:p>
      <text:p text:style-name="P3203">I'm sick of this shit. I'm sick of 8eing dead and useless and 8ored, and I'm not going to take it anymore.</text:p>
      <text:p text:style-name="P3204">You're with me, right?</text:p>
      <text:p text:style-name="P3205">Tavros, that is the lamest thing I've ever heard you say, which is really saying something.</text:p>
      <text:p text:style-name="P3206">You've got to quit that loser attitude and get your ass out of the sand. That's just your low self esteem talking again.</text:p>
      <text:p text:style-name="P3207">I'm going to have to insist.</text:p>
      <text:p text:style-name="P3208">You are going to join me and together we are going to fuck shit up.</text:p>
      <text:p text:style-name="P3209">Yes, you are.</text:p>
      <text:p text:style-name="P3210">Yes.</text:p>
      <text:p text:style-name="P3211">Yes.</text:p>
      <text:soft-page-break/>
      <text:p text:style-name="P3212">::::D</text:p>
      <text:p text:style-name="P3213">_</text:p>
      <text:p text:style-name="P3214">Act 6 Intermission 3</text:p>
      <text:p text:style-name="P3215">_</text:p>
      <text:p text:style-name="P3216">28. TN3: =007284</text:p>
      <text:p text:style-name="P3217">Taaaaaaaavros!</text:p>
      <text:p text:style-name="P3218">Taaaaaaaaaaaaaaaaaaaaaaaaaaaaaaaavros!!!!!!!!</text:p>
      <text:p text:style-name="P3219">_</text:p>
      <text:p text:style-name="P3220">29. TN4; JE26: =007285</text:p>
      <text:p text:style-name="P3221">What? What were you arguing a8out?</text:p>
      <text:p text:style-name="P3222">W8........ what do you mean woke up? Why were you asleep?</text:p>
      <text:p text:style-name="P3223">Dammit, Tavros. You can't 8e slacking off like that.</text:p>
      <text:p text:style-name="P3224">I told you, we aren't fucking around anymore. This is serious 8usiness.</text:p>
      <text:p text:style-name="P3225">_</text:p>
      <text:p text:style-name="P3226">30. JE27; TN5: =007286</text:p>
      <text:p text:style-name="P3227">Yeah!</text:p>
      <text:p text:style-name="P3228">Oh, sorry. I really should have introduced myself. I guess I forgot I technically never met this version of you.</text:p>
      <text:p text:style-name="P3229">Yep.</text:p>
      <text:p text:style-name="P3230">Yes, John. That's what 8eing a ghost means.</text:p>
      <text:p text:style-name="P3231">No, I get what you're asking.</text:p>
      <text:p text:style-name="P3232">Yes, the real me. The actual, legit, fully authentic alpha timeline Vriska. Dead. Gone. Fuckin' toast.</text:p>
      <text:p text:style-name="P3233">A corpse!!!!!!!!</text:p>
      <text:p text:style-name="P3234">That's assuming my 8ody was sufficiently preserved during the trip.</text:p>
      <text:p text:style-name="P3235">Which, now that I think a8out it, I guess it was? It must have<text:s/><text:soft-page-break/>8een, 8ecause otherwise that unspeaka8le prototyping atrocity couldn't have happened.</text:p>
      <text:p text:style-name="P3236">That piece of shit clown. I still have no idea what the deal with that was! He's completely lost his mind. Anyway, that's neither here nor there.</text:p>
      <text:p text:style-name="P3237">Honestly, I'm surprised you hadn't already heard I was dead, one way or another. It's kind of old news?</text:p>
      <text:p text:style-name="P3238">Then again, these things are all relative. So who knows.</text:p>
      <text:p text:style-name="P3239">Are you ok? You seem sad.</text:p>
      <text:p text:style-name="P3240">I guess so.</text:p>
      <text:p text:style-name="P3241">Oh yeah! That's right. We were.</text:p>
      <text:p text:style-name="P3242">8ut then I got sta88ed through the 8ack. Which to 8e fair, was for the good of the party, so the meteor could make the trip in the first place, and keep this whole crazy sequence of events intact.</text:p>
      <text:p text:style-name="P3243">Not gonna lie. I made some mistakes.</text:p>
      <text:p text:style-name="P3244">Just some pointless, deadly teen drama. Mostly 8rought on 8y ourselves, all acting like juvenile idiots. Like I said, old news.</text:p>
      <text:p text:style-name="P3245">VERY old for me. I've 8een here a pretty long time now.</text:p>
      <text:p text:style-name="P3246">A lot has happened since I died. John, did you know the little rendezvous we planned sort of already happened? I mean, in a way.</text:p>
      <text:p text:style-name="P3247">Yes. With your ghost.</text:p>
      <text:p text:style-name="P3248">I mean, the ghost of one of your altern8te selves, who died along the way doing some stupid thing.</text:p>
      <text:p text:style-name="P3249">Actually, he and I d8ted for a little while.</text:p>
      <text:p text:style-name="P3250">Groan. Here we go.</text:p>
      <text:p text:style-name="P3251">Tavros, I have led a rich and complic8ted life and death. I can hardly 8e expected to tell you a8out every little thing that I've 8een through.</text:p>
      <text:p text:style-name="P3252">8esides, you should have already known this a8out me.</text:p>
      <text:p text:style-name="P3253">8ecause we shared a sprite 8ody once!!!!!!!! We 8riefly had<text:s/><text:soft-page-break/>access to all each others memories and feelings.</text:p>
      <text:p text:style-name="P3254">So if you didn't take the chance to dig that out of my memory, you only have yourself to 8lame.</text:p>
      <text:p text:style-name="P3255">Well, all I can say is, I managed! I took the opportunity to remem8er pretty much all YOUR memories.</text:p>
      <text:p text:style-name="P3256">I was in and out like a 8andit, and now all your life experiences are mine.</text:p>
      <text:p text:style-name="P3257">Them's the 8r8ks!!!!!!!!</text:p>
      <text:p text:style-name="P3258">_</text:p>
      <text:p text:style-name="P3259">31. JE28: =007287</text:p>
      <text:p text:style-name="P3260">Yes.</text:p>
      <text:p text:style-name="P3261">What?</text:p>
      <text:p text:style-name="P3262">Why?</text:p>
      <text:p text:style-name="P3263">Hey, we apparently don't get to remem8er the results of a lot of choices we didn't actually make!</text:p>
      <text:p text:style-name="P3264">Again, see: the 8r8ks.</text:p>
      <text:p text:style-name="P3265">It was fine. For a while.</text:p>
      <text:p text:style-name="P3266">It didn't really work out.</text:p>
      <text:p text:style-name="P3267">We crossed paths every now and then after that.</text:p>
      <text:p text:style-name="P3268">Things stayed pretty friendly 8etween us.</text:p>
      <text:p text:style-name="P3269">Until he died.</text:p>
      <text:p text:style-name="P3270">He was murdered.</text:p>
      <text:p text:style-name="P3271">Yes.</text:p>
      <text:p text:style-name="P3272">Yes! Dead dead. For good.</text:p>
      <text:p text:style-name="P3273">Jack? Are you kidding? No, John.</text:p>
      <text:p text:style-name="P3274">Jack is 8arely in the picture as a threat anymore. He's just more old news.</text:p>
      <text:p text:style-name="P3275">You did?</text:p>
      <text:p text:style-name="P3276">Oh yeah!</text:p>
      <text:soft-page-break/>
      <text:p text:style-name="P3277">Those were good times, when I helped you 8e gr8. ::::)</text:p>
      <text:p text:style-name="P3278">That's awesome!!!!!!!!</text:p>
      <text:p text:style-name="P3279">One time in an altern8te reality, I came pretty close to killing him apparently.</text:p>
      <text:p text:style-name="P3280">You 8et. Too 8ad that was in a timeline that didn't really count. 8ut it's always reassuring to know you can put up a good fight against a strong adversary if you ever needed to. Now I guess you know you can too.</text:p>
      <text:p text:style-name="P3281">What happened after you 8onked him on the head? I 8et he was mad.</text:p>
      <text:p text:style-name="P3282">A white Jack?</text:p>
      <text:p text:style-name="P3283">No fucking clue.</text:p>
      <text:p text:style-name="P3284">Ok, that may 8e, 8ut it sure wasn't Jack who killed a whole shitload of ghosts out here, including one of yours.</text:p>
      <text:p text:style-name="P3285">I really dou8t Jack can even kill ghosts. In fact, I don't think anyone can except for this guy.</text:p>
      <text:p text:style-name="P3286">Lord English.</text:p>
      <text:p text:style-name="P3287">Wow, John. Really?</text:p>
      <text:p text:style-name="P3288">Wow.</text:p>
      <text:p text:style-name="P3289">Time to get a clue!</text:p>
      <text:p text:style-name="P3290">_</text:p>
      <text:p text:style-name="P3291">32. JE29; TN6: =007288</text:p>
      <text:p text:style-name="P3292">Hasn't it ever occurred to you to wonder who the ultim8 8ad guy of this adventure was going to 8e?</text:p>
      <text:p text:style-name="P3293">Man, even that way of putting it is a little too pedestrian.</text:p>
      <text:p text:style-name="P3294">I mean, I already 8eat a last 8oss! The 8lack king was the officially sanctioned last 8oss of our session, and I killed him. This is different.</text:p>
      <text:p text:style-name="P3295">There's always someone stronger w8ing to 8e revealed. Jack showed up shortly after that, and he was MUCH stronger.</text:p>
      <text:p text:style-name="P3296">Eventually the curtains get pulled 8ack, and you find out who was 8ehind every terri8le thing that happened all along. Someone who is invaria8ly stronger than all other adversaries 8y a wide<text:s/><text:soft-page-break/>margin. The supreme villain!</text:p>
      <text:p text:style-name="P3297">To 8e honest, I was always kind of w8ing for that guy to show up, whoever he was. For the other shoe to drop, you know? There's always a 8ig 8ad 8ehind everything. A true gamer sees stuff like this coming a mile away.</text:p>
      <text:p text:style-name="P3298">Yes, I'll admit, I was fooled 8y Jack 8riefly.</text:p>
      <text:p text:style-name="P3299">For a little while, I thought he was the supreme menace, and I would have to face him in a final showdown.</text:p>
      <text:p text:style-name="P3300">8ut it turned out that was just a 8it of standard misdirection. He was just another step up in a typical pattern of escal8tion involving increasingly "insurmounta8le" threats, which legendary heroes like us have to overcome to achieve total victory over everything.</text:p>
      <text:p text:style-name="P3301">Also, let's face it. I don't think Jack is all that evil, so much as he's just a murderous asshole. Trust me, I know the type.</text:p>
      <text:p text:style-name="P3302">8ut English, that guy is as evil as they come. He's the real deal!!!!!!!!</text:p>
      <text:p text:style-name="P3303">Tavros, come on. We've already talked a8out this ad nauseum.</text:p>
      <text:p text:style-name="P3304">He's the 8ig 8ad!!!!!!!! It's so o8vious. I mean, MAY8E there's someone stronger out there in paradox space? Who knows.</text:p>
      <text:p text:style-name="P3305">8ut whoever that is has nothing to fucking do with this massive extended multiverse-spanning campaign!!!!!!!!</text:p>
      <text:p text:style-name="P3306">English was the guy who stacked the whole deck against us from the start, rigging shit to go haywire, wiping out our race, 8lowing up universes, exterimin8ting ghosts, slaughtering dark gods, and shattering reality itself. Pretty sure we reached the top floor, 8uddy!</text:p>
      <text:p text:style-name="P3307">Un8elieva8le.</text:p>
      <text:p text:style-name="P3308">John, just ignore him. He tends to 8e contrary just for the sake of 8eing contrary. It's just what he does these days.</text:p>
      <text:p text:style-name="P3309">He seems to think it's how you show confidence and assertiveness. The key to high self esteem is apparently just saying "nuh uh!" all the time.</text:p>
      <text:p text:style-name="P3310">See?</text:p>
      <text:soft-page-break/>
      <text:p text:style-name="P3311">This was apparently the 8ig lesson he learned from sharing a 8rain with me for a few minutes. In order to feel good a8out yourself, just 8e a constant pain in the ass!!!!!!!!</text:p>
      <text:p text:style-name="P3312">Alright, granted, there did in fact exist a person 8y that name.</text:p>
      <text:p text:style-name="P3313">You aren't spelling it right, though.</text:p>
      <text:p text:style-name="P3314">8ecause that's how you spelled it when we used to chat online, dum8ass!!!!!!!! You weren't using enough letters.</text:p>
      <text:p text:style-name="P3315">And in any case, he doesn't actually represent your self esteem. He's just some dude.</text:p>
      <text:p text:style-name="P3316">Lol. Whatever floats your 8oat.</text:p>
      <text:p text:style-name="P3317">What?</text:p>
      <text:p text:style-name="P3318">???????!</text:p>
      <text:p text:style-name="P3319">_</text:p>
      <text:p text:style-name="P3320">33. JE30; TN7: =007289</text:p>
      <text:p text:style-name="P3321">You could say that.</text:p>
      <text:p text:style-name="P3322">There's a pretty loaded history 8etween us. It's pro8a8ly 8est not to get into it.</text:p>
      <text:p text:style-name="P3323">None of that matters anymore anyway, it was so long ago. You know how it is.</text:p>
      <text:p text:style-name="P3324">Issues 8etween people seem like such a 8ig deal when they're happening. 8ut then you die, and time just goes on, and on........ then on some more.</text:p>
      <text:p text:style-name="P3325">If enough time passes, shit that used to 8e a 8ig deal kind of stops mattering.</text:p>
      <text:p text:style-name="P3326">Ok, full disclosure. I used to do a lot of terri8le things to Tavros.</text:p>
      <text:p text:style-name="P3327">Once I launched him off a cliff and paralyzed him. And if that wasn't 8ad enough, I spent sweeps mocking him for the disa8ility I caused! Haha.</text:p>
      <text:p text:style-name="P3328">Oh yeah. Then I killed him.</text:p>
      <text:p text:style-name="P3329">Mm hm.</text:p>
      <text:p text:style-name="P3330">8ut like I said, that's suuuuuuuuch old news now, it might as<text:s/><text:soft-page-break/>well not have even happened.</text:p>
      <text:p text:style-name="P3331">Tavros doesn't give a shit a8out that stuff anymore.</text:p>
      <text:p text:style-name="P3332">Hahahaha! John, can you 8elieve this guy?</text:p>
      <text:p text:style-name="P3333">This is the kind of shit I have to deal with all the time.</text:p>
      <text:p text:style-name="P3334">Tavros, the 8igger man is only ACTUALLY the 8igger man if he doesn't refer to himself as the 8igger man. That's kind of the point?</text:p>
      <text:p text:style-name="P3335">Unless the intent is to produce some form of socially awkward comic relief, which let's face it, is what you're all a8out.</text:p>
      <text:p text:style-name="P3336">8ut that's what I like a8out you.</text:p>
      <text:p text:style-name="P3337">_</text:p>
      <text:p text:style-name="P3338">34. JE31; TN8: =007290</text:p>
      <text:p text:style-name="P3339">He's just some huge overpowered green freak. A time traveling monster, supposedly invinci8le.</text:p>
      <text:p text:style-name="P3340">Who he is, what he is, where he came from, none of that really matters.</text:p>
      <text:p text:style-name="P3341">What matters is how we're going to defeat him.</text:p>
      <text:p text:style-name="P3342">That's what Tavros and I have 8een working on here for some time now.</text:p>
      <text:p text:style-name="P3343">Treasure hunting!</text:p>
      <text:p text:style-name="P3344">Yes. Ok, I should explain.</text:p>
      <text:p text:style-name="P3345">There's sort of a plan in motion to 8eat English. It's a three pronged approach.</text:p>
      <text:p text:style-name="P3346">A num8er of people out here in the furthest ring are working on different prongs of the strategy independently.</text:p>
      <text:p text:style-name="P3347">The first is a quest to find the lost ghost of some alien girl. She's said to 8e one of the keys to defeating him in some way.</text:p>
      <text:p text:style-name="P3348">Other people are allegedly out there working on that right now. If you ask me, it sounds like a really 8oring approach to defeating him. Who knows if it's even true.</text:p>
      <text:p text:style-name="P3349">The second is a quest to raise an army of ghosts to challenge him directly in some kind of huge 8attle royale, I guess.</text:p>
      <text:soft-page-break/>
      <text:p text:style-name="P3350">From what I understand, some yahoo out there is 8usy rounding people up. I really have no idea how that's going. I usually just hear stuff through the grapevine.</text:p>
      <text:p text:style-name="P3351">That approach doesn't really interest me either. Gonna file it under "8oring" as well. Seems a little heavy handed, not to mention too slow.</text:p>
      <text:p text:style-name="P3352">The third prong is what Tavros and I are 8usy with. The aforementioned treasure hunt.</text:p>
      <text:p text:style-name="P3353">The legend says there's some mystical ancient treasure hidden somewhere out here in the furthest ring.</text:p>
      <text:p text:style-name="P3354">I'm assuming it's some kind of weapon. It's said that if you use it, or like, activ8te it in some way, he can 8e defeated forever.</text:p>
      <text:p text:style-name="P3355">The nature of the treasure is pretty vague, actually. 8ut the first rule of treasure hunting, which I'm admittedly just making up now, is that it doesn't fucking matter what the treasure is.</text:p>
      <text:p text:style-name="P3356">These three goals are all tied to the same legend which I've uncovered clues a8out over time. Legendary shit is everywhere out here. I'm seriously up to my ass in legend. Hell, I probably even qualify as a legend myself!!!!!!!!</text:p>
      <text:p text:style-name="P3357">When it comes to solving a 8ig mystery like this, it doesn't hurt that everywhere we go, places are composed of the collective memories of many different adventurers.</text:p>
      <text:p text:style-name="P3358">We've explored ancient crypts, networks of 8urial mounds, dusty old tom8s, giant pyramids, you name it. Hints a8out the endgame are hidden all over the place.</text:p>
      <text:p text:style-name="P3359">Really, everyone's pretty lucky I died so I could do all the dirty work on this. Let's get real, no8ody's 8etter prepared to take on the treasure hunting duties than I am.</text:p>
      <text:p text:style-name="P3360">Not that I'd have it any other way. This just sounds like the 8est plan to me. Why 8other messing around with an army of ghostly dipshits, or some shy magic alien when you can go str8 for the ultim8 weapon?</text:p>
      <text:p text:style-name="P3361">Hell, may8e I'll just walk right up to him, one-shot the guy and end it all right there.</text:p>
      <text:p text:style-name="P3362">That's how a real pro goes a8out 8usiness. You take any shortcut you find.</text:p>
      <text:soft-page-break/>
      <text:p text:style-name="P3363">Are you fuckers even listening to me???????? God DAMN it.</text:p>
      <text:p text:style-name="P3364">No you're not. You're squa88ling with Tavros and his loud shitty whispering a8out some 8ullshit.</text:p>
      <text:p text:style-name="P3365">Come on, guys. Am I really 8eing that 8oring?</text:p>
      <text:p text:style-name="P3366">I'm really starting to understand how my ancestor must have felt sometimes. No8ody ever respects an important explan8tion!!!!!!!!</text:p>
      <text:p text:style-name="P3367">Why are you still whispering jackass?!</text:p>
      <text:p text:style-name="P3368">Sigh.</text:p>
      <text:p text:style-name="P3369">8oth of you just keep your damn hands to yourselves, shut up, and let me finish my story.</text:p>
      <text:p text:style-name="P3370">Tavros! 8ring me the treasure maps!!!!!!!!</text:p>
      <text:p text:style-name="P3371">_</text:p>
      <text:p text:style-name="P3372">35. TN9: =007291</text:p>
      <text:p text:style-name="P3373">Yes, that's it. Dump them all over the floor a8out ten feet away from me, just like that.</text:p>
      <text:p text:style-name="P3374">The sloppier the pile and the further away from me the 8etter. Gr8 jo8, Tavros.</text:p>
      <text:p text:style-name="P3375">_</text:p>
      <text:p text:style-name="P3376">36. JE32: =007292</text:p>
      <text:p text:style-name="P3377">John, come take a look at this.</text:p>
      <text:p text:style-name="P3378">Sort of! Pro8a8ly not like any maps you've seen.</text:p>
      <text:p text:style-name="P3379">Check it out. This ought to help you understand how frustr8ting this treasure hunt really is.</text:p>
      <text:p text:style-name="P3380">_</text:p>
      <text:p text:style-name="P3381">37. JE33: =007293</text:p>
      <text:p text:style-name="P3382">John, tell me what you see here.</text:p>
      <text:p text:style-name="P3383">Right here.</text:p>
      <text:p text:style-name="P3384">What is this? This thing I'm holding?</text:p>
      <text:p text:style-name="P3385">No, John.</text:p>
      <text:soft-page-break/>
      <text:p text:style-name="P3386">This is 8ULLSHIT is what it is.</text:p>
      <text:p text:style-name="P3387">This is what a map looks like in the furthest ring.</text:p>
      <text:p text:style-name="P3388">This is what ALL maps look like out here.</text:p>
      <text:p text:style-name="P3389">Turns out plotting the relative geographical features of an infinite 8lack expanse of pure void is every 8it as moronic as it sounds. 8ut that didn't stop some ancient eldritch chucklefuck from doing exactly that.</text:p>
      <text:p text:style-name="P3390">For the longest time, this is all we've had to go on when it came to deciphering the clues and figuring out the coordin8tes of the legendary treasure.</text:p>
      <text:p text:style-name="P3391">Do you have any idea how hard it is to pin down the physical location of something out here? Never mind the fact that physical location in the furthest ring is already a mallea8le concept. Just imagine what it's like giving someone directions! What do you tell them?</text:p>
      <text:p text:style-name="P3392">Proceed in a str8 line shaped like a perpetually shifting torus knot until you feel a sense of despair transcending all mortal comprehension, then hang a right at the next octopus?</text:p>
      <text:p text:style-name="P3393">There's nothing static out there. No landmarks, no points of reference. Nothing!</text:p>
      <text:p text:style-name="P3394">If you want to make any headway in this gr8 8ig field of fuckall, SOMEONE has got to start wrecking some shit.</text:p>
      <text:p text:style-name="P3395">Haha. I wish I had that kind of firepower. 8ut no.</text:p>
      <text:p text:style-name="P3396">_</text:p>
      <text:p text:style-name="P3397">38. JE34: =007294</text:p>
      <text:p text:style-name="P3398">You wouldn't 8elieve my luck.</text:p>
      <text:p text:style-name="P3399">You see, recently someone's 8een doing that dirty work for us.</text:p>
      <text:p text:style-name="P3400">Want to know what the kicker is?</text:p>
      <text:p text:style-name="P3401">_</text:p>
      <text:p text:style-name="P3402">39. JE35: =007295</text:p>
      <text:p text:style-name="P3403">The guy who's 8een fucking shit up is the 8ig 8ad himself!</text:p>
      <text:p text:style-name="P3404">Every time he destroys another dream 8u88le, he does a little<text:s/><text:soft-page-break/>more damage to the furthest ring, inexplica8ly shattering the essence of all-encompassing nothingness.</text:p>
      <text:p text:style-name="P3405">As the cracks spread across the void, new points of reference show up on our maps!</text:p>
      <text:p text:style-name="P3406">Then we look at the angles and intersections and all the shapes formed 8y the cracks, and compare them to our notes from the various riddles and clues we've discovered a8out the path to the treasure.</text:p>
      <text:p text:style-name="P3407">It's actually a little like how in old times on Alternia, pir8s used to navig8 8y shapes the stars made. Constell8tions used to have a lot of significance in our culture, not just guiding explorers on their journeys to physical destin8tions, 8ut guiding them on the choices they made in life, pertaining to f8 and all that. Not that humans would really understand anything like that.</text:p>
      <text:p text:style-name="P3408">I actually find the situ8tion to 8e pretty funny. This guy's ego must 8e astronomical. Classic case of unchecked hu8ris paving the way for his own downfall.</text:p>
      <text:p text:style-name="P3409">I didn't even need to 8uild a we8 to trap him. He just went ahead and started 8uilding his own.</text:p>
      <text:p text:style-name="P3410">Talk a8out a lucky 8r8k!!!!!!!!</text:p>
      <text:p text:style-name="P3411">_</text:p>
      <text:p text:style-name="P3412">40. JE36; TN10: =007296</text:p>
      <text:p text:style-name="P3413">No, 8ecause the map isn't complete yet!</text:p>
      <text:p text:style-name="P3414">Needs more cracks so we can plot the rest of the course. All we're a8le to do now is head in the right general direction.</text:p>
      <text:p text:style-name="P3415">So ironically in order to prevent reality from 8eing destroyed, we need to w8 for it to 8e damaged further. In fact, we're 8etter off encouraging it!</text:p>
      <text:p text:style-name="P3416">Yes, 8ut it has to 8e strategic. We have to somehow lead him in the direction of the places we want him to damage.</text:p>
      <text:p text:style-name="P3417">Specifically, the places where the route dead-ends. Wherever we need new points of reference to keep going.</text:p>
      <text:p text:style-name="P3418">Not really. He's already pissed off. I think he's just permanently that way?</text:p>
      <text:soft-page-break/>
      <text:p text:style-name="P3419">It's more a8out getting his attention. Using the right 88! Like going fishing.</text:p>
      <text:p text:style-name="P3420">8ut to do that, you gotta know what he really wants. Like what motiv8tes him. I mean, 8esides indiscrimin8tely killing dead children and huge tentacle monsters.</text:p>
      <text:p text:style-name="P3421">Sure. The rumor is he's trying to find that dead alien girl I mentioned, and kill her ghost for good.</text:p>
      <text:p text:style-name="P3422">If he catches on to the fact that some of us are looking for her too, and thinks we're hot on her trail, he'll pro8a8ly start following us around and wreaking havoc wherever we go.</text:p>
      <text:p text:style-name="P3423">We just have to make sure we're in the right place when he tries to kill us. Oh, also try not to actually die again while we're at it. Haha.</text:p>
      <text:p text:style-name="P3424">Sort of! It's actually more the 8ogus idea that we'll lead him to the cheru8, 8ecause we're looking for her too. Which we're o8viously not.</text:p>
      <text:p text:style-name="P3425">There's some manipul8tion involved.</text:p>
      <text:p text:style-name="P3426">That's a pretty good question. Have to admit, I don't have everything quite figured out yet.</text:p>
      <text:p text:style-name="P3427">Shhhhhhh! I'm still talking!</text:p>
      <text:p text:style-name="P3428">Nice sentence, genius! Anyway, like I was saying........</text:p>
      <text:p text:style-name="P3429">I'm hoping my exploits can spread throughout the ring 8y word of mouth. Tales of my legend, you know?</text:p>
      <text:p text:style-name="P3430">Then once he catches on, he'll come looking for us, and then presuma8ly go apeshit with his rain8ow laser 8reath. Metaphysical cataclysm ensues.</text:p>
      <text:p text:style-name="P3431">Oh, shut up.</text:p>
      <text:p text:style-name="P3432">I said it's a work in progress!!!!!!!!</text:p>
      <text:p text:style-name="P3433">We might need to make a 8igger spectacle of ourselves somehow. Get more people involved. I don't know.</text:p>
      <text:p text:style-name="P3434">It does seems like he's more drawn toward gr8ter concentr8tions of ghosts.</text:p>
      <text:p text:style-name="P3435">There's still plenty of time to figure it out. That's one thing a8out 8eing dead. There's always more time.</text:p>
      <text:soft-page-break/>
      <text:p text:style-name="P3436">Plus, needless to say, lady luck will ALWAYS 8e on our side! ::::)</text:p>
      <text:p text:style-name="P3437">_</text:p>
      <text:p text:style-name="P3438">41. JE37; TN11: =007297</text:p>
      <text:p text:style-name="P3439">You think so?</text:p>
      <text:p text:style-name="P3440">Aw, you guys. You're making me 8lush.</text:p>
      <text:p text:style-name="P3441">Don't mind him, John. He's just 8eing weird and tooly again.</text:p>
      <text:p text:style-name="P3442">It was nice to see you and catch up like this. If we don't meet in another dream soon, don't worry.</text:p>
      <text:p text:style-name="P3443">I have a feeling we'll 8e crossing paths again 8efore this is all over!</text:p>
      <text:p text:style-name="P3444">_</text:p>
      <text:p text:style-name="P3445">42. MINISTRIFE: =007327</text:p>
      <text:p text:style-name="P3446">Oh, I see. It's the Peixes wanna8e. So you're the one raising this army. That's hilarious.</text:p>
      <text:p text:style-name="P3447">Sorry, I can't join your dum8 army. I'm 8usy pursuing a much more intelligent strategy.</text:p>
      <text:p text:style-name="P3448">Not gonna happen!!!!!!!! I am however looking for a large num8er of recruits to follow me on my treasure hunting expedition.</text:p>
      <text:p text:style-name="P3449">I need an enormous mo8 of ghosts following me around to get that asshole's attention, so he can wreck more empty space and help me find the treasure! You want in?</text:p>
      <text:p text:style-name="P3450">Haha! Wow, I had no idea the Peixes twin was such a riot! At least, I HOPE you were trying to 8e funny with that remark.</text:p>
      <text:p text:style-name="P3451">John! Tavros! Stop goofing off over there and come get a load of this chick!!!!!!!!</text:p>
      <text:p text:style-name="P3452">Haha! Wow, I had no idea the Peixes twin was such a riot! At least, I HOPE you were trying to 8e funny with that remark.</text:p>
      <text:p text:style-name="P3453">John! Tavros! Stop goofing off over there and come get a load of this chick!!!!!!!!</text:p>
      <text:p text:style-name="P3454">Oh no. You did NOT just fork-vanish my alt universe ex 8oyfriend. No you DIDN'T!!!!!!!!</text:p>
      <text:soft-page-break/>
      <text:p text:style-name="P3455">Who do you think you are? Some sort of 8ad girl? Please, that's o8viously my turf.</text:p>
      <text:p text:style-name="P3456">8ut you clearly want to rum8le, so who am I to deny you the 8eatdown you're angling for?</text:p>
      <text:p text:style-name="P3457">Yeah, uh, I don't really DO puns? Mainly 8ecause I'm not a lame wiggler.</text:p>
      <text:p text:style-name="P3458">Anyway you sure like to wave that trident around while running your mouth. I wonder if you had any intention of engaging in any actual com8at?</text:p>
      <text:p text:style-name="P3459">Guess it's up to me to get this party started, as usual. Watch and learn!!!!!!!!</text:p>
      <text:p text:style-name="P3460">Your move, punk! :::;)</text:p>
      <text:p text:style-name="P3461">Wow, unreal. What a prima donna! Tavros, can you 8elieve this girl?</text:p>
      <text:p text:style-name="P3462">Hey, what are you doing? Stop fidgeting around! Are you looking for something?</text:p>
      <text:p text:style-name="P3463">Uh........</text:p>
      <text:p text:style-name="P3464">::::|</text:p>
      <text:p text:style-name="P3465">????????</text:p>
      <text:p text:style-name="P3466">Oh my god. Will you stop????????</text:p>
      <text:p text:style-name="P3467">You don't like your gear, just do what I do. Take it to the next level! Check it.</text:p>
      <text:p text:style-name="P3468">Hey there, dorky teen Marquise! Nice of you to join us.</text:p>
      <text:p text:style-name="P3469">Your friend seems to think she's the only one who can call for 8ackup.</text:p>
      <text:p text:style-name="P3470">As if I don't have god tier pals w8ting in the wings too!</text:p>
      <text:p text:style-name="P3471">Nothing, Megido. Just a run of the mill afterlife smackdown. You're on my team.</text:p>
      <text:p text:style-name="P3472">God dammit, Aradia.</text:p>
      <text:p text:style-name="P3473">YEAH!!!!!!!!</text:p>
      <text:p text:style-name="P3474">Right on! I knew I could count on you crazy metal 8roads for some mayhem.</text:p>
      <text:soft-page-break/>
      <text:p text:style-name="P3475">Yeah! Nepeta, 8ack in line. You people need to start taking this 8rawl more seriously.</text:p>
      <text:p text:style-name="P3476">Hell yes! On this team I have a MAJOR need for expenda8le people.</text:p>
      <text:p text:style-name="P3477">Are you fuckers deaf???????? This 8n't a party!</text:p>
      <text:p text:style-name="P3478">Tavros, stop crawling around under everyone's feet! You're 8eing so weird.</text:p>
      <text:p text:style-name="P3479">Hey, sketchier Ampora! If you touch him again, I will fucking kill you!</text:p>
      <text:p text:style-name="P3480">At least as much. Probably a lot more.</text:p>
      <text:p text:style-name="P3481">I know. It's getting pretty awkward.</text:p>
      <text:p text:style-name="P3482">Agreed.</text:p>
      <text:p text:style-name="P3483">I couldn't agree more! Making him think we're all looking for the cheru8 is a very important part of the plan! I guess gr8 minds think alike.</text:p>
      <text:p text:style-name="P3484">All the 8etter then! That'll really help sell the ruse.</text:p>
      <text:p text:style-name="P3485">I will agree to those terms. This is going to 8e almost too easy.</text:p>
      <text:p text:style-name="P3486">_</text:p>
      <text:p text:style-name="P3487">Act 6 Act 4</text:p>
      <text:p text:style-name="P3488">_</text:p>
      <text:p text:style-name="P3489">Act 6 Intermission 4</text:p>
      <text:p text:style-name="P3490">_</text:p>
      <text:p text:style-name="P3491">Act 6 Act 5</text:p>
      <text:p text:style-name="P3492">_</text:p>
      <text:p text:style-name="P3493">Act 6 Act 5 Act 2</text:p>
      <text:p text:style-name="P3494">_</text:p>
      <text:p text:style-name="P3495">Act 6 Act 5 Act 1</text:p>
      <text:p text:style-name="P3496">_</text:p>
      <text:soft-page-break/>
      <text:p text:style-name="P3497">Act 6 Intermission 5</text:p>
      <text:p text:style-name="P3498">_</text:p>
      <text:p text:style-name="P3499">43. JE38: =007852</text:p>
      <text:p text:style-name="P3500">Hey, it's John!</text:p>
      <text:p text:style-name="P3501">Yeah! Get over here!!!!!!!!</text:p>
      <text:p text:style-name="P3502">_</text:p>
      <text:p text:style-name="P3503">44. JE39; TN12: =007853</text:p>
      <text:p text:style-name="P3504">Nice to see you again, John. It's 8een too long.</text:p>
      <text:p text:style-name="P3505">A year for you, may8e. Who even knows how long it's 8een out here, 8ut who cares.</text:p>
      <text:p text:style-name="P3506">The point is, as you can see the plan I descri8ed to you 8efore is in full swing.</text:p>
      <text:p text:style-name="P3507">Yes. 8ut they aren't 8lack anymore! Not totally.</text:p>
      <text:p text:style-name="P3508">Everything's gone exactly as I intended. English has taken the 88, hook line and sinker.</text:p>
      <text:p text:style-name="P3509">He's 8een chasing our "extended party" around the ring, 8lowing shit up with his monster 8reath, thus revealing the path to the treasure in the process.</text:p>
      <text:p text:style-name="P3510">I must say, for an evil mastermind, the guy is kind of a dope.</text:p>
      <text:p text:style-name="P3511">Supposedly his every move is a carefully calcul8ted ploy to assure his existence in the first place, yet here he is wrecking the joint like an oaf, unwittingly helping the hero find the weapon that will finally take him down.</text:p>
      <text:p text:style-name="P3512">And we're almost there, too! Although 8y now it's 8ecome em8arrassingly o8vious that the treasure was hidden right around where we started all along.</text:p>
      <text:p text:style-name="P3513">These maps have just 8een leading us all in a 8ig stupid circle!</text:p>
      <text:p text:style-name="P3514">I should have seen it coming. I guess that's my 8ad. In terms of 8onehead moves, that's English: 1, Vriska: 1, so I guess we're even. 8ut may8e we don't have to mention that detail when we document my heroism in the annals of gr8tness.</text:p>
      <text:p text:style-name="P3515">Exactly!</text:p>
      <text:soft-page-break/>
      <text:p text:style-name="P3516">Haha, I almost forgot how deceptively quick you are on the uptake, John.</text:p>
      <text:p text:style-name="P3517">Tavros, if you're going to interrupt, don't mum8le. And even then, don't.</text:p>
      <text:p text:style-name="P3518">Anyway, I really don't mind the fact that these cryptic treasure maps have led us all on a wild honk8ird chase.</text:p>
      <text:p text:style-name="P3519">I've never once complained a8out a good long treasure hunt, and I'm not a8out to start now.</text:p>
      <text:p text:style-name="P3520">8esides, with the way spacetime works out here, who can say for sure we would 8e a8le to find the treasure at all unless we traced this exact path?</text:p>
      <text:p text:style-name="P3521">No8ody can say that, is who. Least of all English, who as far as I know, can't actually speak so much as issue 8lood curdling roars that cleave the found8tions of reality itself.</text:p>
      <text:p text:style-name="P3522">You're of course welcome to join us on our adventure, for as long as you're asleep.</text:p>
      <text:p text:style-name="P3523">We could use another hand on deck. I'll even give you a rank and title!</text:p>
      <text:p text:style-name="P3524">Wrong.</text:p>
      <text:p text:style-name="P3525">Tavros, who's the captain here?</text:p>
      <text:p text:style-name="P3526">Last time I checked, it wasn't Swa88y Nitram, Poopmaster Extraordinaire.</text:p>
      <text:p text:style-name="P3527">_</text:p>
      <text:p text:style-name="P3528">45. JE40: =007854</text:p>
      <text:p text:style-name="P3529">We all look amazing as pir8tes.</text:p>
      <text:p text:style-name="P3530">This is non-negotia8le.</text:p>
      <text:p text:style-name="P3531">_</text:p>
      <text:p text:style-name="P3532">46. JE41; TN13; AM1; SC1: =007855</text:p>
      <text:p text:style-name="P3533">These are my friends, Aradia and Sollux.</text:p>
      <text:p text:style-name="P3534">I have recruited them for this expedition as specialists.</text:p>
      <text:p text:style-name="P3535">They aren't really here to do any fighting. 8ut their a8ilities will 8ecome useful once we retrieve the treasure.</text:p>
      <text:soft-page-break/>
      <text:p text:style-name="P3536">Yeah, and apparently she intends to stay that way?</text:p>
      <text:p text:style-name="P3537">Hence her principled if somewhat lame commitment to pacifism.</text:p>
      <text:p text:style-name="P3538">8ut considering our history together, I'm willing to let 8ygones 8e 8ygones. I'm happy to have her on my crew in whatever capacity she likes.</text:p>
      <text:p text:style-name="P3539">Hey!!!!!!!!</text:p>
      <text:p text:style-name="P3540">What did I say a8out 8ygones 8eing 8ygones? That's like rule fucking ONE of this ship.</text:p>
      <text:p text:style-name="P3541">Anyway, she 8ecame a ro8ot and killed me 8ack, so o8viously we're cool now.</text:p>
      <text:p text:style-name="P3542">Yeah! Man, those were the days.</text:p>
      <text:p text:style-name="P3543">It's really kind of a shame Gamzee prototyped Eridan's torso parts and swiped his ghost from the afterlife.</text:p>
      <text:p text:style-name="P3544">I 8et he would have had a gr8 time on this voyage. I used to own him during our nautical campaigns all the time!</text:p>
      <text:p text:style-name="P3545">Gimme a 8r8k, Sollux. As if you don't view them the exact same way.</text:p>
      <text:p text:style-name="P3546">You've got real Eridan, and then pretty much a whole 8unch of pretenders out there.</text:p>
      <text:p text:style-name="P3547">See? You just called them copies. Even you can't avoid accidentally using a pro8lematic slur which reveals that no matter what you 8elieve a8out your morals, deep down you're always gonna favor the original, while viewing all the others as duplic8tes of lesser value.</text:p>
      <text:p text:style-name="P3548">Oh pleeeeeeeease. I hardly think I'm a 8ad person for failing to give a shit a8out a 8illion meaningless dead Nepetas, do you?!</text:p>
      <text:p text:style-name="P3549">What am I seriously supposed to do? Fly around and 8efriend each one individually?</text:p>
      <text:p text:style-name="P3550">Sorry, I have 8etter things to do with my time. Let's try to 8e at least somewhat practical here.</text:p>
      <text:p text:style-name="P3551">Oh shut up.</text:p>
      <text:p text:style-name="P3552">_</text:p>
      <text:p text:style-name="P3553">47. JE42; MP1: =007856</text:p>
      <text:soft-page-break/>
      <text:p text:style-name="P3554">Of course!</text:p>
      <text:p text:style-name="P3555">That's my army.</text:p>
      <text:p text:style-name="P3556">Ok, I mean OUR army.</text:p>
      <text:p text:style-name="P3557">8ut like, on 8oats.</text:p>
      <text:p text:style-name="P3558">John, help me out. I seem to 8e having trou8le remem8ering which one of us is the captain.</text:p>
      <text:p text:style-name="P3559">Was it the dork in 8lue pajamas, or was it the veteran sailor in the rad captain's coat?</text:p>
      <text:p text:style-name="P3560">That's right, the captain was me! And I say it's an army that happens to 8e on a 8unch of 8oats.</text:p>
      <text:p text:style-name="P3561">Thousands of ghosts. Primarily those of old friends and acquaintances.</text:p>
      <text:p text:style-name="P3562">_</text:p>
      <text:p text:style-name="P3563">48. JE43; TN14; MP2; ArSe1: =007857</text:p>
      <text:p text:style-name="P3564">We've amassed a coalition of eager volunteers ready to lay down their ghost lives for a worthy cause.</text:p>
      <text:p text:style-name="P3565">When we're ready for that, yes. 8ut we need the treasure first.</text:p>
      <text:p text:style-name="P3566">So for now they're sailing well ahead of us in large num8ers to attract his attention, so he can do more damage to the ring and fill out the rest of our maps.</text:p>
      <text:p text:style-name="P3567">We should 8e very gr8teful for their 8ravery. They are making a no8le sacrifice for us all.</text:p>
      <text:p text:style-name="P3568">God DAMMIT, Tavros.</text:p>
      <text:p text:style-name="P3569">We really don't need your play 8y play commentary on everything!</text:p>
      <text:p text:style-name="P3570">No!</text:p>
      <text:p text:style-name="P3571">Well, not all of them.</text:p>
      <text:p text:style-name="P3572">Once you group enough together, others tend to latch on to the mo8 out of curiosity. We trolls have a way of clustering together naturally.</text:p>
      <text:p text:style-name="P3573">You've got to understand, John. Most of these people are pretty self a8sor8ed. They just needed a little 8it of persuasion to join the cause.</text:p>
      <text:soft-page-break/>
      <text:p text:style-name="P3574">8ut all these stu88orn jackasses are going to dou8le die anyway if we don't all work together and kill this guy!</text:p>
      <text:p text:style-name="P3575">This is WAR, John. In times of war, difficult decisions have to 8e made with the lives of many.</text:p>
      <text:p text:style-name="P3576">Just think of me as a general giving orders to my troops. It just happens that the orders are a little more direct in this case.</text:p>
      <text:p text:style-name="P3577">Yeah yeah.</text:p>
      <text:p text:style-name="P3578">All hail Her Imperious Teen Condescension, the fresh new face of tyranny, Supreme Admiral Peixes.</text:p>
      <text:p text:style-name="P3579">At this time I would like to motion for a fifteen minute 8owing 8r8k so that we may demonstr8te our reverence for this 8old, spunky leader.</text:p>
      <text:p text:style-name="P3580">Tavros, stop 8owing. That was a joke.</text:p>
      <text:p text:style-name="P3581">Well, I do have a little help.</text:p>
      <text:p text:style-name="P3582">John, did I mention?</text:p>
      <text:p text:style-name="P3583">My ancestor........</text:p>
      <text:p text:style-name="P3584">She is THE 8EST.</text:p>
      <text:p text:style-name="P3585">See what I mean??</text:p>
      <text:p text:style-name="P3586">The 8est.</text:p>
      <text:p text:style-name="P3587">Well put, Marquise. I've always felt the exact same way!</text:p>
      <text:p text:style-name="P3588">_</text:p>
      <text:p text:style-name="P3589">49. JE44: =007879</text:p>
      <text:p text:style-name="P3590">No, John. It's definitely pretty weird that ghosts have to pee.</text:p>
      <text:p text:style-name="P3591">You get used to life as a ghost pretty fast, though.</text:p>
      <text:p text:style-name="P3592">Yeah. That's why you get used to it pretty fast, dummy!</text:p>
      <text:p text:style-name="P3593">_</text:p>
      <text:p text:style-name="P3594">50. ArSe2: =007907</text:p>
      <text:p text:style-name="P3595">WOW, WHAT A STORY!!!!!!!!</text:p>
      <text:p text:style-name="P3596">WASN'T THAT STORY GR8 EVERYONE?</text:p>
      <text:soft-page-break/>
      <text:p text:style-name="P3597">WOW!!!!!!!!</text:p>
      <text:p text:style-name="P3598">_</text:p>
      <text:p text:style-name="P3599">51. ArSe3: =007908</text:p>
      <text:p text:style-name="P3600">Hell yeah!</text:p>
      <text:p text:style-name="P3601">Oh my god. That leprechaun stuff? Soooooooo good.</text:p>
      <text:p text:style-name="P3602">Right guys?</text:p>
      <text:p text:style-name="P3603">Mindfang, have I told you how gr8 it's 8een to get to know each other, and team up on adventures and stuff?</text:p>
      <text:p text:style-name="P3604">I really feel like you've helped me get in touch with my ancestral roots. Mainly as a kickass storyteller.</text:p>
      <text:p text:style-name="P3605">It was like this whole part of my personality I was never aware of. Like the part that's compelled to just outright explain tons of really interesting things to people, while sparing no detail whatsoever.</text:p>
      <text:p text:style-name="P3606">It's made me feel a lot closer to understanding my aspect, as well as closer to you. So I just wanted to say, thanks!</text:p>
      <text:p text:style-name="P3607">Haha, stop! You're going to make me start tearing up.</text:p>
      <text:p text:style-name="P3608">Get over here and give me a hug, alpha sister.</text:p>
      <text:p text:style-name="P3609">_</text:p>
      <text:p text:style-name="P3610">52. SC2; AM2; JE45: =007925</text:p>
      <text:p text:style-name="P3611">Hey guys! Stop dragging your feet 8ack there! You're falling so far 8ehind, you're starting to look tiny and ridiculous from here.</text:p>
      <text:p text:style-name="P3612">The treasure should 8e 8uried just up ahead. Let's pick up the pace!</text:p>
      <text:p text:style-name="P3613">Sollux, will you just let Aranea heal your eyes already and catch the fuck up?</text:p>
      <text:p text:style-name="P3614">_</text:p>
      <text:p text:style-name="P3615">53. SC3; AM3; JE46: =007931</text:p>
      <text:p text:style-name="P3616">Are you coming or what!</text:p>
      <text:p text:style-name="P3617">_</text:p>
      <text:soft-page-break/>
      <text:p text:style-name="P3618">54. ArSe4: =007934</text:p>
      <text:p text:style-name="P3619">W8 a minute........</text:p>
      <text:p text:style-name="P3620">_</text:p>
      <text:p text:style-name="P3621">55. Arse5: =007935</text:p>
      <text:p text:style-name="P3622">Mindfang, I said shut up.</text:p>
      <text:p text:style-name="P3623">W8.</text:p>
      <text:p text:style-name="P3624">Now w8 just a goddamn minute.</text:p>
      <text:p text:style-name="P3625">Hoooooooold on.</text:p>
      <text:p text:style-name="P3626">Are you telling me,</text:p>
      <text:p text:style-name="P3627">Are you SERIOUSLY telling me,</text:p>
      <text:p text:style-name="P3628">That ring........</text:p>
      <text:p text:style-name="P3629">No.</text:p>
      <text:p text:style-name="P3630">Just........</text:p>
      <text:p text:style-name="P3631">Noooooooo.</text:p>
      <text:p text:style-name="P3632">8ack it up.</text:p>
      <text:p text:style-name="P3633">For just a silk spinning MINUTE.</text:p>
      <text:p text:style-name="P3634">_</text:p>
      <text:p text:style-name="P3635">56. ArSe6; JE47: =007936</text:p>
      <text:p text:style-name="P3636">THAT FUCKING GUY!!!!!!!!</text:p>
      <text:p text:style-name="P3637">_</text:p>
      <text:p text:style-name="P3638">57. =007937</text:p>
      <text:p text:style-name="P3639">Are you kidding me.</text:p>
      <text:p text:style-name="P3640">_</text:p>
      <text:p text:style-name="P3641">58. =007938</text:p>
      <text:p text:style-name="P3642">ARE YOU KIDDING ME.</text:p>
      <text:p text:style-name="P3643">_</text:p>
      <text:p text:style-name="P3644">59. =007939</text:p>
      <text:soft-page-break/>
      <text:p text:style-name="P3645">RAAAAAAAARARRAAUUUUUUUUAAAAUUAGGGGGGGGHHHHHHHH!</text:p>
      <text:p text:style-name="P3646">_</text:p>
      <text:p text:style-name="P3647">60. TN15: =007940</text:p>
      <text:p text:style-name="P3648">Tavros!!!!!!!!</text:p>
      <text:p text:style-name="P3649">What did you do with that ring?!</text:p>
      <text:p text:style-name="P3650">_</text:p>
      <text:p text:style-name="P3651">61. TN16: =007941</text:p>
      <text:p text:style-name="P3652">Don't play dum8 with me. That ring you had.</text:p>
      <text:p text:style-name="P3653">You know, the same one the orange guy tried to give me?</text:p>
      <text:p text:style-name="P3654">You actually think I'm making this up? Why would I make up a story a8out an orange guy?!</text:p>
      <text:p text:style-name="P3655">What kind of juvenile fuckup do you take me for????????</text:p>
      <text:p text:style-name="P3656">The orange guy was real. He was surrounded 8y a 8unch of stupid fucking horses, and he tried to give me a ring so I knocked him out cold.</text:p>
      <text:p text:style-name="P3657">And then l8ter YOU found it.</text:p>
      <text:p text:style-name="P3658">Yes you did! Don't lie to me.</text:p>
      <text:p text:style-name="P3659">You had the ring, and you and John were fighting over it 8ehind your 8acks like a couple of idiots for a while.</text:p>
      <text:p text:style-name="P3660">What, you think I didn't notice?!</text:p>
      <text:p text:style-name="P3661">Well I did! And I didn't care 8ecause I didn't think the ring did jack shit!</text:p>
      <text:p text:style-name="P3662"><text:span text:style-name="T3663">VRISKA: 8ut now that I know it does jack A WHOLE FUCKING LOT, I would like you to stop 8ehaving like a disingenuous, argument8tive ASSH8LE and<text:s/></text:span><text:span text:style-name="T3664">T8LL ME WHERE IT IS.</text:span></text:p>
      <text:p text:style-name="P3665">What do you mean it's gone!</text:p>
      <text:p text:style-name="P3666">_</text:p>
      <text:p text:style-name="P3667">62. TN17: =007942</text:p>
      <text:p text:style-name="P3668">Why was it precious to you?? Are you telling me you knew what it did!</text:p>
      <text:soft-page-break/>
      <text:p text:style-name="P3669">Well whatever lame reason you wanted that ring, forget it. It's o8viously a much more important magical item than either of us gave it credit for.</text:p>
      <text:p text:style-name="P3670">As soon as we get the treasure out of this cave, you're going to lead us 8ack to wherever you lost it, and we're gonna look for it!</text:p>
      <text:p text:style-name="P3671">Is that understood, Poopmaster Nitram????????</text:p>
      <text:p text:style-name="P3672">What do you mean no? That was an order!</text:p>
      <text:p text:style-name="P3673">Tavros, what exactly are you trying to say?</text:p>
      <text:p text:style-name="P3674">_</text:p>
      <text:p text:style-name="P3675">63. TN18: =007943</text:p>
      <text:p text:style-name="P3676">Where do you think you're going?!</text:p>
      <text:p text:style-name="P3677">Get 8ack here! You c8n't just fly aw8y from me like th8t!!!!!!!!</text:p>
      <text:p text:style-name="P3678">S8LF ESTEEMS MY 8SS! I SAID G8T 8ACK HERE!!!!!!!!</text:p>
      <text:p text:style-name="P3679">IF YOU GO OUT THERE AL8NE YOU'RE G8ING TO DIE, Y8U P8THETIC PI8CE OF SHIT!!!!!!!!</text:p>
      <text:p text:style-name="P3680">_</text:p>
      <text:p text:style-name="P3681">64. TN19: =007944</text:p>
      <text:p text:style-name="P3682">WE CAN ALL HEAR YOU WH8SPERING FROM D8WN HERE SHIT F8R 8RAINS!!!!!!!!</text:p>
      <text:p text:style-name="P3683">_</text:p>
      <text:p text:style-name="P3684">65. SC4; MP3: =007945</text:p>
      <text:p text:style-name="P3685">What?? No, Sollux, w8!</text:p>
      <text:p text:style-name="P3686">WHAT!</text:p>
      <text:p text:style-name="P3687">No they f8cking won't!!!!!!!!</text:p>
      <text:p text:style-name="P3688">I d8dn't hear them say shit!</text:p>
      <text:p text:style-name="P3689">YOU'RE BLIND, H8W COULD YOU SEE A "ME8NINGFUL GLANCE"????????</text:p>
      <text:p text:style-name="P3690">No, they can't go! Commodore Nepeta and Rear Admiral Feferi are 8oth critical mem8ers of my crew!</text:p>
      <text:soft-page-break/>
      <text:p text:style-name="P3691">This is mutiny!!!!!!!!</text:p>
      <text:p text:style-name="P3692">Excuse me?!</text:p>
      <text:p text:style-name="P3693">No they don't! Come on, I just gave them titles that sounded cool!</text:p>
      <text:p text:style-name="P3694">How can you outrank a captain????????</text:p>
      <text:p text:style-name="P3695">A commodore outranks a captain?!</text:p>
      <text:p text:style-name="P3696">No, 8ut!</text:p>
      <text:p text:style-name="P3697">I thought a rear admiral was like...</text:p>
      <text:p text:style-name="P3698">Some sort of JOKE rank!</text:p>
      <text:p text:style-name="P3699">Who can take a rear admiral seriously? It might as well 8e a poopmaster!</text:p>
      <text:p text:style-name="P3700">_</text:p>
      <text:p text:style-name="P3701">66. JE48: =007947</text:p>
      <text:p text:style-name="P3702">GOOD RIDD8NCE YOU 8ACKSTA88ING INGR8TES!</text:p>
      <text:p text:style-name="P3703">I HOPE LORD ENGLISH E8TS YOU 8LL!!!!!!!!</text:p>
      <text:p text:style-name="P3704">WH8T!</text:p>
      <text:p text:style-name="P3705">What a8out it!</text:p>
      <text:p text:style-name="P3706">You do??</text:p>
      <text:p text:style-name="P3707">Where! Let me see!!</text:p>
      <text:p text:style-name="P3708">You were wearing it??</text:p>
      <text:p text:style-name="P3709">Why? And why were you playing keepaway with it in the first place!</text:p>
      <text:p text:style-name="P3710">I mean, aside from the o8vious fact that messing with Tavros is its own hilarious reward.</text:p>
      <text:p text:style-name="P3711">This is perfect!</text:p>
      <text:p text:style-name="P3712">That means all you have to do is put it on when you wake up, then come find me the next time you go to sleep!</text:p>
      <text:p text:style-name="P3713">_</text:p>
      <text:p text:style-name="P3714">67. JE49: =007948</text:p>
      <text:soft-page-break/>
      <text:p text:style-name="P3715">May8e?</text:p>
      <text:p text:style-name="P3716">You'll THINK about it??</text:p>
      <text:p text:style-name="P3717">Right! All the 8etter reason to let me use it!</text:p>
      <text:p text:style-name="P3718">W8. You're not ACTUALLY thinking of giving it to someone else, are you?</text:p>
      <text:p text:style-name="P3719">That's my ring! The orange guy gave it to ME!</text:p>
      <text:p text:style-name="P3720">John, w8!</text:p>
      <text:p text:style-name="P3721">I hope we're not parting on 8ad terms here.</text:p>
      <text:p text:style-name="P3722">You aren't holding all this treasure hunting shit against me like Tavros is, right?</text:p>
      <text:p text:style-name="P3723">We're still cool, right John?</text:p>
      <text:p text:style-name="P3724">If you have to leave, I get that, 8ut I really want us to stay friends!</text:p>
      <text:p text:style-name="P3725">I always felt like we had a special 8ond, John. Like we're 8oth always in the position of having to take charge as leaders, even if we never asked for that responsi8ility.</text:p>
      <text:p text:style-name="P3726">And I don't wanna pressure you into anything, 8ut I would really appreci8 it if you'd at least think a8out me next time you take a nap with that ring on!</text:p>
      <text:p text:style-name="P3727">Even if they're what?</text:p>
      <text:p text:style-name="P3728">_</text:p>
      <text:p text:style-name="P3729">68. JE50: =007949</text:p>
      <text:p text:style-name="P3730"><text:span text:style-name="T3731">Honestly<text:s/></text:span><text:span text:style-name="T3732">what?</text:span></text:p>
      <text:p text:style-name="P3733">_</text:p>
      <text:p text:style-name="P3734">69. JE51: =007950</text:p>
      <text:p text:style-name="P3735">Fine.</text:p>
      <text:p text:style-name="P3736">Don't give me the ring then.</text:p>
      <text:p text:style-name="P3737">Actually, you know what? Even if you change your mind some day, forget it!</text:p>
      <text:p text:style-name="P3738">I don't even want it anymore.</text:p>
      <text:soft-page-break/>
      <text:p text:style-name="P3739">No.</text:p>
      <text:p text:style-name="P3740">I've 8een dead this long. What's a little longer.</text:p>
      <text:p text:style-name="P3741">Keep your ring. I don't want anyone's pity.</text:p>
      <text:p text:style-name="P3742">So 8eat it, Eg8ert.</text:p>
      <text:p text:style-name="P3743">........</text:p>
      <text:p text:style-name="P3744">WELL????????</text:p>
      <text:p text:style-name="P3745">JOHN, I THOUGHT YOU WERE LEAVING.</text:p>
      <text:p text:style-name="P3746">WHAT ARE YOU A FUCKING IDIOT?! DON'T GO YET.</text:p>
      <text:p text:style-name="P3747">Look, you made yourself perfectly clear. You think I'm a heartless monster, and you don't want to help me out.</text:p>
      <text:p text:style-name="P3748">Whatever!</text:p>
      <text:p text:style-name="P3749">8ut are you SERIOUSLY going to check out of this dream like TWO MINUTES 8efore you see what the treasure is?!</text:p>
      <text:p text:style-name="P3750">Holy crap, dude. Where is your sense of curiosity????????</text:p>
      <text:p text:style-name="P3751">If I can manage to put up with you for a little longer, I think you can stand my morally 8ankrupt company long enough to find out what this thing is.</text:p>
      <text:p text:style-name="P3752">Why am I the only person in paradox space who actually THINKS!</text:p>
      <text:p text:style-name="P3753">Good.</text:p>
      <text:p text:style-name="P3754">_</text:p>
      <text:p text:style-name="P3755">70. =007951</text:p>
      <text:p text:style-name="P3756">Party's over, folks.</text:p>
      <text:p text:style-name="P3757">The pir8 playtime wiggler jam8oree was fun while it lasted.</text:p>
      <text:p text:style-name="P3758">8ut it's time to get serious.</text:p>
      <text:p text:style-name="P3759">_</text:p>
      <text:p text:style-name="P3760">71. =007952</text:p>
      <text:p text:style-name="P3761">The treasure's down there.</text:p>
      <text:p text:style-name="P3762">If my guess is right, it should 8e 8uried in one of his ancient memories.</text:p>
      <text:soft-page-break/>
      <text:p text:style-name="P3763">8y now we've all 8een wind8agged to hell and 8ack 8y my dear ancestor.</text:p>
      <text:p text:style-name="P3764">So I'll trust no8ody's gonna mind indulging one of MY stories.</text:p>
      <text:p text:style-name="P3765">There was a pretty good yarn a8out this treasure I read once during our travels.</text:p>
      <text:p text:style-name="P3766">Found it in some damn memory, who knows whose.</text:p>
      <text:p text:style-name="P3767">It was a good read. IMPECCA8LE prose. Failing to do it justice would be the real matter of gray morality here, if you ask me.</text:p>
      <text:p text:style-name="P3768">8ut right now I 8n't in the mood to figure out how not to make it fucking suck.</text:p>
      <text:p text:style-name="P3769">So I'll just say this.</text:p>
      <text:p text:style-name="P3770">It was supposedly a weapon that once 8elonged to him.</text:p>
      <text:p text:style-name="P3771">8ut he could never use it without altering its nature.</text:p>
      <text:p text:style-name="P3772">Meaning he could only use it once.</text:p>
      <text:p text:style-name="P3773">So he did.</text:p>
      <text:p text:style-name="P3774">After that, it could only 8e used again one more time.</text:p>
      <text:p text:style-name="P3775">And only as a weapon against him.</text:p>
      <text:p text:style-name="P3776">Knowing it was one of the keys to his defeat, he had it locked away deep in the void.</text:p>
      <text:p text:style-name="P3777">That's it. Part one of my story. Hold your applause.</text:p>
      <text:p text:style-name="P3778">Guess we'll find out if that's true.</text:p>
      <text:p text:style-name="P3779">Or if it turns out all my despica8le shit was in vain.</text:p>
      <text:p text:style-name="P3780">_</text:p>
      <text:p text:style-name="P3781">72. =007953</text:p>
      <text:p text:style-name="P3782">Not that it would even matter to some people.</text:p>
      <text:p text:style-name="P3783">You know, they can say whatever they want a8out me.</text:p>
      <text:p text:style-name="P3784">8ut somewhere out there is a shimmering new universe growing in a 8ig 8all of water.</text:p>
      <text:p text:style-name="P3785">He's looking hells of majestic. Amphi8ious and resplendent. His<text:s/><text:soft-page-break/>glorious croak would 8ring you to your knees.</text:p>
      <text:p text:style-name="P3786">That universe is going to give life to 8illions of trillions of zillions of cute little aliens.</text:p>
      <text:p text:style-name="P3787">You wouldn't even 8elieve how pretty and wonderful and happy all these aliens will 8e. It's making your lip trem8le just thinking a8out them, and how worth saving they are. Wow.</text:p>
      <text:p text:style-name="P3788">You could walk up to one of those aliens and put your hand on its innocent shoulder, and with a str8 face you could say, "Sorry to 8r8k it to you. 8ut tomorrow, a guy named Lord English is going to destroy your universe. You are all going to die."</text:p>
      <text:p text:style-name="P3789">And when that alien looks up at you with tears in its eyes, just 8efore the first one rolls down its weird alien cheek, you lean in close to its a8surd alien ear and whisper, "Psyche."</text:p>
      <text:p text:style-name="P3790">That's 8ecause you know a long time ago, in an o8scure pocket of reality the alien could never understand or give a shit a8out, some crazy girl sacrificed the "lives" of a 8unch ghosts in order to kill that guy forever.</text:p>
      <text:p text:style-name="P3791">They were already a million sweeps past their prime, existing on 8orrowed time, luxuri8ting in a kind of 8izarre metaphysical longevity few others will ever enjoy.</text:p>
      <text:p text:style-name="P3792">Just a fresh 8atch of 88 the squid gods kept on ice for an ins8tia8le fisherman cause they were sick of 8eing hunted themselves.</text:p>
      <text:p text:style-name="P3793">Those ghosts were all that stood in the way of an end to this eternal holocaust, and sparing their souls 8n't different in my view from personally committing atrocities on a cosmic fucking scale.</text:p>
      <text:p text:style-name="P3794">I only ever wanted to do the right thing no matter how it made people judge me, and I don't need a magic ring to do that.</text:p>
      <text:p text:style-name="P3795">You don't have to 8e alive to make yourself relevant.</text:p>
      <text:p text:style-name="P3796">And you don't have to 8e a good person to 8e a hero.</text:p>
      <text:p text:style-name="P3797">You just have to know who you are and stay true to that.</text:p>
      <text:p text:style-name="P3798">So I'm going to keep fighting for people the only way I ever knew how.</text:p>
      <text:p text:style-name="P3799">_</text:p>
      <text:soft-page-break/>
      <text:p text:style-name="P3800">73. =007594</text:p>
      <text:p text:style-name="P3801">8y 8eing me.</text:p>
      <text:p text:style-name="P3802">_</text:p>
      <text:p text:style-name="P3803">74. JE52; MP4; AM4: =007973</text:p>
      <text:p text:style-name="P3804">Will you guys hurry up??</text:p>
      <text:p text:style-name="P3805">This is seriously some of the most half assed treasure hunting I've ever seen.</text:p>
      <text:p text:style-name="P3806">_</text:p>
      <text:p text:style-name="P3807">75. JE53: =007974</text:p>
      <text:p text:style-name="P3808">Yeah!</text:p>
      <text:p text:style-name="P3809">Yes, that was going to 8e part two of my story.</text:p>
      <text:p text:style-name="P3810">Which starts right now!</text:p>
      <text:p text:style-name="P3811">This thing is some sort of juju.</text:p>
      <text:p text:style-name="P3812">As I'm sure you know 8y now, jujus are magic items that can do all sorts of things. 8end time and space, trap souls inside them, stuff like that.</text:p>
      <text:p text:style-name="P3813">The more potent jujus tend to 8e pretty versatile. I dou8t even he knew the full extent of its powers.</text:p>
      <text:p text:style-name="P3814">He supposedly got this thing as a 8oon for slaying a very powerful denizen. As if the guy even needed any more sick endgame rewards.</text:p>
      <text:p text:style-name="P3815">That's all I'm gonna say for the moment, since I'm sure everyone is dying to see it 8y now.</text:p>
      <text:p text:style-name="P3816">Only a complete asshole would make us w8 any longer to get a look at this thing.</text:p>
      <text:p text:style-name="P3817">_</text:p>
      <text:p text:style-name="P3818">76. AH1: =007980</text:p>
      <text:p text:style-name="P3819"><text:span text:style-name="T3820"><draw:frame draw:style-name="a1" draw:name="Picture 266170488" text:anchor-type="as-char" svg:x="0in" svg:y="0in" svg:width="0.1563in" svg:height="0.1457in" style:rel-width="scale" style:rel-height="scale"><draw:image xlink:href="media/image2.wmf" xlink:type="simple" xlink:show="embed" xlink:actuate="onLoad"/><svg:title/><svg:desc/></draw:frame></text:span><text:span text:style-name="T3821">FUCK YOU!!!!!!!!</text:span><text:span text:style-name="T3822"><draw:frame draw:style-name="a2" draw:name="Picture 1430852836" text:anchor-type="as-char" svg:x="0in" svg:y="0in" svg:width="0.1563in" svg:height="0.1457in" style:rel-width="scale" style:rel-height="scale"><draw:image xlink:href="media/image2.wmf" xlink:type="simple" xlink:show="embed" xlink:actuate="onLoad"/><svg:title/><svg:desc/></draw:frame></text:span></text:p>
      <text:p text:style-name="P3823">_</text:p>
      <text:p text:style-name="P3824">77. AH2: =007981</text:p>
      <text:soft-page-break/>
      <text:p text:style-name="P3825"><text:span text:style-name="T3826"><draw:frame draw:style-name="a3" draw:name="Picture 1180083416" text:anchor-type="as-char" svg:x="0in" svg:y="0in" svg:width="0.1563in" svg:height="0.1457in" style:rel-width="scale" style:rel-height="scale"><draw:image xlink:href="media/image2.wmf" xlink:type="simple" xlink:show="embed" xlink:actuate="onLoad"/><svg:title/><svg:desc/></draw:frame></text:span><text:span text:style-name="T3827">FUUUUUUUUCK YOOOOOOOOUUUUUUUU!!!!!!!!</text:span><text:span text:style-name="T3828"><draw:frame draw:style-name="a4" draw:name="Picture 1759813312" text:anchor-type="as-char" svg:x="0in" svg:y="0in" svg:width="0.1563in" svg:height="0.1457in" style:rel-width="scale" style:rel-height="scale"><draw:image xlink:href="media/image2.wmf" xlink:type="simple" xlink:show="embed" xlink:actuate="onLoad"/><svg:title/><svg:desc/></draw:frame></text:span></text:p>
      <text:p text:style-name="P3829"><text:span text:style-name="T3830"><draw:frame draw:style-name="a5" draw:name="Picture 865403503" text:anchor-type="as-char" svg:x="0in" svg:y="0in" svg:width="0.1563in" svg:height="0.1457in" style:rel-width="scale" style:rel-height="scale"><draw:image xlink:href="media/image2.wmf" xlink:type="simple" xlink:show="embed" xlink:actuate="onLoad"/><svg:title/><svg:desc/></draw:frame></text:span><text:span text:style-name="T3831">FUCK YOU!</text:span><text:span text:style-name="T3832"><draw:frame draw:style-name="a6" draw:name="Picture 39489370" text:anchor-type="as-char" svg:x="0in" svg:y="0in" svg:width="0.1563in" svg:height="0.1457in" style:rel-width="scale" style:rel-height="scale"><draw:image xlink:href="media/image2.wmf" xlink:type="simple" xlink:show="embed" xlink:actuate="onLoad"/><svg:title/><svg:desc/></draw:frame></text:span></text:p>
      <text:p text:style-name="P3833"><text:span text:style-name="T3834"><draw:frame draw:style-name="a7" draw:name="Picture 1503942106" text:anchor-type="as-char" svg:x="0in" svg:y="0in" svg:width="0.1563in" svg:height="0.1457in" style:rel-width="scale" style:rel-height="scale"><draw:image xlink:href="media/image2.wmf" xlink:type="simple" xlink:show="embed" xlink:actuate="onLoad"/><svg:title/><svg:desc/></draw:frame></text:span><text:span text:style-name="T3835">FUCK YOU!</text:span><text:span text:style-name="T3836"><draw:frame draw:style-name="a8" draw:name="Picture 68746993" text:anchor-type="as-char" svg:x="0in" svg:y="0in" svg:width="0.1563in" svg:height="0.1457in" style:rel-width="scale" style:rel-height="scale"><draw:image xlink:href="media/image2.wmf" xlink:type="simple" xlink:show="embed" xlink:actuate="onLoad"/><svg:title/><svg:desc/></draw:frame></text:span></text:p>
      <text:p text:style-name="P3837"><text:span text:style-name="T3838"><draw:frame draw:style-name="a9" draw:name="Picture 1904441193" text:anchor-type="as-char" svg:x="0in" svg:y="0in" svg:width="0.1563in" svg:height="0.1457in" style:rel-width="scale" style:rel-height="scale"><draw:image xlink:href="media/image2.wmf" xlink:type="simple" xlink:show="embed" xlink:actuate="onLoad"/><svg:title/><svg:desc/></draw:frame></text:span><text:span text:style-name="T3839">FUCK YOU!</text:span><text:span text:style-name="T3840"><draw:frame draw:style-name="a10" draw:name="Picture 257523730" text:anchor-type="as-char" svg:x="0in" svg:y="0in" svg:width="0.1563in" svg:height="0.1457in" style:rel-width="scale" style:rel-height="scale"><draw:image xlink:href="media/image2.wmf" xlink:type="simple" xlink:show="embed" xlink:actuate="onLoad"/><svg:title/><svg:desc/></draw:frame></text:span></text:p>
      <text:p text:style-name="P3841"><text:span text:style-name="T3842"><draw:frame draw:style-name="a11" draw:name="Picture 296136575" text:anchor-type="as-char" svg:x="0in" svg:y="0in" svg:width="0.1563in" svg:height="0.1457in" style:rel-width="scale" style:rel-height="scale"><draw:image xlink:href="media/image2.wmf" xlink:type="simple" xlink:show="embed" xlink:actuate="onLoad"/><svg:title/><svg:desc/></draw:frame></text:span><text:span text:style-name="T3843">FUCK YOU!</text:span><text:span text:style-name="T3844"><draw:frame draw:style-name="a12" draw:name="Picture 263398999" text:anchor-type="as-char" svg:x="0in" svg:y="0in" svg:width="0.1563in" svg:height="0.1457in" style:rel-width="scale" style:rel-height="scale"><draw:image xlink:href="media/image2.wmf" xlink:type="simple" xlink:show="embed" xlink:actuate="onLoad"/><svg:title/><svg:desc/></draw:frame></text:span></text:p>
      <text:p text:style-name="P3845"><text:span text:style-name="T3846"><draw:frame draw:style-name="a13" draw:name="Picture 644109551" text:anchor-type="as-char" svg:x="0in" svg:y="0in" svg:width="0.1563in" svg:height="0.1457in" style:rel-width="scale" style:rel-height="scale"><draw:image xlink:href="media/image2.wmf" xlink:type="simple" xlink:show="embed" xlink:actuate="onLoad"/><svg:title/><svg:desc/></draw:frame></text:span><text:span text:style-name="T3847">FUCK YOU!</text:span><text:span text:style-name="T3848"><draw:frame draw:style-name="a14" draw:name="Picture 1273522039" text:anchor-type="as-char" svg:x="0in" svg:y="0in" svg:width="0.1563in" svg:height="0.1457in" style:rel-width="scale" style:rel-height="scale"><draw:image xlink:href="media/image2.wmf" xlink:type="simple" xlink:show="embed" xlink:actuate="onLoad"/><svg:title/><svg:desc/></draw:frame></text:span></text:p>
      <text:p text:style-name="P3849"><text:span text:style-name="T3850"><draw:frame draw:style-name="a15" draw:name="Picture 1954693323" text:anchor-type="as-char" svg:x="0in" svg:y="0in" svg:width="0.1563in" svg:height="0.1457in" style:rel-width="scale" style:rel-height="scale"><draw:image xlink:href="media/image2.wmf" xlink:type="simple" xlink:show="embed" xlink:actuate="onLoad"/><svg:title/><svg:desc/></draw:frame></text:span><text:span text:style-name="T3851">FUCK YOU!</text:span><text:span text:style-name="T3852"><draw:frame draw:style-name="a16" draw:name="Picture 564471798" text:anchor-type="as-char" svg:x="0in" svg:y="0in" svg:width="0.1563in" svg:height="0.1457in" style:rel-width="scale" style:rel-height="scale"><draw:image xlink:href="media/image2.wmf" xlink:type="simple" xlink:show="embed" xlink:actuate="onLoad"/><svg:title/><svg:desc/></draw:frame></text:span></text:p>
      <text:p text:style-name="P3853"><text:span text:style-name="T3854"><draw:frame draw:style-name="a17" draw:name="Picture 1931281801" text:anchor-type="as-char" svg:x="0in" svg:y="0in" svg:width="0.1563in" svg:height="0.1457in" style:rel-width="scale" style:rel-height="scale"><draw:image xlink:href="media/image2.wmf" xlink:type="simple" xlink:show="embed" xlink:actuate="onLoad"/><svg:title/><svg:desc/></draw:frame></text:span><text:span text:style-name="T3855">FUCK YOU!</text:span><text:span text:style-name="T3856"><draw:frame draw:style-name="a18" draw:name="Picture 1414251573" text:anchor-type="as-char" svg:x="0in" svg:y="0in" svg:width="0.1563in" svg:height="0.1457in" style:rel-width="scale" style:rel-height="scale"><draw:image xlink:href="media/image2.wmf" xlink:type="simple" xlink:show="embed" xlink:actuate="onLoad"/><svg:title/><svg:desc/></draw:frame></text:span></text:p>
      <text:p text:style-name="P3857"><text:span text:style-name="T3858"><draw:frame draw:style-name="a19" draw:name="Picture 2103905678" text:anchor-type="as-char" svg:x="0in" svg:y="0in" svg:width="0.1563in" svg:height="0.1457in" style:rel-width="scale" style:rel-height="scale"><draw:image xlink:href="media/image2.wmf" xlink:type="simple" xlink:show="embed" xlink:actuate="onLoad"/><svg:title/><svg:desc/></draw:frame></text:span><text:span text:style-name="T3859">FUCK YOU!</text:span><text:span text:style-name="T3860"><draw:frame draw:style-name="a20" draw:name="Picture 1213613609" text:anchor-type="as-char" svg:x="0in" svg:y="0in" svg:width="0.1563in" svg:height="0.1457in" style:rel-width="scale" style:rel-height="scale"><draw:image xlink:href="media/image2.wmf" xlink:type="simple" xlink:show="embed" xlink:actuate="onLoad"/><svg:title/><svg:desc/></draw:frame></text:span></text:p>
      <text:p text:style-name="P3861">_</text:p>
      <text:p text:style-name="P3862">78. AH3: =007982</text:p>
      <text:p text:style-name="P3863">OHHHHHHHH NOOOOOOO!!!!!!!!</text:p>
      <text:p text:style-name="P3864">OH FUUUUUUUUUUUUUUUUUUUUUUUUUUUUUUUUCK NOOOOOOOOOOOOOOOOOOOOOOOOOOOOOOOO!</text:p>
      <text:p text:style-name="P3865"><text:span text:style-name="T3866">WE'RE G8ING TO LOOK AT WH8T'S IN THIS CH8ST<text:s/></text:span><text:span text:style-name="T3867">RIGHT N8W!!!!!!!!</text:span></text:p>
      <text:p text:style-name="P3868">DO YOU HE8R ME Y8U F8CK?</text:p>
      <text:p text:style-name="P3869">I D8DN'T SCRAPE AND CLAW MY W8Y 8ACK TO RELEV8NCE F8R THIS SHIT!</text:p>
      <text:p text:style-name="P3870"><text:span text:style-name="T3871">I'M DOING S8METHING<text:s/></text:span><text:span text:style-name="T3872">F8CKING IMPORTANT!<text:s/></text:span><text:span text:style-name="T3873">AND WHEN I DO SOMETH8NG<text:s/></text:span><text:span text:style-name="T3874">FUCKING IMPORT8NT</text:span><text:span text:style-name="T3875">, EVERY88DY 8ETTER D8MN WELL<text:s/></text:span><text:span text:style-name="T3876">PAY ATT8NTION TO ME!!!!!!!!</text:span></text:p>
      <text:p text:style-name="P3877">YOU DON'T TH8NK I'M ON TO YOU 8Y NOW? AS IF I C8N'T SENSE WH8N SOME SORT OF 8ULLFUCKERY IS AFOOT????????</text:p>
      <text:p text:style-name="P3878"><text:span text:style-name="T3879">YOU DON'T THINK 8'M WISE TO YO8R<text:s/></text:span><text:span text:style-name="T3880">FUCKING G8MES????????</text:span></text:p>
      <text:p text:style-name="P3881">GO AHEAD! TRY AND FUCK W8TH US SOME M8RE!</text:p>
      <text:p text:style-name="P3882">MAKE MY D8Y YOU PI8CE OF SHIT!</text:p>
      <text:p text:style-name="P3883">EVERYONE HERE WANTS TO KNOW WH8T'S IN THIS CHEST, SO THAT'S EX8CTLY WHAT THEY'RE GONNA SEE!</text:p>
      <text:p text:style-name="P3884">THERE'S PRO8A8LY SOME IDEAL WAY FOR ME TO REVEAL THIS THING TO M8KE IT SEEM AS COOL AS POSSI8LE, 8UT Y8U KNOW WHAT!</text:p>
      <text:soft-page-break/>
      <text:p text:style-name="P3885">I DON'T GIVE A F8CK!!!!!!!!</text:p>
      <text:p text:style-name="P3886">I'M JUST G8NNA DUMP IT OUT ON THE FLOOR RIGHT HERE AND NOW!</text:p>
      <text:p text:style-name="P3887">_</text:p>
      <text:p text:style-name="P3888">79. AH4: =007983</text:p>
      <text:p text:style-name="P3889">THERE!</text:p>
      <text:p text:style-name="P3890"><text:span text:style-name="T3891">FUCKING<text:s/></text:span><text:span text:style-name="T3892">TH8RE!!!!!!!!</text:span></text:p>
      <text:p text:style-name="P3893">TAAAAAAAA DAAAAAAAA!</text:p>
      <text:p text:style-name="P3894">W8W WILL YOU LOOK AT TH8T!</text:p>
      <text:p text:style-name="P3895"><text:span text:style-name="T3896">IT'S THE<text:s/></text:span><text:span text:style-name="T3897">FUCK8NG TREASURE!</text:span></text:p>
      <text:p text:style-name="P3898">LOOKS LIKE SOME K8ND OF HUMAN HOUSE SHAPED THING! H8LY SHIT, DIDN'T SEE THAT C8MING!!!!!!!!</text:p>
      <text:p text:style-name="P3899">NOW EVERYONE HOLD YOUR FUCKING H8RSES WHILE I ARTLESSLY EXPLAIN SOME MORE SHIT A8OUT IT!</text:p>
      <text:p text:style-name="P3900">WOOOOOOOO! HERE FUCKING G8ES!</text:p>
      <text:p text:style-name="P3901">_</text:p>
      <text:p text:style-name="P3902">80. AH5: =007984</text:p>
      <text:p text:style-name="P3903">AFTER THE GUY USED IT THAT ONE TIME, IT 8ECAME TOTALLY INTANGI8LE! SO WE CAN'T TOUCH IT OR PICK IT UP!</text:p>
      <text:p text:style-name="P3904">THAT'S WHY WE 8ROUGHT ARADIA ALONG! SO SHE CAN MAKE IT LEVIT8 OR WHATEVER!</text:p>
      <text:p text:style-name="P3905">IF WE 8RING IT NEAR HIM IT'S SUPPOSED TO ACTIV8 AGAIN OR SOMETHING! THAT'S HOW YOU USE IT AS A WEAPON I GUESS!</text:p>
      <text:p text:style-name="P3906">8UT THAT'S ALL I KNOW!!!!!!!!</text:p>
      <text:p text:style-name="P3907">THERE! YOU LIKE TH8T YOU FUCK?</text:p>
      <text:p text:style-name="P3908">DO YOU LIKE HOW I JUST TOOK THE FUCKING PISS OUT OF TH8T COOL MYSTERIOUS TREASURE! HAHAHAHAHAHAHAHA!</text:p>
      <text:p text:style-name="P3909"><text:span text:style-name="T3910">DO YOU LIKE GETTING<text:s/></text:span><text:span text:style-name="T3911">OWNED????????</text:span></text:p>
      <text:p text:style-name="P3912"><text:span text:style-name="T3913">8ECAUSE THAT'S WHAT YOU JUST GOT!<text:s/></text:span><text:span text:style-name="T3914">OWNED!!!!!!!!</text:span></text:p>
      <text:p text:style-name="P3915">SO WHY DON'T YOU SUCK IT!</text:p>
      <text:soft-page-break/>
      <text:p text:style-name="P3916">_</text:p>
      <text:p text:style-name="P3917">81. AH6: =007985</text:p>
      <text:p text:style-name="P3918">SUUUUUUUUCK........</text:p>
      <text:p text:style-name="P3919">_</text:p>
      <text:p text:style-name="P3920">82. AH7: =007986</text:p>
      <text:p text:style-name="P3921">IIIIIIIIT!!!!!!!!</text:p>
      <text:p text:style-name="P3922">_</text:p>
      <text:p text:style-name="P3923">83. =007987</text:p>
      <text:p text:style-name="P3924">*Huff puff.*</text:p>
      <text:p text:style-name="P3925">_</text:p>
      <text:p text:style-name="P3926">84. JE54: =007992</text:p>
      <text:p text:style-name="P3927">Yes.</text:p>
      <text:p text:style-name="P3928">Yeah, I'm pretty sure that's what intangi8le means!</text:p>
      <text:p text:style-name="P3929">I dunno if I would do that if I were you.</text:p>
      <text:p text:style-name="P3930">_</text:p>
      <text:p text:style-name="P3931">85. JE55; AM5: =007993</text:p>
      <text:p text:style-name="P3932">It's not just a8out you, John.</text:p>
      <text:p text:style-name="P3933">This is a very powerful juju. You'd 8e messing with some forces we don't fully understand.</text:p>
      <text:p text:style-name="P3934">Oh my god.</text:p>
      <text:p text:style-name="P3935">Alright, whatever. I'll 8e fucked if suddenly I'm gonna 8e the lone voice of prudence and sound judgment in our 8adass pir8 clu8.</text:p>
      <text:p text:style-name="P3936">If you really wanna plunge your fist through some sort of hole in reality, then 8e my guest!</text:p>
      <text:p text:style-name="P3937">_</text:p>
      <text:p text:style-name="P3938">86. JE56: =008008</text:p>
      <text:p text:style-name="P3939">John, will you get your hand out of there?</text:p>
      <text:soft-page-break/>
      <text:p text:style-name="P3940">You're vaguely fucking shit up in some totally am8iguous way.</text:p>
      <text:p text:style-name="P3941">_</text:p>
      <text:p text:style-name="P3942">87. JE57: =008009</text:p>
      <text:p text:style-name="P3943">John!!!!!!!!</text:p>
      <text:p text:style-name="P3944">_</text:p>
      <text:p text:style-name="P3945">88. AH8: =008012</text:p>
      <text:p text:style-name="P3946"><text:span text:style-name="T3947"><draw:frame draw:style-name="a21" draw:name="Picture 1916439131" text:anchor-type="as-char" svg:x="0in" svg:y="0in" svg:width="0.1563in" svg:height="0.1457in" style:rel-width="scale" style:rel-height="scale"><draw:image xlink:href="media/image2.wmf" xlink:type="simple" xlink:show="embed" xlink:actuate="onLoad"/><svg:title/><svg:desc/></draw:frame></text:span><text:span text:style-name="T3948">LEAVE ME ALONE YOU FUCKING CREEP!!!!!!!!</text:span><text:span text:style-name="T3949"><draw:frame draw:style-name="a22" draw:name="Picture 242486735" text:anchor-type="as-char" svg:x="0in" svg:y="0in" svg:width="0.1563in" svg:height="0.1457in" style:rel-width="scale" style:rel-height="scale"><draw:image xlink:href="media/image2.wmf" xlink:type="simple" xlink:show="embed" xlink:actuate="onLoad"/><svg:title/><svg:desc/></draw:frame></text:span></text:p>
      <text:p text:style-name="P3950">_</text:p>
      <text:p text:style-name="P3951">89. AH9: =008037</text:p>
      <text:p text:style-name="P3952"><text:span text:style-name="T3953"><draw:frame draw:style-name="a23" draw:name="Picture 694208348" text:anchor-type="as-char" svg:x="0in" svg:y="0in" svg:width="0.1563in" svg:height="0.1457in" style:rel-width="scale" style:rel-height="scale"><draw:image xlink:href="media/image2.wmf" xlink:type="simple" xlink:show="embed" xlink:actuate="onLoad"/><svg:title/><svg:desc/></draw:frame></text:span><text:span text:style-name="T3954">sdkljfhkldhfsdkhfk</text:span><text:span text:style-name="T3955"><draw:frame draw:style-name="a24" draw:name="Picture 124331975" text:anchor-type="as-char" svg:x="0in" svg:y="0in" svg:width="0.1563in" svg:height="0.1457in" style:rel-width="scale" style:rel-height="scale"><draw:image xlink:href="media/image2.wmf" xlink:type="simple" xlink:show="embed" xlink:actuate="onLoad"/><svg:title/><svg:desc/></draw:frame></text:span></text:p>
      <text:p text:style-name="P3956">_</text:p>
      <text:p text:style-name="P3957">Act 6 Act 6</text:p>
      <text:p text:style-name="P3958">_</text:p>
      <text:p text:style-name="P3959">Act 6 Act 6 Intermission 1</text:p>
      <text:p text:style-name="P3960">_</text:p>
      <text:p text:style-name="P3961">Act 6 Act 6 Act 2</text:p>
      <text:p text:style-name="P3962">_</text:p>
      <text:p text:style-name="P3963">Act 6 Act 6 Intermission 2</text:p>
      <text:p text:style-name="P3964">_</text:p>
      <text:p text:style-name="P3965">90. MP5: =008453</text:p>
      <text:p text:style-name="P3966">Can I just talk to her already?</text:p>
      <text:p text:style-name="P3967">I just want to say a couple things!!!!!!!!</text:p>
      <text:p text:style-name="P3968">I don't have a phone!</text:p>
      <text:p text:style-name="P3969">Here, let me talk to her.</text:p>
      <text:p text:style-name="P3970">_</text:p>
      <text:soft-page-break/>
      <text:p text:style-name="P3971">91. MP6: =008647</text:p>
      <text:p text:style-name="P3972">To 8e honest, I don't even want to hear any more.</text:p>
      <text:p text:style-name="P3973">Next time you have an upd8 on what my ancestor has 8een up to, please just keep it to yourself.</text:p>
      <text:p text:style-name="P3974">_</text:p>
      <text:p text:style-name="P3975">92. MP7: =008648</text:p>
      <text:p text:style-name="P3976">It's em8arrassing!</text:p>
      <text:p text:style-name="P3977">I cringe every time I think a8out her self-indulgent exploits.</text:p>
      <text:p text:style-name="P3978">Doesn't she realize this sort of thing never works?</text:p>
      <text:p text:style-name="P3979">You don't just go and insert yourself into the middle of all the action in the most hamfisted way possi8le just 8ecause you can't stand another second 8eing out of the spotlight.</text:p>
      <text:p text:style-name="P3980">That always goes horri8ly for everyone.</text:p>
      <text:p text:style-name="P3981">Even worse, it ends up making you look like an idiot.</text:p>
      <text:p text:style-name="P3982">And even MORE worse, it's making ME look like an idiot 8y associ8tion!</text:p>
      <text:p text:style-name="P3983">Why couldn't she have thought this through a little more?</text:p>
      <text:p text:style-name="P3984">Why couldn't she have at least TOLD us first?</text:p>
      <text:p text:style-name="P3985">How is it that I understand this and she doesn't?</text:p>
      <text:p text:style-name="P3986">She's HOW much older than me?</text:p>
      <text:p text:style-name="P3987">Like a 8ajillion dream 8u88le sweeps or something?</text:p>
      <text:p text:style-name="P3988">All that experience and wisdom, and she's out there floundering around like fucking noo8.</text:p>
      <text:p text:style-name="P3989">It's so disheartening. She wants to 8e like Marquise so much, just like I used to.</text:p>
      <text:p text:style-name="P3990">8ut she is NOTHING like her!</text:p>
      <text:p text:style-name="P3991">You kind of need to have a fuck ton of experience doing, you know... a lot of ruthless pir8tey shit 8efore you can pull that off?</text:p>
      <text:p text:style-name="P3992">You can't just 8e a 8ookish dwee8 all your life, then suddenly<text:s/><text:soft-page-break/>decide to flip the 8adass switch and expect people to take you seriously.</text:p>
      <text:p text:style-name="P3993">Also, to truly pull that off, it MIGHT help to actually 8e a goddamned adult.</text:p>
      <text:p text:style-name="P3994">I know, I must 8e totally off my swaychair for suggesting it. 8ut may8e, just MAY8E, there are certain roles and 8ehaviors which are 8est left to fully developed, grown ass people!</text:p>
      <text:p text:style-name="P3995">Not to sound like a wet 8lanket, 8ut my ancestor's journal contained some EXTREMELY mature content!</text:p>
      <text:p text:style-name="P3996">So now we have yet another stupid kid trying to fill the 8oots of a legendary pir8 queen, and it's amateur hour all over again.</text:p>
      <text:p text:style-name="P3997">All I can see in her is me when I used to........</text:p>
      <text:p text:style-name="P3998">And it makes me want to........</text:p>
      <text:p text:style-name="P3999">UGHHHHHHHH!</text:p>
      <text:p text:style-name="P4000">Sorry.</text:p>
      <text:p text:style-name="P4001">I'm just dismayed 8y some of the implic8tions of her actions.</text:p>
      <text:p text:style-name="P4002">Is this really how I came off when I used to pull this sort of shit?</text:p>
      <text:p text:style-name="P4003">I have a sickening feeling it was just like this.</text:p>
      <text:p text:style-name="P4004">No wonder no8ody could stand me.</text:p>
      <text:p text:style-name="P4005">And here I am, 8itching at my ancestor like I know 8etter, like I've evolved 8eyond all that.</text:p>
      <text:p text:style-name="P4006">8ut........</text:p>
      <text:p text:style-name="P4007">Have I really?</text:p>
      <text:p text:style-name="P4008">Do I go around thinking I'm smarter than I used to 8e, 8ut end up repeating all the same old patterns without even realizing it?</text:p>
      <text:p text:style-name="P4009">Was the plan to find this treasure and 8uild an army just a rest8tement of my immature, egomaniacal 8ullshit disguised as a more "strategically sensi8le" plan?</text:p>
      <text:p text:style-name="P4010">If I can apparently keep kidding myself a8out this crap forever, then how would I know the difference?</text:p>
      <text:p text:style-name="P4011">I guess the thing I h8 most a8out her stunt isn't that it's a<text:s/><text:soft-page-break/>dum8 plan, or that we weren't included.</text:p>
      <text:p text:style-name="P4012">It's that it's making me wonder if I can trust any of my own judgments, even after all this time.</text:p>
      <text:p text:style-name="P4013">I don't know a8out that.</text:p>
      <text:p text:style-name="P4014">If it's so 8aller, why is it making me feel like shit?</text:p>
      <text:p text:style-name="P4015">I guess.</text:p>
      <text:p text:style-name="P4016">What a8out you?</text:p>
      <text:p text:style-name="P4017">Does any of this reson8 at all?</text:p>
      <text:p text:style-name="P4018">I know you used to stir up shit with your friends.</text:p>
      <text:p text:style-name="P4019">You must have done some outrageous things which you thought were necessary for the good of the team. When you look 8ack, do you ever wonder what you were thinking? Or if you ever truly evolved?</text:p>
      <text:p text:style-name="P4020">Oh, come on.</text:p>
      <text:p text:style-name="P4021">Don't leave me hanging in self dou8t lim8o here.</text:p>
      <text:p text:style-name="P4022">Gimme SOMETHING, Peixes.</text:p>
      <text:p text:style-name="P4023">You don't care if you make mistakes?</text:p>
      <text:p text:style-name="P4024">YES.</text:p>
      <text:p text:style-name="P4025">That is so right on.</text:p>
      <text:p text:style-name="P4026">If you asked me a long time ago, I'm sure I would have insisted that's exactly how I felt a8out everything I did too.</text:p>
      <text:p text:style-name="P4027">8ut I don't know if that's true anymore.</text:p>
      <text:p text:style-name="P4028">In fact, I'm sure that WASN'T true.</text:p>
      <text:p text:style-name="P4029">I was always invested as hell in the consequences of everything I did, and how it made me look.</text:p>
      <text:p text:style-name="P4030">And how it made me feel a8out myself especially.</text:p>
      <text:p text:style-name="P4031">Well of course.</text:p>
      <text:p text:style-name="P4032">Who the fuck wants to 8e poor?</text:p>
      <text:p text:style-name="P4033">That's for losers.</text:p>
      <text:p text:style-name="P4034">_</text:p>
      <text:soft-page-break/>
      <text:p text:style-name="P4035">93. MP8: =008649</text:p>
      <text:p text:style-name="P4036">Anyway, I have no idea what to do now.</text:p>
      <text:p text:style-name="P4037">Her ill-advised power play has ruined everything.</text:p>
      <text:p text:style-name="P4038">I don't think so.</text:p>
      <text:p text:style-name="P4039">If you want to know the truth........</text:p>
      <text:p text:style-name="P4040">When we were manipul8ting all those ghosts, Aranea was doing most of the work.</text:p>
      <text:p text:style-name="P4041">Her a8ilities are a lot more advanced than mine. I guess 8ecause she's 8een around for so long?</text:p>
      <text:p text:style-name="P4042">I was kind of riding her coattails, making it seem like it was a true colla8oration 8etween us.</text:p>
      <text:p text:style-name="P4043">It was actually very nice of her to allow people to get that impression. She didn't have to.</text:p>
      <text:p text:style-name="P4044">I should have just told every8ody that. I guess I wanted to 8elieve it too. Like we were equal partners in crime. Ancestor and descendant united at last, and working gr8 together.</text:p>
      <text:p text:style-name="P4045">I hope you don't think that makes me a huge phony.</text:p>
      <text:p text:style-name="P4046">Yeah.</text:p>
      <text:p text:style-name="P4047">You're right, you wouldn't.</text:p>
      <text:p text:style-name="P4048">I shouldn't 8e saying needy shit like that.</text:p>
      <text:p text:style-name="P4049">I'm just a 8it depressed, 8ecause it feels like I'm running out of friends all over again.</text:p>
      <text:p text:style-name="P4050">Same.</text:p>
      <text:p text:style-name="P4051">I don't know.</text:p>
      <text:p text:style-name="P4052">Possi8ly?</text:p>
      <text:p text:style-name="P4053">The way I was picturing it, a major feature of the original three pronged approach was to use the army to lead a first wave assault against him.</text:p>
      <text:p text:style-name="P4054">Then while he was preoccupied 8y all those ghosts swamping him, I would go in for the kill with the secret weapon.</text:p>
      <text:p text:style-name="P4055">So without an army, I guess we'd need to get close enough to him<text:s/><text:soft-page-break/>to use it 8efore he killed us.</text:p>
      <text:p text:style-name="P4056">I guess.</text:p>
      <text:p text:style-name="P4057">8ut I get the feeling Lord English is not the kind of guy you can just sneak up on.</text:p>
      <text:p text:style-name="P4058">Hahahaha.</text:p>
      <text:p text:style-name="P4059">That would 8e awesome, if somewhat implausi8le.</text:p>
      <text:p text:style-name="P4060">I guess we can think it over.</text:p>
      <text:p text:style-name="P4061">8ut if we're getting real here, this has all made me feel pretty lukewarm on the plan.</text:p>
      <text:p text:style-name="P4062">Aranea checking the fuck out. And me recoiling at her hu8ris, which is o8viously just........</text:p>
      <text:p text:style-name="P4063">My OWN 8ullshit, getting thrown 8ack in my face?</text:p>
      <text:p text:style-name="P4064">It's a 8it much.</text:p>
      <text:p text:style-name="P4065">You have to 8e a8le to trust your own judgment to make good plans, right?</text:p>
      <text:p text:style-name="P4066">I don't know if I do anymore.</text:p>
      <text:p text:style-name="P4067">I certainly don't right now.</text:p>
      <text:p text:style-name="P4068">Remem8er when our crew started re8elling against me in that cave, and I was kind of lashing out?</text:p>
      <text:p text:style-name="P4069">I think I might have 8een forcing it a little?</text:p>
      <text:p text:style-name="P4070">Like that whole dramatic speech I gave when I jumped into the flaming pit.</text:p>
      <text:p text:style-name="P4071">Was that really a genuine thing, or like, a desper8te last attempt to 8e who I think I should 8e?</text:p>
      <text:p text:style-name="P4072">It wasn't supposed to 8e funny though!!!!!!!!</text:p>
      <text:p text:style-name="P4073">Ah man.</text:p>
      <text:p text:style-name="P4074">I really don't know what to do.</text:p>
      <text:p text:style-name="P4075">I'm too depressed to think proactively a8out any of this.</text:p>
      <text:p text:style-name="P4076">May8e the truth is I don't even care all that much if anyone stops Lord English.</text:p>
      <text:soft-page-break/>
      <text:p text:style-name="P4077">I think all I really cared a8out was getting to do it myself.</text:p>
      <text:p text:style-name="P4078">What if we just........</text:p>
      <text:p text:style-name="P4079">Gave up on the mission?</text:p>
      <text:p text:style-name="P4080">Yeah.</text:p>
      <text:p text:style-name="P4081">What do you think.</text:p>
      <text:p text:style-name="P4082">Sure?</text:p>
      <text:p text:style-name="P4083">You don't think that would 8e a wussy move?</text:p>
      <text:p text:style-name="P4084">That's a very good point.</text:p>
      <text:p text:style-name="P4085">::::)</text:p>
      <text:p text:style-name="P4086">_</text:p>
      <text:p text:style-name="P4087">Act 6 Act 6 Act 3</text:p>
      <text:p text:style-name="P4088">_</text:p>
      <text:p text:style-name="P4089">Act 6 Act 6 Intermission 3</text:p>
      <text:p text:style-name="P4090">_</text:p>
      <text:p text:style-name="P4091">Act 6 Act 6 Act 4</text:p>
      <text:p text:style-name="P4092">_</text:p>
      <text:p text:style-name="P4093">Act 6 Act 6 Intermission 4</text:p>
      <text:p text:style-name="P4094">_</text:p>
      <text:p text:style-name="P4095">94. MP9: =009064</text:p>
      <text:p text:style-name="P4096">Hey Meenah.</text:p>
      <text:p text:style-name="P4097">Any idea where we are now?</text:p>
      <text:p text:style-name="P4098">Do you think...</text:p>
      <text:p text:style-name="P4099">This could 8e the "Dark Carnival"??</text:p>
      <text:p text:style-name="P4100">Are you sure?</text:p>
      <text:p text:style-name="P4101">_</text:p>
      <text:p text:style-name="P4102">95. MP10: =009065</text:p>
      <text:soft-page-break/>
      <text:p text:style-name="P4103">Ok, I can 8uy that there's no such place as the Dark Carnival, and TOTALLY get 8ehind slamming the 8eliefs of people I dislike.</text:p>
      <text:p text:style-name="P4104">8ut really...</text:p>
      <text:p text:style-name="P4105">Whose memory do you think this place is from?</text:p>
      <text:p text:style-name="P4106">Uh.</text:p>
      <text:p text:style-name="P4107">I don't remem8er, to 8e honest.</text:p>
      <text:p text:style-name="P4108">I'm just curious!</text:p>
      <text:p text:style-name="P4109">This is such an odd thing to encounter.</text:p>
      <text:p text:style-name="P4110">Who experienced this? Some alt-alt-alt version of Karkat's lame ancestor?</text:p>
      <text:p text:style-name="P4111">A chess creature from a distant unrel8ted session, after its post-reckoning getaway, who then repopul8ted a dead planet, and started 8uilding amusement parks??</text:p>
      <text:p text:style-name="P4112">I just tend to wonder things. It's in my n8ture.</text:p>
      <text:p text:style-name="P4113">I guess now that you mention it, I don't actually.</text:p>
      <text:p text:style-name="P4114">At all.</text:p>
      <text:p text:style-name="P4115">May8e I was just making convers8tion????????</text:p>
      <text:p text:style-name="P4116">Sometimes I just want to shoot the 8reeze with you!</text:p>
      <text:p text:style-name="P4117">Yeah, yeah.</text:p>
      <text:p text:style-name="P4118">So I've heard. ::::P</text:p>
      <text:p text:style-name="P4119">_</text:p>
      <text:p text:style-name="P4120">96. MP11: =009066</text:p>
      <text:p text:style-name="P4121">Take it in stroke?</text:p>
      <text:p text:style-name="P4122">I knew what you meant. I was just teasing.</text:p>
      <text:p text:style-name="P4123">_</text:p>
      <text:p text:style-name="P4124">97. MP12: =009067</text:p>
      <text:p text:style-name="P4125">So do you want to hang out here a while?</text:p>
      <text:p text:style-name="P4126">Or fuck off to some other less ostent8tious hodgepodge of memories.</text:p>
      <text:soft-page-break/>
      <text:p text:style-name="P4127">Hmm.</text:p>
      <text:p text:style-name="P4128">I don't know. Does it look fun to you?</text:p>
      <text:p text:style-name="P4129">Yeah.</text:p>
      <text:p text:style-name="P4130">YEAH!!!!!!!!</text:p>
      <text:p text:style-name="P4131">_</text:p>
      <text:p text:style-name="P4132">98. MP13: =009068</text:p>
      <text:p text:style-name="P4133">So what do you want to do first?</text:p>
      <text:p text:style-name="P4134">Go on this, um...</text:p>
      <text:p text:style-name="P4135">Slowly rot8ting horse cylinder?</text:p>
      <text:p text:style-name="P4136">Agreed.</text:p>
      <text:p text:style-name="P4137">I think I h8 horses, actually.</text:p>
      <text:p text:style-name="P4138">They sort of creep me out?</text:p>
      <text:p text:style-name="P4139">I had a weird experience one time where I was surrounded 8y a 8unch of horses for no reason, and it was the most ominous fucking thing.</text:p>
      <text:p text:style-name="P4140">I think I've just decided that 8eing surrounded 8y horses might 8e the ultim8 8ad omen. Nothing good can ever follow or precede those circumstances.</text:p>
      <text:p text:style-name="P4141">Sounds like a nightmare.</text:p>
      <text:p text:style-name="P4142">Yeah.</text:p>
      <text:p text:style-name="P4143">So, scratch the Horse-A-Whirl. That's out.</text:p>
      <text:p text:style-name="P4144">Do any other rides sound fun to you?</text:p>
      <text:p text:style-name="P4145">No?!</text:p>
      <text:p text:style-name="P4146">Oh, sorry, Your Royal Highness. I forgot a8out the standards I was dealing with here.</text:p>
      <text:p text:style-name="P4147">Then what do you do?</text:p>
      <text:p text:style-name="P4148">What people??</text:p>
      <text:p text:style-name="P4149">That's fair.</text:p>
      <text:p text:style-name="P4150">You know, it's 8een nice having you around to remind me that<text:s/><text:soft-page-break/>nothing's actually worth worrying a8out anymore.</text:p>
      <text:p text:style-name="P4151">It's still easy to forget sometimes!</text:p>
      <text:p text:style-name="P4152">8ut seriously, we should do something fun here!</text:p>
      <text:p text:style-name="P4153">Come on, let's keep looking around.</text:p>
      <text:p text:style-name="P4154">_</text:p>
      <text:p text:style-name="P4155">99. MP14 =009069</text:p>
      <text:p text:style-name="P4156">What a8out that?</text:p>
      <text:p text:style-name="P4157">The tatto place.</text:p>
      <text:p text:style-name="P4158">Do you want to do that?</text:p>
      <text:p text:style-name="P4159">You could get a tattoo!</text:p>
      <text:p text:style-name="P4160">No, this sounds gr8.</text:p>
      <text:p text:style-name="P4161">You should totally get one! It would suit your look, and like, your whole "punk 8rand" so perfectly!</text:p>
      <text:p text:style-name="P4162">Actually I'm surprised you don't have one already.</text:p>
      <text:p text:style-name="P4163">W8.</text:p>
      <text:p text:style-name="P4164">DO you?!</text:p>
      <text:p text:style-name="P4165">Where??</text:p>
      <text:p text:style-name="P4166">Can I see????????</text:p>
      <text:p text:style-name="P4167">Um, didn't anyone ever tell you?</text:p>
      <text:p text:style-name="P4168">Luck is kind of my specialty.</text:p>
      <text:p text:style-name="P4169">:::;)</text:p>
      <text:p text:style-name="P4170">_</text:p>
      <text:p text:style-name="P4171">100. MP15: =009070</text:p>
      <text:p text:style-name="P4172">ME?!</text:p>
      <text:p text:style-name="P4173">8ut........</text:p>
      <text:p text:style-name="P4174">I don't like tattoos!</text:p>
      <text:p text:style-name="P4175">8ecause........</text:p>
      <text:soft-page-break/>
      <text:p text:style-name="P4176">Hmm.</text:p>
      <text:p text:style-name="P4177">I don't know actually.</text:p>
      <text:p text:style-name="P4178">It's just an opinion I remem8er feeling strongly a8out at one point.</text:p>
      <text:p text:style-name="P4179">I guess?</text:p>
      <text:p text:style-name="P4180">I just remem8er having some trumped up opinion a8out like, how they looked 8ad, or were a8out "trying too hard", or...</text:p>
      <text:p text:style-name="P4181">I don't even know really.</text:p>
      <text:p text:style-name="P4182">Like ruining your 8ody with some lame thing you'll regret some day.</text:p>
      <text:p text:style-name="P4183">I know!</text:p>
      <text:p text:style-name="P4184">Well, I do. I mean, WE do, just not...</text:p>
      <text:p text:style-name="P4185">Not in the same way that felt so direly important, during our 8rief and em8arrassing stints with mortality.</text:p>
      <text:p text:style-name="P4186">I guess now that I think a8out it, it doesn't feel like as 8ig a deal anymore, and may8e it was just a totally stupid opinion to 8egin with?</text:p>
      <text:p text:style-name="P4187">You mean, whether I should get one?</text:p>
      <text:p text:style-name="P4188">I don't know!</text:p>
      <text:p text:style-name="P4189">What would I even get!</text:p>
      <text:p text:style-name="P4190">Nautical, eh?</text:p>
      <text:p text:style-name="P4191">Well there's a shocking suggestion, if I ever heard one.</text:p>
      <text:p text:style-name="P4192">It's not a 8ad suggestion, actually, even if it quite literally is the only one you're capa8le of at any given moment.</text:p>
      <text:p text:style-name="P4193">I do genuinely love pir8te stuff.</text:p>
      <text:p text:style-name="P4194">Ok! You talked me into it!</text:p>
      <text:p text:style-name="P4195">I'm going to do it. I'm excited.</text:p>
      <text:p text:style-name="P4196">_</text:p>
      <text:p text:style-name="P4197">101. MP16: =009126</text:p>
      <text:soft-page-break/>
      <text:p text:style-name="P4198">Wow, yeah.</text:p>
      <text:p text:style-name="P4199">I've got to hand it to him.</text:p>
      <text:p text:style-name="P4200">As far as indestructi8le, reality-destroying monsters go, he really is tireless.</text:p>
      <text:p text:style-name="P4201">Even though on some level I can tell he's pro8a8ly a complete moron, his dedic8tion and persistence is actually pretty admira8le.</text:p>
      <text:p text:style-name="P4202">How many ghosts do you think were in that 8u88le he just wrecked?</text:p>
      <text:p text:style-name="P4203">What do you mean?</text:p>
      <text:p text:style-name="P4204">_</text:p>
      <text:p text:style-name="P4205">102. MP17: =008127</text:p>
      <text:p text:style-name="P4206">...</text:p>
      <text:p text:style-name="P4207">Peixes, have I ever told you, for a no-8ullshit fish princess, you sure have a way with words?</text:p>
      <text:p text:style-name="P4208">_</text:p>
      <text:p text:style-name="P4209">103. MP18: =009128</text:p>
      <text:p text:style-name="P4210">Ooh, look!</text:p>
      <text:p text:style-name="P4211">Another space tragedy.</text:p>
      <text:p text:style-name="P4212">I will say this much. All the cosmic mayhem is really quite pretty.</text:p>
      <text:p text:style-name="P4213">Almost like the 8ig man out there is putting on a fireworks display, just for us.</text:p>
      <text:p text:style-name="P4214">How far do you think he'll go?</text:p>
      <text:p text:style-name="P4215">To find... who was it? His "kid sister"?</text:p>
      <text:p text:style-name="P4216">Is he really going to keep smashing the 8lack space forever until he finds her, til it's all gone?</text:p>
      <text:p text:style-name="P4217">Is it actually POSSI8LE to shatter a continuum that's theoretically infin8te?</text:p>
      <text:p text:style-name="P4218">Like I said. Got to admire the guy's determin8tion.</text:p>
      <text:p text:style-name="P4219">Still, I can't imagine he's led a very enjoya8le existence.</text:p>
      <text:soft-page-break/>
      <text:p text:style-name="P4220">I mean, sure. May8e he THINKS he has. In the way that totally delusional, egomaniacal people tend to do.</text:p>
      <text:p text:style-name="P4221">I 8et he never had anyone in his life who was actually important to him.</text:p>
      <text:p text:style-name="P4222">Someone who could have helped him see that nothing is worth that kind of o8session.</text:p>
      <text:p text:style-name="P4223">That it's 8etter to just try and 8e happy.</text:p>
      <text:p text:style-name="P4224">_</text:p>
      <text:p text:style-name="P4225">104. MP19: =009238</text:p>
      <text:p text:style-name="P4226">Haha!</text:p>
      <text:p text:style-name="P4227">_</text:p>
      <text:p text:style-name="P4228">105. MP20: =009239</text:p>
      <text:p text:style-name="P4229">Hahahaha!</text:p>
      <text:p text:style-name="P4230">_</text:p>
      <text:p text:style-name="P4231">106. MP21: =009240</text:p>
      <text:p text:style-name="P4232">Hahahaha!</text:p>
      <text:p text:style-name="P4233">_</text:p>
      <text:p text:style-name="P4234">107. MP22: =009241</text:p>
      <text:p text:style-name="P4235">OOF!!!!!!!!</text:p>
      <text:p text:style-name="P4236">_</text:p>
      <text:p text:style-name="P4237">108. MP23: =009242</text:p>
      <text:p text:style-name="P4238">Hahahahahahahaha!</text:p>
      <text:p text:style-name="P4239">_</text:p>
      <text:p text:style-name="P4240">109. MP24: =009243</text:p>
      <text:p text:style-name="P4241">Haha! Hahahaha!</text:p>
      <text:p text:style-name="P4242">_</text:p>
      <text:p text:style-name="P4243">110. MP25: =009244</text:p>
      <text:p text:style-name="P4244">Hahahaha!!!!!!!!</text:p>
      <text:soft-page-break/>
      <text:p text:style-name="P4245">_</text:p>
      <text:p text:style-name="P4246">111. MP26: =009245</text:p>
      <text:p text:style-name="P4247">Hahahahahahahaha!</text:p>
      <text:p text:style-name="P4248">Haha!</text:p>
      <text:p text:style-name="P4249">_</text:p>
      <text:p text:style-name="P4250">112. MP27: =009246</text:p>
      <text:p text:style-name="P4251">Hahahaha!</text:p>
      <text:p text:style-name="P4252">_</text:p>
      <text:p text:style-name="P4253">113. MP28: =009247</text:p>
      <text:p text:style-name="P4254">Hahahaha...</text:p>
      <text:p text:style-name="P4255">_</text:p>
      <text:p text:style-name="P4256">114. MP29: =009248</text:p>
      <text:p text:style-name="P4257">Haha.</text:p>
      <text:p text:style-name="P4258">_</text:p>
      <text:p text:style-name="P4259">115. MP30: =009250</text:p>
      <text:p text:style-name="P4260">Ha.</text:p>
      <text:p text:style-name="P4261">_</text:p>
      <text:p text:style-name="P4262">Act 6 Act 6 Act 5</text:p>
      <text:p text:style-name="P4263">_</text:p>
      <text:p text:style-name="P4264">Act 6 Act 6 Intermission 5</text:p>
      <text:p text:style-name="P4265">_</text:p>
      <text:p text:style-name="P4266">116. MP31: =009588</text:p>
      <text:p text:style-name="P4267">You know, I've got to say.</text:p>
      <text:p text:style-name="P4268">I've really turned around on horses.</text:p>
      <text:p text:style-name="P4269">Horses.</text:p>
      <text:p text:style-name="P4270">I used to h8 them.</text:p>
      <text:soft-page-break/>
      <text:p text:style-name="P4271">Remem8er?</text:p>
      <text:p text:style-name="P4272">I developed this weird superstition a8out them, a8out how they're cursed or something, and when they're around, they can only lead to 8ad things happening.</text:p>
      <text:p text:style-name="P4273">Don't you remem8er how I was going on and on a8out that a while ago, at the amusement park?</text:p>
      <text:p text:style-name="P4274">8ut we've 8een hanging around them a while now, and everything's 8een fine.</text:p>
      <text:p text:style-name="P4275">More than fine, actually!</text:p>
      <text:p text:style-name="P4276">_</text:p>
      <text:p text:style-name="P4277">117. MP32: =009589</text:p>
      <text:p text:style-name="P4278">So yeah, horses are ok in my 8ook.</text:p>
      <text:p text:style-name="P4279">What do you think, Meenah?</text:p>
      <text:p text:style-name="P4280">Horses!!!!!!!!</text:p>
      <text:p text:style-name="P4281">Yeah.</text:p>
      <text:p text:style-name="P4282">Reminds me of the weird sounds that used to come from my neigh8or's hive at weird hours of the night.</text:p>
      <text:p text:style-name="P4283">Don't even ask, 8ecause I don't know.</text:p>
      <text:p text:style-name="P4284">_</text:p>
      <text:p text:style-name="P4285">118. MP33: =009590</text:p>
      <text:p text:style-name="P4286">So enough a8out stupid animals, whose presence have no rational explan8tion anyway.</text:p>
      <text:p text:style-name="P4287">What do you want to do today?</text:p>
      <text:p text:style-name="P4288">Yeah!</text:p>
      <text:p text:style-name="P4289">You know what I mean!</text:p>
      <text:p text:style-name="P4290">Within the am8iguous timeframe that would loosely correl8 with a single rot8tion of a planet.</text:p>
      <text:p text:style-name="P4291">Any ideas?</text:p>
      <text:p text:style-name="P4292">Come on!</text:p>
      <text:soft-page-break/>
      <text:p text:style-name="P4293">We can't just spend all our "days" hanging out in this idyllic, 8izarrely paletted cliffscape with all these stinking idiot quadrupeds.</text:p>
      <text:p text:style-name="P4294">We should go exploring some more 8u88les!</text:p>
      <text:p text:style-name="P4295">I mean, roughly speaking, yeah. They're all ar8itrary memory collages I guess.</text:p>
      <text:p text:style-name="P4296">8ut there's always something new to see every time.</text:p>
      <text:p text:style-name="P4297">Whose ridiculous memory will we visit next????????</text:p>
      <text:p text:style-name="P4298">Like, some nutty version of Kanaya who 8ecame a god tier in some totally ludicrous version of our session?</text:p>
      <text:p text:style-name="P4299">Or may8e a version of John who never even played the game at all? May8e he went outside to look for the game, and his fatherly lusus 8acked over him with his car?</text:p>
      <text:p text:style-name="P4300">Or what a8out your friends? They're always fun!</text:p>
      <text:p text:style-name="P4301">Like Nepeta's ancestor... the deaf one? She's a riot! Plus she has a fascin8tingly dark history which her memories always seem to hint at.</text:p>
      <text:p text:style-name="P4302">Or Eridan's douchier clone. I KNOW you have a gr8 time whenever you get the chance to own him.</text:p>
      <text:p text:style-name="P4303">So what do you say?</text:p>
      <text:p text:style-name="P4304">8ut you seem kinda 8ored! If you're 8ored, doesn't it make sense to get out and try to have fun?</text:p>
      <text:p text:style-name="P4305">8ut...</text:p>
      <text:p text:style-name="P4306">Why?</text:p>
      <text:p text:style-name="P4307">Dreams?</text:p>
      <text:p text:style-name="P4308">Yeah..</text:p>
      <text:p text:style-name="P4309">8ut... I don't...</text:p>
      <text:p text:style-name="P4310">Huh.</text:p>
      <text:p text:style-name="P4311">I don't think I've had the same experience, honestly.</text:p>
      <text:p text:style-name="P4312">Sounds like kind of a 8ummer, to look at dreaming that way.</text:p>
      <text:p text:style-name="P4313">I always liked dreaming! I mean, unless they were awful dreams,<text:s/><text:soft-page-break/>which was... fairly often.</text:p>
      <text:p text:style-name="P4314">8ut I'd never say I really got 8ored of them.</text:p>
      <text:p text:style-name="P4315">I am?</text:p>
      <text:p text:style-name="P4316">Hm.</text:p>
      <text:p text:style-name="P4317">Yeah, I guess so. I never thought a8out it!</text:p>
      <text:p text:style-name="P4318">I guess you're right a8out that too.</text:p>
      <text:p text:style-name="P4319">That's pretty fucked up to think a8out, actually. That if you were alive, you'd have to deal with existing nearly forever.</text:p>
      <text:p text:style-name="P4320">Almost as fucked up as the fact that you have to exist nearly forever while dead, too!</text:p>
      <text:p text:style-name="P4321">Hey.</text:p>
      <text:p text:style-name="P4322">Are you ok?</text:p>
      <text:p text:style-name="P4323">You seem really down.</text:p>
      <text:p text:style-name="P4324">Are you sure?</text:p>
      <text:p text:style-name="P4325">What's wrong?</text:p>
      <text:p text:style-name="P4326">Argh!</text:p>
      <text:p text:style-name="P4327">You know you can talk to me, right?</text:p>
      <text:p text:style-name="P4328">So tell me!</text:p>
      <text:p text:style-name="P4329">Are you depressed?</text:p>
      <text:p text:style-name="P4330">It sounds to me like you may 8e depressed a8out something.</text:p>
      <text:p text:style-name="P4331">Or just... in general?</text:p>
      <text:p text:style-name="P4332">Hey, it's ok to 8e depressed.</text:p>
      <text:p text:style-name="P4333">I think just 8ecause you're dead, that doesn't necessarily let you off the hook from having psychological pro8lems.</text:p>
      <text:p text:style-name="P4334">I'm pretty sure I proved that to myself on more than one occasion already. :::;)</text:p>
      <text:p text:style-name="P4335">So talk to me! May8e I can help!</text:p>
      <text:p text:style-name="P4336">What's the 8ig deal?</text:p>
      <text:soft-page-break/>
      <text:p text:style-name="P4337">Sigh. Meenah...</text:p>
      <text:p text:style-name="P4338">That's all you ever talk a8out!</text:p>
      <text:p text:style-name="P4339">Oh.</text:p>
      <text:p text:style-name="P4340">_</text:p>
      <text:p text:style-name="P4341">119. VS1: =009685</text:p>
      <text:p text:style-name="P4342">W8........</text:p>
      <text:p text:style-name="P4343">Which version of me are you?</text:p>
      <text:p text:style-name="P4344">Are you alive?!</text:p>
      <text:p text:style-name="P4345">What?</text:p>
      <text:p text:style-name="P4346">What's your pro8lem?!</text:p>
      <text:p text:style-name="P4347">What are you talking a8out?</text:p>
      <text:p text:style-name="P4348">Is it my new clothes and tattoo and stuff?</text:p>
      <text:p text:style-name="P4349">Look, I mem8er feeling that way too, all stuck up a8out certain-</text:p>
      <text:p text:style-name="P4350">Loser??</text:p>
      <text:p text:style-name="P4351">Hey, come on now, I...</text:p>
      <text:p text:style-name="P4352">_</text:p>
      <text:p text:style-name="P4353">120. VS2: =009686</text:p>
      <text:p text:style-name="P4354">I'm not a loser though!</text:p>
      <text:p text:style-name="P4355">I LIKE who I've 8ecome.</text:p>
      <text:p text:style-name="P4356">I actually feel happy and good a8out my life for the first time in... may8e forever??</text:p>
      <text:p text:style-name="P4357">Like, ACTUALLY good a8out my life in a way that feels real, instead of forced. Don't you realize that's what it was like for us?</text:p>
      <text:p text:style-name="P4358">No, that's not what it's like!</text:p>
      <text:p text:style-name="P4359">You don't understand. You haven't...</text:p>
      <text:p text:style-name="P4360">Like, 8een through...</text:p>
      <text:p text:style-name="P4361">W8... are you saying you didn't try to go fight Jack?</text:p>
      <text:soft-page-break/>
      <text:p text:style-name="P4362">What happened? How... how are you the version that's still alive? I don't...</text:p>
      <text:p text:style-name="P4363">!!!!!!!!</text:p>
      <text:p text:style-name="P4364">_</text:p>
      <text:p text:style-name="P4365">121. VS3: =009687</text:p>
      <text:p text:style-name="P4366">Why are you 8eing so mean to me??</text:p>
      <text:p text:style-name="P4367">What?!</text:p>
      <text:p text:style-name="P4368">No!</text:p>
      <text:p text:style-name="P4369">I didn't... I'm not...</text:p>
      <text:p text:style-name="P4370">I'm not fat!!!!!!!!</text:p>
      <text:p text:style-name="P4371">Why are you saying all this stuff to me?</text:p>
      <text:p text:style-name="P4372">What did I ever DO to you????????</text:p>
      <text:p text:style-name="P4373">I don't under-</text:p>
      <text:p text:style-name="P4374">*Sniff.*</text:p>
      <text:p text:style-name="P4375">STOP IT!!!!!!!!</text:p>
      <text:p text:style-name="P4376">_</text:p>
      <text:p text:style-name="P4377">122. VS4; MP34: =009688</text:p>
      <text:p text:style-name="P4378">ARGH, JUST LEAVE ME ALONE!!!!</text:p>
      <text:p text:style-name="P4379">HOW COULD I... *Choke*...</text:p>
      <text:p text:style-name="P4380">How could I have ever 8een so AWFUL?!</text:p>
      <text:p text:style-name="P4381">JUST GO AW8Y!</text:p>
      <text:p text:style-name="P4382">*So8* ...</text:p>
      <text:p text:style-name="P4383">I H8 Y8U!!!!!!!!</text:p>
      <text:p text:style-name="P4384">DON'T T8LK TO HER!!!!!!!!</text:p>
      <text:p text:style-name="P4385">SHE DOESN'T WANT ANYTH8NG TO DO WITH A PI8CE OF SHIT LIKE YOU, 8ND NEITHER D8 I!</text:p>
      <text:p text:style-name="P4386">TAKE YOUR STUP8D TREASURE, AND Y8UR SMUG GAR8AGE A8OUT "R8LEVANCE", AND GET TH8 FUCK OUT 8F HERE!</text:p>
      <text:soft-page-break/>
      <text:p text:style-name="P4387">COME ON, M8ENAH! LET'S DITCH TH8S EVIL HAG AND GO FIND SOM8THING ELS8 TO DO.</text:p>
      <text:p text:style-name="P4388">_</text:p>
      <text:p text:style-name="P4389">123. MP35: =009690</text:p>
      <text:p text:style-name="P4390">Meenah........?</text:p>
      <text:p text:style-name="P4391">What's wrong?</text:p>
      <text:p text:style-name="P4392">Come on!</text:p>
      <text:p text:style-name="P4393">...</text:p>
      <text:p text:style-name="P4394">What?</text:p>
      <text:p text:style-name="P4395">_</text:p>
      <text:p text:style-name="P4396">124. MP36: =009691</text:p>
      <text:p text:style-name="P4397">What is it??</text:p>
      <text:p text:style-name="P4398">?!?!?!?!</text:p>
      <text:p text:style-name="P4399">_</text:p>
      <text:p text:style-name="P4400">125. MP37: =009692</text:p>
      <text:p text:style-name="P4401">No!</text:p>
      <text:p text:style-name="P4402">No, please, Meenah...</text:p>
      <text:p text:style-name="P4403">You can't!</text:p>
      <text:p text:style-name="P4404">Meenah, no...</text:p>
      <text:p text:style-name="P4405">8ut...</text:p>
      <text:p text:style-name="P4406">I thought...</text:p>
      <text:p text:style-name="P4407">You liked...?</text:p>
      <text:p text:style-name="P4408">Ok! Yeah! I get that!</text:p>
      <text:p text:style-name="P4409">Hey, me too! Look, see?</text:p>
      <text:p text:style-name="P4410">I do too! Forget what I said, we can go fight him together!</text:p>
      <text:p text:style-name="P4411">Just, not with her, ok? I couldn't handle that. It can just 8e you and me!</text:p>
      <text:soft-page-break/>
      <text:p text:style-name="P4412">It??</text:p>
      <text:p text:style-name="P4413">_</text:p>
      <text:p text:style-name="P4414">126. MP38; VS5: =009693</text:p>
      <text:p text:style-name="P4415">No...</text:p>
      <text:p text:style-name="P4416">No, no, no, no, no, no, no, no...</text:p>
      <text:p text:style-name="P4417">Why?!</text:p>
      <text:p text:style-name="P4418">Meenah, please! Don't do this!</text:p>
      <text:p text:style-name="P4419">STAY OUT OF THIS!!!!!!!!</text:p>
      <text:p text:style-name="P4420">_</text:p>
      <text:p text:style-name="P4421">127. MP39: =009694</text:p>
      <text:p text:style-name="P4422">*Sniff...*</text:p>
      <text:p text:style-name="P4423">Meenah, you have to stay!</text:p>
      <text:p text:style-name="P4424">I don't know what I'll do if you're gone!</text:p>
      <text:p text:style-name="P4425">I...</text:p>
      <text:p text:style-name="P4426">I don't have anyone else out here.</text:p>
      <text:p text:style-name="P4427">I'll 8e all alone in this fucked up place.</text:p>
      <text:p text:style-name="P4428">I never told you this, 8ut... it's terrifying here.</text:p>
      <text:p text:style-name="P4429">It's terrifying 8eing dead, and having to live through memories forever, and dealing with the fact that nothing really means anything.</text:p>
      <text:p text:style-name="P4430">It's infinite, and dark, and it's all 8eing ripped apart...</text:p>
      <text:p text:style-name="P4431">And you're the only one who ever made me feel good a8out 8eing here.</text:p>
      <text:p text:style-name="P4432">You're the only one who made me feel good a8out 8eing ANYWHERE.</text:p>
      <text:p text:style-name="P4433">Please, don't...</text:p>
      <text:p text:style-name="P4434">Meenah.</text:p>
      <text:p text:style-name="P4435">*So8!*</text:p>
      <text:p text:style-name="P4436">8ut it doesn't!</text:p>
      <text:soft-page-break/>
      <text:p text:style-name="P4437">You don't have to do this!</text:p>
      <text:p text:style-name="P4438">...</text:p>
      <text:p text:style-name="P4439">I cannot...</text:p>
      <text:p text:style-name="P4440">8ELIEVE</text:p>
      <text:p text:style-name="P4441">You are doing the fish pun thing while you're 8r8king up with me.</text:p>
      <text:p text:style-name="P4442">_</text:p>
      <text:p text:style-name="P4443">128. MP40: =009699</text:p>
      <text:p text:style-name="P4444">No, Meenah! W8!</text:p>
      <text:p text:style-name="P4445">I don't care if you're 8ad!</text:p>
      <text:p text:style-name="P4446">I mean, I don't even think that's true!</text:p>
      <text:p text:style-name="P4447">8ut I don't care if it is!</text:p>
      <text:p text:style-name="P4448">Please, don't do this!</text:p>
      <text:p text:style-name="P4449">Don't go! At least not right away!</text:p>
      <text:p text:style-name="P4450">Can you just stay a little longer so we can talk a8out this?</text:p>
      <text:p text:style-name="P4451">_</text:p>
      <text:p text:style-name="P4452">129.</text:p>
      <text:p text:style-name="P4453">KV6 - Karkat! Man, you were out for a long time. I have made so many plans for these humans while you were asleep. Do you know how many plans have 8een made?</text:p>
      <text:p text:style-name="P4454">Yes! Aaaaaaaall of them. So many irons too. Guess where the irons are!</text:p>
      <text:p text:style-name="P4455">They are........</text:p>
      <text:p text:style-name="P4456">IN</text:p>
      <text:p text:style-name="P4457">THE</text:p>
      <text:p text:style-name="P4458">FIIIIIIIIRE!!!!!!!! ::::)</text:p>
      <text:p text:style-name="P4459">Fine, I will take a 8r8k, Karkat. 8ut only 8ecause you were so polite a8out it.</text:p>
      <text:p text:style-name="P4460">It will give me a chance to go get some stuff done!</text:p>
      <text:p text:style-name="P4461">KV7 - Die? Lame.</text:p>
      <text:p text:style-name="P4462">Karkat, there is a8solutely no chance we are going to die.</text:p>
      <text:p text:style-name="P4463">Not with my luck! I got all of it, remem8er?</text:p>
      <text:p text:style-name="P4464">_</text:p>
      <text:p text:style-name="P4465">KM5 - Pst!</text:p>
      <text:p text:style-name="P4466">Hey, what's your deal?</text:p>
      <text:p text:style-name="P4467">I'm talking to you!</text:p>
      <text:p text:style-name="P4468">Nothing really! It's just you haven't said one word to me since<text:s/><text:soft-page-break/>we got here.</text:p>
      <text:p text:style-name="P4469">In fact, we've hardly spoken in weeks! Not since you gave me that nice dress.</text:p>
      <text:p text:style-name="P4470">That was gr8, remem8er that? What happened to all that? You used to meddle and 8ug and fuss over me all the time. It was annoying, 8ut kinda fun!</text:p>
      <text:p text:style-name="P4471">I don't know. It would 8e cool if we could catch up some time though.</text:p>
      <text:p text:style-name="P4472">Whatever! Stuff. Anything!</text:p>
      <text:p text:style-name="P4473">You are really strange, fussyfangs. I don't get you anymore.</text:p>
      <text:p text:style-name="P4474">That was some pretty sweet chainsaw work earlier. Pretty 8rutal, really! Didn't think you had it in you.</text:p>
      <text:p text:style-name="P4475">Hey, you weren't settling a score with him there 8y any chance?</text:p>
      <text:p text:style-name="P4476">I've got a pretty keen nose for revenge. Could it 8e that you had a thing for him and were upset when he went for me instead? Hmmmmmmmm?</text:p>
      <text:p text:style-name="P4477">Yes, I think I must 8e on to something here! Anyway if that's the case, sorry a8out the 8ad 8r8k!</text:p>
      <text:p text:style-name="P4478">Hey, which one are you spying on there? Someone new to meddle with?</text:p>
      <text:p text:style-name="P4479">Fiiiiiiiine, god.</text:p>
      <text:p text:style-name="P4480">_</text:p>
      <text:p text:style-name="P4481">EA1 - Hey.</text:p>
      <text:p text:style-name="P4482">So........</text:p>
      <text:p text:style-name="P4483">Nothing.</text:p>
      <text:p text:style-name="P4484">Standing by the old horn pile I see.</text:p>
      <text:p text:style-name="P4485">Yeah........</text:p>
      <text:p text:style-name="P4486">Ok then. Carry on I guess.</text:p>
      <text:p text:style-name="P4487">It was fun, Eridan. While it lasted.</text:p>
      <text:p text:style-name="P4488">8ut it ran its course! I don't know what else to tell you.</text:p>
      <text:p text:style-name="P4489">If you say so, Dualscar! 8est of luck with that.</text:p>
      <text:p text:style-name="P4490">Too 8ad the luck's all mine now! Hahahaha.</text:p>
      <text:p text:style-name="P4491">EA2 - Eridan! Do I detect Black Romance in the air????????</text:p>
      <text:p text:style-name="P4492">&lt;3&lt; &lt;3&lt; &lt;3&lt; &lt;3&lt; &lt;3&lt; &lt;3&lt; &lt;3&lt; &lt;3&lt;</text:p>
      <text:p text:style-name="P4493">_</text:p>
      <text:p text:style-name="P4494">GM1 - What?</text:p>
      <text:p text:style-name="P4495">Aww. ::::)</text:p>
      <text:p text:style-name="P4496">_</text:p>
      <text:p text:style-name="P4497">EZ3 - I must say, I am really disgusted 8y how you've resorted to following orders from that low class slo8 with the hideous mutant 8lood.</text:p>
      <text:p text:style-name="P4498">I thought you were 8etter than that! I thought WE were 8etter than that.</text:p>
      <text:p text:style-name="P4499">Whoa, alright! I was just messing with you, dude. As if I really give a shit a8out any of that!</text:p>
      <text:p text:style-name="P4500">Hahahahahahahaha.</text:p>
      <text:p text:style-name="P4501">_</text:p>
      <text:p text:style-name="P4502">TN15 - Tavros, they look amazing. YOU look amazing.</text:p>
      <text:p text:style-name="P4503">8eing a8le to walk suits you so much 8etter. Have I ever told you how much of a loser you were when you were a cripple? It's a real shame a8out how that had to happen to you.</text:p>
      <text:p text:style-name="P4504">You're welcome! Now, how do those 8ad 8oys handle on stairs?</text:p>
      <text:soft-page-break/>
      <text:p text:style-name="P4505">Worst advice you could ever receive. I demand that you spend the next several hours mastering stairs.</text:p>
      <text:p text:style-name="P4506">Come on, what would that fakey 8ullshit fantasy asshole Rufio say a8out this?</text:p>
      <text:p text:style-name="P4507">Exactly! Now hop to it, and don't think twice a8out it, or I'll know. We don't want to have to do it the hard way now, do we?</text:p>
      <text:p text:style-name="P4508">_</text:p>
      <text:p text:style-name="P4509">NL1 - *Marquise Mindfang shares the innocent young catgirl's giggle, as she surreptitiously reaches for an orn8 dagger concealed in her 8oot!*</text:p>
      <text:p text:style-name="P4510">How a8out my spidersona? It's adora8le!</text:p>
      <text:p text:style-name="P4511">::::(</text:p>
      <text:p text:style-name="P4512">_</text:p>
      <text:p text:style-name="P4513">FP1 - So! You sure seem excited a8out the alien kids. What gives????????</text:p>
      <text:p text:style-name="P4514">Oh?</text:p>
      <text:p text:style-name="P4515">::::|</text:p>
      <text:p text:style-name="P4516">Sure I would! We all have our off days. Hey, if you need someone to talk to, I'm...</text:p>
      <text:p text:style-name="P4517">That was...</text:p>
      <text:p text:style-name="P4518">Surprisingly nasty of you.</text:p>
      <text:p text:style-name="P4519">I'm impressed!</text:p>
      <text:p text:style-name="P4520">Friendship? I don't know if...</text:p>
      <text:p text:style-name="P4521">W8 a minute. Why you!!!!!!!! You almost got me AGAIN!</text:p>
      <text:p text:style-name="P4522">Have I ever told you how awesome you are, Peixes?</text:p>
      <text:p text:style-name="P4523">_</text:p>
      <text:p text:style-name="P4524">AB1 - Hey dead girl! How's 8eing dead treating you?</text:p>
      <text:p text:style-name="P4525">Yeah, sure! If you wanted to 8e technically inaccur8. It would still 8urn though, so touche!</text:p>
      <text:p text:style-name="P4526">Yeah 8ut you won't!</text:p>
      <text:p text:style-name="P4527">You saw the demon up close, right? You fought him! Or at least your doppelgangers did.</text:p>
      <text:p text:style-name="P4528">What was he like!</text:p>
      <text:p text:style-name="P4529">Primarily I'm interested in your take on his weaknesses, tactical disadvantages, stuff like that.</text:p>
      <text:p text:style-name="P4530">Wouldn't you like to know!!!!!!!!</text:p>
      <text:p text:style-name="P4531">_</text:p>
      <text:p text:style-name="P4532">SC2 - Sollux, I never got to simultaneously thank you and reprimand you for tracing that money transfer.</text:p>
      <text:p text:style-name="P4533">On the one hand, it made Terezi rich, and now she won't stop lording it over me!</text:p>
      <text:p text:style-name="P4534">Shh! 8ut on the other hand, you've opened up a whole world to me with this discovery. So many people to meddle with, so many plans to hatch.</text:p>
      <text:p text:style-name="P4535">So really, my reaction to it is twofold. Somewhat 8ipolar if you will. Don't you think that's appropri8?</text:p>
      <text:p text:style-name="P4536">Stop saying fish things, everyone thinks it's annoying!!!!!!!!</text:p>
      <text:p text:style-name="P4537">_</text:p>
      <text:p text:style-name="P4538">TP5 - The Scourge Sisters are 8ack in action! Yeah!!!!!!!!</text:p>
      <text:p text:style-name="P4539">Sure we are! You'll find out. Just give it a few hours.</text:p>
      <text:p text:style-name="P4540">Yes!!!!!!!! That's the spirit, Redglare.</text:p>
      <text:p text:style-name="P4541">TP6 - Hey, if it isn't miss money8ags! How are you enjoying your<text:s/><text:soft-page-break/>fa8ulous wealth!</text:p>
      <text:p text:style-name="P4542">If it was me, I would feel ashamed to get rich that way. 8y having a secret admirer just hand it to me like that, rather than earning it. That's just me though!</text:p>
      <text:p text:style-name="P4543">I guess you're right. I'm just giving you a hard time!</text:p>
      <text:p text:style-name="P4544">You know, like the good old days. Don't you miss our friendly rivalry sometimes?</text:p>
      <text:p text:style-name="P4545">Sure! So to speak.</text:p>
      <text:p text:style-name="P4546">Anyway, just so you know, you're not the only one who can play a chumpy 8oy, and manipul8 him into doing what you want.</text:p>
      <text:p text:style-name="P4547">In fact, I'm not even going to use any powers! Just to prove it's no 8ig deal.</text:p>
      <text:p text:style-name="P4548">You'll see!!!!!!!! Oops, smell. Haha, 8n't it a 8ummer you never died????????</text:p>
      <text:p text:style-name="P4549">Oh well. Anyway, let's get this party started. I declare the chumpy impressiona8le human 8oy-off to 8e........</text:p>
      <text:p text:style-name="P4550">OOOOOOOON! :::;)</text:p>
      <text:p text:style-name="P4551">_</text:p>
      <text:p text:style-name="P45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0:41:00Z</meta:creation-date>
    <dc:date>2024-12-18T01:25:00Z</dc:date>
    <meta:template xlink:href="Normal.dotm" xlink:type="simple"/>
    <meta:editing-cycles>3</meta:editing-cycles>
    <meta:editing-duration>PT300S</meta:editing-duration>
    <meta:document-statistic meta:page-count="208" meta:paragraph-count="464" meta:word-count="34714" meta:character-count="232125" meta:row-count="1648" meta:non-whitespace-character-count="197875"/>
  </office:meta>
</office:document-meta>
</file>